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OpenSymbol" style:font-charset="x-symbol" svg:font-family="OpenSymbol" style:font-family-generic="system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margin-right="1.325in">
        <style:tab-stops>
          <style:tab-stop style:type="left" style:position="8.25in"/>
        </style:tab-stops>
      </style:paragraph-properties>
    </style:style>
    <style:style style:name="T2" style:parent-style-name="DefaultParagraphFont" style:family="text">
      <style:text-properties style:font-name="Arial" style:font-name-complex="Arial" fo:font-weight="bold" style:font-weight-asian="bold" fo:font-size="14pt" style:font-size-asian="14pt" style:font-size-complex="14pt"/>
    </style:style>
    <style:style style:name="P3" style:parent-style-name="Standard" style:family="paragraph">
      <style:paragraph-properties fo:margin-right="1.325in">
        <style:tab-stops>
          <style:tab-stop style:type="left" style:position="8.25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/>
    </style:style>
    <style:style style:name="P4" style:parent-style-name="Standard" style:family="paragraph">
      <style:paragraph-properties fo:margin-right="1.325in">
        <style:tab-stops>
          <style:tab-stop style:type="left" style:position="8.25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/>
    </style:style>
    <style:style style:name="P5" style:parent-style-name="Standard" style:family="paragraph">
      <style:paragraph-properties fo:margin-right="1.325in">
        <style:tab-stops>
          <style:tab-stop style:type="left" style:position="8.25in"/>
        </style:tab-stops>
      </style:paragraph-properties>
      <style:text-properties style:font-name="Arial" style:font-name-complex="Arial" fo:font-weight="bold" style:font-weight-asian="bold"/>
    </style:style>
    <style:style style:name="P6" style:parent-style-name="Standard" style:family="paragraph">
      <style:paragraph-properties fo:margin-right="1.325in">
        <style:tab-stops>
          <style:tab-stop style:type="left" style:position="8.25in"/>
        </style:tab-stops>
      </style:paragraph-properties>
    </style:style>
    <style:style style:name="T7" style:parent-style-name="DefaultParagraphFont" style:family="text">
      <style:text-properties style:font-name="Courier New" style:font-name-complex="Courier New" fo:font-weight="bold" style:font-weight-asian="bold" style:font-weight-complex="bold" fo:color="#001AFF"/>
    </style:style>
    <style:style style:name="P8" style:parent-style-name="Standard" style:family="paragraph">
      <style:paragraph-properties fo:margin-right="1.325in">
        <style:tab-stops>
          <style:tab-stop style:type="left" style:position="8.25in"/>
        </style:tab-stops>
      </style:paragraph-properties>
    </style:style>
    <style:style style:name="T9" style:parent-style-name="DefaultParagraphFont" style:family="text">
      <style:text-properties style:font-name="Courier New" style:font-name-complex="Courier New" fo:font-weight="bold" style:font-weight-asian="bold" style:font-weight-complex="bold" fo:color="#000000"/>
    </style:style>
    <style:style style:name="P10" style:parent-style-name="Standard" style:family="paragraph">
      <style:text-properties style:font-name="Courier New" style:font-name-complex="Courier New" fo:font-weight="bold" style:font-weight-asian="bold" style:font-weight-complex="bold" fo:color="#CE181E"/>
    </style:style>
    <style:style style:name="T11" style:parent-style-name="DefaultParagraphFont" style:family="text">
      <style:text-properties style:font-name="Courier New" style:font-name-complex="Courier New" fo:font-weight="bold" style:font-weight-asian="bold" style:font-weight-complex="bold" fo:color="#008000"/>
    </style:style>
    <style:style style:name="P12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" style:parent-style-name="DefaultParagraphFont" style:family="text">
      <style:text-properties style:font-name="Courier New" fo:font-weight="bold" style:font-weight-asian="bold" style:font-weight-complex="bold" fo:color="#000000" fo:font-size="14pt" style:font-size-asian="14pt" style:font-size-complex="14pt" fo:background-color="#FFFFFF" style:text-underline-type="single" style:text-underline-style="solid" style:text-underline-width="auto" style:text-underline-mode="continuous"/>
    </style:style>
    <style:style style:name="T14" style:parent-style-name="DefaultParagraphFont" style:family="text">
      <style:text-properties style:font-name="Courier New" style:font-name-complex="Courier New" fo:font-weight="bold" style:font-weight-asian="bold" style:font-weight-complex="bold" fo:color="#FFFF00" fo:font-size="14pt" style:font-size-asian="14pt" style:font-size-complex="14pt" fo:background-color="#004F9E" style:text-underline-type="single" style:text-underline-style="solid" style:text-underline-width="auto" style:text-underline-mode="continuous"/>
    </style:style>
    <style:style style:name="P15" style:parent-style-name="PreformattedText" style:family="paragraph">
      <style:paragraph-properties fo:margin-right="0.4368in">
        <style:tab-stops>
          <style:tab-stop style:type="left" style:position="8.25in"/>
        </style:tab-stops>
      </style:paragraph-properties>
    </style:style>
    <style:style style:name="T16" style:parent-style-name="DefaultParagraphFont" style:family="text">
      <style:text-properties style:font-name="Courier New" style:font-name-complex="Arial" fo:font-weight="bold" style:font-weight-asian="bold" style:font-weight-complex="bold" fo:color="#0000B0" fo:font-size="14pt" style:font-size-asian="14pt" style:font-size-complex="14pt"/>
    </style:style>
    <style:style style:name="T17" style:parent-style-name="DefaultParagraphFont" style:family="text">
      <style:text-properties style:font-name="Courier New" style:font-name-complex="Arial" fo:font-weight="bold" style:font-weight-asian="bold" style:font-weight-complex="bold" fo:color="#FFFF00" fo:font-size="14pt" style:font-size-asian="14pt" style:font-size-complex="14pt" fo:background-color="#004F9E"/>
    </style:style>
    <style:style style:name="T18" style:parent-style-name="DefaultParagraphFont" style:family="text">
      <style:text-properties style:font-name="Courier New" style:font-name-complex="Arial" fo:font-weight="bold" style:font-weight-asian="bold" style:font-weight-complex="bold" fo:color="#0000B0" fo:font-size="14pt" style:font-size-asian="14pt" style:font-size-complex="14pt"/>
    </style:style>
    <style:style style:name="T19" style:parent-style-name="DefaultParagraphFont" style:family="text">
      <style:text-properties style:font-name="Courier New" style:font-name-complex="Arial" fo:font-weight="bold" style:font-weight-asian="bold" style:font-weight-complex="bold" fo:color="#001AFF" fo:font-size="14pt" style:font-size-asian="14pt" style:font-size-complex="14pt"/>
    </style:style>
    <style:style style:name="T20" style:parent-style-name="DefaultParagraphFont" style:family="text">
      <style:text-properties style:font-name="Courier New" style:font-name-complex="Arial" fo:font-weight="bold" style:font-weight-asian="bold" style:font-weight-complex="bold" fo:font-size="14pt" style:font-size-asian="14pt" style:font-size-complex="14pt"/>
    </style:style>
    <style:style style:name="T21" style:parent-style-name="DefaultParagraphFont" style:family="text">
      <style:text-properties style:font-name="Courier New" style:font-name-complex="Arial" fo:font-weight="bold" style:font-weight-asian="bold" style:font-weight-complex="bold" fo:color="#CE181E" fo:font-size="14pt" style:font-size-asian="14pt" style:font-size-complex="14pt"/>
    </style:style>
    <style:style style:name="T22" style:parent-style-name="DefaultParagraphFont" style:family="text">
      <style:text-properties style:font-name="Courier New" style:font-name-complex="Arial" fo:font-weight="bold" style:font-weight-asian="bold" style:font-weight-complex="bold" fo:color="#FFFF00" fo:font-size="14pt" style:font-size-asian="14pt" style:font-size-complex="14pt" fo:background-color="#004F9E"/>
    </style:style>
    <style:style style:name="T23" style:parent-style-name="DefaultParagraphFont" style:family="text">
      <style:text-properties style:font-name="Courier New" style:font-name-complex="Arial" fo:font-weight="bold" style:font-weight-asian="bold" style:font-weight-complex="bold" fo:color="#CE181E" fo:font-size="14pt" style:font-size-asian="14pt" style:font-size-complex="14pt"/>
    </style:style>
    <style:style style:name="T24" style:parent-style-name="DefaultParagraphFont" style:family="text">
      <style:text-properties style:font-name="Courier New" style:font-name-complex="Arial" fo:font-weight="bold" style:font-weight-asian="bold" style:font-weight-complex="bold" fo:color="#0D9D04" fo:font-size="14pt" style:font-size-asian="14pt" style:font-size-complex="14pt"/>
    </style:style>
    <style:style style:name="P25" style:parent-style-name="Standard" style:family="paragraph">
      <style:paragraph-properties fo:margin-right="1.325in">
        <style:tab-stops>
          <style:tab-stop style:type="left" style:position="8.25in"/>
        </style:tab-stops>
      </style:paragraph-properties>
      <style:text-properties style:font-name="Arial" style:font-name-complex="Arial" fo:font-weight="bold" style:font-weight-asian="bold" fo:font-size="14pt" style:font-size-asian="14pt" style:font-size-complex="14pt"/>
    </style:style>
    <style:style style:name="P26" style:parent-style-name="Standard" style:family="paragraph">
      <style:paragraph-properties fo:margin-right="1.325in">
        <style:tab-stops>
          <style:tab-stop style:type="left" style:position="8.25in"/>
        </style:tab-stops>
      </style:paragraph-properties>
      <style:text-properties style:font-name="Courier New" style:font-name-complex="Courier New" fo:font-weight="bold" style:font-weight-asian="bold" fo:background-color="#FF0000"/>
    </style:style>
    <style:style style:name="P27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color="#000000" fo:background-color="#FFFFFF"/>
    </style:style>
    <style:style style:name="P28" style:parent-style-name="Standard" style:family="paragraph">
      <style:paragraph-properties fo:margin-right="1.325in">
        <style:tab-stops>
          <style:tab-stop style:type="left" style:position="8.25in"/>
        </style:tab-stops>
      </style:paragraph-properties>
    </style:style>
    <style:style style:name="T29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30" style:parent-style-name="DefaultParagraphFont" style:family="text">
      <style:text-properties style:font-name="Courier New" style:font-name-complex="Courier New" fo:font-weight="bold" style:font-weight-asian="bold" fo:color="#000000" fo:background-color="#D4EA6B"/>
    </style:style>
    <style:style style:name="P31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" style:parent-style-name="DefaultParagraphFont" style:family="text">
      <style:text-properties style:font-name="Courier New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33" style:parent-style-name="PreformattedText" style:family="paragraph">
      <style:paragraph-properties fo:margin-right="0.4368in"/>
      <style:text-properties style:font-name="Courier New" fo:font-weight="bold" style:font-weight-asian="bold" style:font-weight-complex="bold" fo:color="#000000"/>
    </style:style>
    <style:style style:name="P34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" style:parent-style-name="DefaultParagraphFont" style:family="text">
      <style:text-properties style:font-name="Courier New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36" style:parent-style-name="Standard" style:family="paragraph">
      <style:paragraph-properties fo:margin-right="0.4368in"/>
    </style:style>
    <style:style style:name="T37" style:parent-style-name="DefaultParagraphFont" style:family="text">
      <style:text-properties style:font-name="Courier New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8" style:parent-style-name="DefaultParagraphFont" style:family="text">
      <style:text-properties style:font-name="Courier New" fo:color="#000000"/>
    </style:style>
    <style:style style:name="T39" style:parent-style-name="DefaultParagraphFont" style:family="text">
      <style:text-properties style:font-name="Courier New" fo:color="#000000"/>
    </style:style>
    <style:style style:name="T40" style:parent-style-name="DefaultParagraphFont" style:family="text">
      <style:text-properties style:font-name="Courier New" fo:color="#000000"/>
    </style:style>
    <style:style style:name="T41" style:parent-style-name="DefaultParagraphFont" style:family="text">
      <style:text-properties style:font-name="Courier New" fo:color="#000000"/>
    </style:style>
    <style:style style:name="T42" style:parent-style-name="DefaultParagraphFont" style:family="text">
      <style:text-properties style:font-name="Courier New" fo:color="#000000"/>
    </style:style>
    <style:style style:name="T43" style:parent-style-name="DefaultParagraphFont" style:family="text">
      <style:text-properties style:font-name="Courier New" fo:color="#000000"/>
    </style:style>
    <style:style style:name="T44" style:parent-style-name="DefaultParagraphFont" style:family="text">
      <style:text-properties style:font-name="Courier New" fo:color="#000000"/>
    </style:style>
    <style:style style:name="T45" style:parent-style-name="DefaultParagraphFont" style:family="text">
      <style:text-properties style:font-name="Courier New" fo:color="#000000"/>
    </style:style>
    <style:style style:name="T46" style:parent-style-name="DefaultParagraphFont" style:family="text">
      <style:text-properties style:font-name="Courier New" fo:font-weight="bold" style:font-weight-asian="bold" style:font-weight-complex="bold" fo:color="#000000"/>
    </style:style>
    <style:style style:name="P47" style:parent-style-name="Standard" style:family="paragraph">
      <style:text-properties style:font-name="Courier New"/>
    </style:style>
    <style:style style:name="P48" style:parent-style-name="Heading2" style:family="paragraph">
      <style:paragraph-properties fo:margin-top="0in" fo:line-height="0.1388in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9" style:parent-style-name="DefaultParagraphFont" style:family="text">
      <style:text-properties style:font-name="Courier New" fo:color="#000000" fo:font-size="10pt" style:font-size-asian="10pt" style:font-size-complex="10pt" fo:background-color="#C0C0C0"/>
    </style:style>
    <style:style style:name="T50" style:parent-style-name="species" style:family="text">
      <style:text-properties style:font-name="Courier New" fo:color="#333333" fo:font-size="10pt" style:font-size-asian="10pt" style:font-size-complex="10pt" fo:background-color="#D4EA6B"/>
    </style:style>
    <style:style style:name="T51" style:parent-style-name="species" style:family="text">
      <style:text-properties style:font-name="Courier New" style:font-name-complex="Courier New" fo:color="#000000" fo:font-size="10pt" style:font-size-asian="10pt" style:font-size-complex="10pt" fo:background-color="#D4EA6B"/>
    </style:style>
    <style:style style:name="T52" style:parent-style-name="species" style:family="text">
      <style:text-properties style:font-name="Courier New" style:font-name-complex="Courier New" fo:color="#000000" fo:font-size="10pt" style:font-size-asian="10pt" style:font-size-complex="10pt" fo:background-color="#FFF200"/>
    </style:style>
    <style:style style:name="P53" style:parent-style-name="PreformattedText" style:family="paragraph">
      <style:paragraph-properties fo:line-height="0.1388in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" style:parent-style-name="DefaultParagraphFont" style:family="text">
      <style:text-properties style:font-name="Courier New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55" style:parent-style-name="DefaultParagraphFont" style:family="text">
      <style:text-properties style:font-name="Courier New"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56" style:parent-style-name="DefaultParagraphFont" style:family="text">
      <style:text-properties style:font-name="Courier New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57" style:parent-style-name="PreformattedText" style:family="paragraph">
      <style:paragraph-properties fo:margin-right="0.4368in"/>
      <style:text-properties style:font-name="Courier New"/>
    </style:style>
    <style:style style:name="P58" style:parent-style-name="HTMLPreformatted" style:family="paragraph">
      <style:paragraph-properties fo:line-height="0.1388in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60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6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62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63" style:parent-style-name="DefaultParagraphFont" style:family="text">
      <style:text-properties fo:font-weight="bold" style:font-weight-asian="bold" style:font-weight-complex="bold" fo:color="#FF0000" style:text-underline-type="single" style:text-underline-style="solid" style:text-underline-width="auto" style:text-underline-mode="continuous"/>
    </style:style>
    <style:style style:name="T64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65" style:parent-style-name="PreformattedText" style:family="paragraph">
      <style:paragraph-properties fo:line-height="0.1388in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6" style:parent-style-name="species" style:family="text">
      <style:text-properties style:font-name="Courier New" style:font-name-complex="Courier New" fo:font-weight="bold" style:font-weight-asian="bold" style:font-weight-complex="bold" fo:background-color="#FFFFFF" style:text-underline-type="single" style:text-underline-style="solid" style:text-underline-width="auto" style:text-underline-mode="continuous"/>
    </style:style>
    <style:style style:name="T67" style:parent-style-name="species" style:family="text">
      <style:text-properties style:font-name="Courier New" style:font-name-complex="Courier New" fo:background-color="#FFFFFF"/>
    </style:style>
    <style:style style:name="T68" style:parent-style-name="species" style:family="text">
      <style:text-properties style:font-name="Courier New" style:font-name-complex="Courier New" fo:font-weight="bold" style:font-weight-asian="bold" style:font-weight-complex="bold" fo:background-color="#FFFFFF"/>
    </style:style>
    <style:style style:name="P69" style:parent-style-name="HTMLPreformatted" style:family="paragraph">
      <style:paragraph-properties fo:line-height="0.1388in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fo:color="#000000"/>
    </style:style>
    <style:style style:name="P70" style:parent-style-name="HTMLPreformatted" style:family="paragraph">
      <style:paragraph-properties fo:line-height="0.1388in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1" style:parent-style-name="DefaultParagraphFont" style:family="text">
      <style:text-properties fo:font-weight="bold" style:font-weight-asian="bold" fo:color="#000000" fo:background-color="#C0C0C0"/>
    </style:style>
    <style:style style:name="T72" style:parent-style-name="species" style:family="text">
      <style:text-properties fo:font-weight="bold" style:font-weight-asian="bold" fo:color="#333333" fo:background-color="#C0C0C0"/>
    </style:style>
    <style:style style:name="T73" style:parent-style-name="species" style:family="text">
      <style:text-properties fo:font-weight="bold" style:font-weight-asian="bold" fo:color="#333333" fo:background-color="#D4EA6B"/>
    </style:style>
    <style:style style:name="T74" style:parent-style-name="species" style:family="text">
      <style:text-properties fo:font-weight="bold" style:font-weight-asian="bold" fo:color="#000000" fo:background-color="#D4EA6B"/>
    </style:style>
    <style:style style:name="T75" style:parent-style-name="species" style:family="text">
      <style:text-properties fo:font-weight="bold" style:font-weight-asian="bold" fo:color="#000000" fo:background-color="#FFF200"/>
    </style:style>
    <style:style style:name="P7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77" style:parent-style-name="Standard" style:family="paragraph">
      <style:paragraph-properties fo:margin-right="0.4368in"/>
    </style:style>
    <style:style style:name="T78" style:parent-style-name="DefaultParagraphFont" style:family="text">
      <style:text-properties style:font-name="Courier New" style:font-name-complex="Courier New" fo:color="#000000"/>
    </style:style>
    <style:style style:name="T79" style:parent-style-name="DefaultParagraphFont" style:family="text">
      <style:text-properties style:font-name="Courier New"/>
    </style:style>
    <style:style style:name="P80" style:parent-style-name="HTMLPreformatted" style:family="paragraph">
      <style:paragraph-properties fo:background-color="#FFFFFF"/>
      <style:text-properties style:font-name-asian="Times New Roman" fo:font-weight="bold" style:font-weight-asian="bold" fo:color="#000000" style:text-underline-type="single" style:text-underline-style="solid" style:text-underline-width="auto" style:text-underline-mode="continuous"/>
    </style:style>
    <style:style style:name="P81" style:parent-style-name="Normal" style:family="paragraph">
      <style:paragraph-properties fo:margin-right="0.4368in"/>
    </style:style>
    <style:style style:name="T82" style:parent-style-name="DefaultParagraphFont" style:family="text">
      <style:text-properties style:font-name="Courier New"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83" style:parent-style-name="DefaultParagraphFont" style:family="text">
      <style:text-properties style:font-name="Courier New" fo:font-size="10pt" style:font-size-asian="10pt" style:font-size-complex="10pt" style:language-asian="en" style:country-asian="US" style:language-complex="ar" style:country-complex="SA"/>
    </style:style>
    <style:style style:name="T84" style:parent-style-name="DefaultParagraphFont" style:family="text">
      <style:text-properties style:font-name="Courier New" fo:font-size="10pt" style:font-size-asian="10pt" style:font-size-complex="10pt"/>
    </style:style>
    <style:style style:name="T85" style:parent-style-name="DefaultParagraphFont" style:family="text">
      <style:text-properties style:font-name="Courier New" fo:font-size="10pt" style:font-size-asian="10pt" style:font-size-complex="10pt" style:language-asian="en" style:country-asian="US" style:language-complex="ar" style:country-complex="SA"/>
    </style:style>
    <style:style style:name="T86" style:parent-style-name="DefaultParagraphFont" style:family="text">
      <style:text-properties style:font-name="Courier New" fo:font-size="10pt" style:font-size-asian="10pt" style:font-size-complex="10pt"/>
    </style:style>
    <style:style style:name="T87" style:parent-style-name="DefaultParagraphFont" style:family="text">
      <style:text-properties style:font-name="Courier New" fo:font-weight="bold" style:font-weight-asian="bold" style:font-weight-complex="bold" fo:font-size="10pt" style:font-size-asian="10pt" style:font-size-complex="10pt"/>
    </style:style>
    <style:style style:name="P88" style:parent-style-name="HTMLPreformatted" style:family="paragraph">
      <style:paragraph-properties fo:line-height="0.1388in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fo:color="#000000" style:language-asian="de" style:country-asian="DE"/>
    </style:style>
    <style:style style:name="P89" style:parent-style-name="Standard" style:family="paragraph">
      <style:paragraph-properties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0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91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92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9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9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6" style:parent-style-name="Normal" style:family="paragraph">
      <style:paragraph-properties style:vertical-align="auto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98" style:parent-style-name="Normal" style:family="paragraph">
      <style:paragraph-properties style:vertical-align="auto"/>
      <style:text-properties fo:hyphenate="true"/>
    </style:style>
    <style:style style:name="T99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00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0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0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0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0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0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0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07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" style:parent-style-name="DefaultParagraphFont" style:family="text">
      <style:text-properties style:font-name="Courier New" fo:color="#000000" fo:background-color="#FFFFFF"/>
    </style:style>
    <style:style style:name="T109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10" style:parent-style-name="HTMLPreformatted" style:family="paragraph">
      <style:paragraph-properties fo:line-height="0.1388in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fo:color="#000000" style:language-asian="de" style:country-asian="DE"/>
    </style:style>
    <style:style style:name="P111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2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113" style:parent-style-name="DefaultParagraphFont" style:family="text">
      <style:text-properties style:font-name="Courier New" style:font-name-complex="Courier New" fo:font-weight="bold" style:font-weight-asian="bold" fo:color="#000000" fo:background-color="#E3E300" style:language-asian="de" style:country-asian="DE"/>
    </style:style>
    <style:style style:name="T114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15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1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1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1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1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0" style:parent-style-name="Normal" style:family="paragraph">
      <style:paragraph-properties style:vertical-align="auto"/>
      <style:text-properties fo:hyphenate="true"/>
    </style:style>
    <style:style style:name="T121" style:parent-style-name="DefaultParagraphFont" style:family="text">
      <style:text-properties style:font-name="Courier New" fo:font-weight="bold" style:font-weight-asian="bold" style:font-weight-complex="bold" fo:color="#575757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T12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23" style:parent-style-name="Normal" style:family="paragraph">
      <style:paragraph-properties style:vertical-align="auto"/>
      <style:text-properties fo:hyphenate="true"/>
    </style:style>
    <style:style style:name="T124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5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2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2" style:parent-style-name="Standar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3" style:parent-style-name="DefaultParagraphFont" style:family="text">
      <style:text-properties style:font-name="Courier New" fo:color="#000000" fo:background-color="#FFFFFF"/>
    </style:style>
    <style:style style:name="P134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5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CCCCCC"/>
    </style:style>
    <style:style style:name="T136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E3E300" style:language-asian="de" style:country-asian="DE"/>
    </style:style>
    <style:style style:name="T137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T138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200" style:language-asian="de" style:country-asian="DE"/>
    </style:style>
    <style:style style:name="P139" style:parent-style-name="HTMLPreformatted" style:family="paragraph">
      <style:paragraph-properties fo:background-color="#FFFFFF"/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40" style:parent-style-name="HTMLPreformatted" style:family="paragraph">
      <style:paragraph-properties fo:background-color="#FFFFFF"/>
      <style:text-properties fo:color="#000000"/>
    </style:style>
    <style:style style:name="P141" style:parent-style-name="HTMLPreformatted" style:family="paragraph">
      <style:paragraph-properties fo:background-color="#FFFFFF"/>
      <style:text-properties fo:color="#000000"/>
    </style:style>
    <style:style style:name="P142" style:parent-style-name="HTMLPreformatted" style:family="paragraph">
      <style:paragraph-properties fo:background-color="#FFFFFF"/>
      <style:text-properties fo:color="#000000"/>
    </style:style>
    <style:style style:name="P143" style:parent-style-name="Normal" style:family="paragraph">
      <style:paragraph-properties style:vertical-align="auto"/>
      <style:text-properties fo:hyphenate="true"/>
    </style:style>
    <style:style style:name="T144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P145" style:parent-style-name="Normal" style:family="paragraph">
      <style:paragraph-properties style:vertical-align="auto"/>
      <style:text-properties fo:hyphenate="true"/>
    </style:style>
    <style:style style:name="T146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7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4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3" style:parent-style-name="Normal" style:family="paragraph">
      <style:paragraph-properties fo:break-before="page"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54" style:parent-style-name="HTMLPreformatted" style:family="paragraph">
      <style:paragraph-properties fo:background-color="#FFFFFF"/>
    </style:style>
    <style:style style:name="T155" style:parent-style-name="DefaultParagraphFont" style:family="text">
      <style:text-properties style:font-name="Courier" style:font-name-asian="Times New Roman" style:font-name-complex="Times New Roman" fo:color="#000000" fo:font-size="11pt" style:font-size-asian="11pt" style:font-size-complex="11pt" fo:background-color="#FFFFFF"/>
    </style:style>
    <style:style style:name="P156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7" style:parent-style-name="species" style:family="text">
      <style:text-properties fo:font-weight="bold" style:font-weight-asian="bold" style:font-weight-complex="bold" fo:color="#000000" style:language-asian="de" style:country-asian="DE"/>
    </style:style>
    <style:style style:name="P158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9" style:parent-style-name="species" style:family="text">
      <style:text-properties style:font-name="Courier New" style:font-name-complex="Courier New" fo:font-weight="bold" style:font-weight-asian="bold" fo:color="#333333" fo:background-color="#C0C0C0"/>
    </style:style>
    <style:style style:name="T160" style:parent-style-name="species" style:family="text">
      <style:text-properties style:font-name="Courier New" style:font-name-complex="Courier New" fo:font-weight="bold" style:font-weight-asian="bold" fo:color="#333333" fo:background-color="#E3E300"/>
    </style:style>
    <style:style style:name="T161" style:parent-style-name="species" style:family="text">
      <style:text-properties style:font-name="Courier New" style:font-name-complex="Courier New" fo:font-weight="bold" style:font-weight-asian="bold" fo:color="#000000" fo:background-color="#E3E300"/>
    </style:style>
    <style:style style:name="T162" style:parent-style-name="species" style:family="text">
      <style:text-properties style:font-name="Courier New" style:font-name-complex="Courier New" fo:font-weight="bold" style:font-weight-asian="bold" fo:color="#000000" fo:background-color="#D4EA6B"/>
    </style:style>
    <style:style style:name="T163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6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6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6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6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68" style:parent-style-name="Normal" style:family="paragraph">
      <style:paragraph-properties style:vertical-align="auto"/>
      <style:text-properties fo:hyphenate="true"/>
    </style:style>
    <style:style style:name="T169" style:parent-style-name="DefaultParagraphFont" style:family="text">
      <style:text-properties style:font-name="Courier New" fo:font-weight="bold" style:font-weight-asian="bold" style:font-weight-complex="bold" fo:color="#575757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T17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71" style:parent-style-name="Normal" style:family="paragraph">
      <style:paragraph-properties style:vertical-align="auto"/>
      <style:text-properties fo:hyphenate="true"/>
    </style:style>
    <style:style style:name="T172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3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7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0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1" style:parent-style-name="DefaultParagraphFont" style:family="text">
      <style:text-properties style:font-name="Courier New" fo:color="#000000" fo:background-color="#FFFFFF"/>
    </style:style>
    <style:style style:name="T182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83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4" style:parent-style-name="species" style:family="text">
      <style:text-properties fo:font-weight="bold" style:font-weight-asian="bold" fo:color="#000000"/>
    </style:style>
    <style:style style:name="P185" style:parent-style-name="HTMLPreformatted" style:family="paragraph">
      <style:paragraph-properties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4.75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5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6" style:parent-style-name="DefaultParagraphFont" style:family="text">
      <style:text-properties fo:font-weight="bold" style:font-weight-asian="bold" fo:color="#333333" fo:background-color="#C0C0C0"/>
    </style:style>
    <style:style style:name="T187" style:parent-style-name="species" style:family="text">
      <style:text-properties fo:font-weight="bold" style:font-weight-asian="bold" fo:color="#333333" fo:background-color="#C0C0C0"/>
    </style:style>
    <style:style style:name="T188" style:parent-style-name="species" style:family="text">
      <style:text-properties fo:font-weight="bold" style:font-weight-asian="bold" fo:color="#333333" fo:background-color="#D4EA6B"/>
    </style:style>
    <style:style style:name="T189" style:parent-style-name="species" style:family="text">
      <style:text-properties fo:font-weight="bold" style:font-weight-asian="bold" fo:color="#000000" fo:background-color="#D4EA6B"/>
    </style:style>
    <style:style style:name="T190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9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9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5" style:parent-style-name="Normal" style:family="paragraph">
      <style:paragraph-properties style:vertical-align="auto"/>
      <style:text-properties fo:hyphenate="true"/>
    </style:style>
    <style:style style:name="T196" style:parent-style-name="DefaultParagraphFont" style:family="text">
      <style:text-properties style:font-name="Courier New" fo:font-weight="bold" style:font-weight-asian="bold" style:font-weight-complex="bold" fo:color="#575757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T19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8" style:parent-style-name="Normal" style:family="paragraph">
      <style:paragraph-properties style:vertical-align="auto"/>
      <style:text-properties fo:hyphenate="true"/>
    </style:style>
    <style:style style:name="T199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00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0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7" style:parent-style-name="HTMLPreformatted" style:family="paragraph">
      <style:paragraph-properties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4.75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5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8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209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210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1" style:parent-style-name="species" style:family="text">
      <style:text-properties fo:font-weight="bold" style:font-weight-asian="bold" fo:color="#000000"/>
    </style:style>
    <style:style style:name="P212" style:parent-style-name="HTMLPreformatted" style:family="paragraph">
      <style:paragraph-properties fo:margin-right="1.325in" fo:background-color="#FFFFFF"/>
    </style:style>
    <style:style style:name="T213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214" style:parent-style-name="species" style:family="text">
      <style:text-properties fo:font-weight="bold" style:font-weight-asian="bold" fo:color="#333333" fo:background-color="#C0C0C0"/>
    </style:style>
    <style:style style:name="T215" style:parent-style-name="species" style:family="text">
      <style:text-properties fo:font-weight="bold" style:font-weight-asian="bold" fo:color="#333333" fo:background-color="#E3E300"/>
    </style:style>
    <style:style style:name="T216" style:parent-style-name="species" style:family="text">
      <style:text-properties fo:font-weight="bold" style:font-weight-asian="bold" fo:color="#000000" fo:background-color="#D4EA6B"/>
    </style:style>
    <style:style style:name="T217" style:parent-style-name="species" style:family="text">
      <style:text-properties fo:font-weight="bold" style:font-weight-asian="bold" fo:color="#000000" fo:background-color="#FFFF00"/>
    </style:style>
    <style:style style:name="T218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219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22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22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4" style:parent-style-name="Normal" style:family="paragraph">
      <style:paragraph-properties style:vertical-align="auto"/>
      <style:text-properties fo:hyphenate="true"/>
    </style:style>
    <style:style style:name="T225" style:parent-style-name="DefaultParagraphFont" style:family="text">
      <style:text-properties style:font-name="Courier New" fo:font-weight="bold" style:font-weight-asian="bold" style:font-weight-complex="bold" fo:color="#575757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T22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27" style:parent-style-name="Normal" style:family="paragraph">
      <style:paragraph-properties style:vertical-align="auto"/>
      <style:text-properties fo:hyphenate="true"/>
    </style:style>
    <style:style style:name="T228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29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3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6" style:parent-style-name="HTMLPreformatted" style:family="paragraph">
      <style:paragraph-properties fo:margin-right="1.325in" fo:background-color="#FFFFFF"/>
    </style:style>
    <style:style style:name="T237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238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239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0" style:parent-style-name="species" style:family="text">
      <style:text-properties fo:font-weight="bold" style:font-weight-asian="bold" fo:color="#000000"/>
    </style:style>
    <style:style style:name="P241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4.75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2" style:parent-style-name="DefaultParagraphFont" style:family="text">
      <style:text-properties fo:font-weight="bold" style:font-weight-asian="bold" fo:color="#000000" fo:background-color="#C0C0C0"/>
    </style:style>
    <style:style style:name="T243" style:parent-style-name="species" style:family="text">
      <style:text-properties fo:font-weight="bold" style:font-weight-asian="bold" fo:color="#333333" fo:background-color="#C0C0C0"/>
    </style:style>
    <style:style style:name="T244" style:parent-style-name="species" style:family="text">
      <style:text-properties fo:font-weight="bold" style:font-weight-asian="bold" fo:color="#333333" fo:background-color="#D4EA6B"/>
    </style:style>
    <style:style style:name="T245" style:parent-style-name="species" style:family="text">
      <style:text-properties fo:font-weight="bold" style:font-weight-asian="bold" fo:color="#000000" fo:background-color="#D4EA6B"/>
    </style:style>
    <style:style style:name="T246" style:parent-style-name="species" style:family="text">
      <style:text-properties fo:font-weight="bold" style:font-weight-asian="bold" fo:color="#000000" fo:background-color="#FFFF00"/>
    </style:style>
    <style:style style:name="T247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248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24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fo:font-size="10pt" style:font-size-asian="10pt" style:font-size-complex="10pt" style:text-underline-type="single" style:text-underline-style="solid" style:text-underline-width="auto" style:text-underline-mode="continuous" fo:hyphenate="true"/>
    </style:style>
    <style:style style:name="P25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25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25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fo:font-size="10pt" style:font-size-asian="10pt" style:font-size-complex="10pt" fo:hyphenate="true"/>
    </style:style>
    <style:style style:name="P25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5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55" style:parent-style-name="Normal" style:family="paragraph">
      <style:paragraph-properties style:vertical-align="auto"/>
      <style:text-properties fo:hyphenate="true"/>
    </style:style>
    <style:style style:name="T256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57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5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5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6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6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6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6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6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4.75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5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266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267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8" style:parent-style-name="species" style:family="text">
      <style:text-properties fo:font-weight="bold" style:font-weight-asian="bold" fo:color="#000000"/>
    </style:style>
    <style:style style:name="P26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0" style:parent-style-name="summary-subhead" style:family="text">
      <style:text-properties fo:font-weight="bold" style:font-weight-asian="bold" fo:color="#000000" fo:font-size="10pt" style:font-size-asian="10pt" style:font-size-complex="10pt" fo:background-color="#C0C0C0"/>
    </style:style>
    <style:style style:name="T271" style:parent-style-name="species" style:family="text">
      <style:text-properties fo:font-weight="bold" style:font-weight-asian="bold" fo:color="#333333" fo:background-color="#C0C0C0"/>
    </style:style>
    <style:style style:name="T272" style:parent-style-name="species" style:family="text">
      <style:text-properties fo:font-weight="bold" style:font-weight-asian="bold" fo:color="#333333" fo:background-color="#D4EA6B"/>
    </style:style>
    <style:style style:name="T273" style:parent-style-name="species" style:family="text">
      <style:text-properties fo:font-weight="bold" style:font-weight-asian="bold" fo:color="#000000" fo:background-color="#D4EA6B"/>
    </style:style>
    <style:style style:name="T274" style:parent-style-name="species" style:family="text">
      <style:text-properties fo:font-weight="bold" style:font-weight-asian="bold" fo:color="#000000" fo:background-color="#FFFF00"/>
    </style:style>
    <style:style style:name="T275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276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27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27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7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8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8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8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83" style:parent-style-name="Normal" style:family="paragraph">
      <style:paragraph-properties style:vertical-align="auto"/>
      <style:text-properties fo:hyphenate="true"/>
    </style:style>
    <style:style style:name="T284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85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8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8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8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8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9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9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92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3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294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295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6" style:parent-style-name="species" style:family="text">
      <style:text-properties fo:font-weight="bold" style:font-weight-asian="bold" fo:color="#000000"/>
    </style:style>
    <style:style style:name="P297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4.75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8" style:parent-style-name="DefaultParagraphFont" style:family="text">
      <style:text-properties fo:font-weight="bold" style:font-weight-asian="bold" fo:background-color="#C0C0C0"/>
    </style:style>
    <style:style style:name="T299" style:parent-style-name="species" style:family="text">
      <style:text-properties fo:font-weight="bold" style:font-weight-asian="bold" fo:color="#333333" fo:background-color="#C0C0C0"/>
    </style:style>
    <style:style style:name="T300" style:parent-style-name="species" style:family="text">
      <style:text-properties fo:font-weight="bold" style:font-weight-asian="bold" fo:color="#333333" fo:background-color="#D4EA6B"/>
    </style:style>
    <style:style style:name="T301" style:parent-style-name="species" style:family="text">
      <style:text-properties fo:font-weight="bold" style:font-weight-asian="bold" fo:color="#000000" fo:background-color="#D4EA6B"/>
    </style:style>
    <style:style style:name="T302" style:parent-style-name="species" style:family="text">
      <style:text-properties fo:font-weight="bold" style:font-weight-asian="bold" fo:color="#000000" fo:background-color="#FFFF00"/>
    </style:style>
    <style:style style:name="T303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304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30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30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0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0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0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311" style:parent-style-name="Normal" style:family="paragraph">
      <style:paragraph-properties style:vertical-align="auto"/>
      <style:text-properties fo:hyphenate="true"/>
    </style:style>
    <style:style style:name="T312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313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31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1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1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1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1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1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20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4.75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1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322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323" style:parent-style-name="HTMLPreformatted" style:family="paragraph">
      <style:paragraph-properties fo:line-height="0.1388in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4" style:parent-style-name="species" style:family="text">
      <style:text-properties fo:font-weight="bold" style:font-weight-asian="bold" fo:color="#000000"/>
    </style:style>
    <style:style style:name="T325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326" style:parent-style-name="DefaultParagraphFont" style:family="text">
      <style:text-properties style:font-name="Courier New" style:font-name-complex="Courier New" fo:font-weight="bold" style:font-weight-asian="bold" fo:background-color="#CACA00"/>
    </style:style>
    <style:style style:name="T327" style:parent-style-name="species" style:family="text">
      <style:text-properties style:font-name="Courier New" style:font-name-complex="Courier New" fo:font-weight="bold" style:font-weight-asian="bold" fo:color="#333333" fo:background-color="#CACA00"/>
    </style:style>
    <style:style style:name="T328" style:parent-style-name="species" style:family="text">
      <style:text-properties style:font-name="Courier New" style:font-name-complex="Courier New" fo:font-weight="bold" style:font-weight-asian="bold" fo:color="#333333" fo:background-color="#D4EA6B"/>
    </style:style>
    <style:style style:name="T329" style:parent-style-name="species" style:family="text">
      <style:text-properties style:font-name="Courier New" style:font-name-complex="Courier New" fo:font-weight="bold" style:font-weight-asian="bold" fo:color="#000000" fo:background-color="#D4EA6B"/>
    </style:style>
    <style:style style:name="T330" style:parent-style-name="species" style:family="text">
      <style:text-properties style:font-name="Courier New" style:font-name-complex="Courier New" fo:font-weight="bold" style:font-weight-asian="bold" fo:color="#000000" fo:background-color="#FFFF00"/>
    </style:style>
    <style:style style:name="T331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332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33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33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3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3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3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3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339" style:parent-style-name="Normal" style:family="paragraph">
      <style:paragraph-properties style:vertical-align="auto"/>
      <style:text-properties fo:hyphenate="true"/>
    </style:style>
    <style:style style:name="T340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341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34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4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4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4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4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4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T348" style:parent-style-name="DefaultParagraphFont" style:family="text">
      <style:text-properties style:font-name="Courier New" fo:color="#000000" fo:background-color="#FFFFFF"/>
    </style:style>
    <style:style style:name="T349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350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1" style:parent-style-name="species" style:family="text">
      <style:text-properties fo:font-weight="bold" style:font-weight-asian="bold" fo:color="#000000"/>
    </style:style>
    <style:style style:name="P352" style:parent-style-name="Heading2" style:family="paragraph">
      <style:paragraph-properties fo:margin-top="0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5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53" style:parent-style-name="species" style:family="text">
      <style:text-properties style:font-name="Courier New" fo:color="#000000" fo:font-size="10pt" style:font-size-asian="10pt" style:font-size-complex="10pt" fo:background-color="#CCCCCC"/>
    </style:style>
    <style:style style:name="T354" style:parent-style-name="species" style:family="text">
      <style:text-properties style:font-name="Courier New" style:font-name-complex="Courier New" fo:color="#000000" fo:font-size="10pt" style:font-size-asian="10pt" style:font-size-complex="10pt" fo:background-color="#E3E300" style:language-asian="de" style:country-asian="DE"/>
    </style:style>
    <style:style style:name="T355" style:parent-style-name="species" style:family="text">
      <style:text-properties style:font-name="Courier New" style:font-name-complex="Courier New" fo:color="#000000" fo:font-size="10pt" style:font-size-asian="10pt" style:font-size-complex="10pt" fo:background-color="#D4EA6B" style:language-asian="de" style:country-asian="DE"/>
    </style:style>
    <style:style style:name="T356" style:parent-style-name="species" style:family="text">
      <style:text-properties style:font-name="Courier New" style:font-name-complex="Courier New" fo:color="#000000" fo:font-size="10pt" style:font-size-asian="10pt" style:font-size-complex="10pt" fo:background-color="#FFFF00" style:language-asian="de" style:country-asian="DE"/>
    </style:style>
    <style:style style:name="T357" style:parent-style-name="species" style:family="text">
      <style:text-properties style:font-name="Courier New" style:font-name-complex="Courier New" fo:color="#000000" fo:font-size="10pt" style:font-size-asian="10pt" style:font-size-complex="10pt" fo:background-color="#FFF200" style:language-asian="de" style:country-asian="DE"/>
    </style:style>
    <style:style style:name="P35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35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6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6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6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6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364" style:parent-style-name="Normal" style:family="paragraph">
      <style:paragraph-properties style:vertical-align="auto"/>
      <style:text-properties fo:hyphenate="true"/>
    </style:style>
    <style:style style:name="T365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366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36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6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6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7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7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7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373" style:parent-style-name="Textbody" style:family="paragraph">
      <style:paragraph-properties fo:margin-bottom="0in" fo:line-height="100%"/>
    </style:style>
    <style:style style:name="T374" style:parent-style-name="DefaultParagraphFont" style:family="text">
      <style:text-properties style:font-name="Courier New" fo:color="#000000" fo:background-color="#FFFFFF"/>
    </style:style>
    <style:style style:name="T375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376" style:parent-style-name="Textbody" style:family="paragraph">
      <style:paragraph-properties fo:margin-bottom="0in" fo:line-height="100%"/>
    </style:style>
    <style:style style:name="T377" style:parent-style-name="species" style:family="text">
      <style:text-properties style:font-name="Courier New" fo:font-weight="bold" style:font-weight-asian="bold" style:font-weight-complex="bold" fo:color="#000000" style:language-asian="de" style:country-asian="DE"/>
    </style:style>
    <style:style style:name="P378" style:parent-style-name="HTMLPreformatted" style:family="paragraph">
      <style:paragraph-properties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5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79" style:parent-style-name="DefaultParagraphFont" style:family="text">
      <style:text-properties fo:font-weight="bold" style:font-weight-asian="bold" fo:color="#000000" fo:background-color="#C0C0C0"/>
    </style:style>
    <style:style style:name="T380" style:parent-style-name="species" style:family="text">
      <style:text-properties fo:font-weight="bold" style:font-weight-asian="bold" fo:color="#333333" fo:background-color="#C0C0C0"/>
    </style:style>
    <style:style style:name="T381" style:parent-style-name="species" style:family="text">
      <style:text-properties fo:font-weight="bold" style:font-weight-asian="bold" fo:color="#333333" fo:background-color="#D4EA6B"/>
    </style:style>
    <style:style style:name="T382" style:parent-style-name="species" style:family="text">
      <style:text-properties fo:font-weight="bold" style:font-weight-asian="bold" fo:color="#000000" fo:background-color="#D4EA6B"/>
    </style:style>
    <style:style style:name="T383" style:parent-style-name="species" style:family="text">
      <style:text-properties fo:font-weight="bold" style:font-weight-asian="bold" fo:color="#000000" fo:background-color="#FFFF00"/>
    </style:style>
    <style:style style:name="T384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385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386" style:parent-style-name="PreformattedText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87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T388" style:parent-style-name="species" style:family="text">
      <style:text-properties style:font-name="Courier New" style:font-name-complex="Courier New" fo:font-weight="bold" style:font-weight-asian="bold" style:font-weight-complex="bold" fo:color="#333333" fo:background-color="#FFFFFF" style:text-underline-type="single" style:text-underline-style="solid" style:text-underline-width="auto" style:text-underline-mode="continuous"/>
    </style:style>
    <style:style style:name="P389" style:parent-style-name="PreformattedText" style:family="paragraph">
      <style:paragraph-properties fo:margin-right="0.4368in"/>
      <style:text-properties style:font-name="Courier New"/>
    </style:style>
    <style:style style:name="P390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1" style:parent-style-name="species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92" style:parent-style-name="species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93" style:parent-style-name="species" style:family="text">
      <style:text-properties fo:font-weight="bold" style:font-weight-asian="bold" style:font-weight-complex="bold" fo:color="#333333" style:text-underline-type="single" style:text-underline-style="solid" style:text-underline-width="auto" style:text-underline-mode="continuous"/>
    </style:style>
    <style:style style:name="P394" style:parent-style-name="PreformattedText" style:family="paragraph">
      <style:paragraph-properties fo:line-height="0.1388in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95" style:parent-style-name="species" style:family="text">
      <style:text-properties style:font-name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396" style:parent-style-name="species" style:family="text">
      <style:text-properties style:font-name="Courier New" style:font-name-complex="Courier New" fo:color="#000000"/>
    </style:style>
    <style:style style:name="T397" style:parent-style-name="DefaultParagraphFont" style:family="text">
      <style:text-properties style:font-name="Courier New"/>
    </style:style>
    <style:style style:name="T398" style:parent-style-name="DefaultParagraphFont" style:family="text">
      <style:text-properties style:font-name="Courier New" fo:font-weight="bold" style:font-weight-asian="bold" style:font-weight-complex="bold"/>
    </style:style>
    <style:style style:name="P399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0" style:parent-style-name="species" style:family="text">
      <style:text-properties fo:font-weight="bold" style:font-weight-asian="bold" fo:color="#000000"/>
    </style:style>
    <style:style style:name="P401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02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CCCCCC"/>
    </style:style>
    <style:style style:name="T403" style:parent-style-name="species" style:family="text">
      <style:text-properties style:font-name="Courier New" style:font-name-complex="Courier New" fo:font-weight="bold" style:font-weight-asian="bold" style:font-weight-complex="bold" fo:color="#333333" fo:background-color="#C0C0C0"/>
    </style:style>
    <style:style style:name="T404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E3E300" style:language-asian="de" style:country-asian="DE"/>
    </style:style>
    <style:style style:name="T405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T406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F00" style:language-asian="de" style:country-asian="DE"/>
    </style:style>
    <style:style style:name="T407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200" style:language-asian="de" style:country-asian="DE"/>
    </style:style>
    <style:style style:name="P40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40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1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1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1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1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14" style:parent-style-name="Normal" style:family="paragraph">
      <style:paragraph-properties style:vertical-align="auto"/>
      <style:text-properties fo:hyphenate="true"/>
    </style:style>
    <style:style style:name="T415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416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41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1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1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2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2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2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23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4" style:parent-style-name="DefaultParagraphFont" style:family="text">
      <style:text-properties style:font-name="Courier New" style:font-name-asian="Times New Roman" style:font-name-complex="Times New Roman" fo:color="#000000" fo:background-color="#FFFFFF"/>
    </style:style>
    <style:style style:name="T425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fo:background-color="#FFFFFF"/>
    </style:style>
    <style:style style:name="P426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7" style:parent-style-name="species" style:family="text">
      <style:text-properties fo:font-weight="bold" style:font-weight-asian="bold" style:font-weight-complex="bold" fo:color="#000000" style:language-asian="de" style:country-asian="DE"/>
    </style:style>
    <style:style style:name="P42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4.75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29" style:parent-style-name="HTMLCode" style:family="text">
      <style:text-properties style:font-name-asian="Courier New" fo:font-weight="bold" style:font-weight-asian="bold" fo:color="#000000" fo:background-color="#C0C0C0"/>
    </style:style>
    <style:style style:name="T430" style:parent-style-name="species" style:family="text">
      <style:text-properties fo:font-weight="bold" style:font-weight-asian="bold" fo:color="#333333" fo:background-color="#C0C0C0"/>
    </style:style>
    <style:style style:name="T431" style:parent-style-name="species" style:family="text">
      <style:text-properties fo:font-weight="bold" style:font-weight-asian="bold" fo:color="#333333" fo:background-color="#D4EA6B"/>
    </style:style>
    <style:style style:name="T432" style:parent-style-name="species" style:family="text">
      <style:text-properties fo:font-weight="bold" style:font-weight-asian="bold" fo:color="#000000" fo:background-color="#D4EA6B"/>
    </style:style>
    <style:style style:name="T433" style:parent-style-name="species" style:family="text">
      <style:text-properties fo:font-weight="bold" style:font-weight-asian="bold" fo:color="#000000" fo:background-color="#FFFF00"/>
    </style:style>
    <style:style style:name="T434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435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43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43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3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3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4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42" style:parent-style-name="Normal" style:family="paragraph">
      <style:paragraph-properties style:vertical-align="auto"/>
      <style:text-properties fo:hyphenate="true"/>
    </style:style>
    <style:style style:name="T443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444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44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4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4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4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4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5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51" style:parent-style-name="HTMLPreformatte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4.75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2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453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454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5" style:parent-style-name="species" style:family="text">
      <style:text-properties fo:font-weight="bold" style:font-weight-asian="bold" fo:color="#000000"/>
    </style:style>
    <style:style style:name="P456" style:parent-style-name="Standard" style:family="paragraph">
      <style:paragraph-properties fo:margin-right="1.387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57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458" style:parent-style-name="species" style:family="text">
      <style:text-properties style:font-name="Courier New" style:font-name-complex="Courier New" fo:font-weight="bold" style:font-weight-asian="bold" fo:color="#333333" fo:background-color="#C0C0C0"/>
    </style:style>
    <style:style style:name="T459" style:parent-style-name="species" style:family="text">
      <style:text-properties style:font-name="Courier New" style:font-name-complex="Courier New" fo:font-weight="bold" style:font-weight-asian="bold" fo:color="#333333" fo:background-color="#CACA00"/>
    </style:style>
    <style:style style:name="T460" style:parent-style-name="species" style:family="text">
      <style:text-properties style:font-name="Courier New" style:font-name-complex="Courier New" fo:font-weight="bold" style:font-weight-asian="bold" fo:color="#333333" fo:background-color="#D4EA6B"/>
    </style:style>
    <style:style style:name="T461" style:parent-style-name="species" style:family="text">
      <style:text-properties style:font-name="Courier New" style:font-name-complex="Courier New" fo:font-weight="bold" style:font-weight-asian="bold" fo:color="#000000" fo:background-color="#D4EA6B"/>
    </style:style>
    <style:style style:name="T462" style:parent-style-name="species" style:family="text">
      <style:text-properties style:font-name="Courier New" style:font-name-complex="Courier New" fo:font-weight="bold" style:font-weight-asian="bold" fo:color="#000000" fo:background-color="#FFFF00"/>
    </style:style>
    <style:style style:name="T463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464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46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46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6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6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6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7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71" style:parent-style-name="Normal" style:family="paragraph">
      <style:paragraph-properties style:vertical-align="auto"/>
      <style:text-properties fo:hyphenate="true"/>
    </style:style>
    <style:style style:name="T472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473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47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7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7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7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7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7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480" style:parent-style-name="Standard" style:family="paragraph">
      <style:paragraph-properties fo:margin-right="1.387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1" style:parent-style-name="DefaultParagraphFont" style:family="text">
      <style:text-properties style:font-name="Courier New" fo:color="#000000" fo:background-color="#FFFFFF"/>
    </style:style>
    <style:style style:name="T482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483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4" style:parent-style-name="species" style:family="text">
      <style:text-properties fo:font-weight="bold" style:font-weight-asian="bold" fo:color="#000000"/>
    </style:style>
    <style:style style:name="P485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486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T487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E3E300" style:language-asian="de" style:country-asian="DE"/>
    </style:style>
    <style:style style:name="T488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T489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F00" style:language-asian="de" style:country-asian="DE"/>
    </style:style>
    <style:style style:name="T490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200" style:language-asian="de" style:country-asian="DE"/>
    </style:style>
    <style:style style:name="P49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9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9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9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49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49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498" style:parent-style-name="Normal" style:family="paragraph">
      <style:paragraph-properties style:vertical-align="auto"/>
      <style:text-properties fo:hyphenate="true"/>
    </style:style>
    <style:style style:name="T499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500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50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0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0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0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0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0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07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08" style:parent-style-name="DefaultParagraphFont" style:family="text">
      <style:text-properties style:font-name="Courier New" style:font-name-asian="Times New Roman" style:font-name-complex="Times New Roman" fo:color="#000000" fo:background-color="#FFFFFF"/>
    </style:style>
    <style:style style:name="T509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510" style:parent-style-name="HTMLPreformatted" style:family="paragraph">
      <style:paragraph-properties fo:line-height="0.1388in"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11" style:parent-style-name="species" style:family="text">
      <style:text-properties fo:font-weight="bold" style:font-weight-asian="bold" style:font-weight-complex="bold" fo:color="#000000" style:language-asian="de" style:country-asian="DE"/>
    </style:style>
    <style:style style:name="P512" style:parent-style-name="HTMLPreformatted" style:family="paragraph">
      <style:paragraph-properties fo:margin-right="1.325in"/>
    </style:style>
    <style:style style:name="T513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514" style:parent-style-name="species" style:family="text">
      <style:text-properties fo:font-weight="bold" style:font-weight-asian="bold" fo:color="#333333" fo:background-color="#C0C0C0"/>
    </style:style>
    <style:style style:name="T515" style:parent-style-name="species" style:family="text">
      <style:text-properties fo:font-weight="bold" style:font-weight-asian="bold" fo:color="#333333" fo:background-color="#D4EA6B"/>
    </style:style>
    <style:style style:name="T516" style:parent-style-name="species" style:family="text">
      <style:text-properties fo:font-weight="bold" style:font-weight-asian="bold" fo:color="#000000" fo:background-color="#D4EA6B"/>
    </style:style>
    <style:style style:name="T517" style:parent-style-name="species" style:family="text">
      <style:text-properties fo:font-weight="bold" style:font-weight-asian="bold" fo:color="#000000" fo:background-color="#FFFF00"/>
    </style:style>
    <style:style style:name="T518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519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52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52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2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2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2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2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526" style:parent-style-name="Normal" style:family="paragraph">
      <style:paragraph-properties style:vertical-align="auto"/>
      <style:text-properties fo:hyphenate="true"/>
    </style:style>
    <style:style style:name="T527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528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52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3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3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3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3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3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3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536" style:parent-style-name="HTMLPreformatted" style:family="paragraph">
      <style:paragraph-properties fo:margin-right="1.325in"/>
    </style:style>
    <style:style style:name="T537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538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539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0" style:parent-style-name="species" style:family="text">
      <style:text-properties fo:font-weight="bold" style:font-weight-asian="bold" fo:color="#000000"/>
    </style:style>
    <style:style style:name="P541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2" style:parent-style-name="species" style:family="text">
      <style:text-properties style:font-name="Courier New" style:font-name-complex="Courier New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color="#000000" fo:background-color="#CCCCCC"/>
    </style:style>
    <style:style style:name="T543" style:parent-style-name="species" style:family="text">
      <style:text-properties style:font-name="Courier New" style:font-name-complex="Courier New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color="#000000" fo:background-color="#E3E300" style:language-asian="de" style:country-asian="DE"/>
    </style:style>
    <style:style style:name="T544" style:parent-style-name="species" style:family="text">
      <style:text-properties style:font-name="Courier New" style:font-name-complex="Courier New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color="#000000" fo:background-color="#D4EA6B" style:language-asian="de" style:country-asian="DE"/>
    </style:style>
    <style:style style:name="T545" style:parent-style-name="species" style:family="text">
      <style:text-properties style:font-name="Courier New" style:font-name-complex="Courier New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color="#000000" fo:background-color="#FF00FF" style:language-asian="de" style:country-asian="DE"/>
    </style:style>
    <style:style style:name="T546" style:parent-style-name="species" style:family="text">
      <style:text-properties style:font-name="Courier New" style:font-name-complex="Courier New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color="#000000" fo:background-color="#FFFF00" style:language-asian="de" style:country-asian="DE"/>
    </style:style>
    <style:style style:name="T547" style:parent-style-name="species" style:family="text">
      <style:text-properties style:font-name="Courier New" style:font-name-complex="Courier New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color="#000000" fo:background-color="#FFF200" style:language-asian="de" style:country-asian="DE"/>
    </style:style>
    <style:style style:name="P548" style:parent-style-name="HTMLPreformatted" style:family="paragraph">
      <style:paragraph-properties fo:margin-right="1.38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49" style:parent-style-name="DefaultParagraphFont" style:family="text">
      <style:text-properties fo:font-weight="bold" style:font-weight-asian="bold" fo:color="#000000" fo:background-color="#FF0000"/>
    </style:style>
    <style:style style:name="P550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51" style:parent-style-name="species" style:family="text">
      <style:text-properties fo:font-weight="bold" style:font-weight-asian="bold" fo:color="#000000" style:language-asian="de" style:country-asian="DE"/>
    </style:style>
    <style:style style:name="P552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53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554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555" style:parent-style-name="species" style:family="text">
      <style:text-properties style:font-name="Courier New" style:font-name-complex="Courier New" fo:font-weight="bold" style:font-weight-asian="bold" fo:color="#333333" fo:background-color="#D4EA6B"/>
    </style:style>
    <style:style style:name="T556" style:parent-style-name="species" style:family="text">
      <style:text-properties style:font-name="Courier New" style:font-name-complex="Courier New" fo:font-weight="bold" style:font-weight-asian="bold" fo:color="#000000" fo:background-color="#D4EA6B"/>
    </style:style>
    <style:style style:name="P55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55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5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6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6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6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563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56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6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6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6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6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6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7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71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2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573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74" style:parent-style-name="species" style:family="text">
      <style:text-properties fo:font-weight="bold" style:font-weight-asian="bold" fo:color="#000000"/>
    </style:style>
    <style:style style:name="P575" style:parent-style-name="HTMLPreformatted" style:family="paragraph">
      <style:paragraph-properties fo:margin-right="1.325in"/>
    </style:style>
    <style:style style:name="T576" style:parent-style-name="DefaultParagraphFont" style:family="text">
      <style:text-properties fo:font-weight="bold" style:font-weight-asian="bold" fo:background-color="#C0C0C0"/>
    </style:style>
    <style:style style:name="T577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578" style:parent-style-name="DefaultParagraphFont" style:family="text">
      <style:text-properties fo:font-weight="bold" style:font-weight-asian="bold" fo:color="#000000" fo:background-color="#C0C0C0"/>
    </style:style>
    <style:style style:name="T579" style:parent-style-name="species" style:family="text">
      <style:text-properties fo:font-weight="bold" style:font-weight-asian="bold" fo:color="#333333" fo:background-color="#D4EA6B"/>
    </style:style>
    <style:style style:name="T580" style:parent-style-name="species" style:family="text">
      <style:text-properties fo:font-weight="bold" style:font-weight-asian="bold" fo:color="#000000" fo:background-color="#D4EA6B"/>
    </style:style>
    <style:style style:name="P58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58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8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8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8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58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58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8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8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9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9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9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9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594" style:parent-style-name="HTMLPreformatted" style:family="paragraph">
      <style:paragraph-properties fo:margin-right="1.325in"/>
    </style:style>
    <style:style style:name="T595" style:parent-style-name="DefaultParagraphFont" style:family="text">
      <style:text-properties style:font-name="Courier" style:font-name-asian="Times New Roman" style:font-name-complex="Times New Roman" fo:color="#000000" fo:font-size="11pt" style:font-size-asian="11pt" style:font-size-complex="11pt" fo:background-color="#FFFFFF"/>
    </style:style>
    <style:style style:name="P596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7" style:parent-style-name="species" style:family="text">
      <style:text-properties fo:font-weight="bold" style:font-weight-asian="bold" fo:color="#000000" style:language-asian="de" style:country-asian="DE"/>
    </style:style>
    <style:style style:name="P598" style:parent-style-name="HTMLPreformatted" style:family="paragraph">
      <style:paragraph-properties fo:line-height="0.1388in" fo:margin-right="1.38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599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600" style:parent-style-name="species" style:family="text">
      <style:text-properties fo:font-weight="bold" style:font-weight-asian="bold" fo:color="#333333" fo:background-color="#D4EA6B"/>
    </style:style>
    <style:style style:name="T601" style:parent-style-name="species" style:family="text">
      <style:text-properties fo:font-weight="bold" style:font-weight-asian="bold" fo:color="#000000" fo:background-color="#D4EA6B"/>
    </style:style>
    <style:style style:name="P60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60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0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0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0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60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0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0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1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1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1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1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14" style:parent-style-name="HTMLPreformatted" style:family="paragraph">
      <style:paragraph-properties fo:line-height="0.1388in" fo:margin-right="1.38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5" style:parent-style-name="DefaultParagraphFont" style:family="text">
      <style:text-properties style:font-name="Courier" style:font-name-asian="Times New Roman" style:font-name-complex="Times New Roman" fo:color="#000000" fo:font-size="11pt" style:font-size-asian="11pt" style:font-size-complex="11pt" fo:background-color="#FFFFFF"/>
    </style:style>
    <style:style style:name="P616" style:parent-style-name="HTMLPreformatted" style:family="paragraph">
      <style:paragraph-properties fo:line-height="0.1388in" fo:margin-right="1.38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617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18" style:parent-style-name="species" style:family="text">
      <style:text-properties fo:font-weight="bold" style:font-weight-asian="bold" fo:color="#000000"/>
    </style:style>
    <style:style style:name="P619" style:parent-style-name="HTMLPreformatted" style:family="paragraph">
      <style:paragraph-properties fo:margin-right="1.325in" fo:background-color="#FFFFFF"/>
    </style:style>
    <style:style style:name="T620" style:parent-style-name="DefaultParagraphFont" style:family="text">
      <style:text-properties fo:font-weight="bold" style:font-weight-asian="bold" fo:background-color="#C0C0C0"/>
    </style:style>
    <style:style style:name="T621" style:parent-style-name="DefaultParagraphFont" style:family="text">
      <style:text-properties fo:font-weight="bold" style:font-weight-asian="bold" fo:color="#000000" fo:background-color="#C0C0C0"/>
    </style:style>
    <style:style style:name="T622" style:parent-style-name="species" style:family="text">
      <style:text-properties fo:font-weight="bold" style:font-weight-asian="bold" fo:color="#333333" fo:background-color="#D4EA6B"/>
    </style:style>
    <style:style style:name="T623" style:parent-style-name="species" style:family="text">
      <style:text-properties fo:font-weight="bold" style:font-weight-asian="bold" fo:color="#000000" fo:background-color="#D4EA6B"/>
    </style:style>
    <style:style style:name="P62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62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2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2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28" style:parent-style-name="HTMLPreformatted" style:family="paragraph">
      <style:paragraph-properties fo:margin-right="1.325in" fo:background-color="#FFFFFF"/>
    </style:style>
    <style:style style:name="P62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63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3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3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3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3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3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3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37" style:parent-style-name="HTMLPreformatted" style:family="paragraph">
      <style:paragraph-properties fo:margin-right="1.325in" fo:background-color="#FFFFFF"/>
      <style:text-properties style:font-name="Courier" style:font-name-asian="Times New Roman" style:font-name-complex="Times New Roman" fo:color="#000000" fo:font-size="11pt" style:font-size-asian="11pt" style:font-size-complex="11pt" fo:background-color="#FFFFFF"/>
    </style:style>
    <style:style style:name="P638" style:parent-style-name="HTMLPreformatted" style:family="paragraph">
      <style:paragraph-properties fo:margin-right="1.325in" fo:background-color="#FFFFFF"/>
      <style:text-properties style:font-name="Courier" style:font-name-asian="Times New Roman" style:font-name-complex="Times New Roman" fo:color="#000000" fo:font-size="11pt" style:font-size-asian="11pt" style:font-size-complex="11pt" fo:background-color="#FFFFFF"/>
    </style:style>
    <style:style style:name="P639" style:parent-style-name="HTMLPreformatted" style:family="paragraph">
      <style:paragraph-properties fo:margin-right="1.325in" fo:background-color="#FFFFFF"/>
    </style:style>
    <style:style style:name="T640" style:parent-style-name="DefaultParagraphFont" style:family="text">
      <style:text-properties fo:font-weight="bold" style:font-weight-asian="bold" fo:background-color="#C0C0C0"/>
    </style:style>
    <style:style style:name="T641" style:parent-style-name="DefaultParagraphFont" style:family="text">
      <style:text-properties fo:font-weight="bold" style:font-weight-asian="bold" fo:color="#000000" fo:background-color="#C0C0C0"/>
    </style:style>
    <style:style style:name="T642" style:parent-style-name="species" style:family="text">
      <style:text-properties fo:font-weight="bold" style:font-weight-asian="bold" fo:color="#333333" fo:background-color="#D4EA6B"/>
    </style:style>
    <style:style style:name="T643" style:parent-style-name="species" style:family="text">
      <style:text-properties fo:font-weight="bold" style:font-weight-asian="bold" fo:color="#000000" fo:background-color="#D4EA6B"/>
    </style:style>
    <style:style style:name="P64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645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646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P64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4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4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5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51" style:parent-style-name="HTMLPreformatted" style:family="paragraph">
      <style:paragraph-properties fo:background-color="#FFFFFF"/>
    </style:style>
    <style:style style:name="T652" style:parent-style-name="DefaultParagraphFont" style:family="text">
      <style:text-properties fo:font-weight="bold" style:font-weight-asian="bold" style:text-underline-type="single" style:text-underline-style="solid" style:text-underline-width="auto" style:text-underline-mode="continuous"/>
    </style:style>
    <style:style style:name="T653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65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65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65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65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65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65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66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66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66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66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664" style:parent-style-name="HTMLPreformatted" style:family="paragraph">
      <style:paragraph-properties fo:margin-right="1.325in" fo:background-color="#FFFFFF"/>
      <style:text-properties style:font-name="Courier" fo:color="#000000" fo:font-size="11pt" style:font-size-asian="11pt" style:font-size-complex="11pt" fo:background-color="#FFFFFF"/>
    </style:style>
    <style:style style:name="P665" style:parent-style-name="HTMLPreformatted" style:family="paragraph">
      <style:paragraph-properties fo:margin-right="1.325in" fo:background-color="#FFFFFF"/>
      <style:text-properties style:font-name="Courier" fo:color="#000000" fo:font-size="11pt" style:font-size-asian="11pt" style:font-size-complex="11pt" fo:background-color="#FFFFFF"/>
    </style:style>
    <style:style style:name="P666" style:parent-style-name="HTMLPreformatted" style:family="paragraph">
      <style:paragraph-properties fo:margin-right="1.325in" fo:background-color="#FFFFFF"/>
    </style:style>
    <style:style style:name="T667" style:parent-style-name="DefaultParagraphFont" style:family="text">
      <style:text-properties fo:font-weight="bold" style:font-weight-asian="bold" fo:background-color="#C0C0C0"/>
    </style:style>
    <style:style style:name="T668" style:parent-style-name="DefaultParagraphFont" style:family="text">
      <style:text-properties fo:font-weight="bold" style:font-weight-asian="bold" fo:color="#000000" fo:background-color="#C0C0C0"/>
    </style:style>
    <style:style style:name="T669" style:parent-style-name="species" style:family="text">
      <style:text-properties fo:font-weight="bold" style:font-weight-asian="bold" fo:color="#333333" fo:background-color="#D4EA6B"/>
    </style:style>
    <style:style style:name="T670" style:parent-style-name="species" style:family="text">
      <style:text-properties fo:font-weight="bold" style:font-weight-asian="bold" fo:color="#000000" fo:background-color="#D4EA6B"/>
    </style:style>
    <style:style style:name="P671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672" style:parent-style-name="HTMLPreformatted" style:family="paragraph">
      <style:paragraph-properties fo:background-color="#FFFFFF"/>
      <style:text-properties fo:color="#000000"/>
    </style:style>
    <style:style style:name="P673" style:parent-style-name="HTMLPreformatted" style:family="paragraph">
      <style:paragraph-properties fo:background-color="#FFFFFF"/>
      <style:text-properties fo:color="#000000"/>
    </style:style>
    <style:style style:name="P674" style:parent-style-name="HTMLPreformatted" style:family="paragraph">
      <style:paragraph-properties fo:background-color="#FFFFFF"/>
      <style:text-properties fo:color="#000000"/>
    </style:style>
    <style:style style:name="P675" style:parent-style-name="HTMLPreformatted" style:family="paragraph">
      <style:paragraph-properties fo:margin-right="1.325in" fo:background-color="#FFFFFF"/>
    </style:style>
    <style:style style:name="P676" style:parent-style-name="HTMLPreformatted" style:family="paragraph">
      <style:paragraph-properties fo:background-color="#FFFFFF"/>
    </style:style>
    <style:style style:name="T677" style:parent-style-name="feature" style:family="text">
      <style:text-properties fo:color="#000000"/>
    </style:style>
    <style:style style:name="P678" style:parent-style-name="HTMLPreformatted" style:family="paragraph">
      <style:paragraph-properties fo:background-color="#FFFFFF"/>
    </style:style>
    <style:style style:name="T679" style:parent-style-name="feature" style:family="text">
      <style:text-properties fo:color="#000000"/>
    </style:style>
    <style:style style:name="P680" style:parent-style-name="HTMLPreformatted" style:family="paragraph">
      <style:paragraph-properties fo:margin-right="1.325in" fo:background-color="#FFFFFF"/>
    </style:style>
    <style:style style:name="P681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682" style:parent-style-name="species" style:family="text">
      <style:text-properties fo:font-weight="bold" style:font-weight-asian="bold" fo:color="#000000"/>
    </style:style>
    <style:style style:name="P683" style:parent-style-name="Standard" style:family="paragraph">
      <style:paragraph-properties fo:margin-right="1.325in"/>
    </style:style>
    <style:style style:name="T684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685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686" style:parent-style-name="species" style:family="text">
      <style:text-properties style:font-name="Courier New" style:font-name-complex="Courier New" fo:font-weight="bold" style:font-weight-asian="bold" fo:color="#333333" fo:background-color="#D4EA6B"/>
    </style:style>
    <style:style style:name="T687" style:parent-style-name="species" style:family="text">
      <style:text-properties style:font-name="Courier New" style:font-name-complex="Courier New" fo:font-weight="bold" style:font-weight-asian="bold" fo:color="#000000" fo:background-color="#D4EA6B"/>
    </style:style>
    <style:style style:name="P68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68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9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9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9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69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69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9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9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9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9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69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0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01" style:parent-style-name="Standard" style:family="paragraph">
      <style:paragraph-properties fo:margin-right="1.325in"/>
    </style:style>
    <style:style style:name="T702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703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4" style:parent-style-name="species" style:family="text">
      <style:text-properties fo:font-weight="bold" style:font-weight-asian="bold" fo:color="#000000" style:language-asian="de" style:country-asian="DE"/>
    </style:style>
    <style:style style:name="P705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06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707" style:parent-style-name="DefaultParagraphFont" style:family="text">
      <style:text-properties fo:font-weight="bold" style:font-weight-asian="bold" fo:color="#000000" fo:background-color="#C0C0C0"/>
    </style:style>
    <style:style style:name="T708" style:parent-style-name="species" style:family="text">
      <style:text-properties fo:font-weight="bold" style:font-weight-asian="bold" fo:color="#333333" fo:background-color="#D4EA6B"/>
    </style:style>
    <style:style style:name="T709" style:parent-style-name="species" style:family="text">
      <style:text-properties fo:font-weight="bold" style:font-weight-asian="bold" fo:color="#000000" fo:background-color="#D4EA6B"/>
    </style:style>
    <style:style style:name="P71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71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1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1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1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1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71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1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1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1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2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2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2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23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4" style:parent-style-name="DefaultParagraphFont" style:family="text">
      <style:text-properties style:font-name="Courier" style:font-name-asian="Times New Roman" style:font-name-complex="Times New Roman" fo:color="#000000" fo:font-size="11pt" style:font-size-asian="11pt" style:font-size-complex="11pt" fo:background-color="#FFFFFF"/>
    </style:style>
    <style:style style:name="P725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/>
    </style:style>
    <style:style style:name="P726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27" style:parent-style-name="DefaultParagraphFont" style:family="text">
      <style:text-properties fo:font-weight="bold" style:font-weight-asian="bold" fo:background-color="#C0C0C0"/>
    </style:style>
    <style:style style:name="T728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729" style:parent-style-name="DefaultParagraphFont" style:family="text">
      <style:text-properties fo:font-weight="bold" style:font-weight-asian="bold" fo:color="#000000" fo:background-color="#C0C0C0"/>
    </style:style>
    <style:style style:name="T730" style:parent-style-name="DefaultParagraphFont" style:family="text">
      <style:text-properties fo:font-weight="bold" style:font-weight-asian="bold" fo:color="#000000" fo:background-color="#D4EA6B"/>
    </style:style>
    <style:style style:name="T731" style:parent-style-name="species" style:family="text">
      <style:text-properties fo:font-weight="bold" style:font-weight-asian="bold" fo:color="#333333" fo:background-color="#D4EA6B"/>
    </style:style>
    <style:style style:name="T732" style:parent-style-name="species" style:family="text">
      <style:text-properties fo:font-weight="bold" style:font-weight-asian="bold" fo:color="#000000" fo:background-color="#D4EA6B"/>
    </style:style>
    <style:style style:name="T733" style:parent-style-name="DefaultParagraphFont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34" style:parent-style-name="DefaultParagraphFont" style:family="text">
      <style:text-properties style:font-name="Courier New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735" style:parent-style-name="DefaultParagraphFont" style:family="text">
      <style:text-properties style:font-name="Courier New" fo:font-weight="bold" style:font-weight-asian="bold" style:font-weight-complex="bold" fo:color="#000000" style:text-underline-type="single" style:text-underline-style="solid" style:text-underline-width="auto" style:text-underline-mode="continuous" style:language-asian="de" style:country-asian="DE"/>
    </style:style>
    <style:style style:name="T736" style:parent-style-name="DefaultParagraphFont" style:family="text">
      <style:text-properties style:font-name="Courier New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737" style:parent-style-name="PreformattedText" style:family="paragraph">
      <style:paragraph-properties fo:margin-right="0.4368in"/>
      <style:text-properties style:font-name="Courier New"/>
    </style:style>
    <style:style style:name="T738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39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740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 style:language-asian="de" style:country-asian="DE"/>
    </style:style>
    <style:style style:name="T741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742" style:parent-style-name="PreformattedText" style:family="paragraph">
      <style:paragraph-properties fo:margin-right="0.4368in"/>
    </style:style>
    <style:style style:name="T743" style:parent-style-name="DefaultParagraphFont" style:family="text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744" style:parent-style-name="DefaultParagraphFont" style:family="text">
      <style:text-properties style:font-name="Courier New" style:font-name-complex="Courier New"/>
    </style:style>
    <style:style style:name="T745" style:parent-style-name="DefaultParagraphFont" style:family="text">
      <style:text-properties style:font-name="Courier New"/>
    </style:style>
    <style:style style:name="T746" style:parent-style-name="DefaultParagraphFont" style:family="text">
      <style:text-properties style:font-name="Courier New"/>
    </style:style>
    <style:style style:name="T747" style:parent-style-name="DefaultParagraphFont" style:family="text">
      <style:text-properties style:font-name="Courier New"/>
    </style:style>
    <style:style style:name="T748" style:parent-style-name="DefaultParagraphFont" style:family="text">
      <style:text-properties style:font-name="Courier New"/>
    </style:style>
    <style:style style:name="T749" style:parent-style-name="DefaultParagraphFont" style:family="text">
      <style:text-properties style:font-name="Courier New"/>
    </style:style>
    <style:style style:name="T750" style:parent-style-name="DefaultParagraphFont" style:family="text">
      <style:text-properties style:font-name="Courier New"/>
    </style:style>
    <style:style style:name="T751" style:parent-style-name="DefaultParagraphFont" style:family="text">
      <style:text-properties style:font-name="Courier New"/>
    </style:style>
    <style:style style:name="T752" style:parent-style-name="DefaultParagraphFont" style:family="text">
      <style:text-properties style:font-name="Courier New"/>
    </style:style>
    <style:style style:name="T753" style:parent-style-name="DefaultParagraphFont" style:family="text">
      <style:text-properties style:font-name="Courier New" fo:font-weight="bold" style:font-weight-asian="bold" style:font-weight-complex="bold"/>
    </style:style>
    <style:style style:name="P754" style:parent-style-name="PreformattedText" style:family="paragraph">
      <style:text-properties style:font-name="Courier New" style:font-name-complex="Courier New" fo:font-weight="bold" style:font-weight-asian="bold"/>
    </style:style>
    <style:style style:name="T755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756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757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758" style:parent-style-name="species" style:family="text">
      <style:text-properties style:font-name="Courier New" style:font-name-complex="Courier New" fo:font-weight="bold" style:font-weight-asian="bold" fo:color="#333333" fo:background-color="#D4EA6B"/>
    </style:style>
    <style:style style:name="T759" style:parent-style-name="species" style:family="text">
      <style:text-properties style:font-name="Courier New" style:font-name-complex="Courier New" fo:font-weight="bold" style:font-weight-asian="bold" fo:color="#000000" fo:background-color="#D4EA6B"/>
    </style:style>
    <style:style style:name="P76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76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6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6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6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6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66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76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6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6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7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7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7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7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7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75" style:parent-style-name="DefaultParagraphFont" style:family="text"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/>
    </style:style>
    <style:style style:name="P776" style:parent-style-name="Standard" style:family="paragraph">
      <style:text-properties style:font-name="Courier New" style:font-name-complex="Courier New" fo:font-weight="bold" style:font-weight-asian="bold"/>
    </style:style>
    <style:style style:name="T777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778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779" style:parent-style-name="species" style:family="text">
      <style:text-properties style:font-name="Courier New" style:font-name-complex="Courier New" fo:font-weight="bold" style:font-weight-asian="bold" fo:color="#333333" fo:background-color="#D4EA6B"/>
    </style:style>
    <style:style style:name="T780" style:parent-style-name="species" style:family="text">
      <style:text-properties style:font-name="Courier New" style:font-name-complex="Courier New" fo:font-weight="bold" style:font-weight-asian="bold" fo:color="#000000" fo:background-color="#D4EA6B"/>
    </style:style>
    <style:style style:name="P78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78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8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8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8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78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787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78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8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9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9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9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9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79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T795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796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797" style:parent-style-name="species" style:family="text">
      <style:text-properties fo:font-weight="bold" style:font-weight-asian="bold" fo:color="#000000"/>
    </style:style>
    <style:style style:name="P798" style:parent-style-name="HTMLPreformatted" style:family="paragraph">
      <style:paragraph-properties fo:margin-right="1.325in" fo:background-color="#FFFFFF"/>
    </style:style>
    <style:style style:name="T799" style:parent-style-name="DefaultParagraphFont" style:family="text">
      <style:text-properties fo:font-weight="bold" style:font-weight-asian="bold" fo:background-color="#C0C0C0"/>
    </style:style>
    <style:style style:name="T800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801" style:parent-style-name="DefaultParagraphFont" style:family="text">
      <style:text-properties fo:font-weight="bold" style:font-weight-asian="bold" fo:color="#000000" fo:background-color="#C0C0C0"/>
    </style:style>
    <style:style style:name="T802" style:parent-style-name="species" style:family="text">
      <style:text-properties fo:font-weight="bold" style:font-weight-asian="bold" fo:color="#333333" fo:background-color="#D4EA6B"/>
    </style:style>
    <style:style style:name="T803" style:parent-style-name="species" style:family="text">
      <style:text-properties fo:font-weight="bold" style:font-weight-asian="bold" fo:color="#000000" fo:background-color="#D4EA6B"/>
    </style:style>
    <style:style style:name="P80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80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0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0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08" style:parent-style-name="HTMLPreformatted" style:family="paragraph">
      <style:paragraph-properties fo:margin-right="1.325in" fo:background-color="#FFFFFF"/>
    </style:style>
    <style:style style:name="P80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10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81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1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1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1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1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1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1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1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19" style:parent-style-name="HTMLPreformatted" style:family="paragraph">
      <style:paragraph-properties fo:margin-right="1.325in" fo:background-color="#FFFFFF"/>
    </style:style>
    <style:style style:name="T820" style:parent-style-name="DefaultParagraphFont" style:family="text">
      <style:text-properties style:font-name="Courier" style:font-name-asian="Times New Roman" style:font-name-complex="Times New Roman" fo:color="#000000" fo:font-size="11pt" style:font-size-asian="11pt" style:font-size-complex="11pt" fo:background-color="#FFFFFF"/>
    </style:style>
    <style:style style:name="P821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22" style:parent-style-name="species" style:family="text">
      <style:text-properties fo:font-weight="bold" style:font-weight-asian="bold" fo:color="#000000"/>
    </style:style>
    <style:style style:name="P823" style:parent-style-name="Standard" style:family="paragraph">
      <style:paragraph-properties fo:margin-right="1.325in"/>
    </style:style>
    <style:style style:name="T824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825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826" style:parent-style-name="species" style:family="text">
      <style:text-properties style:font-name="Courier New" style:font-name-complex="Courier New" fo:font-weight="bold" style:font-weight-asian="bold" fo:color="#333333" fo:background-color="#D4EA6B"/>
    </style:style>
    <style:style style:name="T827" style:parent-style-name="species" style:family="text">
      <style:text-properties style:font-name="Courier New" style:font-name-complex="Courier New" fo:font-weight="bold" style:font-weight-asian="bold" fo:color="#000000" fo:background-color="#D4EA6B"/>
    </style:style>
    <style:style style:name="P82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82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3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3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3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33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83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3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3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3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3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3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4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41" style:parent-style-name="Standard" style:family="paragraph">
      <style:paragraph-properties fo:margin-right="1.325in"/>
    </style:style>
    <style:style style:name="T842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843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44" style:parent-style-name="species" style:family="text">
      <style:text-properties fo:font-weight="bold" style:font-weight-asian="bold" fo:color="#000000"/>
    </style:style>
    <style:style style:name="P845" style:parent-style-name="Standard" style:family="paragraph">
      <style:paragraph-properties fo:margin-right="1.325in"/>
    </style:style>
    <style:style style:name="T846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847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848" style:parent-style-name="species" style:family="text">
      <style:text-properties style:font-name="Courier New" style:font-name-complex="Courier New" fo:font-weight="bold" style:font-weight-asian="bold" fo:color="#333333" fo:background-color="#D4EA6B"/>
    </style:style>
    <style:style style:name="T849" style:parent-style-name="species" style:family="text">
      <style:text-properties style:font-name="Courier New" style:font-name-complex="Courier New" fo:font-weight="bold" style:font-weight-asian="bold" fo:color="#000000" fo:background-color="#D4EA6B"/>
    </style:style>
    <style:style style:name="P85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85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5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5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5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5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56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85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5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5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6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6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6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6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864" style:parent-style-name="Standard" style:family="paragraph">
      <style:paragraph-properties fo:margin-right="1.325in"/>
    </style:style>
    <style:style style:name="T865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866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7" style:parent-style-name="species" style:family="text">
      <style:text-properties fo:font-weight="bold" style:font-weight-asian="bold" fo:color="#000000"/>
    </style:style>
    <style:style style:name="P86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69" style:parent-style-name="DefaultParagraphFont" style:family="text">
      <style:text-properties fo:font-weight="bold" style:font-weight-asian="bold" fo:color="#000000" fo:background-color="#C0C0C0"/>
    </style:style>
    <style:style style:name="T870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871" style:parent-style-name="DefaultParagraphFont" style:family="text">
      <style:text-properties fo:font-weight="bold" style:font-weight-asian="bold" fo:color="#000000" fo:background-color="#C0C0C0"/>
    </style:style>
    <style:style style:name="T872" style:parent-style-name="DefaultParagraphFont" style:family="text">
      <style:text-properties fo:font-weight="bold" style:font-weight-asian="bold" fo:color="#000000" fo:background-color="#E3E300"/>
    </style:style>
    <style:style style:name="T873" style:parent-style-name="species" style:family="text">
      <style:text-properties fo:font-weight="bold" style:font-weight-asian="bold" fo:color="#333333" fo:background-color="#E3E300"/>
    </style:style>
    <style:style style:name="T874" style:parent-style-name="species" style:family="text">
      <style:text-properties fo:font-weight="bold" style:font-weight-asian="bold" fo:color="#000000" fo:background-color="#D4EA6B"/>
    </style:style>
    <style:style style:name="P875" style:parent-style-name="PreformattedText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6" style:parent-style-name="species" style:family="text">
      <style:text-properties style:font-name="Courier New" style:font-name-complex="Courier New" fo:font-weight="bold" style:font-weight-asian="bold" fo:color="#000000" style:text-underline-type="single" style:text-underline-style="solid" style:text-underline-width="auto" style:text-underline-mode="continuous"/>
    </style:style>
    <style:style style:name="P877" style:parent-style-name="PreformattedText" style:family="paragraph">
      <style:paragraph-properties fo:margin-right="0.4368in"/>
      <style:text-properties style:font-name="Courier New"/>
    </style:style>
    <style:style style:name="P87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79" style:parent-style-name="species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T880" style:parent-style-name="species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881" style:parent-style-name="PreformattedText" style:family="paragraph">
      <style:paragraph-properties fo:line-height="0.1388in" fo:margin-right="0.436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2" style:parent-style-name="species" style:family="text">
      <style:text-properties style:font-name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883" style:parent-style-name="species" style:family="text">
      <style:text-properties style:font-name="Courier New" style:font-name-complex="Courier New" fo:color="#000000"/>
    </style:style>
    <style:style style:name="T884" style:parent-style-name="species" style:family="text">
      <style:text-properties style:font-name="Courier New" style:font-name-complex="Courier New" fo:font-weight="bold" style:font-weight-asian="bold" style:font-weight-complex="bold" fo:color="#000000"/>
    </style:style>
    <style:style style:name="P885" style:parent-style-name="HTMLPreformatted" style:family="paragraph">
      <style:paragraph-properties fo:line-height="0.1388in" fo:margin-right="0.436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886" style:parent-style-name="species" style:family="text">
      <style:text-properties fo:font-weight="bold" style:font-weight-asian="bold" fo:color="#000000"/>
    </style:style>
    <style:style style:name="P887" style:parent-style-name="Standard" style:family="paragraph">
      <style:paragraph-properties fo:margin-right="1.325in"/>
    </style:style>
    <style:style style:name="T888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889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890" style:parent-style-name="species" style:family="text">
      <style:text-properties style:font-name="Courier New" style:font-name-complex="Courier New" fo:font-weight="bold" style:font-weight-asian="bold" fo:color="#333333" fo:background-color="#D4EA6B"/>
    </style:style>
    <style:style style:name="T891" style:parent-style-name="species" style:family="text">
      <style:text-properties style:font-name="Courier New" style:font-name-complex="Courier New" fo:font-weight="bold" style:font-weight-asian="bold" fo:color="#000000" fo:background-color="#D4EA6B"/>
    </style:style>
    <style:style style:name="P89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89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9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9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9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89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898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89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0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0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0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0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0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0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06" style:parent-style-name="Standard" style:family="paragraph">
      <style:paragraph-properties fo:margin-right="1.325in"/>
    </style:style>
    <style:style style:name="T907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908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09" style:parent-style-name="species" style:family="text">
      <style:text-properties fo:font-weight="bold" style:font-weight-asian="bold" style:font-weight-complex="bold" fo:color="#000000" style:language-asian="de" style:country-asian="DE"/>
    </style:style>
    <style:style style:name="P910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11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T912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C0C0C0" style:language-asian="de" style:country-asian="DE"/>
    </style:style>
    <style:style style:name="T913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E3E300" style:language-asian="de" style:country-asian="DE"/>
    </style:style>
    <style:style style:name="T914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915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16" style:parent-style-name="species" style:family="text">
      <style:text-properties fo:font-weight="bold" style:font-weight-asian="bold" fo:color="#000000" style:language-asian="de" style:country-asian="DE"/>
    </style:style>
    <style:style style:name="P917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18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919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920" style:parent-style-name="species" style:family="text">
      <style:text-properties style:font-name="Courier New" style:font-name-complex="Courier New" fo:font-weight="bold" style:font-weight-asian="bold" fo:color="#333333" fo:background-color="#D4EA6B"/>
    </style:style>
    <style:style style:name="T921" style:parent-style-name="species" style:family="text">
      <style:text-properties style:font-name="Courier New" style:font-name-complex="Courier New" fo:font-weight="bold" style:font-weight-asian="bold" fo:color="#000000" fo:background-color="#D4EA6B"/>
    </style:style>
    <style:style style:name="P92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92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2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2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2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2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28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92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3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3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3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3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3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3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36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37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93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39" style:parent-style-name="species" style:family="text">
      <style:text-properties fo:font-weight="bold" style:font-weight-asian="bold" fo:color="#000000"/>
    </style:style>
    <style:style style:name="P940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41" style:parent-style-name="DefaultParagraphFont" style:family="text">
      <style:text-properties fo:font-weight="bold" style:font-weight-asian="bold" fo:color="#000000" fo:background-color="#C0C0C0"/>
    </style:style>
    <style:style style:name="T942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943" style:parent-style-name="DefaultParagraphFont" style:family="text">
      <style:text-properties fo:font-weight="bold" style:font-weight-asian="bold" fo:color="#000000" fo:background-color="#C0C0C0"/>
    </style:style>
    <style:style style:name="T944" style:parent-style-name="species" style:family="text">
      <style:text-properties fo:font-weight="bold" style:font-weight-asian="bold" fo:color="#333333" fo:background-color="#D4EA6B"/>
    </style:style>
    <style:style style:name="T945" style:parent-style-name="species" style:family="text">
      <style:text-properties fo:font-weight="bold" style:font-weight-asian="bold" fo:color="#000000" fo:background-color="#D4EA6B"/>
    </style:style>
    <style:style style:name="P94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94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4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4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5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951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95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5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5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5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5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5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5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5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0" style:parent-style-name="DefaultParagraphFont" style:family="text">
      <style:text-properties style:font-name="Courier" style:font-name-asian="Times New Roman" style:font-name-complex="Times New Roman" fo:color="#000000" fo:font-size="11pt" style:font-size-asian="11pt" style:font-size-complex="11pt" fo:background-color="#FFFFFF"/>
    </style:style>
    <style:style style:name="P961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2" style:parent-style-name="species" style:family="text">
      <style:text-properties fo:font-weight="bold" style:font-weight-asian="bold" fo:color="#000000" style:language-asian="de" style:country-asian="DE"/>
    </style:style>
    <style:style style:name="P963" style:parent-style-name="Standard" style:family="paragraph">
      <style:paragraph-properties fo:margin-right="1.387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64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965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966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967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968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96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97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7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7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7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7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97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7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7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7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7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8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8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82" style:parent-style-name="Standard" style:family="paragraph">
      <style:paragraph-properties fo:margin-right="1.387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3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984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5" style:parent-style-name="species" style:family="text">
      <style:text-properties fo:font-weight="bold" style:font-weight-asian="bold" style:font-weight-complex="bold" fo:color="#000000" style:language-asian="de" style:country-asian="DE"/>
    </style:style>
    <style:style style:name="P986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987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T988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C6EA6B" style:language-asian="de" style:country-asian="DE"/>
    </style:style>
    <style:style style:name="T989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99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99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9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9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9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99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99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9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9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99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0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0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0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03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04" style:parent-style-name="DefaultParagraphFont" style:family="text">
      <style:text-properties style:font-name="Courier" style:font-name-asian="Times New Roman" style:font-name-complex="Times New Roman" fo:color="#000000" fo:font-size="11pt" style:font-size-asian="11pt" style:font-size-complex="11pt" fo:background-color="#FFFFFF"/>
    </style:style>
    <style:style style:name="P1005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06" style:parent-style-name="species" style:family="text">
      <style:text-properties fo:font-weight="bold" style:font-weight-asian="bold" fo:color="#000000"/>
    </style:style>
    <style:style style:name="P1007" style:parent-style-name="Standard" style:family="paragraph">
      <style:paragraph-properties fo:margin-right="1.325in"/>
    </style:style>
    <style:style style:name="T1008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1009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1010" style:parent-style-name="DefaultParagraphFont" style:family="text">
      <style:text-properties style:font-name="Courier New" style:font-name-complex="Courier New" fo:font-weight="bold" style:font-weight-asian="bold" fo:color="#000000"/>
    </style:style>
    <style:style style:name="T1011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012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101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01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1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1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1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1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19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02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2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2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2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2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2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2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27" style:parent-style-name="Standard" style:family="paragraph">
      <style:paragraph-properties fo:margin-right="1.325in"/>
    </style:style>
    <style:style style:name="T1028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102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0" style:parent-style-name="species" style:family="text">
      <style:text-properties fo:color="#000000" style:language-asian="de" style:country-asian="DE"/>
    </style:style>
    <style:style style:name="P1031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32" style:parent-style-name="DefaultParagraphFont" style:family="text">
      <style:text-properties fo:font-weight="bold" style:font-weight-asian="bold" fo:color="#000000" fo:background-color="#C0C0C0"/>
    </style:style>
    <style:style style:name="T1033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1034" style:parent-style-name="DefaultParagraphFont" style:family="text">
      <style:text-properties fo:font-weight="bold" style:font-weight-asian="bold" fo:color="#000000" fo:background-color="#C0C0C0"/>
    </style:style>
    <style:style style:name="T1035" style:parent-style-name="DefaultParagraphFont" style:family="text">
      <style:text-properties fo:font-weight="bold" style:font-weight-asian="bold" fo:color="#000000" fo:background-color="#C6EA6B"/>
    </style:style>
    <style:style style:name="T1036" style:parent-style-name="species" style:family="text">
      <style:text-properties fo:font-weight="bold" style:font-weight-asian="bold" fo:color="#333333" fo:background-color="#C6EA6B" style:language-asian="de" style:country-asian="DE"/>
    </style:style>
    <style:style style:name="T1037" style:parent-style-name="species" style:family="text">
      <style:text-properties fo:font-weight="bold" style:font-weight-asian="bold" fo:color="#000000" fo:background-color="#C6EA6B" style:language-asian="de" style:country-asian="DE"/>
    </style:style>
    <style:style style:name="P1038" style:parent-style-name="PreformattedText" style:family="paragraph">
      <style:paragraph-properties fo:margin-right="1.325in"/>
    </style:style>
    <style:style style:name="T1039" style:parent-style-name="DefaultParagraphFont" style:family="text">
      <style:text-properties style:font-name="Courier New" fo:font-weight="bold" style:font-weight-asian="bold" fo:color="#000000" style:text-underline-type="single" style:text-underline-style="solid" style:text-underline-width="auto" style:text-underline-mode="continuous" style:language-asian="de" style:country-asian="DE"/>
    </style:style>
    <style:style style:name="P1040" style:parent-style-name="PreformattedText" style:family="paragraph">
      <style:paragraph-properties fo:margin-right="0.4368in"/>
      <style:text-properties style:font-name="Courier New"/>
    </style:style>
    <style:style style:name="P1041" style:parent-style-name="PreformattedText" style:family="paragraph">
      <style:paragraph-properties fo:margin-right="1.325in"/>
    </style:style>
    <style:style style:name="T1042" style:parent-style-name="DefaultParagraphFont" style:family="text">
      <style:text-properties style:font-name="Courier New" fo:font-weight="bold" style:font-weight-asian="bold" style:font-weight-complex="bold" fo:color="#000000" style:text-underline-type="single" style:text-underline-style="solid" style:text-underline-width="auto" style:text-underline-mode="continuous" style:language-asian="de" style:country-asian="DE"/>
    </style:style>
    <style:style style:name="P1043" style:parent-style-name="PreformattedText" style:family="paragraph">
      <style:paragraph-properties fo:margin-right="0.4368in"/>
    </style:style>
    <style:style style:name="T1044" style:parent-style-name="DefaultParagraphFont" style:family="text">
      <style:text-properties style:font-name="Courier New" fo:font-weight="bold" style:font-weight-asian="bold" style:font-weight-complex="bold" fo:color="#000000" style:text-underline-type="single" style:text-underline-style="solid" style:text-underline-width="auto" style:text-underline-mode="continuous" style:language-asian="de" style:country-asian="DE"/>
    </style:style>
    <style:style style:name="T1045" style:parent-style-name="DefaultParagraphFont" style:family="text">
      <style:text-properties style:font-name="Courier New" fo:color="#000000" style:language-asian="de" style:country-asian="DE"/>
    </style:style>
    <style:style style:name="T1046" style:parent-style-name="DefaultParagraphFont" style:family="text">
      <style:text-properties style:font-name="Courier New"/>
    </style:style>
    <style:style style:name="T1047" style:parent-style-name="DefaultParagraphFont" style:family="text">
      <style:text-properties style:font-name="Courier New"/>
    </style:style>
    <style:style style:name="T1048" style:parent-style-name="DefaultParagraphFont" style:family="text">
      <style:text-properties style:font-name="Courier New"/>
    </style:style>
    <style:style style:name="T1049" style:parent-style-name="DefaultParagraphFont" style:family="text">
      <style:text-properties style:font-name="Courier New"/>
    </style:style>
    <style:style style:name="T1050" style:parent-style-name="DefaultParagraphFont" style:family="text">
      <style:text-properties style:font-name="Courier New"/>
    </style:style>
    <style:style style:name="T1051" style:parent-style-name="DefaultParagraphFont" style:family="text">
      <style:text-properties style:font-name="Courier New"/>
    </style:style>
    <style:style style:name="T1052" style:parent-style-name="DefaultParagraphFont" style:family="text">
      <style:text-properties style:font-name="Courier New"/>
    </style:style>
    <style:style style:name="T1053" style:parent-style-name="DefaultParagraphFont" style:family="text">
      <style:text-properties style:font-name="Courier New"/>
    </style:style>
    <style:style style:name="T1054" style:parent-style-name="DefaultParagraphFont" style:family="text">
      <style:text-properties style:font-name="Courier New" fo:font-weight="bold" style:font-weight-asian="bold" style:font-weight-complex="bold"/>
    </style:style>
    <style:style style:name="P1055" style:parent-style-name="HTMLPreformatted" style:family="paragraph">
      <style:paragraph-properties fo:margin-right="1.325in"/>
    </style:style>
    <style:style style:name="T1056" style:parent-style-name="DefaultParagraphFont" style:family="text">
      <style:text-properties fo:color="#000000" style:language-asian="de" style:country-asian="DE"/>
    </style:style>
    <style:style style:name="P1057" style:parent-style-name="HTMLPreformatted" style:family="paragraph">
      <style:paragraph-properties fo:margin-right="1.325in"/>
    </style:style>
    <style:style style:name="T1058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1059" style:parent-style-name="DefaultParagraphFont" style:family="text">
      <style:text-properties fo:font-weight="bold" style:font-weight-asian="bold" fo:color="#000000" fo:background-color="#C0C0C0"/>
    </style:style>
    <style:style style:name="T1060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1061" style:parent-style-name="species" style:family="text">
      <style:text-properties fo:font-weight="bold" style:font-weight-asian="bold" fo:color="#000000" fo:background-color="#D4EA6B" style:language-asian="de" style:country-asian="DE"/>
    </style:style>
    <style:style style:name="P106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06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6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6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6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6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06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6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7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7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7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7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7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1075" style:parent-style-name="HTMLPreformatted" style:family="paragraph">
      <style:paragraph-properties fo:margin-right="1.325in"/>
    </style:style>
    <style:style style:name="T1076" style:parent-style-name="DefaultParagraphFont" style:family="text">
      <style:text-properties style:font-name="Courier" style:font-name-asian="Times New Roman" style:font-name-complex="Times New Roman" fo:color="#000000" fo:font-size="11pt" style:font-size-asian="11pt" style:font-size-complex="11pt" fo:background-color="#FFFFFF"/>
    </style:style>
    <style:style style:name="P1077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1078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79" style:parent-style-name="species" style:family="text">
      <style:text-properties style:font-weight-complex="bold" fo:color="#000000" style:language-asian="de" style:country-asian="DE"/>
    </style:style>
    <style:style style:name="P1080" style:parent-style-name="HTMLPreformatted" style:family="paragraph">
      <style:paragraph-properties fo:margin-right="1.325in"/>
    </style:style>
    <style:style style:name="T1081" style:parent-style-name="DefaultParagraphFont" style:family="text">
      <style:text-properties fo:font-weight="bold" style:font-weight-asian="bold" fo:color="#000000" fo:background-color="#FF0000"/>
    </style:style>
    <style:style style:name="P1082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3" style:parent-style-name="species" style:family="text">
      <style:text-properties fo:font-weight="bold" style:font-weight-asian="bold" fo:color="#000000"/>
    </style:style>
    <style:style style:name="P108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085" style:parent-style-name="DefaultParagraphFont" style:family="text">
      <style:text-properties fo:font-weight="bold" style:font-weight-asian="bold" fo:color="#000000" fo:background-color="#C0C0C0"/>
    </style:style>
    <style:style style:name="T1086" style:parent-style-name="HTMLCode" style:family="text">
      <style:text-properties style:font-name-asian="Courier New" fo:font-weight="bold" style:font-weight-asian="bold" fo:color="#000000" fo:background-color="#C0C0C0"/>
    </style:style>
    <style:style style:name="T1087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1088" style:parent-style-name="species" style:family="text">
      <style:text-properties fo:font-weight="bold" style:font-weight-asian="bold" fo:color="#000000" fo:background-color="#D4EA6B" style:language-asian="de" style:country-asian="DE"/>
    </style:style>
    <style:style style:name="T1089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1090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09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09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9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9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09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09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097" style:parent-style-name="Normal" style:family="paragraph">
      <style:paragraph-properties style:vertical-align="auto"/>
      <style:text-properties fo:hyphenate="true"/>
    </style:style>
    <style:style style:name="T1098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099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10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0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0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0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0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0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06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07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1108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110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10" style:parent-style-name="species" style:family="text">
      <style:text-properties fo:font-weight="bold" style:font-weight-asian="bold" fo:color="#000000"/>
    </style:style>
    <style:style style:name="T1111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1112" style:parent-style-name="HTMLCode" style:family="text">
      <style:text-properties fo:font-weight="bold" style:font-weight-asian="bold" fo:color="#000000" fo:background-color="#C0C0C0"/>
    </style:style>
    <style:style style:name="T1113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114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115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116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11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11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11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12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12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2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123" style:parent-style-name="Normal" style:family="paragraph">
      <style:paragraph-properties style:vertical-align="auto"/>
      <style:text-properties fo:hyphenate="true"/>
    </style:style>
    <style:style style:name="T1124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125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12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2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2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2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3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3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T1132" style:parent-style-name="DefaultParagraphFont" style:family="text">
      <style:text-properties style:font-name="Courier New" fo:color="#000000" fo:background-color="#FFFFFF"/>
    </style:style>
    <style:style style:name="T1133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13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35" style:parent-style-name="species" style:family="text">
      <style:text-properties fo:font-weight="bold" style:font-weight-asian="bold" fo:color="#000000" style:language-asian="de" style:country-asian="DE"/>
    </style:style>
    <style:style style:name="P1136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37" style:parent-style-name="species" style:family="text">
      <style:text-properties fo:font-weight="bold" style:font-weight-asian="bold" fo:color="#000000" fo:background-color="#C0C0C0" style:language-asian="de" style:country-asian="DE"/>
    </style:style>
    <style:style style:name="T1138" style:parent-style-name="HTMLCode" style:family="text">
      <style:text-properties style:font-name-asian="Courier New" fo:font-weight="bold" style:font-weight-asian="bold" fo:color="#000000" fo:background-color="#C0C0C0" style:language-asian="de" style:country-asian="DE"/>
    </style:style>
    <style:style style:name="T1139" style:parent-style-name="HTMLCode" style:family="text">
      <style:text-properties style:font-name-asian="Courier New" fo:font-weight="bold" style:font-weight-asian="bold" fo:color="#000000" fo:background-color="#E3E300" style:language-asian="de" style:country-asian="DE"/>
    </style:style>
    <style:style style:name="T1140" style:parent-style-name="HTMLCode" style:family="text">
      <style:text-properties style:font-name-asian="Courier New" fo:font-weight="bold" style:font-weight-asian="bold" fo:color="#000000" fo:background-color="#D4EA6B" style:language-asian="de" style:country-asian="DE"/>
    </style:style>
    <style:style style:name="T1141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1142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14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14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14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14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14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4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149" style:parent-style-name="Normal" style:family="paragraph">
      <style:paragraph-properties style:vertical-align="auto"/>
      <style:text-properties fo:hyphenate="true"/>
    </style:style>
    <style:style style:name="T1150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151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15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5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5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5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5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5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15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59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1160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1161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62" style:parent-style-name="species" style:family="text">
      <style:text-properties fo:font-weight="bold" style:font-weight-asian="bold" fo:color="#000000"/>
    </style:style>
    <style:style style:name="P1163" style:parent-style-name="HTMLPreformatted" style:family="paragraph">
      <style:paragraph-properties fo:margin-right="1.325in"/>
    </style:style>
    <style:style style:name="T1164" style:parent-style-name="DefaultParagraphFont" style:family="text">
      <style:text-properties fo:font-weight="bold" style:font-weight-asian="bold" fo:color="#000000" fo:background-color="#C0C0C0"/>
    </style:style>
    <style:style style:name="T1165" style:parent-style-name="HTMLCode" style:family="text">
      <style:text-properties style:font-name-asian="Courier New" fo:font-weight="bold" style:font-weight-asian="bold" fo:color="#000000" fo:background-color="#C0C0C0"/>
    </style:style>
    <style:style style:name="T1166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1167" style:parent-style-name="species" style:family="text">
      <style:text-properties fo:font-weight="bold" style:font-weight-asian="bold" fo:color="#000000" fo:background-color="#D4EA6B" style:language-asian="de" style:country-asian="DE"/>
    </style:style>
    <style:style style:name="T1168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1169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170" style:parent-style-name="PreformattedText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71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172" style:parent-style-name="PreformattedText" style:family="paragraph">
      <style:text-properties style:font-name="Courier New"/>
    </style:style>
    <style:style style:name="P1173" style:parent-style-name="PreformattedText" style:family="paragraph">
      <style:text-properties style:font-name="Courier New"/>
    </style:style>
    <style:style style:name="P1174" style:parent-style-name="PreformattedText" style:family="paragraph">
      <style:text-properties style:font-name="Courier New"/>
    </style:style>
    <style:style style:name="T117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1176" style:parent-style-name="HTMLCode" style:family="text">
      <style:text-properties style:font-name-asian="NSimSu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177" style:parent-style-name="PreformattedText" style:family="paragraph">
      <style:paragraph-properties style:vertical-align="auto"/>
      <style:text-properties fo:hyphenate="true"/>
    </style:style>
    <style:style style:name="T1178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T1179" style:parent-style-name="DefaultParagraphFont" style:family="text">
      <style:text-properties style:font-name="Courier New" style:font-name-asian="Times New Roman" style:font-name-complex="Times New Roman" fo:color="#000000" fo:background-color="#FFFFFF"/>
    </style:style>
    <style:style style:name="P1180" style:parent-style-name="PreformattedText" style:family="paragraph">
      <style:text-properties style:font-name="Courier New"/>
    </style:style>
    <style:style style:name="P1181" style:parent-style-name="PreformattedText" style:family="paragraph">
      <style:text-properties style:font-name="Courier New"/>
    </style:style>
    <style:style style:name="P1182" style:parent-style-name="PreformattedText" style:family="paragraph">
      <style:text-properties style:font-name="Courier New"/>
    </style:style>
    <style:style style:name="P1183" style:parent-style-name="PreformattedText" style:family="paragraph">
      <style:text-properties style:font-name="Courier New"/>
    </style:style>
    <style:style style:name="P1184" style:parent-style-name="PreformattedText" style:family="paragraph">
      <style:text-properties style:font-name="Courier New"/>
    </style:style>
    <style:style style:name="P1185" style:parent-style-name="PreformattedText" style:family="paragraph">
      <style:text-properties style:font-name="Courier New"/>
    </style:style>
    <style:style style:name="T1186" style:parent-style-name="DefaultParagraphFont" style:family="text">
      <style:text-properties style:font-name="Courier New"/>
    </style:style>
    <style:style style:name="T1187" style:parent-style-name="DefaultParagraphFont" style:family="text">
      <style:text-properties style:font-name="Courier New" fo:font-weight="bold" style:font-weight-asian="bold" style:font-weight-complex="bold"/>
    </style:style>
    <style:style style:name="P118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189" style:parent-style-name="species" style:family="text">
      <style:text-properties fo:font-weight="bold" style:font-weight-asian="bold" fo:color="#000000"/>
    </style:style>
    <style:style style:name="P1190" style:parent-style-name="Standard" style:family="paragraph">
      <style:paragraph-properties fo:margin-right="1.325in"/>
    </style:style>
    <style:style style:name="T1191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1192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193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194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195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19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19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198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19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0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0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0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0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04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205" style:parent-style-name="Normal" style:family="paragraph">
      <style:paragraph-properties style:vertical-align="auto"/>
      <style:text-properties fo:hyphenate="true"/>
    </style:style>
    <style:style style:name="T1206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07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20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0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1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1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1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1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14" style:parent-style-name="Standard" style:family="paragraph">
      <style:paragraph-properties fo:margin-right="1.325in"/>
    </style:style>
    <style:style style:name="T1215" style:parent-style-name="DefaultParagraphFont" style:family="text">
      <style:text-properties style:font-name="Courier New" fo:color="#000000" fo:background-color="#FFFFFF"/>
    </style:style>
    <style:style style:name="T1216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217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18" style:parent-style-name="species" style:family="text">
      <style:text-properties fo:font-weight="bold" style:font-weight-asian="bold" style:font-weight-complex="bold" fo:color="#000000"/>
    </style:style>
    <style:style style:name="P1219" style:parent-style-name="Standard" style:family="paragraph">
      <style:paragraph-properties fo:margin-right="1.325in"/>
    </style:style>
    <style:style style:name="T1220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C0C0C0"/>
    </style:style>
    <style:style style:name="T1221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E3E300" style:language-asian="de" style:country-asian="DE"/>
    </style:style>
    <style:style style:name="T1222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T1223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F00" style:language-asian="de" style:country-asian="DE"/>
    </style:style>
    <style:style style:name="T1224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200" style:language-asian="de" style:country-asian="DE"/>
    </style:style>
    <style:style style:name="P122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2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27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22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2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3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3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3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33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234" style:parent-style-name="Normal" style:family="paragraph">
      <style:paragraph-properties style:vertical-align="auto"/>
      <style:text-properties fo:hyphenate="true"/>
    </style:style>
    <style:style style:name="T1235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36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23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3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3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4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4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4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4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44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T1245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246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47" style:parent-style-name="species" style:family="text">
      <style:text-properties fo:font-weight="bold" style:font-weight-asian="bold" fo:color="#000000"/>
    </style:style>
    <style:style style:name="P1248" style:parent-style-name="HTMLPreformatted" style:family="paragraph">
      <style:paragraph-properties fo:margin-right="1.325in"/>
    </style:style>
    <style:style style:name="T1249" style:parent-style-name="DefaultParagraphFont" style:family="text">
      <style:text-properties fo:font-weight="bold" style:font-weight-asian="bold" fo:color="#000000" fo:background-color="#C0C0C0"/>
    </style:style>
    <style:style style:name="T1250" style:parent-style-name="HTMLCode" style:family="text">
      <style:text-properties style:font-name-asian="Courier New" fo:font-weight="bold" style:font-weight-asian="bold" fo:color="#000000" fo:background-color="#C0C0C0"/>
    </style:style>
    <style:style style:name="T1251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1252" style:parent-style-name="species" style:family="text">
      <style:text-properties fo:font-weight="bold" style:font-weight-asian="bold" fo:color="#000000" fo:background-color="#D4EA6B" style:language-asian="de" style:country-asian="DE"/>
    </style:style>
    <style:style style:name="T1253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1254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25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5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57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25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5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6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6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6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63" style:parent-style-name="HTMLCode" style:family="text">
      <style:text-properties style:font-name-asian="NSimSun" fo:font-weight="bold" style:font-weight-asian="bold" style:font-weight-complex="bold" fo:color="#000000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264" style:parent-style-name="Normal" style:family="paragraph">
      <style:paragraph-properties style:vertical-align="auto"/>
      <style:text-properties fo:hyphenate="true"/>
    </style:style>
    <style:style style:name="T1265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66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26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6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6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7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7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7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273" style:parent-style-name="HTMLPreformatted" style:family="paragraph">
      <style:paragraph-properties fo:margin-right="1.325in"/>
    </style:style>
    <style:style style:name="T1274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1275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1276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277" style:parent-style-name="species" style:family="text">
      <style:text-properties fo:font-weight="bold" style:font-weight-asian="bold" fo:color="#000000"/>
    </style:style>
    <style:style style:name="P1278" style:parent-style-name="Standard" style:family="paragraph">
      <style:paragraph-properties fo:margin-right="1.325in"/>
    </style:style>
    <style:style style:name="T1279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1280" style:parent-style-name="HTMLCode" style:family="text">
      <style:text-properties fo:font-weight="bold" style:font-weight-asian="bold" fo:color="#000000" fo:background-color="#C0C0C0"/>
    </style:style>
    <style:style style:name="T1281" style:parent-style-name="HTMLCode" style:family="text">
      <style:text-properties fo:font-weight="bold" style:font-weight-asian="bold" fo:color="#000000" fo:background-color="#BFEA6B"/>
    </style:style>
    <style:style style:name="T1282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283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284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285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28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8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88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28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9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9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29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29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94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295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T1296" style:parent-style-name="DefaultParagraphFont" style:family="text">
      <style:text-properties style:font-name="Courier New" fo:color="#000000" fo:font-size="10pt" style:font-size-asian="10pt" style:font-size-complex="10pt" fo:background-color="#FFFFFF"/>
    </style:style>
    <style:style style:name="P1297" style:parent-style-name="Normal" style:family="paragraph">
      <style:text-properties style:font-name="Courier New" fo:color="#000000" fo:font-size="10pt" style:font-size-asian="10pt" style:font-size-complex="10pt" fo:background-color="#FFFFFF"/>
    </style:style>
    <style:style style:name="P1298" style:parent-style-name="Normal" style:family="paragraph">
      <style:text-properties style:font-name="Courier New" fo:color="#000000" fo:font-size="10pt" style:font-size-asian="10pt" style:font-size-complex="10pt" fo:background-color="#FFFFFF"/>
    </style:style>
    <style:style style:name="P1299" style:parent-style-name="Normal" style:family="paragraph">
      <style:text-properties style:font-name="Courier New" fo:color="#000000" fo:font-size="10pt" style:font-size-asian="10pt" style:font-size-complex="10pt" fo:background-color="#FFFFFF"/>
    </style:style>
    <style:style style:name="P1300" style:parent-style-name="Normal" style:family="paragraph">
      <style:text-properties style:font-name="Courier New" fo:color="#000000" fo:font-size="10pt" style:font-size-asian="10pt" style:font-size-complex="10pt" fo:background-color="#FFFFFF"/>
    </style:style>
    <style:style style:name="P1301" style:parent-style-name="Normal" style:family="paragraph">
      <style:text-properties style:font-name="Courier New" fo:color="#000000" fo:font-size="10pt" style:font-size-asian="10pt" style:font-size-complex="10pt" fo:background-color="#FFFFFF"/>
    </style:style>
    <style:style style:name="P1302" style:parent-style-name="Normal" style:family="paragraph">
      <style:text-properties style:font-name="Courier New" fo:color="#000000" fo:font-size="10pt" style:font-size-asian="10pt" style:font-size-complex="10pt" fo:background-color="#FFFFFF"/>
    </style:style>
    <style:style style:name="P1303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04" style:parent-style-name="DefaultParagraphFont" style:family="text">
      <style:text-properties fo:color="#000000" fo:background-color="#FFFFFF"/>
    </style:style>
    <style:style style:name="T1305" style:parent-style-name="DefaultParagraphFont" style:family="text">
      <style:text-properties fo:font-weight="bold" style:font-weight-asian="bold" style:font-weight-complex="bold" fo:color="#000000" fo:background-color="#FFFFFF"/>
    </style:style>
    <style:style style:name="P1306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07" style:parent-style-name="species" style:family="text">
      <style:text-properties fo:font-weight="bold" style:font-weight-asian="bold" style:language-asian="de" style:country-asian="DE"/>
    </style:style>
    <style:style style:name="P1308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</style:tab-stops>
      </style:paragraph-properties>
    </style:style>
    <style:style style:name="T1309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1310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311" style:parent-style-name="species" style:family="text">
      <style:text-properties style:font-name="Courier New" style:font-name-complex="Courier New" fo:font-weight="bold" style:font-weight-asian="bold" fo:background-color="#D4EA6B" style:language-asian="de" style:country-asian="DE"/>
    </style:style>
    <style:style style:name="T1312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313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31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1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316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31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31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31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32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2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322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323" style:parent-style-name="Normal" style:family="paragraph">
      <style:paragraph-properties style:vertical-align="auto"/>
      <style:text-properties fo:hyphenate="true"/>
    </style:style>
    <style:style style:name="T1324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325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32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2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2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2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3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3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32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</style:tab-stops>
      </style:paragraph-properties>
    </style:style>
    <style:style style:name="T1333" style:parent-style-name="DefaultParagraphFont" style:family="text">
      <style:text-properties style:font-name="Courier New" fo:color="#000000" fo:background-color="#FFFFFF"/>
    </style:style>
    <style:style style:name="T1334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335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36" style:parent-style-name="species" style:family="text">
      <style:text-properties fo:font-weight="bold" style:font-weight-asian="bold" fo:color="#000000"/>
    </style:style>
    <style:style style:name="T1337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1338" style:parent-style-name="HTMLCode" style:family="text">
      <style:text-properties fo:font-weight="bold" style:font-weight-asian="bold" fo:color="#000000" fo:background-color="#C0C0C0"/>
    </style:style>
    <style:style style:name="T1339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340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341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342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34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345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34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34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34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34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5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351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352" style:parent-style-name="Normal" style:family="paragraph">
      <style:paragraph-properties style:vertical-align="auto"/>
      <style:text-properties fo:hyphenate="true"/>
    </style:style>
    <style:style style:name="T1353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354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35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5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5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5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5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36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T1361" style:parent-style-name="DefaultParagraphFont" style:family="text">
      <style:text-properties style:font-name="Courier New" fo:color="#000000" fo:background-color="#FFFFFF"/>
    </style:style>
    <style:style style:name="T1362" style:parent-style-name="DefaultParagraphFont" style:family="text">
      <style:text-properties style:font-name="Courier New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P1363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64" style:parent-style-name="species" style:family="text">
      <style:text-properties fo:font-weight="bold" style:font-weight-asian="bold" style:language-asian="de" style:country-asian="DE"/>
    </style:style>
    <style:style style:name="P1365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66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1367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368" style:parent-style-name="species" style:family="text">
      <style:text-properties style:font-name="Courier New" style:font-name-complex="Courier New" fo:font-weight="bold" style:font-weight-asian="bold" fo:background-color="#D4EA6B" style:language-asian="de" style:country-asian="DE"/>
    </style:style>
    <style:style style:name="T1369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370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37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37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373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374" style:parent-style-name="PreformattedText" style:family="paragraph">
      <style:paragraph-properties fo:margin-right="0.4368in"/>
      <style:text-properties style:font-name="Courier New"/>
    </style:style>
    <style:style style:name="T1375" style:parent-style-name="DefaultParagraphFont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76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1377" style:parent-style-name="PreformattedText" style:family="paragraph">
      <style:paragraph-properties fo:margin-right="0.4368in"/>
    </style:style>
    <style:style style:name="T1378" style:parent-style-name="DefaultParagraphFont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379" style:parent-style-name="DefaultParagraphFont" style:family="text">
      <style:text-properties style:font-name="Courier New"/>
    </style:style>
    <style:style style:name="T1380" style:parent-style-name="DefaultParagraphFont" style:family="text">
      <style:text-properties style:font-name="Courier New" fo:color="#000000" fo:background-color="#FFFFFF"/>
    </style:style>
    <style:style style:name="T1381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382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3" style:parent-style-name="species" style:family="text">
      <style:text-properties fo:font-weight="bold" style:font-weight-asian="bold" style:language-asian="de" style:country-asian="DE"/>
    </style:style>
    <style:style style:name="P1384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85" style:parent-style-name="DefaultParagraphFont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C0C0C0" style:language-asian="de" style:country-asian="DE"/>
    </style:style>
    <style:style style:name="T1386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333333" fo:font-size="6pt" style:font-size-asian="6pt" style:font-size-complex="6pt" fo:background-color="#D4EA6B" style:language-asian="de" style:country-asian="DE"/>
    </style:style>
    <style:style style:name="T1387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font-size="6pt" style:font-size-asian="6pt" style:font-size-complex="6pt" fo:background-color="#D4EA6B" style:language-asian="de" style:country-asian="DE"/>
    </style:style>
    <style:style style:name="T1388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FF00" style:language-asian="de" style:country-asian="DE"/>
    </style:style>
    <style:style style:name="T1389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F200" style:language-asian="de" style:country-asian="DE"/>
    </style:style>
    <style:style style:name="T1390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00FF" style:language-asian="de" style:country-asian="DE"/>
    </style:style>
    <style:style style:name="P1391" style:parent-style-name="HTMLPreformatted" style:family="paragraph">
      <style:paragraph-properties fo:line-height="0.1388in" fo:margin-right="0.436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color="#000000"/>
    </style:style>
    <style:style style:name="P1392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393" style:parent-style-name="DefaultParagraphFont" style:family="text">
      <style:text-properties fo:font-weight="bold" style:font-weight-asian="bold" fo:color="#000000" fo:background-color="#D0D0D0"/>
    </style:style>
    <style:style style:name="T1394" style:parent-style-name="HTMLCode" style:family="text">
      <style:text-properties style:font-name-asian="Courier New" fo:font-weight="bold" style:font-weight-asian="bold" fo:color="#000000" fo:background-color="#D0D0D0"/>
    </style:style>
    <style:style style:name="T1395" style:parent-style-name="DefaultParagraphFont" style:family="text">
      <style:text-properties fo:font-weight="bold" style:font-weight-asian="bold" fo:color="#000000" fo:background-color="#C6EA6B"/>
    </style:style>
    <style:style style:name="T1396" style:parent-style-name="species" style:family="text">
      <style:text-properties fo:font-weight="bold" style:font-weight-asian="bold" fo:color="#333333" fo:background-color="#C6EA6B" style:language-asian="de" style:country-asian="DE"/>
    </style:style>
    <style:style style:name="T1397" style:parent-style-name="species" style:family="text">
      <style:text-properties fo:font-weight="bold" style:font-weight-asian="bold" fo:color="#000000" fo:background-color="#C6EA6B" style:language-asian="de" style:country-asian="DE"/>
    </style:style>
    <style:style style:name="T1398" style:parent-style-name="species" style:family="text">
      <style:text-properties fo:font-weight="bold" style:font-weight-asian="bold" style:font-weight-complex="bold" fo:color="#000000" fo:background-color="#FFFF00" style:language-asian="de" style:country-asian="DE"/>
    </style:style>
    <style:style style:name="T1399" style:parent-style-name="species" style:family="text">
      <style:text-properties fo:font-weight="bold" style:font-weight-asian="bold" style:font-weight-complex="bold" fo:color="#000000" fo:background-color="#FFF200" style:language-asian="de" style:country-asian="DE"/>
    </style:style>
    <style:style style:name="T1400" style:parent-style-name="ff_line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01" style:parent-style-name="HTMLCode" style:family="text">
      <style:text-properties style:font-name-asian="NSimSu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402" style:parent-style-name="PreformattedText" style:family="paragraph">
      <style:paragraph-properties fo:margin-right="0.4368in"/>
      <style:text-properties style:font-name="Courier New"/>
    </style:style>
    <style:style style:name="T1403" style:parent-style-name="ff_line" style:family="text">
      <style:text-properties style:font-name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404" style:parent-style-name="HTMLCode" style:family="text">
      <style:text-properties style:font-name-asian="NSimSu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405" style:parent-style-name="PreformattedText" style:family="paragraph">
      <style:paragraph-properties fo:line-height="0.1388in" fo:margin-right="0.436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06" style:parent-style-name="ff_line" style:family="text">
      <style:text-properties style:font-name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 style:language-asian="de" style:country-asian="DE"/>
    </style:style>
    <style:style style:name="T1407" style:parent-style-name="ff_line" style:family="text">
      <style:text-properties style:font-name="Courier New" style:font-name-complex="Courier New" fo:color="#000000" style:language-asian="de" style:country-asian="DE"/>
    </style:style>
    <style:style style:name="T1408" style:parent-style-name="species" style:family="text">
      <style:text-properties style:font-name="Courier New" style:font-name-complex="Courier New" fo:color="#000000" style:language-asian="de" style:country-asian="DE"/>
    </style:style>
    <style:style style:name="T1409" style:parent-style-name="species" style:family="text">
      <style:text-properties style:font-name="Courier New" style:font-name-complex="Courier New" fo:font-weight="bold" style:font-weight-asian="bold" style:font-weight-complex="bold" fo:color="#000000" style:language-asian="de" style:country-asian="DE"/>
    </style:style>
    <style:style style:name="P1410" style:parent-style-name="HTMLPreformatted" style:family="paragraph">
      <style:paragraph-properties fo:line-height="0.1388in" fo:margin-right="0.436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11" style:parent-style-name="species" style:family="text">
      <style:text-properties fo:font-weight="bold" style:font-weight-asian="bold" fo:color="#000000" style:language-asian="de" style:country-asian="DE"/>
    </style:style>
    <style:style style:name="T1412" style:parent-style-name="ff_line" style:family="text">
      <style:text-properties style:font-name="Courier New" fo:font-weight="bold" style:font-weight-asian="bold" style:font-weight-complex="bold" fo:background-color="#CCCCCC"/>
    </style:style>
    <style:style style:name="T1413" style:parent-style-name="ff_line" style:family="text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T1414" style:parent-style-name="species" style:family="text">
      <style:text-properties style:font-name="Courier New" style:font-name-complex="Courier New" fo:font-weight="bold" style:font-weight-asian="bold" style:font-weight-complex="bold" fo:color="#333333" fo:background-color="#D4EA6B" style:language-asian="de" style:country-asian="DE"/>
    </style:style>
    <style:style style:name="T1415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T1416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F00" style:language-asian="de" style:country-asian="DE"/>
    </style:style>
    <style:style style:name="T1417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200" style:language-asian="de" style:country-asian="DE"/>
    </style:style>
    <style:style style:name="P141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19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20" style:parent-style-name="HTMLCode" style:family="text">
      <style:text-properties style:font-name-asian="NSimSun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42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42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42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1424" style:parent-style-name="DefaultParagraphFont" style:family="text">
      <style:text-properties style:font-name="Courier New" style:font-name-complex="Courier New" fo:font-weight="bold" style:font-weight-asian="bold" fo:color="#000000" fo:background-color="#FFFFFF" style:text-underline-type="single" style:text-underline-style="solid" style:text-underline-width="auto" style:text-underline-mode="continuous"/>
    </style:style>
    <style:style style:name="T1425" style:parent-style-name="DefaultParagraphFont" style:family="text">
      <style:text-properties style:font-name="Courier New" style:font-name-complex="Courier New" fo:font-weight="bold" style:font-weight-asian="bold" fo:color="#444444" fo:background-color="#FFFFFF" style:text-underline-type="single" style:text-underline-style="solid" style:text-underline-width="auto" style:text-underline-mode="continuous"/>
    </style:style>
    <style:style style:name="T1426" style:parent-style-name="DefaultParagraphFont" style:family="text">
      <style:text-properties style:font-name="Courier New" style:font-name-complex="Courier New" fo:font-weight="bold" style:font-weight-asian="bold" fo:color="#000000" style:text-underline-type="single" style:text-underline-style="solid" style:text-underline-width="auto" style:text-underline-mode="continuous"/>
    </style:style>
    <style:style style:name="T1427" style:parent-style-name="HTMLCode" style:family="text">
      <style:text-properties style:font-name-asian="NSimSu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428" style:parent-style-name="Normal" style:family="paragraph">
      <style:paragraph-properties style:vertical-align="auto"/>
      <style:text-properties fo:hyphenate="true"/>
    </style:style>
    <style:style style:name="T1429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30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43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3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3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3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3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3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T1437" style:parent-style-name="DefaultParagraphFont" style:family="text">
      <style:text-properties style:font-name="Courier New" fo:color="#000000" fo:background-color="#FFFFFF"/>
    </style:style>
    <style:style style:name="T1438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43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40" style:parent-style-name="species" style:family="text">
      <style:text-properties fo:font-weight="bold" style:font-weight-asian="bold" fo:color="#000000"/>
    </style:style>
    <style:style style:name="P1441" style:parent-style-name="HTMLPreformatte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42" style:parent-style-name="summary-subhead" style:family="text">
      <style:text-properties fo:font-weight="bold" style:font-weight-asian="bold" fo:color="#000000" fo:font-size="10pt" style:font-size-asian="10pt" style:font-size-complex="10pt" fo:background-color="#C0C0C0"/>
    </style:style>
    <style:style style:name="T1443" style:parent-style-name="HTMLCode" style:family="text">
      <style:text-properties style:font-name-asian="Courier New" fo:font-weight="bold" style:font-weight-asian="bold" fo:color="#000000" fo:background-color="#C0C0C0"/>
    </style:style>
    <style:style style:name="T1444" style:parent-style-name="species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333333" fo:background-color="#D4EA6B" style:language-asian="de" style:country-asian="DE"/>
    </style:style>
    <style:style style:name="T1445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1446" style:parent-style-name="species" style:family="text">
      <style:text-properties fo:font-weight="bold" style:font-weight-asian="bold" fo:color="#000000" fo:background-color="#D4EA6B" style:language-asian="de" style:country-asian="DE"/>
    </style:style>
    <style:style style:name="T1447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1448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449" style:parent-style-name="HTMLPreformatte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50" style:parent-style-name="species" style:family="text">
      <style:text-properties fo:font-weight="bold" style:font-weight-asian="bold" fo:color="#000000" fo:background-color="#00FFFF" style:language-asian="de" style:country-asian="DE"/>
    </style:style>
    <style:style style:name="P145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5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5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5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55" style:parent-style-name="HTMLCode" style:family="text">
      <style:text-properties style:font-name-asian="NSimSun" fo:font-weight="bold" style:font-weight-asian="bold" style:font-weight-complex="bold" fo:color="#000000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45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57" style:parent-style-name="DefaultParagraphFont" style:family="text">
      <style:text-properties style:font-name="Courier New" style:font-name-asian="Times New Roman" style:font-name-complex="Courier New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language-asian="en" style:country-asian="US" style:language-complex="ar" style:country-complex="SA"/>
    </style:style>
    <style:style style:name="T1458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P145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46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46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6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63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464" style:parent-style-name="Normal" style:family="paragraph">
      <style:paragraph-properties style:vertical-align="auto"/>
      <style:text-properties fo:hyphenate="true"/>
    </style:style>
    <style:style style:name="T1465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66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language-asian="en" style:country-asian="US" style:language-complex="ar" style:country-complex="SA"/>
    </style:style>
    <style:style style:name="T1467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68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language-asian="en" style:country-asian="US" style:language-complex="ar" style:country-complex="SA"/>
    </style:style>
    <style:style style:name="T1469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70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language-asian="en" style:country-asian="US" style:language-complex="ar" style:country-complex="SA"/>
    </style:style>
    <style:style style:name="T1471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72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73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47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7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7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7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7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7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480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81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1482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1483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84" style:parent-style-name="species" style:family="text">
      <style:text-properties fo:font-weight="bold" style:font-weight-asian="bold" fo:color="#000000" style:language-asian="de" style:country-asian="DE"/>
    </style:style>
    <style:style style:name="P1485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486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1487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488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489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490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49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9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9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49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49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49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49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49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49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500" style:parent-style-name="Normal" style:family="paragraph">
      <style:paragraph-properties style:vertical-align="auto"/>
      <style:text-properties fo:hyphenate="true"/>
    </style:style>
    <style:style style:name="T1501" style:parent-style-name="DefaultParagraphFont" style:family="text">
      <style:text-properties style:font-name="Courier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502" style:parent-style-name="DefaultParagraphFont" style:family="text">
      <style:text-properties style:font-name="Courier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50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0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0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0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0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0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09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10" style:parent-style-name="DefaultParagraphFont" style:family="text">
      <style:text-properties style:font-name="Courier" fo:color="#000000" fo:background-color="#FFFFFF"/>
    </style:style>
    <style:style style:name="T1511" style:parent-style-name="DefaultParagraphFont" style:family="text">
      <style:text-properties style:font-name="Courier" fo:font-weight="bold" style:font-weight-asian="bold" style:font-weight-complex="bold" fo:color="#000000" fo:background-color="#FFFFFF"/>
    </style:style>
    <style:style style:name="P1512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13" style:parent-style-name="species" style:family="text">
      <style:text-properties fo:font-weight="bold" style:font-weight-asian="bold" fo:color="#000000"/>
    </style:style>
    <style:style style:name="T1514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1515" style:parent-style-name="HTMLCode" style:family="text">
      <style:text-properties fo:font-weight="bold" style:font-weight-asian="bold" fo:color="#000000" fo:background-color="#C0C0C0"/>
    </style:style>
    <style:style style:name="T1516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517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518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519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52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2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522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52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52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52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52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2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528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529" style:parent-style-name="Normal" style:family="paragraph">
      <style:paragraph-properties style:vertical-align="auto"/>
      <style:text-properties fo:hyphenate="true"/>
    </style:style>
    <style:style style:name="T1530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531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53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3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3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3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3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3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T1538" style:parent-style-name="DefaultParagraphFont" style:family="text">
      <style:text-properties style:font-name="Courier New" fo:color="#000000" fo:background-color="#FFFFFF"/>
    </style:style>
    <style:style style:name="T1539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540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41" style:parent-style-name="species" style:family="text">
      <style:text-properties fo:font-weight="bold" style:font-weight-asian="bold" fo:color="#000000" style:language-asian="de" style:country-asian="DE"/>
    </style:style>
    <style:style style:name="P1542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43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1544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545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546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547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548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54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5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55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55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55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55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55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5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55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558" style:parent-style-name="Normal" style:family="paragraph">
      <style:paragraph-properties style:vertical-align="auto"/>
      <style:text-properties fo:hyphenate="true"/>
    </style:style>
    <style:style style:name="T1559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560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56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6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6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6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6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6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567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68" style:parent-style-name="DefaultParagraphFont" style:family="text">
      <style:text-properties style:font-name="Courier New" fo:color="#000000" fo:background-color="#FFFFFF"/>
    </style:style>
    <style:style style:name="T1569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570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71" style:parent-style-name="species" style:family="text">
      <style:text-properties fo:font-weight="bold" style:font-weight-asian="bold" fo:color="#000000"/>
    </style:style>
    <style:style style:name="P1572" style:parent-style-name="Standard" style:family="paragraph">
      <style:paragraph-properties fo:margin-right="0.4368in"/>
    </style:style>
    <style:style style:name="T1573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1574" style:parent-style-name="DefaultParagraphFont" style:family="text">
      <style:text-properties style:font-name="Courier New" style:font-name-complex="Courier New" fo:font-weight="bold" style:font-weight-asian="bold" fo:background-color="#D4EA6B"/>
    </style:style>
    <style:style style:name="T1575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576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577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578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57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580" style:parent-style-name="PreformattedText" style:family="paragraph">
      <style:paragraph-properties fo:margin-right="0.4368in"/>
      <style:text-properties style:font-name="Courier New"/>
    </style:style>
    <style:style style:name="P158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58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583" style:parent-style-name="PreformattedText" style:family="paragraph">
      <style:paragraph-properties fo:margin-right="0.4368in"/>
    </style:style>
    <style:style style:name="T1584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T1585" style:parent-style-name="DefaultParagraphFont" style:family="text">
      <style:text-properties style:font-name="Courier New" style:font-name-asian="Times New Roman" style:font-name-complex="Times New Roman" fo:color="#000000" fo:background-color="#FFFFFF"/>
    </style:style>
    <style:style style:name="T1586" style:parent-style-name="DefaultParagraphFont" style:family="text">
      <style:text-properties style:font-name="Courier New" fo:color="#000000" fo:background-color="#FFFFFF"/>
    </style:style>
    <style:style style:name="T1587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58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89" style:parent-style-name="species" style:family="text">
      <style:text-properties fo:font-weight="bold" style:font-weight-asian="bold" fo:color="#000000"/>
    </style:style>
    <style:style style:name="P1590" style:parent-style-name="HTMLPreformatted" style:family="paragraph">
      <style:paragraph-properties fo:line-height="0.1388in" fo:margin-right="0.436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91" style:parent-style-name="DefaultParagraphFont" style:family="text">
      <style:text-properties fo:font-weight="bold" style:font-weight-asian="bold" fo:color="#000000" fo:background-color="#C0C0C0"/>
    </style:style>
    <style:style style:name="T1592" style:parent-style-name="HTMLCode" style:family="text">
      <style:text-properties style:font-name-asian="Courier New" fo:font-weight="bold" style:font-weight-asian="bold" fo:color="#000000" fo:background-color="#C0C0C0"/>
    </style:style>
    <style:style style:name="T1593" style:parent-style-name="DefaultParagraphFont" style:family="text">
      <style:text-properties fo:font-weight="bold" style:font-weight-asian="bold" fo:color="#000000" fo:background-color="#D4EA6B"/>
    </style:style>
    <style:style style:name="T1594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1595" style:parent-style-name="species" style:family="text">
      <style:text-properties fo:font-weight="bold" style:font-weight-asian="bold" fo:color="#000000" fo:background-color="#D4EA6B" style:language-asian="de" style:country-asian="DE"/>
    </style:style>
    <style:style style:name="T1596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1597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598" style:parent-style-name="PreformattedText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599" style:parent-style-name="species" style:family="text">
      <style:text-properties style:font-name="Courier New" fo:font-weight="bold" style:font-weight-asian="bold" fo:color="#000000" style:text-underline-type="single" style:text-underline-style="solid" style:text-underline-width="auto" style:text-underline-mode="continuous"/>
    </style:style>
    <style:style style:name="P1600" style:parent-style-name="PreformattedText" style:family="paragraph">
      <style:paragraph-properties fo:margin-right="0.4368in"/>
      <style:text-properties style:font-name="Courier New"/>
    </style:style>
    <style:style style:name="P1601" style:parent-style-name="PreformattedText" style:family="paragraph">
      <style:paragraph-properties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02" style:parent-style-name="species" style:family="text">
      <style:text-properties style:font-name="Courier New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1603" style:parent-style-name="species" style:family="text">
      <style:text-properties style:font-name="Courier New" fo:font-weight="bold" style:font-weight-asian="bold" fo:color="#000000" style:text-underline-type="single" style:text-underline-style="solid" style:text-underline-width="auto" style:text-underline-mode="continuous"/>
    </style:style>
    <style:style style:name="P1604" style:parent-style-name="PreformattedText" style:family="paragraph">
      <style:paragraph-properties fo:margin-right="0.436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05" style:parent-style-name="species" style:family="text">
      <style:text-properties style:font-name="Courier New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1606" style:parent-style-name="species" style:family="text">
      <style:text-properties style:font-name="Courier New" fo:color="#000000"/>
    </style:style>
    <style:style style:name="T1607" style:parent-style-name="DefaultParagraphFont" style:family="text">
      <style:text-properties style:font-name="Courier New"/>
    </style:style>
    <style:style style:name="T1608" style:parent-style-name="DefaultParagraphFont" style:family="text">
      <style:text-properties style:font-name="Courier New" fo:font-weight="bold" style:font-weight-asian="bold" style:font-weight-complex="bold"/>
    </style:style>
    <style:style style:name="P160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10" style:parent-style-name="species" style:family="text">
      <style:text-properties fo:font-weight="bold" style:font-weight-asian="bold" fo:color="#000000"/>
    </style:style>
    <style:style style:name="P1611" style:parent-style-name="Standard" style:family="paragraph">
      <style:paragraph-properties fo:margin-right="0.4368in"/>
    </style:style>
    <style:style style:name="T1612" style:parent-style-name="DefaultParagraphFont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font-size="6pt" style:font-size-asian="6pt" style:font-size-complex="6pt" fo:background-color="#C0C0C0"/>
    </style:style>
    <style:style style:name="T1613" style:parent-style-name="HTMLCode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C0C0C0"/>
    </style:style>
    <style:style style:name="T1614" style:parent-style-name="HTMLCode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D4EA6B"/>
    </style:style>
    <style:style style:name="T1615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333333" fo:font-size="6pt" style:font-size-asian="6pt" style:font-size-complex="6pt" fo:background-color="#D4EA6B" style:language-asian="de" style:country-asian="DE"/>
    </style:style>
    <style:style style:name="T1616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D4EA6B" style:language-asian="de" style:country-asian="DE"/>
    </style:style>
    <style:style style:name="T1617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FF00" style:language-asian="de" style:country-asian="DE"/>
    </style:style>
    <style:style style:name="T1618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F200" style:language-asian="de" style:country-asian="DE"/>
    </style:style>
    <style:style style:name="T1619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00FF" style:language-asian="de" style:country-asian="DE"/>
    </style:style>
    <style:style style:name="P1620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21" style:parent-style-name="species" style:family="text">
      <style:text-properties fo:font-weight="bold" style:font-weight-asian="bold" fo:color="#000000"/>
    </style:style>
    <style:style style:name="P1622" style:parent-style-name="HTMLPreformatted" style:family="paragraph">
      <style:paragraph-properties fo:line-height="0.1388in" fo:margin-right="0.436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23" style:parent-style-name="summary-subhead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C0C0C0"/>
    </style:style>
    <style:style style:name="T1624" style:parent-style-name="DefaultParagraphFont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C0C0C0" style:language-asian="de" style:country-asian="DE"/>
    </style:style>
    <style:style style:name="T1625" style:parent-style-name="summary-subhead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C0C0C0"/>
    </style:style>
    <style:style style:name="T1626" style:parent-style-name="species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333333" fo:font-size="6pt" style:font-size-asian="6pt" style:font-size-complex="6pt" fo:background-color="#D4EA6B" style:language-asian="de" style:country-asian="DE"/>
    </style:style>
    <style:style style:name="T1627" style:parent-style-name="species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D4EA6B" style:language-asian="de" style:country-asian="DE"/>
    </style:style>
    <style:style style:name="T1628" style:parent-style-name="species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FF00" style:language-asian="de" style:country-asian="DE"/>
    </style:style>
    <style:style style:name="T1629" style:parent-style-name="species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F200" style:language-asian="de" style:country-asian="DE"/>
    </style:style>
    <style:style style:name="T1630" style:parent-style-name="species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00FF" style:language-asian="de" style:country-asian="DE"/>
    </style:style>
    <style:style style:name="P1631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32" style:parent-style-name="species" style:family="text">
      <style:text-properties fo:font-weight="bold" style:font-weight-asian="bold" fo:color="#000000"/>
    </style:style>
    <style:style style:name="P1633" style:parent-style-name="Standard" style:family="paragraph">
      <style:paragraph-properties fo:margin-right="0.4368in"/>
    </style:style>
    <style:style style:name="T1634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1635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1636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637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638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639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64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4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642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64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64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64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64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64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4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64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650" style:parent-style-name="Normal" style:family="paragraph">
      <style:paragraph-properties style:vertical-align="auto"/>
      <style:text-properties fo:hyphenate="true"/>
    </style:style>
    <style:style style:name="T1651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652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65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5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5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5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5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5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59" style:parent-style-name="Standard" style:family="paragraph">
      <style:paragraph-properties fo:margin-right="0.4368in"/>
    </style:style>
    <style:style style:name="T1660" style:parent-style-name="DefaultParagraphFont" style:family="text">
      <style:text-properties style:font-name="Courier New" fo:color="#000000" fo:background-color="#FFFFFF"/>
    </style:style>
    <style:style style:name="T1661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662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63" style:parent-style-name="species" style:family="text">
      <style:text-properties fo:font-weight="bold" style:font-weight-asian="bold" fo:color="#000000"/>
    </style:style>
    <style:style style:name="P1664" style:parent-style-name="Standard" style:family="paragraph">
      <style:paragraph-properties fo:margin-right="1.325in"/>
    </style:style>
    <style:style style:name="T1665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1666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1667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668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669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670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67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7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67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67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67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67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7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67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679" style:parent-style-name="DefaultParagraphFont" style:family="text">
      <style:text-properties style:font-name="Courier New" fo:font-weight="bold" style:font-weight-asian="bold" style:font-weight-complex="bold" fo:color="#000000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T1680" style:parent-style-name="DefaultParagraphFont" style:family="text">
      <style:text-properties style:font-name="Courier New" fo:color="#000000" fo:font-size="10pt" style:font-size-asian="10pt" style:font-size-complex="10pt" fo:background-color="#FFFFFF"/>
    </style:style>
    <style:style style:name="P168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8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8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8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8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8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687" style:parent-style-name="Standard" style:family="paragraph">
      <style:paragraph-properties fo:margin-right="1.325in"/>
    </style:style>
    <style:style style:name="T1688" style:parent-style-name="DefaultParagraphFont" style:family="text">
      <style:text-properties style:font-name="Courier New" fo:color="#000000" fo:background-color="#FFFFFF"/>
    </style:style>
    <style:style style:name="T1689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690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91" style:parent-style-name="species" style:family="text">
      <style:text-properties fo:font-weight="bold" style:font-weight-asian="bold" fo:color="#000000"/>
    </style:style>
    <style:style style:name="P1692" style:parent-style-name="HTMLPreformatted" style:family="paragraph">
      <style:paragraph-properties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693" style:parent-style-name="DefaultParagraphFont" style:family="text">
      <style:text-properties fo:font-weight="bold" style:font-weight-asian="bold" fo:background-color="#C0C0C0"/>
    </style:style>
    <style:style style:name="T1694" style:parent-style-name="HTMLCode" style:family="text">
      <style:text-properties style:font-name-asian="Courier New" fo:font-weight="bold" style:font-weight-asian="bold" fo:color="#000000" fo:background-color="#C0C0C0"/>
    </style:style>
    <style:style style:name="T1695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1696" style:parent-style-name="species" style:family="text">
      <style:text-properties fo:font-weight="bold" style:font-weight-asian="bold" fo:color="#000000" fo:background-color="#D4EA6B" style:language-asian="de" style:country-asian="DE"/>
    </style:style>
    <style:style style:name="T1697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1698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69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70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0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0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0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0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705" style:parent-style-name="Normal" style:family="paragraph">
      <style:paragraph-properties style:vertical-align="auto"/>
      <style:text-properties fo:hyphenate="true"/>
    </style:style>
    <style:style style:name="T1706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07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70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0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1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1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1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1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14" style:parent-style-name="HTMLPreformatted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15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1716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1717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18" style:parent-style-name="species" style:family="text">
      <style:text-properties fo:font-weight="bold" style:font-weight-asian="bold" style:language-asian="de" style:country-asian="DE"/>
    </style:style>
    <style:style style:name="P171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20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1721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1722" style:parent-style-name="species" style:family="text">
      <style:text-properties fo:font-weight="bold" style:font-weight-asian="bold" fo:background-color="#D4EA6B" style:language-asian="de" style:country-asian="DE"/>
    </style:style>
    <style:style style:name="T1723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1724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725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26" style:parent-style-name="species" style:family="text">
      <style:text-properties fo:font-weight="bold" style:font-weight-asian="bold" fo:color="#000000" fo:background-color="#00FFFF" style:language-asian="de" style:country-asian="DE"/>
    </style:style>
    <style:style style:name="P172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2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2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3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73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32" style:parent-style-name="DefaultParagraphFont" style:family="text">
      <style:text-properties style:font-name="Courier New" style:font-name-asian="Times New Roman" style:font-name-complex="Courier New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language-asian="en" style:country-asian="US" style:language-complex="ar" style:country-complex="SA"/>
    </style:style>
    <style:style style:name="T1733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P173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3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3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3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738" style:parent-style-name="Normal" style:family="paragraph">
      <style:paragraph-properties style:vertical-align="auto"/>
      <style:text-properties fo:hyphenate="true"/>
    </style:style>
    <style:style style:name="T1739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40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language-asian="en" style:country-asian="US" style:language-complex="ar" style:country-complex="SA"/>
    </style:style>
    <style:style style:name="T1741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42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74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4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4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4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4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4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4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50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1751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1752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53" style:parent-style-name="species" style:family="text">
      <style:text-properties fo:font-weight="bold" style:font-weight-asian="bold" style:language-asian="de" style:country-asian="DE"/>
    </style:style>
    <style:style style:name="P1754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55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1756" style:parent-style-name="DefaultParagraphFont" style:family="text">
      <style:text-properties fo:font-weight="bold" style:font-weight-asian="bold" fo:color="#000000" fo:background-color="#E3E300" style:language-asian="de" style:country-asian="DE"/>
    </style:style>
    <style:style style:name="T1757" style:parent-style-name="DefaultParagraphFont" style:family="text">
      <style:text-properties fo:font-weight="bold" style:font-weight-asian="bold" fo:color="#000000" fo:background-color="#D4EA6B" style:language-asian="de" style:country-asian="DE"/>
    </style:style>
    <style:style style:name="T1758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1759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760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61" style:parent-style-name="species" style:family="text">
      <style:text-properties fo:font-weight="bold" style:font-weight-asian="bold" fo:color="#000000" fo:background-color="#00FFFF" style:language-asian="de" style:country-asian="DE"/>
    </style:style>
    <style:style style:name="P176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6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6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6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6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76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768" style:parent-style-name="DefaultParagraphFont" style:family="text">
      <style:text-properties style:font-name="Courier New" style:font-name-asian="Times New Roman" style:font-name-complex="Courier New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language-asian="en" style:country-asian="US" style:language-complex="ar" style:country-complex="SA"/>
    </style:style>
    <style:style style:name="T1769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P177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7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72" style:parent-style-name="Normal" style:family="paragraph">
      <style:paragraph-properties style:vertical-align="auto"/>
      <style:text-properties fo:hyphenate="true"/>
    </style:style>
    <style:style style:name="T1773" style:parent-style-name="DefaultParagraphFont" style:family="text">
      <style:text-properties style:font-name="Courier New" fo:font-weight="bold" style:font-weight-asian="bold" style:font-weight-complex="bold" fo:color="#444444" fo:font-size="10pt" style:font-size-asian="10pt" style:font-size-complex="10pt" fo:background-color="#FFFFFF" style:text-underline-type="single" style:text-underline-style="solid" style:text-underline-width="auto" style:text-underline-mode="continuous"/>
    </style:style>
    <style:style style:name="T177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75" style:parent-style-name="DefaultParagraphFont" style:family="text">
      <style:text-properties style:font-name-asian="Times New Roman" style:font-name-complex="Courier New" fo:font-weight="bold" style:font-weight-asian="bold" style:font-weight-complex="bold" fo:color="#000000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P1776" style:parent-style-name="Normal" style:family="paragraph">
      <style:paragraph-properties style:vertical-align="auto"/>
      <style:text-properties fo:hyphenate="true"/>
    </style:style>
    <style:style style:name="T1777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78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language-asian="en" style:country-asian="US" style:language-complex="ar" style:country-complex="SA"/>
    </style:style>
    <style:style style:name="T1779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80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language-asian="en" style:country-asian="US" style:language-complex="ar" style:country-complex="SA"/>
    </style:style>
    <style:style style:name="T1781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82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language-asian="en" style:country-asian="US" style:language-complex="ar" style:country-complex="SA"/>
    </style:style>
    <style:style style:name="T1783" style:parent-style-name="DefaultParagraphFont" style:family="text">
      <style:text-properties style:font-name="Courier New" style:font-name-asian="Times New Roman" style:font-name-complex="Times New Roman" style:text-line-through-style="solid" style:text-line-through-width="auto" style:text-line-through-color="font-color" style:text-line-through-mode="continuous" style:text-line-through-type="single" fo:color="#000000" style:letter-kerning="false" fo:font-size="10pt" style:font-size-asian="10pt" style:font-size-complex="10pt" fo:background-color="#00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84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785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78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8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8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8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9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9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792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93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1794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1795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96" style:parent-style-name="species" style:family="text">
      <style:text-properties fo:font-weight="bold" style:font-weight-asian="bold" fo:color="#000000" style:language-asian="de" style:country-asian="DE"/>
    </style:style>
    <style:style style:name="P1797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798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1799" style:parent-style-name="HTMLCode" style:family="text">
      <style:text-properties fo:font-weight="bold" style:font-weight-asian="bold" fo:color="#000000" fo:background-color="#C0C0C0"/>
    </style:style>
    <style:style style:name="T1800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801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802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803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80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0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80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1807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80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0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1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1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1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81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81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1815" style:parent-style-name="HTMLCode" style:family="text">
      <style:text-properties style:font-name-asian="NSimSun" fo:font-weight="bold" style:font-weight-asian="bold" style:font-weight-complex="bold" fo:color="#000000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816" style:parent-style-name="Normal" style:family="paragraph">
      <style:paragraph-properties style:vertical-align="auto"/>
      <style:text-properties fo:hyphenate="true"/>
    </style:style>
    <style:style style:name="T1817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818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81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2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2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2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2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2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25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26" style:parent-style-name="DefaultParagraphFont" style:family="text">
      <style:text-properties style:font-name="Courier New" fo:color="#000000" fo:background-color="#FFFFFF"/>
    </style:style>
    <style:style style:name="T1827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82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29" style:parent-style-name="species" style:family="text">
      <style:text-properties fo:font-weight="bold" style:font-weight-asian="bold" fo:color="#000000"/>
    </style:style>
    <style:style style:name="T1830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1831" style:parent-style-name="species" style:family="text">
      <style:text-properties style:font-name="Courier New" fo:font-weight="bold" style:font-weight-asian="bold" fo:color="#333333" fo:background-color="#D4EA6B" style:language-asian="de" style:country-asian="DE"/>
    </style:style>
    <style:style style:name="T1832" style:parent-style-name="species" style:family="text">
      <style:text-properties style:font-name="Courier New" fo:font-weight="bold" style:font-weight-asian="bold" fo:color="#000000" fo:background-color="#D4EA6B" style:language-asian="de" style:country-asian="DE"/>
    </style:style>
    <style:style style:name="T1833" style:parent-style-name="species" style:family="text">
      <style:text-properties style:font-name="Courier New" fo:font-weight="bold" style:font-weight-asian="bold" fo:color="#000000" fo:background-color="#FFFF00" style:language-asian="de" style:country-asian="DE"/>
    </style:style>
    <style:style style:name="T1834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835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83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background-color="#00FF00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83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3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83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84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4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4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43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18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B7600" style:letter-kerning="false" fo:font-size="10pt" style:font-size-asian="10pt" style:font-size-complex="10pt" style:language-asian="en" style:country-asian="US" style:language-complex="ar" style:country-complex="SA"/>
    </style:style>
    <style:style style:name="P184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4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84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848" style:parent-style-name="Normal" style:family="paragraph">
      <style:paragraph-properties style:vertical-align="auto"/>
      <style:text-properties fo:hyphenate="true"/>
    </style:style>
    <style:style style:name="T1849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850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85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5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5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5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5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5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5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T1858" style:parent-style-name="DefaultParagraphFont" style:family="text">
      <style:text-properties style:font-name="Courier New" fo:color="#000000" fo:background-color="#FFFFFF"/>
    </style:style>
    <style:style style:name="T1859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860" style:parent-style-name="Standard" style:family="paragraph">
      <style:text-properties style:font-name="Courier New" fo:color="#000000" fo:background-color="#FFFFFF"/>
    </style:style>
    <style:style style:name="P1861" style:parent-style-name="Standard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62" style:parent-style-name="DefaultParagraphFont" style:family="text">
      <style:text-properties fo:font-weight="bold" style:font-weight-asian="bold" fo:background-color="#C0C0C0"/>
    </style:style>
    <style:style style:name="T1863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1864" style:parent-style-name="species" style:family="text">
      <style:text-properties fo:font-weight="bold" style:font-weight-asian="bold" fo:background-color="#D4EA6B" style:language-asian="de" style:country-asian="DE"/>
    </style:style>
    <style:style style:name="T1865" style:parent-style-name="species" style:family="text">
      <style:text-properties fo:font-weight="bold" style:font-weight-asian="bold" fo:background-color="#FFFF00" style:language-asian="de" style:country-asian="DE"/>
    </style:style>
    <style:style style:name="T1866" style:parent-style-name="species" style:family="text">
      <style:text-properties fo:font-weight="bold" style:font-weight-asian="bold" fo:background-color="#FFF200" style:language-asian="de" style:country-asian="DE"/>
    </style:style>
    <style:style style:name="P186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background-color="#00FF00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86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69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870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87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7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87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74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187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B7600" style:letter-kerning="false" fo:font-size="10pt" style:font-size-asian="10pt" style:font-size-complex="10pt" style:language-asian="en" style:country-asian="US" style:language-complex="ar" style:country-complex="SA"/>
    </style:style>
    <style:style style:name="P187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877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878" style:parent-style-name="Normal" style:family="paragraph">
      <style:paragraph-properties style:vertical-align="auto"/>
      <style:text-properties fo:hyphenate="true"/>
    </style:style>
    <style:style style:name="T1879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880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88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8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8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8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8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8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88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T1888" style:parent-style-name="DefaultParagraphFont" style:family="text">
      <style:text-properties style:font-name="Courier New" fo:color="#000000" fo:background-color="#FFFFFF"/>
    </style:style>
    <style:style style:name="T1889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890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91" style:parent-style-name="species" style:family="text">
      <style:text-properties fo:font-weight="bold" style:font-weight-asian="bold" fo:color="#000000"/>
    </style:style>
    <style:style style:name="P1892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893" style:parent-style-name="summary-subhead" style:family="text">
      <style:text-properties fo:font-weight="bold" style:font-weight-asian="bold" fo:color="#000000" fo:font-size="10pt" style:font-size-asian="10pt" style:font-size-complex="10pt" fo:background-color="#C0C0C0"/>
    </style:style>
    <style:style style:name="T1894" style:parent-style-name="HTMLCode" style:family="text">
      <style:text-properties style:font-name-asian="Courier New" fo:font-weight="bold" style:font-weight-asian="bold" fo:color="#000000" fo:background-color="#C0C0C0"/>
    </style:style>
    <style:style style:name="T1895" style:parent-style-name="summary-subhead" style:family="text">
      <style:text-properties fo:font-weight="bold" style:font-weight-asian="bold" fo:color="#000000" fo:font-size="10pt" style:font-size-asian="10pt" style:font-size-complex="10pt" fo:background-color="#D4EA6B"/>
    </style:style>
    <style:style style:name="T1896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1897" style:parent-style-name="species" style:family="text">
      <style:text-properties fo:font-weight="bold" style:font-weight-asian="bold" fo:color="#000000" fo:background-color="#D4EA6B" style:language-asian="de" style:country-asian="DE"/>
    </style:style>
    <style:style style:name="T1898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1899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90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90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0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0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0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0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06" style:parent-style-name="Normal" style:family="paragraph">
      <style:paragraph-properties style:vertical-align="auto"/>
      <style:text-properties fo:hyphenate="true"/>
    </style:style>
    <style:style style:name="T1907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908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90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1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1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1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1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1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15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16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191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1918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19" style:parent-style-name="species" style:family="text">
      <style:text-properties fo:font-weight="bold" style:font-weight-asian="bold" fo:color="#000000"/>
    </style:style>
    <style:style style:name="P1920" style:parent-style-name="Standard" style:family="paragraph">
      <style:paragraph-properties fo:margin-right="0.4368in" fo:background-color="#FFFFFF">
        <style:tab-stops>
          <style:tab-stop style:type="left" style:position="0.6361in"/>
          <style:tab-stop style:type="left" style:position="1.2722in"/>
        </style:tab-stops>
      </style:paragraph-properties>
    </style:style>
    <style:style style:name="T1921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1922" style:parent-style-name="HTMLCode" style:family="text">
      <style:text-properties fo:font-weight="bold" style:font-weight-asian="bold" fo:color="#000000" fo:background-color="#C0C0C0"/>
    </style:style>
    <style:style style:name="T1923" style:parent-style-name="HTMLCode" style:family="text">
      <style:text-properties fo:font-weight="bold" style:font-weight-asian="bold" fo:color="#000000" fo:background-color="#D4EA6B"/>
    </style:style>
    <style:style style:name="T1924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925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926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927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92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92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3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3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32" style:parent-style-name="HTMLPreformatted" style:family="paragraph">
      <style:paragraph-properties fo:background-color="#FFFFFF"/>
    </style:style>
    <style:style style:name="T1933" style:parent-style-name="DefaultParagraphFont" style:family="text">
      <style:text-properties style:font-name-asian="Times New Roma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1934" style:parent-style-name="Normal" style:family="paragraph">
      <style:paragraph-properties style:vertical-align="auto"/>
      <style:text-properties fo:hyphenate="true"/>
    </style:style>
    <style:style style:name="T1935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936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93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3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3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4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4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4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43" style:parent-style-name="Standard" style:family="paragraph">
      <style:paragraph-properties fo:margin-right="0.4368in" fo:background-color="#FFFFFF">
        <style:tab-stops>
          <style:tab-stop style:type="left" style:position="0.6361in"/>
          <style:tab-stop style:type="left" style:position="1.2722in"/>
        </style:tab-stops>
      </style:paragraph-properties>
    </style:style>
    <style:style style:name="T1944" style:parent-style-name="DefaultParagraphFont" style:family="text">
      <style:text-properties style:font-name="Courier New" fo:color="#000000" fo:background-color="#FFFFFF"/>
    </style:style>
    <style:style style:name="T1945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946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47" style:parent-style-name="species" style:family="text">
      <style:text-properties fo:font-weight="bold" style:font-weight-asian="bold" fo:color="#000000"/>
    </style:style>
    <style:style style:name="P1948" style:parent-style-name="Standard" style:family="paragraph">
      <style:paragraph-properties fo:margin-right="0.4368in"/>
    </style:style>
    <style:style style:name="T1949" style:parent-style-name="DefaultParagraphFont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font-size="6pt" style:font-size-asian="6pt" style:font-size-complex="6pt" fo:background-color="#C0C0C0"/>
    </style:style>
    <style:style style:name="T1950" style:parent-style-name="HTMLCode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C0C0C0"/>
    </style:style>
    <style:style style:name="T1951" style:parent-style-name="HTMLCode" style:family="text">
      <style:text-properties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/>
    </style:style>
    <style:style style:name="T1952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333333" fo:font-size="6pt" style:font-size-asian="6pt" style:font-size-complex="6pt" fo:background-color="#D4EA6B" style:language-asian="de" style:country-asian="DE"/>
    </style:style>
    <style:style style:name="T1953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D4EA6B" style:language-asian="de" style:country-asian="DE"/>
    </style:style>
    <style:style style:name="T1954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FF00" style:language-asian="de" style:country-asian="DE"/>
    </style:style>
    <style:style style:name="T1955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F200" style:language-asian="de" style:country-asian="DE"/>
    </style:style>
    <style:style style:name="T1956" style:parent-style-name="species" style:family="text">
      <style:text-properties style:font-name="Courier New" style:font-name-complex="Courier New" fo:font-weight="bold" style:font-weight-asian="bold" style:text-line-through-style="solid" style:text-line-through-width="auto" style:text-line-through-color="font-color" style:text-line-through-mode="continuous" style:text-line-through-type="single" fo:color="#000000" fo:font-size="6pt" style:font-size-asian="6pt" style:font-size-complex="6pt" fo:background-color="#FF00FF" style:language-asian="de" style:country-asian="DE"/>
    </style:style>
    <style:style style:name="P1957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58" style:parent-style-name="species" style:family="text">
      <style:text-properties fo:font-weight="bold" style:font-weight-asian="bold" fo:color="#000000" style:language-asian="de" style:country-asian="DE"/>
    </style:style>
    <style:style style:name="P1959" style:parent-style-name="Standard" style:family="paragraph">
      <style:paragraph-properties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60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1961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962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1963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1964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1965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196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96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6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6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7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197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972" style:parent-style-name="Normal" style:family="paragraph">
      <style:paragraph-properties style:vertical-align="auto"/>
      <style:text-properties fo:hyphenate="true"/>
    </style:style>
    <style:style style:name="T1973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1974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197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7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7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7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7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8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1981" style:parent-style-name="Standard" style:family="paragraph">
      <style:paragraph-properties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82" style:parent-style-name="DefaultParagraphFont" style:family="text">
      <style:text-properties style:font-name="Courier New" fo:color="#000000" fo:background-color="#FFFFFF"/>
    </style:style>
    <style:style style:name="T1983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198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85" style:parent-style-name="species" style:family="text">
      <style:text-properties fo:font-weight="bold" style:font-weight-asian="bold" fo:color="#000000"/>
    </style:style>
    <style:style style:name="P1986" style:parent-style-name="HTMLPreformatted" style:family="paragraph">
      <style:paragraph-properties fo:line-height="0.1388in" fo:margin-right="0.436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1987" style:parent-style-name="DefaultParagraphFont" style:family="text">
      <style:text-properties fo:font-weight="bold" style:font-weight-asian="bold" fo:color="#000000" fo:background-color="#C0C0C0"/>
    </style:style>
    <style:style style:name="T1988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1989" style:parent-style-name="DefaultParagraphFont" style:family="text">
      <style:text-properties fo:font-weight="bold" style:font-weight-asian="bold" fo:color="#000000" fo:background-color="#D4EA6B" style:language-asian="de" style:country-asian="DE"/>
    </style:style>
    <style:style style:name="T1990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1991" style:parent-style-name="species" style:family="text">
      <style:text-properties fo:font-weight="bold" style:font-weight-asian="bold" fo:color="#000000" fo:background-color="#D4EA6B" style:language-asian="de" style:country-asian="DE"/>
    </style:style>
    <style:style style:name="T1992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1993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199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199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9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9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998" style:parent-style-name="HTMLPreformatted" style:family="paragraph">
      <style:paragraph-properties fo:background-color="#FFFFFF"/>
    </style:style>
    <style:style style:name="T1999" style:parent-style-name="DefaultParagraphFont" style:family="text">
      <style:text-properties style:font-name-asian="Times New Roma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000" style:parent-style-name="Normal" style:family="paragraph">
      <style:paragraph-properties style:vertical-align="auto"/>
      <style:text-properties fo:hyphenate="true"/>
    </style:style>
    <style:style style:name="T2001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002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00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0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0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0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0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0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09" style:parent-style-name="HTMLPreformatted" style:family="paragraph">
      <style:paragraph-properties fo:line-height="0.1388in" fo:margin-right="0.436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10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2011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2012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13" style:parent-style-name="species" style:family="text">
      <style:text-properties fo:font-weight="bold" style:font-weight-asian="bold" fo:color="#000000" style:language-asian="de" style:country-asian="DE"/>
    </style:style>
    <style:style style:name="P2014" style:parent-style-name="Standard" style:family="paragraph">
      <style:paragraph-properties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15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016" style:parent-style-name="HTMLCode" style:family="text">
      <style:text-properties fo:font-weight="bold" style:font-weight-asian="bold" fo:color="#000000" fo:background-color="#C0C0C0"/>
    </style:style>
    <style:style style:name="T2017" style:parent-style-name="HTMLCode" style:family="text">
      <style:text-properties fo:font-weight="bold" style:font-weight-asian="bold" fo:color="#000000" fo:background-color="#D4EA6B"/>
    </style:style>
    <style:style style:name="T2018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2019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020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2021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202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23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02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2025" style:parent-style-name="HTMLCode" style:family="text">
      <style:text-properties style:font-name-asian="NSimSun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02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02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02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029" style:parent-style-name="HTMLPreformatted" style:family="paragraph">
      <style:paragraph-properties fo:background-color="#FFFFFF"/>
    </style:style>
    <style:style style:name="T2030" style:parent-style-name="DefaultParagraphFont" style:family="text">
      <style:text-properties style:font-name-asian="Times New Roma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203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/>
    </style:style>
    <style:style style:name="T2032" style:parent-style-name="HTMLCode" style:family="text">
      <style:text-properties style:font-name-asian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33" style:parent-style-name="Normal" style:family="paragraph">
      <style:paragraph-properties style:vertical-align="auto"/>
      <style:text-properties fo:hyphenate="true"/>
    </style:style>
    <style:style style:name="T2034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035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03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3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3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3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4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4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42" style:parent-style-name="Standard" style:family="paragraph">
      <style:paragraph-properties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43" style:parent-style-name="DefaultParagraphFont" style:family="text">
      <style:text-properties style:font-name="Courier New" fo:color="#000000" fo:background-color="#FFFFFF"/>
    </style:style>
    <style:style style:name="T2044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2045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46" style:parent-style-name="species" style:family="text">
      <style:text-properties fo:font-weight="bold" style:font-weight-asian="bold" style:font-weight-complex="bold" fo:color="#000000" style:language-asian="de" style:country-asian="DE"/>
    </style:style>
    <style:style style:name="P2047" style:parent-style-name="Standard" style:family="paragraph">
      <style:paragraph-properties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48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T2049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T2050" style:parent-style-name="HTMLCode" style:family="text">
      <style:text-properties fo:font-weight="bold" style:font-weight-asian="bold" style:font-weight-complex="bold" fo:color="#000000" fo:background-color="#CCCCCC"/>
    </style:style>
    <style:style style:name="T2051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2052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053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2054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205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5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057" style:parent-style-name="HTMLCode" style:family="text">
      <style:text-properties style:font-name-asian="Courier New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05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05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06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06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6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063" style:parent-style-name="HTMLCode" style:family="text">
      <style:text-properties style:font-name-asian="Courier New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064" style:parent-style-name="Normal" style:family="paragraph">
      <style:paragraph-properties style:vertical-align="auto"/>
      <style:text-properties fo:hyphenate="true"/>
    </style:style>
    <style:style style:name="T2065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066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06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6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6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7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7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7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073" style:parent-style-name="Standard" style:family="paragraph">
      <style:paragraph-properties fo:margin-right="0.43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74" style:parent-style-name="DefaultParagraphFont" style:family="text">
      <style:text-properties style:font-name="Courier New" fo:color="#000000" fo:background-color="#FFFFFF"/>
    </style:style>
    <style:style style:name="T2075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2076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077" style:parent-style-name="species" style:family="text">
      <style:text-properties fo:font-weight="bold" style:font-weight-asian="bold" fo:color="#000000"/>
    </style:style>
    <style:style style:name="P2078" style:parent-style-name="HTMLPreformatted" style:family="paragraph">
      <style:paragraph-properties fo:margin-right="0.4368in" fo:background-color="#FFFFFF"/>
    </style:style>
    <style:style style:name="T2079" style:parent-style-name="DefaultParagraphFont" style:family="text">
      <style:text-properties fo:font-weight="bold" style:font-weight-asian="bold" fo:color="#000000" fo:background-color="#C0C0C0"/>
    </style:style>
    <style:style style:name="T2080" style:parent-style-name="HTMLCode" style:family="text">
      <style:text-properties style:font-name-asian="Courier New" fo:font-weight="bold" style:font-weight-asian="bold" fo:color="#000000" fo:background-color="#C0C0C0"/>
    </style:style>
    <style:style style:name="T2081" style:parent-style-name="species" style:family="text">
      <style:text-properties fo:font-weight="bold" style:font-weight-asian="bold" fo:color="#333333" fo:background-color="#D4EA6B" style:language-asian="de" style:country-asian="DE"/>
    </style:style>
    <style:style style:name="T2082" style:parent-style-name="species" style:family="text">
      <style:text-properties fo:font-weight="bold" style:font-weight-asian="bold" fo:color="#000000" fo:background-color="#D4EA6B" style:language-asian="de" style:country-asian="DE"/>
    </style:style>
    <style:style style:name="T2083" style:parent-style-name="species" style:family="text">
      <style:text-properties fo:font-weight="bold" style:font-weight-asian="bold" fo:color="#000000" fo:background-color="#FFFF00" style:language-asian="de" style:country-asian="DE"/>
    </style:style>
    <style:style style:name="T2084" style:parent-style-name="species" style:family="text">
      <style:text-properties fo:font-weight="bold" style:font-weight-asian="bold" fo:color="#000000" fo:background-color="#FFF200" style:language-asian="de" style:country-asian="DE"/>
    </style:style>
    <style:style style:name="P208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08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087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088" style:parent-style-name="HTMLCode" style:family="text">
      <style:text-properties style:font-name-asian="Courier New"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08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09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09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092" style:parent-style-name="HTMLPreformatted" style:family="paragraph">
      <style:paragraph-properties fo:background-color="#FFFFFF"/>
    </style:style>
    <style:style style:name="T2093" style:parent-style-name="DefaultParagraphFont" style:family="text">
      <style:text-properties style:font-name-asian="Times New Roma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T2094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095" style:parent-style-name="HTMLCode" style:family="text">
      <style:text-properties style:font-name-asian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096" style:parent-style-name="Normal" style:family="paragraph">
      <style:paragraph-properties style:vertical-align="auto"/>
      <style:text-properties fo:hyphenate="true"/>
    </style:style>
    <style:style style:name="T2097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098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09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0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0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0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0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0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05" style:parent-style-name="HTMLPreformatted" style:family="paragraph">
      <style:paragraph-properties fo:margin-right="0.4368in" fo:background-color="#FFFFFF"/>
    </style:style>
    <style:style style:name="T2106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2107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2108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09" style:parent-style-name="species" style:family="text">
      <style:text-properties fo:font-weight="bold" style:font-weight-asian="bold" style:font-weight-complex="bold" fo:color="#000000" style:language-asian="de" style:country-asian="DE"/>
    </style:style>
    <style:style style:name="P2110" style:parent-style-name="Standard" style:family="paragraph">
      <style:paragraph-properties fo:background-color="#FFFFFF"/>
    </style:style>
    <style:style style:name="T2111" style:parent-style-name="Internetlink" style:family="text">
      <style:text-properties style:font-name="Courier New" fo:font-weight="bold" style:font-weight-asian="bold" style:font-weight-complex="bold" fo:background-color="#FF0000" style:text-underline-type="none" style:language-asian="de" style:country-asian="DE"/>
    </style:style>
    <style:style style:name="T2112" style:parent-style-name="Internetlink" style:family="text">
      <style:text-properties style:font-name="Courier New" fo:font-weight="bold" style:font-weight-asian="bold" style:font-weight-complex="bold" fo:color="#000000" fo:background-color="#FF0000" style:text-underline-type="none" style:language-asian="de" style:country-asian="DE"/>
    </style:style>
    <style:style style:name="P2113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14" style:parent-style-name="species" style:family="text">
      <style:text-properties fo:font-weight="bold" style:font-weight-asian="bold" style:font-weight-complex="bold" fo:color="#000000" style:language-asian="de" style:country-asian="DE"/>
    </style:style>
    <style:style style:name="P2115" style:parent-style-name="Standard" style:family="paragraph">
      <style:paragraph-properties fo:background-color="#FFFFFF"/>
    </style:style>
    <style:style style:name="T2116" style:parent-style-name="DefaultParagraphFont" style:family="text">
      <style:text-properties style:font-name="Courier New" fo:font-weight="bold" style:font-weight-asian="bold" style:font-weight-complex="bold" fo:color="#000000" fo:background-color="#C0C0C0" style:language-asian="de" style:country-asian="DE"/>
    </style:style>
    <style:style style:name="T2117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T2118" style:parent-style-name="Internetlink" style:family="text">
      <style:text-properties style:font-name="Courier New" style:font-name-complex="Courier New" fo:font-weight="bold" style:font-weight-asian="bold" style:font-weight-complex="bold" fo:color="#000000" fo:background-color="#CCCCCC" style:text-underline-type="none" style:language-asian="de" style:country-asian="DE"/>
    </style:style>
    <style:style style:name="T2119" style:parent-style-name="DefaultParagraphFont" style:family="text">
      <style:text-properties style:font-name="Courier New" fo:font-weight="bold" style:font-weight-asian="bold" style:font-weight-complex="bold" fo:color="#000000" fo:background-color="#C0C0C0" style:language-asian="de" style:country-asian="DE"/>
    </style:style>
    <style:style style:name="T2120" style:parent-style-name="species" style:family="text">
      <style:text-properties style:font-name="Courier New" style:font-name-complex="Courier New" fo:font-weight="bold" style:font-weight-asian="bold" style:font-weight-complex="bold" fo:color="#333333" fo:background-color="#D4EA6B" style:language-asian="de" style:country-asian="DE"/>
    </style:style>
    <style:style style:name="T2121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T2122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F00" style:language-asian="de" style:country-asian="DE"/>
    </style:style>
    <style:style style:name="T2123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200" style:language-asian="de" style:country-asian="DE"/>
    </style:style>
    <style:style style:name="P212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2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12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2127" style:parent-style-name="Internetlink" style:family="text">
      <style:text-properties fo:font-weight="bold" style:font-weight-asian="bold" style:font-weight-complex="bold" fo:color="#000000" style:language-asian="de" style:country-asian="DE" style:language-complex="ar" style:country-complex="SA"/>
    </style:style>
    <style:style style:name="P212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2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3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3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32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133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2134" style:parent-style-name="Internetlink" style:family="text">
      <style:text-properties fo:font-weight="bold" style:font-weight-asian="bold" style:font-weight-complex="bold" fo:color="#000000" style:language-asian="de" style:country-asian="DE" style:language-complex="ar" style:country-complex="SA"/>
    </style:style>
    <style:style style:name="P2135" style:parent-style-name="Standard" style:family="paragraph">
      <style:paragraph-properties fo:background-color="#FFFFFF"/>
    </style:style>
    <style:style style:name="T2136" style:parent-style-name="DefaultParagraphFont" style:family="text">
      <style:text-properties style:font-name="Courier New"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T2137" style:parent-style-name="DefaultParagraphFont" style:family="text">
      <style:text-properties style:font-name="Courier New" fo:color="#000000" fo:background-color="#FFFFFF"/>
    </style:style>
    <style:style style:name="P213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3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4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4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4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4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44" style:parent-style-name="Standard" style:family="paragraph">
      <style:paragraph-properties fo:background-color="#FFFFFF"/>
    </style:style>
    <style:style style:name="T2145" style:parent-style-name="DefaultParagraphFont" style:family="text">
      <style:text-properties style:font-name="Courier New" fo:color="#000000" fo:background-color="#FFFFFF"/>
    </style:style>
    <style:style style:name="T2146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2147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48" style:parent-style-name="species" style:family="text">
      <style:text-properties fo:color="#000000"/>
    </style:style>
    <style:style style:name="P2149" style:parent-style-name="Standard" style:family="paragraph">
      <style:paragraph-properties fo:margin-right="1.3298in">
        <style:tab-stops>
          <style:tab-stop style:type="left" style:position="3.9375in"/>
        </style:tab-stops>
      </style:paragraph-properties>
      <style:text-properties style:font-name="Courier New" style:font-name-complex="Courier New" fo:font-weight="bold" style:font-weight-asian="bold" fo:background-color="#FF0000"/>
    </style:style>
    <style:style style:name="P2150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51" style:parent-style-name="species" style:family="text">
      <style:text-properties fo:font-weight="bold" style:font-weight-asian="bold" fo:color="#000000" style:language-asian="de" style:country-asian="DE"/>
    </style:style>
    <style:style style:name="P2152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53" style:parent-style-name="DefaultParagraphFont" style:family="text">
      <style:text-properties style:font-name="Courier New" style:font-name-complex="Courier New" fo:font-weight="bold" style:font-weight-asian="bold" fo:color="#000000" fo:font-size="6pt" style:font-size-asian="6pt" style:font-size-complex="6pt" fo:background-color="#C0C0C0" style:language-asian="de" style:country-asian="DE"/>
    </style:style>
    <style:style style:name="T2154" style:parent-style-name="DefaultParagraphFont" style:family="text">
      <style:text-properties style:font-name="Courier New" style:font-name-complex="Courier New" fo:font-weight="bold" style:font-weight-asian="bold" fo:color="#000000" fo:font-size="6pt" style:font-size-asian="6pt" style:font-size-complex="6pt" style:language-asian="de" style:country-asian="DE"/>
    </style:style>
    <style:style style:name="T2155" style:parent-style-name="species" style:family="text">
      <style:text-properties style:font-name="Courier New" style:font-name-complex="Courier New" fo:font-weight="bold" style:font-weight-asian="bold" fo:color="#333333" fo:font-size="6pt" style:font-size-asian="6pt" style:font-size-complex="6pt" fo:background-color="#D4EA6B" style:language-asian="de" style:country-asian="DE"/>
    </style:style>
    <style:style style:name="T2156" style:parent-style-name="species" style:family="text">
      <style:text-properties style:font-name="Courier New" style:font-name-complex="Courier New" fo:font-weight="bold" style:font-weight-asian="bold" fo:color="#000000" fo:font-size="6pt" style:font-size-asian="6pt" style:font-size-complex="6pt" fo:background-color="#D4EA6B" style:language-asian="de" style:country-asian="DE"/>
    </style:style>
    <style:style style:name="T2157" style:parent-style-name="species" style:family="text">
      <style:text-properties style:font-name="Courier New" style:font-name-complex="Courier New" fo:font-weight="bold" style:font-weight-asian="bold" fo:color="#000000" fo:font-size="6pt" style:font-size-asian="6pt" style:font-size-complex="6pt" fo:background-color="#FFFF00" style:language-asian="de" style:country-asian="DE"/>
    </style:style>
    <style:style style:name="T2158" style:parent-style-name="species" style:family="text">
      <style:text-properties style:font-name="Courier New" style:font-name-complex="Courier New" fo:font-weight="bold" style:font-weight-asian="bold" fo:color="#000000" fo:font-size="6pt" style:font-size-asian="6pt" style:font-size-complex="6pt" fo:background-color="#FFF200" style:language-asian="de" style:country-asian="DE"/>
    </style:style>
    <style:style style:name="T2159" style:parent-style-name="species" style:family="text">
      <style:text-properties style:font-name="Courier New" style:font-name-complex="Courier New" fo:font-weight="bold" style:font-weight-asian="bold" fo:color="#000000" fo:font-size="6pt" style:font-size-asian="6pt" style:font-size-complex="6pt" fo:background-color="#FF00FF" style:language-asian="de" style:country-asian="DE"/>
    </style:style>
    <style:style style:name="P2160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61" style:parent-style-name="species" style:family="text">
      <style:text-properties fo:font-weight="bold" style:font-weight-asian="bold" style:font-weight-complex="bold" fo:color="#000000" style:language-asian="de" style:country-asian="DE"/>
    </style:style>
    <style:style style:name="P2162" style:parent-style-name="Standar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63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T2164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E3E300" style:language-asian="de" style:country-asian="DE"/>
    </style:style>
    <style:style style:name="T2165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T2166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F00" style:language-asian="de" style:country-asian="DE"/>
    </style:style>
    <style:style style:name="T2167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200" style:language-asian="de" style:country-asian="DE"/>
    </style:style>
    <style:style style:name="P216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fo:background-color="#00FF00" style:language-asian="en" style:country-asian="US" style:language-complex="ar" style:country-complex="SA" fo:hyphenate="true"/>
    </style:style>
    <style:style style:name="P216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217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7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7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73" style:parent-style-name="DefaultParagraphFont" style:family="text"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/>
    </style:style>
    <style:style style:name="T217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3B7600" style:letter-kerning="false" fo:font-size="10pt" style:font-size-asian="10pt" style:font-size-complex="10pt" style:language-asian="en" style:country-asian="US" style:language-complex="ar" style:country-complex="SA"/>
    </style:style>
    <style:style style:name="P2175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76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177" style:parent-style-name="Normal" style:family="paragraph">
      <style:paragraph-properties style:vertical-align="auto"/>
      <style:text-properties fo:hyphenate="true"/>
    </style:style>
    <style:style style:name="T2178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179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18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8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8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8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8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8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186" style:parent-style-name="Standar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87" style:parent-style-name="DefaultParagraphFont" style:family="text">
      <style:text-properties style:font-name="Courier New" fo:color="#000000" fo:background-color="#FFFFFF"/>
    </style:style>
    <style:style style:name="T2188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218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190" style:parent-style-name="species" style:family="text">
      <style:text-properties fo:font-weight="bold" style:font-weight-asian="bold" fo:color="#000000"/>
    </style:style>
    <style:style style:name="P2191" style:parent-style-name="Standard" style:family="paragraph">
      <style:paragraph-properties fo:margin-right="1.325in"/>
    </style:style>
    <style:style style:name="T2192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193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2194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195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2196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219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198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199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20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0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0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0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0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20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206" style:parent-style-name="Normal" style:family="paragraph">
      <style:paragraph-properties style:vertical-align="auto"/>
      <style:text-properties fo:hyphenate="true"/>
    </style:style>
    <style:style style:name="T2207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208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20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1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1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1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1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1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15" style:parent-style-name="Standard" style:family="paragraph">
      <style:paragraph-properties fo:margin-right="1.325in"/>
    </style:style>
    <style:style style:name="T2216" style:parent-style-name="DefaultParagraphFont" style:family="text">
      <style:text-properties style:font-name="Courier New" fo:color="#000000" fo:background-color="#FFFFFF"/>
    </style:style>
    <style:style style:name="T2217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221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19" style:parent-style-name="species" style:family="text">
      <style:text-properties fo:font-weight="bold" style:font-weight-asian="bold" fo:color="#000000"/>
    </style:style>
    <style:style style:name="P2220" style:parent-style-name="Standard" style:family="paragraph">
      <style:paragraph-properties fo:margin-right="1.3298in">
        <style:tab-stops>
          <style:tab-stop style:type="left" style:position="3.9375in"/>
        </style:tab-stops>
      </style:paragraph-properties>
    </style:style>
    <style:style style:name="T2221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222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223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224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2225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226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2227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222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222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3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3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32" style:parent-style-name="HTMLPreformatted" style:family="paragraph">
      <style:paragraph-properties fo:background-color="#FFFFFF"/>
    </style:style>
    <style:style style:name="T2233" style:parent-style-name="DefaultParagraphFont" style:family="text">
      <style:text-properties style:font-name-asian="Times New Roman" fo:font-weight="bold" style:font-weight-asian="bold" style:font-weight-complex="bold" fo:color="#000000" style:text-underline-type="single" style:text-underline-style="solid" style:text-underline-width="auto" style:text-underline-mode="continuous"/>
    </style:style>
    <style:style style:name="P2234" style:parent-style-name="Normal" style:family="paragraph">
      <style:paragraph-properties style:vertical-align="auto"/>
      <style:text-properties fo:hyphenate="true"/>
    </style:style>
    <style:style style:name="T2235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236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23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3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3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4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4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4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43" style:parent-style-name="Standard" style:family="paragraph">
      <style:paragraph-properties fo:margin-right="1.3298in">
        <style:tab-stops>
          <style:tab-stop style:type="left" style:position="3.9375in"/>
        </style:tab-stops>
      </style:paragraph-properties>
    </style:style>
    <style:style style:name="T2244" style:parent-style-name="DefaultParagraphFont" style:family="text">
      <style:text-properties style:font-name="Courier New" fo:color="#000000" fo:background-color="#FFFFFF"/>
    </style:style>
    <style:style style:name="T2245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2246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47" style:parent-style-name="species" style:family="text">
      <style:text-properties fo:font-weight="bold" style:font-weight-asian="bold" fo:color="#000000"/>
    </style:style>
    <style:style style:name="T2248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249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2250" style:parent-style-name="species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251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2252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225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5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25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25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5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5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25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26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261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262" style:parent-style-name="Normal" style:family="paragraph">
      <style:paragraph-properties style:vertical-align="auto"/>
      <style:text-properties fo:hyphenate="true"/>
    </style:style>
    <style:style style:name="T2263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264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26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6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6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6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6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27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T2271" style:parent-style-name="DefaultParagraphFont" style:family="text">
      <style:text-properties style:font-name="Courier New" fo:color="#000000" fo:background-color="#FFFFFF"/>
    </style:style>
    <style:style style:name="T2272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2273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74" style:parent-style-name="species" style:family="text">
      <style:text-properties fo:font-weight="bold" style:font-weight-asian="bold" style:font-weight-complex="bold" style:language-asian="de" style:country-asian="DE"/>
    </style:style>
    <style:style style:name="P2275" style:parent-style-name="Standard" style:family="paragraph">
      <style:paragraph-properties fo:line-height="0.138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76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T2277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E3E300" style:language-asian="de" style:country-asian="DE"/>
    </style:style>
    <style:style style:name="T2278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T2279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FF00FF" style:language-asian="de" style:country-asian="DE"/>
    </style:style>
    <style:style style:name="T2280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F00" style:language-asian="de" style:country-asian="DE"/>
    </style:style>
    <style:style style:name="T2281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200" style:language-asian="de" style:country-asian="DE"/>
    </style:style>
    <style:style style:name="P2282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83" style:parent-style-name="species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/>
    </style:style>
    <style:style style:name="T2284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 style:language-asian="de" style:country-asian="DE"/>
    </style:style>
    <style:style style:name="P2285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86" style:parent-style-name="species" style:family="text">
      <style:text-properties style:language-asian="de" style:country-asian="DE"/>
    </style:style>
    <style:style style:name="P2287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88" style:parent-style-name="species" style:family="text">
      <style:text-properties style:language-asian="de" style:country-asian="DE"/>
    </style:style>
    <style:style style:name="P2289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90" style:parent-style-name="species" style:family="text">
      <style:text-properties style:language-asian="de" style:country-asian="DE"/>
    </style:style>
    <style:style style:name="P2291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92" style:parent-style-name="species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/>
    </style:style>
    <style:style style:name="T2293" style:parent-style-name="DefaultParagraphFont" style:family="text">
      <style:text-properties fo:font-weight="bold" style:font-weight-asian="bold" style:font-weight-complex="bold" fo:color="#000000" style:text-underline-type="single" style:text-underline-style="solid" style:text-underline-width="auto" style:text-underline-mode="continuous" style:language-asian="de" style:country-asian="DE"/>
    </style:style>
    <style:style style:name="P2294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95" style:parent-style-name="species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/>
    </style:style>
    <style:style style:name="T2296" style:parent-style-name="species" style:family="text">
      <style:text-properties style:language-asian="de" style:country-asian="DE"/>
    </style:style>
    <style:style style:name="P2297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298" style:parent-style-name="species" style:family="text">
      <style:text-properties style:language-asian="de" style:country-asian="DE"/>
    </style:style>
    <style:style style:name="P2299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00" style:parent-style-name="species" style:family="text">
      <style:text-properties style:language-asian="de" style:country-asian="DE"/>
    </style:style>
    <style:style style:name="P2301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02" style:parent-style-name="species" style:family="text">
      <style:text-properties style:language-asian="de" style:country-asian="DE"/>
    </style:style>
    <style:style style:name="P2303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04" style:parent-style-name="species" style:family="text">
      <style:text-properties style:language-asian="de" style:country-asian="DE"/>
    </style:style>
    <style:style style:name="P2305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06" style:parent-style-name="species" style:family="text">
      <style:text-properties style:language-asian="de" style:country-asian="DE"/>
    </style:style>
    <style:style style:name="P2307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08" style:parent-style-name="species" style:family="text">
      <style:text-properties style:language-asian="de" style:country-asian="DE"/>
    </style:style>
    <style:style style:name="P2309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10" style:parent-style-name="species" style:family="text">
      <style:text-properties style:language-asian="de" style:country-asian="DE"/>
    </style:style>
    <style:style style:name="T2311" style:parent-style-name="species" style:family="text">
      <style:text-properties fo:font-weight="bold" style:font-weight-asian="bold" style:font-weight-complex="bold" style:language-asian="de" style:country-asian="DE"/>
    </style:style>
    <style:style style:name="P2312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13" style:parent-style-name="species" style:family="text">
      <style:text-properties fo:font-weight="bold" style:font-weight-asian="bold" style:language-asian="de" style:country-asian="DE"/>
    </style:style>
    <style:style style:name="P2314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15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316" style:parent-style-name="species" style:family="text">
      <style:text-properties style:font-name="Courier New" style:font-name-complex="Courier New" fo:font-weight="bold" style:font-weight-asian="bold" fo:color="#333333" fo:background-color="#D4EA6B" style:language-asian="de" style:country-asian="DE"/>
    </style:style>
    <style:style style:name="T2317" style:parent-style-name="species" style:family="text">
      <style:text-properties style:font-name="Courier New" style:font-name-complex="Courier New" fo:font-weight="bold" style:font-weight-asian="bold" fo:background-color="#D4EA6B" style:language-asian="de" style:country-asian="DE"/>
    </style:style>
    <style:style style:name="T2318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2319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232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232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322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32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324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25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326" style:parent-style-name="Normal" style:family="paragraph">
      <style:paragraph-properties style:vertical-align="auto"/>
      <style:text-properties fo:hyphenate="true"/>
    </style:style>
    <style:style style:name="T2327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328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32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3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3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3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33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34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35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36" style:parent-style-name="DefaultParagraphFont" style:family="text">
      <style:text-properties style:font-name="Courier New" fo:color="#000000" fo:background-color="#FFFFFF"/>
    </style:style>
    <style:style style:name="T2337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233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39" style:parent-style-name="species" style:family="text">
      <style:text-properties fo:color="#000000"/>
    </style:style>
    <style:style style:name="P2340" style:parent-style-name="HTMLPreformatted" style:family="paragraph">
      <style:paragraph-properties fo:margin-right="1.325in"/>
    </style:style>
    <style:style style:name="T2341" style:parent-style-name="DefaultParagraphFont" style:family="text">
      <style:text-properties fo:font-weight="bold" style:font-weight-asian="bold" fo:background-color="#FF0000"/>
    </style:style>
    <style:style style:name="T2342" style:parent-style-name="DefaultParagraphFont" style:family="text">
      <style:text-properties fo:color="#000000"/>
    </style:style>
    <style:style style:name="P2343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44" style:parent-style-name="species" style:family="text">
      <style:text-properties fo:font-weight="bold" style:font-weight-asian="bold" fo:color="#000000"/>
    </style:style>
    <style:style style:name="P2345" style:parent-style-name="Standard" style:family="paragraph">
      <style:paragraph-properties fo:line-height="0.1388in" fo:margin-right="1.325in">
        <style:tab-stops>
          <style:tab-stop style:type="left" style:position="3.9375in"/>
        </style:tab-stops>
      </style:paragraph-properties>
    </style:style>
    <style:style style:name="T2346" style:parent-style-name="summary-subhead" style:family="text">
      <style:text-properties style:font-name="Courier New" style:font-name-complex="Courier New" fo:font-weight="bold" style:font-weight-asian="bold" fo:color="#000000" fo:font-size="10pt" style:font-size-asian="10pt" style:font-size-complex="10pt" fo:background-color="#C0C0C0"/>
    </style:style>
    <style:style style:name="T2347" style:parent-style-name="summary-subhead" style:family="text">
      <style:text-properties style:font-name="Courier New" style:font-name-complex="Courier New" fo:font-weight="bold" style:font-weight-asian="bold" fo:color="#000000" fo:font-size="10pt" style:font-size-asian="10pt" style:font-size-complex="10pt"/>
    </style:style>
    <style:style style:name="T2348" style:parent-style-name="summary-subhead" style:family="text">
      <style:text-properties style:font-name="Courier New" style:font-name-complex="Courier New" fo:font-weight="bold" style:font-weight-asian="bold" fo:color="#000000" fo:font-size="10pt" style:font-size-asian="10pt" style:font-size-complex="10pt" fo:background-color="#BBE33D"/>
    </style:style>
    <style:style style:name="T2349" style:parent-style-name="summary-subhead" style:family="text">
      <style:text-properties style:font-name="Courier New" style:font-name-complex="Courier New" fo:font-weight="bold" style:font-weight-asian="bold" fo:color="#000000" fo:font-size="10pt" style:font-size-asian="10pt" style:font-size-complex="10pt" fo:background-color="#D4EA6B"/>
    </style:style>
    <style:style style:name="T2350" style:parent-style-name="species" style:family="text">
      <style:text-properties style:font-name="Courier New" style:font-name-complex="Courier New" fo:font-weight="bold" style:font-weight-asian="bold" fo:color="#000000" fo:background-color="#FFFF00"/>
    </style:style>
    <style:style style:name="T2351" style:parent-style-name="species" style:family="text">
      <style:text-properties style:font-name="Courier New" style:font-name-complex="Courier New" fo:font-weight="bold" style:font-weight-asian="bold" fo:color="#000000" fo:background-color="#FFFF00" style:language-asian="de" style:country-asian="DE"/>
    </style:style>
    <style:style style:name="T2352" style:parent-style-name="species" style:family="text">
      <style:text-properties style:font-name="Courier New" style:font-name-complex="Courier New" fo:font-weight="bold" style:font-weight-asian="bold" fo:color="#000000" fo:background-color="#FFF200" style:language-asian="de" style:country-asian="DE"/>
    </style:style>
    <style:style style:name="P235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5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355" style:parent-style-name="summary-subhead" style:family="text">
      <style:text-properties fo:font-weight="bold" style:font-weight-asian="bold" style:font-weight-complex="bold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35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35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35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35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6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361" style:parent-style-name="summary-subhead" style:family="text">
      <style:text-properties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362" style:parent-style-name="Normal" style:family="paragraph">
      <style:paragraph-properties style:vertical-align="auto"/>
      <style:text-properties fo:hyphenate="true"/>
    </style:style>
    <style:style style:name="T2363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364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36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6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6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6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6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7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71" style:parent-style-name="Standard" style:family="paragraph">
      <style:paragraph-properties fo:line-height="0.1388in" fo:margin-right="1.325in">
        <style:tab-stops>
          <style:tab-stop style:type="left" style:position="3.9375in"/>
        </style:tab-stops>
      </style:paragraph-properties>
    </style:style>
    <style:style style:name="T2372" style:parent-style-name="DefaultParagraphFont" style:family="text">
      <style:text-properties style:font-name="Courier New" fo:color="#000000" fo:background-color="#FFFFFF"/>
    </style:style>
    <style:style style:name="T2373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237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375" style:parent-style-name="species" style:family="text">
      <style:text-properties style:font-weight-complex="bold" style:language-asian="de" style:country-asian="DE"/>
    </style:style>
    <style:style style:name="P2376" style:parent-style-name="Standard" style:family="paragraph">
      <style:paragraph-properties fo:margin-right="1.325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377" style:parent-style-name="species" style:family="text">
      <style:text-properties style:font-name="Courier New" style:font-name-complex="Courier New" fo:font-weight="bold" style:font-weight-asian="bold" style:font-weight-complex="bold" fo:background-color="#CCCCCC" style:language-asian="de" style:country-asian="DE"/>
    </style:style>
    <style:style style:name="T2378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CCCCCC"/>
    </style:style>
    <style:style style:name="T2379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E3E300" style:language-asian="de" style:country-asian="DE"/>
    </style:style>
    <style:style style:name="T2380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T2381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F00" style:language-asian="de" style:country-asian="DE"/>
    </style:style>
    <style:style style:name="T2382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200" style:language-asian="de" style:country-asian="DE"/>
    </style:style>
    <style:style style:name="P238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8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385" style:parent-style-name="species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2386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38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38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38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39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391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392" style:parent-style-name="species" style:family="text">
      <style:text-properties style:font-name-asian="Times New Roman" style:font-name-complex="Courier New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de" style:country-asian="DE" style:language-complex="ar" style:country-complex="SA"/>
    </style:style>
    <style:style style:name="T2393" style:parent-style-name="DefaultParagraphFont" style:family="text">
      <style:text-properties style:font-name-asian="Times New Roman" style:font-name-complex="Courier New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394" style:parent-style-name="Normal" style:family="paragraph">
      <style:paragraph-properties style:vertical-align="auto"/>
      <style:text-properties fo:hyphenate="true"/>
    </style:style>
    <style:style style:name="T2395" style:parent-style-name="DefaultParagraphFont" style:family="text">
      <style:text-properties style:font-name="Courier New" style:font-name-asian="Times New Roman" style:font-name-complex="Times New Roman" fo:font-weight="bold" style:font-weight-asian="bold" style:font-weight-complex="bold" fo:color="#000000" style:letter-kerning="false" fo:font-size="10pt" style:font-size-asian="10pt" style:font-size-complex="10pt" fo:background-color="#FFFFFF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396" style:parent-style-name="DefaultParagraphFont" style:family="text"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/>
    </style:style>
    <style:style style:name="P239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9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39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40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401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402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403" style:parent-style-name="Standard" style:family="paragraph">
      <style:paragraph-properties fo:margin-right="1.325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404" style:parent-style-name="DefaultParagraphFont" style:family="text">
      <style:text-properties style:font-name="Courier New" fo:color="#000000" fo:background-color="#FFFFFF"/>
    </style:style>
    <style:style style:name="T2405" style:parent-style-name="DefaultParagraphFont" style:family="text">
      <style:text-properties style:font-name="Courier New" fo:font-weight="bold" style:font-weight-asian="bold" style:font-weight-complex="bold" fo:color="#000000" fo:background-color="#FFFFFF"/>
    </style:style>
    <style:style style:name="P2406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07" style:parent-style-name="species" style:family="text">
      <style:text-properties style:font-weight-complex="bold" style:language-asian="de" style:country-asian="DE"/>
    </style:style>
    <style:style style:name="P2408" style:parent-style-name="Standard" style:family="paragraph">
      <style:paragraph-properties fo:margin-right="1.3298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409" style:parent-style-name="species" style:family="text">
      <style:text-properties style:font-name="Courier New" style:font-name-complex="Courier New" fo:font-weight="bold" style:font-weight-asian="bold" style:font-weight-complex="bold" fo:background-color="#CCCCCC" style:language-asian="de" style:country-asian="DE"/>
    </style:style>
    <style:style style:name="T2410" style:parent-style-name="species" style:family="text">
      <style:text-properties style:font-name="Courier New" style:font-name-complex="Courier New" fo:font-weight="bold" style:font-weight-asian="bold" style:font-weight-complex="bold" fo:background-color="#CACA00" style:language-asian="de" style:country-asian="DE"/>
    </style:style>
    <style:style style:name="T2411" style:parent-style-name="species" style:family="text">
      <style:text-properties style:font-name="Courier New" style:font-name-complex="Courier New" fo:font-weight="bold" style:font-weight-asian="bold" style:font-weight-complex="bold" fo:background-color="#D4EA6B" style:language-asian="de" style:country-asian="DE"/>
    </style:style>
    <style:style style:name="T2412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F00" style:language-asian="de" style:country-asian="DE"/>
    </style:style>
    <style:style style:name="T2413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F200" style:language-asian="de" style:country-asian="DE"/>
    </style:style>
    <style:style style:name="T2414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FF00FF" style:language-asian="de" style:country-asian="DE"/>
    </style:style>
    <style:style style:name="P2415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16" style:parent-style-name="species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417" style:parent-style-name="species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de" style:country-asian="DE"/>
    </style:style>
    <style:style style:name="P2418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19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20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21" style:parent-style-name="Heading1" style:family="paragraph">
      <style:paragraph-properties fo:margin-top="0in" fo:margin-bottom="0in"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22" style:parent-style-name="species" style:family="text">
      <style:text-properties style:font-name="Courier New" fo:font-size="10pt" style:font-size-asian="10pt" style:font-size-complex="10pt" style:text-underline-type="single" style:text-underline-style="solid" style:text-underline-width="auto" style:text-underline-mode="continuous"/>
    </style:style>
    <style:style style:name="T2423" style:parent-style-name="species" style:family="text">
      <style:text-properties style:font-name="Courier New" style:font-name-complex="Courier New" fo:font-size="10pt" style:font-size-asian="10pt" style:font-size-complex="10pt" style:text-underline-type="single" style:text-underline-style="solid" style:text-underline-width="auto" style:text-underline-mode="continuous" style:language-asian="de" style:country-asian="DE"/>
    </style:style>
    <style:style style:name="P2424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25" style:parent-style-name="species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426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27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28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29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30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31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32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33" style:parent-style-name="species" style:family="text">
      <style:text-properties fo:font-weight="bold" style:font-weight-asian="bold" style:font-weight-complex="bold"/>
    </style:style>
    <style:style style:name="P243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35" style:parent-style-name="HTMLPreformatted" style:family="paragraph">
      <style:paragraph-properties fo:margin-right="1.2625in">
        <style:tab-stops>
          <style:tab-stop style:type="left" style:position="3.9375in"/>
          <style:tab-stop style:type="left" style:position="4.25in"/>
        </style:tab-stops>
      </style:paragraph-properties>
      <style:text-properties fo:font-weight="bold" style:font-weight-asian="bold" style:font-weight-complex="bold" fo:color="#000000" fo:background-color="#FF0000"/>
    </style:style>
    <style:style style:name="P2436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37" style:parent-style-name="HTMLPreformatted" style:family="paragraph">
      <style:paragraph-properties fo:margin-right="1.325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438" style:parent-style-name="DefaultParagraphFont" style:family="text">
      <style:text-properties fo:font-weight="bold" style:font-weight-asian="bold" style:font-weight-complex="bold" fo:color="#000000" fo:background-color="#BABABA"/>
    </style:style>
    <style:style style:name="T2439" style:parent-style-name="DefaultParagraphFont" style:family="text">
      <style:text-properties fo:font-weight="bold" style:font-weight-asian="bold" style:font-weight-complex="bold" fo:color="#000000" fo:background-color="#E3E300" style:language-asian="de" style:country-asian="DE"/>
    </style:style>
    <style:style style:name="T2440" style:parent-style-name="DefaultParagraphFont" style:family="text">
      <style:text-properties fo:font-weight="bold" style:font-weight-asian="bold" style:font-weight-complex="bold" fo:color="#000000" fo:background-color="#D4EA6B" style:language-asian="de" style:country-asian="DE"/>
    </style:style>
    <style:style style:name="T2441" style:parent-style-name="species" style:family="text">
      <style:text-properties fo:font-weight="bold" style:font-weight-asian="bold" style:font-weight-complex="bold" fo:color="#000000" fo:background-color="#FFFF00" style:language-asian="de" style:country-asian="DE"/>
    </style:style>
    <style:style style:name="T2442" style:parent-style-name="species" style:family="text">
      <style:text-properties fo:font-weight="bold" style:font-weight-asian="bold" style:font-weight-complex="bold" fo:color="#000000" fo:background-color="#FFF200" style:language-asian="de" style:country-asian="DE"/>
    </style:style>
    <style:style style:name="P2443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44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445" style:parent-style-name="DefaultParagraphFon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446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44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44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44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2450" style:parent-style-name="DefaultParagraphFont" style:family="text">
      <style:text-properties style:font-name="Courier New" style:font-name-asian="Times New Roman" style:font-name-complex="Courier New" fo:font-weight="bold" style:font-weight-asian="bold" style:font-weight-complex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2451" style:parent-style-name="DefaultParagraphFont" style:family="text">
      <style:text-properties style:font-name-asian="Times New Roman" style:font-name-complex="Courier New" fo:font-weight="bold" style:font-weight-asian="bold" style:font-weight-complex="bold" style:letter-kerning="false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2452" style:parent-style-name="HTMLPreformatted" style:family="paragraph">
      <style:paragraph-properties fo:margin-right="1.325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453" style:parent-style-name="DefaultParagraphFont" style:family="text">
      <style:text-properties fo:font-weight="bold" style:font-weight-asian="bold" style:font-weight-complex="bold" fo:color="#000000" fo:background-color="#FFFFFF" style:text-underline-type="single" style:text-underline-style="solid" style:text-underline-width="auto" style:text-underline-mode="continuous"/>
    </style:style>
    <style:style style:name="T2454" style:parent-style-name="DefaultParagraphFont" style:family="text">
      <style:text-properties fo:color="#000000" fo:background-color="#FFFFFF"/>
    </style:style>
    <style:style style:name="P2455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456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457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458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459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460" style:parent-style-name="Normal" style:family="paragraph">
      <style:paragraph-properties style:vertical-align="auto"/>
      <style:text-properties style:font-name="Courier New" style:font-name-asian="Times New Roman" style:font-name-complex="Times New Roman" fo:color="#000000" style:letter-kerning="false" fo:font-size="10pt" style:font-size-asian="10pt" style:font-size-complex="10pt" fo:background-color="#FFFFFF" style:language-asian="en" style:country-asian="US" style:language-complex="ar" style:country-complex="SA" fo:hyphenate="true"/>
    </style:style>
    <style:style style:name="P2461" style:parent-style-name="HTMLPreformatted" style:family="paragraph">
      <style:paragraph-properties fo:margin-right="1.325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462" style:parent-style-name="DefaultParagraphFont" style:family="text">
      <style:text-properties style:font-name-asian="Times New Roman" style:font-name-complex="Times New Roman" fo:color="#000000" fo:background-color="#FFFFFF"/>
    </style:style>
    <style:style style:name="T2463" style:parent-style-name="DefaultParagraphFont" style:family="text">
      <style:text-properties style:font-name-asian="Times New Roman" style:font-name-complex="Times New Roman" fo:font-weight="bold" style:font-weight-asian="bold" style:font-weight-complex="bold" fo:color="#000000" fo:background-color="#FFFFFF"/>
    </style:style>
    <style:style style:name="P246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465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font-weight="bold" style:font-weight-asian="bold" fo:color="#000000" fo:background-color="#FFFFFF"/>
    </style:style>
    <style:style style:name="P2466" style:parent-style-name="Standard" style:family="paragraph">
      <style:paragraph-properties fo:margin-right="1.2625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467" style:parent-style-name="DefaultParagraphFont" style:family="text">
      <style:text-properties style:font-name="Courier New" style:font-name-complex="Courier New" fo:font-weight="bold" style:font-weight-asian="bold" fo:color="#000000" fo:background-color="#FF0000"/>
    </style:style>
    <style:style style:name="P246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69" style:parent-style-name="species" style:family="text">
      <style:text-properties fo:font-weight="bold" style:font-weight-asian="bold" fo:color="#000000" style:language-asian="de" style:country-asian="DE"/>
    </style:style>
    <style:style style:name="P2470" style:parent-style-name="Standard" style:family="paragraph">
      <style:paragraph-properties fo:margin-right="1.2625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471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472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473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74" style:parent-style-name="species" style:family="text">
      <style:text-properties fo:font-weight="bold" style:font-weight-asian="bold" fo:color="#000000" style:language-asian="de" style:country-asian="DE"/>
    </style:style>
    <style:style style:name="P2475" style:parent-style-name="Standard" style:family="paragraph">
      <style:paragraph-properties fo:background-color="#FFFFFF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476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477" style:parent-style-name="DefaultParagraphFont" style:family="text">
      <style:text-properties style:font-name="Courier New" style:font-name-complex="Courier New" fo:font-weight="bold" style:font-weight-asian="bold" fo:color="#000000" fo:background-color="#E3E300" style:language-asian="de" style:country-asian="DE"/>
    </style:style>
    <style:style style:name="T2478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47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480" style:parent-style-name="species" style:family="text">
      <style:text-properties fo:font-weight="bold" style:font-weight-asian="bold" fo:color="#000000" style:language-asian="de" style:country-asian="DE"/>
    </style:style>
    <style:style style:name="P2481" style:parent-style-name="Standard" style:family="paragraph">
      <style:paragraph-properties fo:margin-right="1.2625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482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483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484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485" style:parent-style-name="HTMLPreformatted" style:family="paragraph">
      <style:paragraph-properties fo:background-color="#FFFFFF"/>
      <style:text-properties fo:color="#000000"/>
    </style:style>
    <style:style style:name="P2486" style:parent-style-name="HTMLPreformatted" style:family="paragraph">
      <style:paragraph-properties fo:background-color="#FFFFFF"/>
      <style:text-properties fo:color="#000000"/>
    </style:style>
    <style:style style:name="P2487" style:parent-style-name="HTMLPreformatted" style:family="paragraph">
      <style:paragraph-properties fo:background-color="#FFFFFF"/>
      <style:text-properties fo:color="#000000"/>
    </style:style>
    <style:style style:name="P2488" style:parent-style-name="HTMLPreformatted" style:family="paragraph">
      <style:paragraph-properties fo:background-color="#FFFFFF"/>
    </style:style>
    <style:style style:name="T2489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49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49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49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49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49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49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49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497" style:parent-style-name="Standard" style:family="paragraph">
      <style:paragraph-properties fo:margin-right="1.2625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498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49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00" style:parent-style-name="species" style:family="text">
      <style:text-properties style:font-weight-complex="bold" fo:color="#000000"/>
    </style:style>
    <style:style style:name="P2501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02" style:parent-style-name="DefaultParagraphFont" style:family="text">
      <style:text-properties fo:font-weight="bold" style:font-weight-asian="bold" style:font-weight-complex="bold" fo:background-color="#CCCCCC"/>
    </style:style>
    <style:style style:name="T2503" style:parent-style-name="DefaultParagraphFont" style:family="text">
      <style:text-properties fo:font-weight="bold" style:font-weight-asian="bold" style:font-weight-complex="bold" fo:color="#000000" fo:background-color="#CCCCCC" style:language-asian="de" style:country-asian="DE"/>
    </style:style>
    <style:style style:name="T2504" style:parent-style-name="DefaultParagraphFont" style:family="text">
      <style:text-properties fo:font-weight="bold" style:font-weight-asian="bold" style:font-weight-complex="bold" fo:color="#000000" fo:background-color="#BBE33D" style:language-asian="de" style:country-asian="DE"/>
    </style:style>
    <style:style style:name="T2505" style:parent-style-name="DefaultParagraphFont" style:family="text">
      <style:text-properties fo:font-weight="bold" style:font-weight-asian="bold" style:font-weight-complex="bold" fo:color="#000000" fo:background-color="#D4EA6B" style:language-asian="de" style:country-asian="DE"/>
    </style:style>
    <style:style style:name="P2506" style:parent-style-name="HTMLPreformatted" style:family="paragraph">
      <style:paragraph-properties fo:background-color="#FFFFFF"/>
    </style:style>
    <style:style style:name="T2507" style:parent-style-name="DefaultParagraphFont" style:family="text">
      <style:text-properties fo:font-weight="bold" style:font-weight-asian="bold" style:use-window-font-color="true" style:text-underline-type="single" style:text-underline-style="solid" style:text-underline-width="auto" style:text-underline-mode="continuous"/>
    </style:style>
    <style:style style:name="T2508" style:parent-style-name="DefaultParagraphFont" style:family="text">
      <style:text-properties fo:font-weight="bold" style:font-weight-asian="bold" style:font-weight-complex="bold" style:use-window-font-color="true" fo:background-color="#CCCCCC" style:text-underline-type="single" style:text-underline-style="solid" style:text-underline-width="auto" style:text-underline-mode="continuous"/>
    </style:style>
    <style:style style:name="P2509" style:parent-style-name="HTMLPreformatted" style:family="paragraph">
      <style:paragraph-properties fo:background-color="#FFFFFF"/>
      <style:text-properties fo:color="#000000"/>
    </style:style>
    <style:style style:name="P2510" style:parent-style-name="HTMLPreformatted" style:family="paragraph">
      <style:paragraph-properties fo:background-color="#FFFFFF"/>
      <style:text-properties fo:color="#000000"/>
    </style:style>
    <style:style style:name="P2511" style:parent-style-name="HTMLPreformatted" style:family="paragraph">
      <style:paragraph-properties fo:background-color="#FFFFFF"/>
      <style:text-properties fo:color="#000000"/>
    </style:style>
    <style:style style:name="P2512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51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1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1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1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1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1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1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2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21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22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523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52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25" style:parent-style-name="species" style:family="text">
      <style:text-properties fo:font-weight="bold" style:font-weight-asian="bold" fo:color="#000000"/>
    </style:style>
    <style:style style:name="T2526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527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528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529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530" style:parent-style-name="HTMLPreformatted" style:family="paragraph">
      <style:paragraph-properties fo:background-color="#FFFFFF"/>
      <style:text-properties fo:color="#000000"/>
    </style:style>
    <style:style style:name="P2531" style:parent-style-name="HTMLPreformatted" style:family="paragraph">
      <style:paragraph-properties fo:background-color="#FFFFFF"/>
      <style:text-properties fo:color="#000000"/>
    </style:style>
    <style:style style:name="P2532" style:parent-style-name="HTMLPreformatted" style:family="paragraph">
      <style:paragraph-properties fo:background-color="#FFFFFF"/>
      <style:text-properties fo:color="#000000"/>
    </style:style>
    <style:style style:name="P2533" style:parent-style-name="HTMLPreformatted" style:family="paragraph">
      <style:paragraph-properties fo:background-color="#FFFFFF"/>
      <style:text-properties fo:color="#000000"/>
    </style:style>
    <style:style style:name="P2534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53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3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3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3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3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4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4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542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543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44" style:parent-style-name="species" style:family="text">
      <style:text-properties fo:font-weight="bold" style:font-weight-asian="bold" fo:color="#000000" style:language-asian="de" style:country-asian="DE"/>
    </style:style>
    <style:style style:name="P2545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46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547" style:parent-style-name="DefaultParagraphFont" style:family="text">
      <style:text-properties style:font-name="Courier New" style:font-name-complex="Courier New" fo:font-weight="bold" style:font-weight-asian="bold" fo:color="#000000" style:language-asian="de" style:country-asian="DE"/>
    </style:style>
    <style:style style:name="T2548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549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550" style:parent-style-name="HTMLPreformatted" style:family="paragraph">
      <style:paragraph-properties fo:background-color="#FFFFFF"/>
      <style:text-properties fo:color="#000000"/>
    </style:style>
    <style:style style:name="P2551" style:parent-style-name="HTMLPreformatted" style:family="paragraph">
      <style:paragraph-properties fo:background-color="#FFFFFF"/>
      <style:text-properties fo:color="#000000"/>
    </style:style>
    <style:style style:name="P2552" style:parent-style-name="HTMLPreformatted" style:family="paragraph">
      <style:paragraph-properties fo:background-color="#FFFFFF"/>
      <style:text-properties fo:color="#000000"/>
    </style:style>
    <style:style style:name="P2553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554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55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5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5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5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5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6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6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62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63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56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65" style:parent-style-name="species" style:family="text">
      <style:text-properties fo:font-weight="bold" style:font-weight-asian="bold" fo:color="#000000"/>
    </style:style>
    <style:style style:name="T2566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567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568" style:parent-style-name="DefaultParagraphFont" style:family="text">
      <style:text-properties style:font-name="Courier New" style:font-name-complex="Courier New" fo:font-weight="bold" style:font-weight-asian="bold"/>
    </style:style>
    <style:style style:name="T2569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570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571" style:parent-style-name="HTMLPreformatted" style:family="paragraph">
      <style:paragraph-properties fo:background-color="#FFFFFF"/>
      <style:text-properties fo:color="#000000"/>
    </style:style>
    <style:style style:name="P2572" style:parent-style-name="HTMLPreformatted" style:family="paragraph">
      <style:paragraph-properties fo:background-color="#FFFFFF"/>
      <style:text-properties fo:color="#000000"/>
    </style:style>
    <style:style style:name="P2573" style:parent-style-name="HTMLPreformatted" style:family="paragraph">
      <style:paragraph-properties fo:background-color="#FFFFFF"/>
      <style:text-properties fo:color="#000000"/>
    </style:style>
    <style:style style:name="P2574" style:parent-style-name="HTMLPreformatted" style:family="paragraph">
      <style:paragraph-properties fo:background-color="#FFFFFF"/>
      <style:text-properties fo:color="#000000"/>
    </style:style>
    <style:style style:name="P2575" style:parent-style-name="HTMLPreformatted" style:family="paragraph">
      <style:paragraph-properties fo:background-color="#FFFFFF"/>
    </style:style>
    <style:style style:name="T2576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57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7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7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8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8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8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8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584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585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586" style:parent-style-name="species" style:family="text">
      <style:text-properties fo:font-weight="bold" style:font-weight-asian="bold" fo:color="#000000"/>
    </style:style>
    <style:style style:name="T2587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588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589" style:parent-style-name="DefaultParagraphFont" style:family="text">
      <style:text-properties style:font-name="Courier New" style:font-name-complex="Courier New" fo:font-weight="bold" style:font-weight-asian="bold" fo:color="#000000" style:language-asian="de" style:country-asian="DE"/>
    </style:style>
    <style:style style:name="T2590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591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592" style:parent-style-name="HTMLPreformatted" style:family="paragraph">
      <style:paragraph-properties fo:background-color="#FFFFFF"/>
      <style:text-properties fo:color="#000000"/>
    </style:style>
    <style:style style:name="P2593" style:parent-style-name="HTMLPreformatted" style:family="paragraph">
      <style:paragraph-properties fo:background-color="#FFFFFF"/>
      <style:text-properties fo:color="#000000"/>
    </style:style>
    <style:style style:name="P2594" style:parent-style-name="HTMLPreformatted" style:family="paragraph">
      <style:paragraph-properties fo:background-color="#FFFFFF"/>
      <style:text-properties fo:color="#000000"/>
    </style:style>
    <style:style style:name="P2595" style:parent-style-name="HTMLPreformatted" style:family="paragraph">
      <style:paragraph-properties fo:background-color="#FFFFFF"/>
      <style:text-properties fo:color="#000000"/>
    </style:style>
    <style:style style:name="P2596" style:parent-style-name="HTMLPreformatted" style:family="paragraph">
      <style:paragraph-properties fo:background-color="#FFFFFF"/>
    </style:style>
    <style:style style:name="T2597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59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59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0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0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0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0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0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605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606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07" style:parent-style-name="species" style:family="text">
      <style:text-properties style:language-asian="de" style:country-asian="DE"/>
    </style:style>
    <style:style style:name="P2608" style:parent-style-name="Standard" style:family="paragraph">
      <style:paragraph-properties fo:margin-right="1.26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09" style:parent-style-name="DefaultParagraphFont" style:family="text">
      <style:text-properties style:font-name="Courier New" style:font-name-complex="Courier New" fo:font-weight="bold" style:font-weight-asian="bold" fo:color="#000000" fo:background-color="#CCCCCC" style:language-asian="de" style:country-asian="DE"/>
    </style:style>
    <style:style style:name="T2610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611" style:parent-style-name="DefaultParagraphFont" style:family="text">
      <style:text-properties style:font-name="Courier New" style:font-name-complex="Courier New" fo:font-weight="bold" style:font-weight-asian="bold" fo:color="#000000" fo:background-color="#E3E300" style:language-asian="de" style:country-asian="DE"/>
    </style:style>
    <style:style style:name="T2612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613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614" style:parent-style-name="HTMLPreformatted" style:family="paragraph">
      <style:paragraph-properties fo:background-color="#FFFFFF"/>
      <style:text-properties fo:color="#000000"/>
    </style:style>
    <style:style style:name="P2615" style:parent-style-name="HTMLPreformatted" style:family="paragraph">
      <style:paragraph-properties fo:background-color="#FFFFFF"/>
      <style:text-properties fo:color="#000000"/>
    </style:style>
    <style:style style:name="P2616" style:parent-style-name="HTMLPreformatted" style:family="paragraph">
      <style:paragraph-properties fo:background-color="#FFFFFF"/>
      <style:text-properties fo:color="#000000"/>
    </style:style>
    <style:style style:name="P2617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61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1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2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2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2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2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2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25" style:parent-style-name="Standard" style:family="paragraph">
      <style:paragraph-properties fo:margin-right="1.26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26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627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28" style:parent-style-name="species" style:family="text">
      <style:text-properties fo:font-weight="bold" style:font-weight-asian="bold" fo:color="#000000" style:language-asian="de" style:country-asian="DE"/>
    </style:style>
    <style:style style:name="P2629" style:parent-style-name="Standard" style:family="paragraph">
      <style:paragraph-properties fo:margin-right="1.2625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630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631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632" style:parent-style-name="DefaultParagraphFont" style:family="text">
      <style:text-properties style:font-name="Courier New" style:font-name-complex="Courier New" fo:font-weight="bold" style:font-weight-asian="bold" fo:color="#000000" style:text-position="super 65%" fo:background-color="#D4EA6B" style:language-asian="de" style:country-asian="DE"/>
    </style:style>
    <style:style style:name="T2633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634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635" style:parent-style-name="HTMLPreformatted" style:family="paragraph">
      <style:paragraph-properties fo:background-color="#FFFFFF"/>
    </style:style>
    <style:style style:name="T2636" style:parent-style-name="DefaultParagraphFont" style:family="text">
      <style:text-properties fo:color="#000000"/>
    </style:style>
    <style:style style:name="T2637" style:parent-style-name="DefaultParagraphFont" style:family="text">
      <style:text-properties fo:font-weight="bold" style:font-weight-asian="bold" fo:color="#000000"/>
    </style:style>
    <style:style style:name="T2638" style:parent-style-name="DefaultParagraphFont" style:family="text">
      <style:text-properties fo:color="#000000"/>
    </style:style>
    <style:style style:name="P2639" style:parent-style-name="HTMLPreformatted" style:family="paragraph">
      <style:paragraph-properties fo:background-color="#FFFFFF"/>
      <style:text-properties fo:color="#000000"/>
    </style:style>
    <style:style style:name="P2640" style:parent-style-name="HTMLPreformatted" style:family="paragraph">
      <style:paragraph-properties fo:background-color="#FFFFFF"/>
      <style:text-properties fo:color="#000000"/>
    </style:style>
    <style:style style:name="P2641" style:parent-style-name="HTMLPreformatted" style:family="paragraph">
      <style:paragraph-properties fo:background-color="#FFFFFF"/>
      <style:text-properties fo:color="#000000"/>
    </style:style>
    <style:style style:name="P2642" style:parent-style-name="HTMLPreformatted" style:family="paragraph">
      <style:paragraph-properties fo:background-color="#FFFFFF"/>
    </style:style>
    <style:style style:name="T2643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T2644" style:parent-style-name="DefaultParagraphFont" style:family="text">
      <style:text-properties style:font-name="Courier" fo:font-weight="bold" style:font-weight-asian="bold" fo:color="#000000" fo:font-size="11pt" style:font-size-asian="11pt" style:font-size-complex="11pt" fo:background-color="#FFFFFF"/>
    </style:style>
    <style:style style:name="T2645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64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647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T2648" style:parent-style-name="DefaultParagraphFont" style:family="text">
      <style:text-properties style:font-name="Courier" fo:font-weight="bold" style:font-weight-asian="bold" fo:color="#000000" fo:font-size="11pt" style:font-size-asian="11pt" style:font-size-complex="11pt" fo:background-color="#FFFFFF"/>
    </style:style>
    <style:style style:name="T2649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65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5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5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5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5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5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56" style:parent-style-name="Standard" style:family="paragraph">
      <style:paragraph-properties fo:margin-right="1.2625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657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65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59" style:parent-style-name="species" style:family="text">
      <style:text-properties fo:font-weight="bold" style:font-weight-asian="bold" fo:color="#000000"/>
    </style:style>
    <style:style style:name="T2660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661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662" style:parent-style-name="DefaultParagraphFont" style:family="text">
      <style:text-properties style:font-name="Courier New" style:font-name-complex="Courier New" fo:font-weight="bold" style:font-weight-asian="bold" fo:color="#000000" style:language-asian="de" style:country-asian="DE"/>
    </style:style>
    <style:style style:name="T2663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664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2665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666" style:parent-style-name="HTMLPreformatted" style:family="paragraph">
      <style:paragraph-properties fo:background-color="#FFFFFF"/>
      <style:text-properties fo:color="#000000"/>
    </style:style>
    <style:style style:name="P2667" style:parent-style-name="HTMLPreformatted" style:family="paragraph">
      <style:paragraph-properties fo:background-color="#FFFFFF"/>
      <style:text-properties fo:color="#000000"/>
    </style:style>
    <style:style style:name="P2668" style:parent-style-name="HTMLPreformatted" style:family="paragraph">
      <style:paragraph-properties fo:background-color="#FFFFFF"/>
      <style:text-properties fo:color="#000000"/>
    </style:style>
    <style:style style:name="P2669" style:parent-style-name="Standard" style:family="paragraph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2670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67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7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7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7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7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7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7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678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67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680" style:parent-style-name="species" style:family="text">
      <style:text-properties fo:color="#000000"/>
    </style:style>
    <style:style style:name="T2681" style:parent-style-name="DefaultParagraphFont" style:family="text">
      <style:text-properties style:font-name="Courier New" fo:font-weight="bold" style:font-weight-asian="bold" style:font-weight-complex="bold" fo:background-color="#CCCCCC"/>
    </style:style>
    <style:style style:name="T2682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T2683" style:parent-style-name="DefaultParagraphFont" style:family="text">
      <style:text-properties style:font-name="Courier New" fo:font-weight="bold" style:font-weight-asian="bold" style:font-weight-complex="bold" fo:background-color="#D4EA6B"/>
    </style:style>
    <style:style style:name="P2684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685" style:parent-style-name="HTMLPreformatted" style:family="paragraph">
      <style:paragraph-properties fo:background-color="#FFFFFF"/>
      <style:text-properties fo:color="#000000"/>
    </style:style>
    <style:style style:name="P2686" style:parent-style-name="HTMLPreformatted" style:family="paragraph">
      <style:paragraph-properties fo:background-color="#FFFFFF"/>
      <style:text-properties fo:color="#000000"/>
    </style:style>
    <style:style style:name="P2687" style:parent-style-name="HTMLPreformatted" style:family="paragraph">
      <style:paragraph-properties fo:background-color="#FFFFFF"/>
      <style:text-properties fo:color="#000000"/>
    </style:style>
    <style:style style:name="P2688" style:parent-style-name="HTMLPreformatted" style:family="paragraph">
      <style:paragraph-properties fo:background-color="#FFFFFF"/>
    </style:style>
    <style:style style:name="T2689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T2690" style:parent-style-name="DefaultParagraphFont" style:family="text">
      <style:text-properties fo:color="#000000"/>
    </style:style>
    <style:style style:name="P269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9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9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9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9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9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69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698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69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00" style:parent-style-name="species" style:family="text">
      <style:text-properties fo:font-weight="bold" style:font-weight-asian="bold" fo:color="#000000"/>
    </style:style>
    <style:style style:name="T2701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702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703" style:parent-style-name="DefaultParagraphFont" style:family="text">
      <style:text-properties style:font-name="Courier New" style:font-name-complex="Courier New" fo:font-weight="bold" style:font-weight-asian="bold" fo:color="#000000" style:language-asian="de" style:country-asian="DE"/>
    </style:style>
    <style:style style:name="T2704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705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2706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707" style:parent-style-name="HTMLPreformatted" style:family="paragraph">
      <style:paragraph-properties fo:background-color="#FFFFFF"/>
      <style:text-properties fo:color="#000000"/>
    </style:style>
    <style:style style:name="P2708" style:parent-style-name="HTMLPreformatted" style:family="paragraph">
      <style:paragraph-properties fo:background-color="#FFFFFF"/>
      <style:text-properties fo:color="#000000"/>
    </style:style>
    <style:style style:name="P2709" style:parent-style-name="HTMLPreformatted" style:family="paragraph">
      <style:paragraph-properties fo:background-color="#FFFFFF"/>
      <style:text-properties fo:color="#000000"/>
    </style:style>
    <style:style style:name="P2710" style:parent-style-name="HTMLPreformatted" style:family="paragraph">
      <style:paragraph-properties fo:background-color="#FFFFFF"/>
    </style:style>
    <style:style style:name="T2711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T2712" style:parent-style-name="DefaultParagraphFont" style:family="text">
      <style:text-properties fo:color="#000000"/>
    </style:style>
    <style:style style:name="P2713" style:parent-style-name="HTMLPreformatted" style:family="paragraph">
      <style:paragraph-properties fo:background-color="#FFFFFF"/>
      <style:text-properties fo:color="#000000"/>
    </style:style>
    <style:style style:name="P2714" style:parent-style-name="HTMLPreformatted" style:family="paragraph">
      <style:paragraph-properties fo:background-color="#FFFFFF"/>
      <style:text-properties fo:color="#000000"/>
    </style:style>
    <style:style style:name="P2715" style:parent-style-name="HTMLPreformatted" style:family="paragraph">
      <style:paragraph-properties fo:background-color="#FFFFFF"/>
      <style:text-properties fo:color="#000000"/>
    </style:style>
    <style:style style:name="P2716" style:parent-style-name="HTMLPreformatted" style:family="paragraph">
      <style:paragraph-properties fo:background-color="#FFFFFF"/>
      <style:text-properties fo:color="#000000"/>
    </style:style>
    <style:style style:name="P2717" style:parent-style-name="HTMLPreformatted" style:family="paragraph">
      <style:paragraph-properties fo:background-color="#FFFFFF"/>
      <style:text-properties fo:color="#000000"/>
    </style:style>
    <style:style style:name="P2718" style:parent-style-name="HTMLPreformatted" style:family="paragraph">
      <style:paragraph-properties fo:background-color="#FFFFFF"/>
      <style:text-properties fo:color="#000000"/>
    </style:style>
    <style:style style:name="P2719" style:parent-style-name="HTMLPreformatted" style:family="paragraph">
      <style:paragraph-properties fo:background-color="#FFFFFF"/>
      <style:text-properties fo:color="#000000"/>
    </style:style>
    <style:style style:name="P2720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21" style:parent-style-name="species" style:family="text">
      <style:text-properties fo:color="#000000"/>
    </style:style>
    <style:style style:name="P2722" style:parent-style-name="HTMLPreformatted" style:family="paragraph">
      <style:paragraph-properties fo:background-color="#FFFFFF"/>
    </style:style>
    <style:style style:name="T2723" style:parent-style-name="DefaultParagraphFont" style:family="text">
      <style:text-properties fo:font-weight="bold" style:font-weight-asian="bold" style:font-weight-complex="bold" fo:background-color="#CCCCCC"/>
    </style:style>
    <style:style style:name="T2724" style:parent-style-name="DefaultParagraphFont" style:family="text">
      <style:text-properties fo:font-weight="bold" style:font-weight-asian="bold" style:font-weight-complex="bold" fo:color="#000000" fo:background-color="#CCCCCC" style:language-asian="de" style:country-asian="DE"/>
    </style:style>
    <style:style style:name="T2725" style:parent-style-name="DefaultParagraphFont" style:family="text">
      <style:text-properties fo:font-weight="bold" style:font-weight-asian="bold" fo:color="#000000" fo:background-color="#D4EA6B" style:language-asian="de" style:country-asian="DE"/>
    </style:style>
    <style:style style:name="T2726" style:parent-style-name="DefaultParagraphFont" style:family="text">
      <style:text-properties fo:font-weight="bold" style:font-weight-asian="bold" style:font-weight-complex="bold" fo:color="#000000" fo:background-color="#D4EA6B" style:language-asian="de" style:country-asian="DE"/>
    </style:style>
    <style:style style:name="T2727" style:parent-style-name="DefaultParagraphFont" style:family="text">
      <style:text-properties fo:color="#000000"/>
    </style:style>
    <style:style style:name="P2728" style:parent-style-name="PreformattedText" style:family="paragraph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P2729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730" style:parent-style-name="HTMLPreformatted" style:family="paragraph">
      <style:paragraph-properties fo:background-color="#FFFFFF"/>
      <style:text-properties fo:color="#000000"/>
    </style:style>
    <style:style style:name="P2731" style:parent-style-name="HTMLPreformatted" style:family="paragraph">
      <style:paragraph-properties fo:background-color="#FFFFFF"/>
      <style:text-properties fo:color="#000000"/>
    </style:style>
    <style:style style:name="P2732" style:parent-style-name="HTMLPreformatted" style:family="paragraph">
      <style:paragraph-properties fo:background-color="#FFFFFF"/>
      <style:text-properties fo:color="#000000"/>
    </style:style>
    <style:style style:name="P2733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73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3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3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3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3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3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4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741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742" style:parent-style-name="Standard" style:family="paragraph">
      <style:paragraph-properties fo:margin-right="1.325in"/>
      <style:text-properties style:font-name="Courier New" style:font-name-complex="Courier New" fo:font-weight="bold" style:font-weight-asian="bold"/>
    </style:style>
    <style:style style:name="T2743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744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745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746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2747" style:parent-style-name="PreformattedText" style:family="paragraph">
      <style:paragraph-properties fo:margin-right="1.325in"/>
    </style:style>
    <style:style style:name="T2748" style:parent-style-name="DefaultParagraphFont" style:family="text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49" style:parent-style-name="PreformattedText" style:family="paragraph">
      <style:paragraph-properties fo:margin-right="0.4368in"/>
      <style:text-properties style:font-name="Courier New"/>
    </style:style>
    <style:style style:name="P2750" style:parent-style-name="Standard" style:family="paragraph">
      <style:paragraph-properties fo:margin-right="1.325in"/>
    </style:style>
    <style:style style:name="T2751" style:parent-style-name="DefaultParagraphFont" style:family="text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52" style:parent-style-name="DefaultParagraphFont" style:family="text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P2753" style:parent-style-name="PreformattedText" style:family="paragraph">
      <style:paragraph-properties fo:margin-right="0.4368in"/>
    </style:style>
    <style:style style:name="T2754" style:parent-style-name="DefaultParagraphFont" style:family="text">
      <style:text-properties style:font-name="Courier New" style:font-name-complex="Courier New"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2755" style:parent-style-name="DefaultParagraphFont" style:family="text">
      <style:text-properties style:font-name="Courier New" style:font-name-complex="Courier New"/>
    </style:style>
    <style:style style:name="T2756" style:parent-style-name="DefaultParagraphFont" style:family="text">
      <style:text-properties style:font-name="Courier New"/>
    </style:style>
    <style:style style:name="T2757" style:parent-style-name="DefaultParagraphFont" style:family="text">
      <style:text-properties style:font-name="Courier New" fo:font-weight="bold" style:font-weight-asian="bold" style:font-weight-complex="bold"/>
    </style:style>
    <style:style style:name="P2758" style:parent-style-name="Standard" style:family="paragraph">
      <style:paragraph-properties fo:margin-right="1.325in"/>
      <style:text-properties style:font-name="Courier New" style:font-name-complex="Courier New" fo:font-weight="bold" style:font-weight-asian="bold"/>
    </style:style>
    <style:style style:name="P2759" style:parent-style-name="Standard" style:family="paragraph">
      <style:paragraph-properties fo:margin-right="1.325in"/>
    </style:style>
    <style:style style:name="T2760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761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762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763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2764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765" style:parent-style-name="HTMLPreformatted" style:family="paragraph">
      <style:paragraph-properties fo:background-color="#FFFFFF"/>
      <style:text-properties fo:color="#000000"/>
    </style:style>
    <style:style style:name="P2766" style:parent-style-name="HTMLPreformatted" style:family="paragraph">
      <style:paragraph-properties fo:background-color="#FFFFFF"/>
      <style:text-properties fo:color="#000000"/>
    </style:style>
    <style:style style:name="P2767" style:parent-style-name="HTMLPreformatted" style:family="paragraph">
      <style:paragraph-properties fo:background-color="#FFFFFF"/>
      <style:text-properties fo:color="#000000"/>
    </style:style>
    <style:style style:name="P2768" style:parent-style-name="HTMLPreformatted" style:family="paragraph">
      <style:paragraph-properties fo:background-color="#FFFFFF"/>
    </style:style>
    <style:style style:name="T2769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77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7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7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7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7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7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7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777" style:parent-style-name="Standard" style:family="paragraph">
      <style:paragraph-properties fo:margin-right="1.325in"/>
    </style:style>
    <style:style style:name="T2778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779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80" style:parent-style-name="species" style:family="text">
      <style:text-properties style:language-asian="de" style:country-asian="DE"/>
    </style:style>
    <style:style style:name="P2781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82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783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784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2785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786" style:parent-style-name="HTMLPreformatted" style:family="paragraph">
      <style:paragraph-properties fo:background-color="#FFFFFF"/>
      <style:text-properties fo:color="#000000"/>
    </style:style>
    <style:style style:name="P2787" style:parent-style-name="HTMLPreformatted" style:family="paragraph">
      <style:paragraph-properties fo:background-color="#FFFFFF"/>
      <style:text-properties fo:color="#000000"/>
    </style:style>
    <style:style style:name="P2788" style:parent-style-name="HTMLPreformatted" style:family="paragraph">
      <style:paragraph-properties fo:background-color="#FFFFFF"/>
      <style:text-properties fo:color="#000000"/>
    </style:style>
    <style:style style:name="P2789" style:parent-style-name="HTMLPreformatted" style:family="paragraph">
      <style:paragraph-properties fo:background-color="#FFFFFF"/>
    </style:style>
    <style:style style:name="T2790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79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279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279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279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279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279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279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2798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799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800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2801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02" style:parent-style-name="species" style:family="text">
      <style:text-properties fo:font-weight="bold" style:font-weight-asian="bold" fo:color="#000000"/>
    </style:style>
    <style:style style:name="P2803" style:parent-style-name="Standard" style:family="paragraph">
      <style:paragraph-properties fo:margin-right="1.3298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804" style:parent-style-name="DefaultParagraphFont" style:family="text">
      <style:text-properties style:font-name="Courier New" style:font-name-complex="Courier New" fo:font-weight="bold" style:font-weight-asian="bold" fo:color="#000000" fo:background-color="#C0C0C0"/>
    </style:style>
    <style:style style:name="T2805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806" style:parent-style-name="HTMLCode" style:family="text">
      <style:text-properties style:font-name-asian="Calibri" fo:font-weight="bold" style:font-weight-asian="bold" fo:color="#000000"/>
    </style:style>
    <style:style style:name="T2807" style:parent-style-name="HTMLCode" style:family="text">
      <style:text-properties style:font-name-asian="Calibri" fo:font-weight="bold" style:font-weight-asian="bold" fo:color="#000000" fo:background-color="#D4EA6B"/>
    </style:style>
    <style:style style:name="T2808" style:parent-style-name="HTMLCode" style:family="text">
      <style:text-properties style:font-name-asian="Calibri" fo:font-weight="bold" style:font-weight-asian="bold" style:font-weight-complex="bold" fo:color="#000000" fo:background-color="#D4EA6B" style:language-asian="de" style:country-asian="DE"/>
    </style:style>
    <style:style style:name="P2809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810" style:parent-style-name="HTMLPreformatted" style:family="paragraph">
      <style:paragraph-properties fo:background-color="#FFFFFF"/>
      <style:text-properties fo:color="#000000"/>
    </style:style>
    <style:style style:name="P2811" style:parent-style-name="HTMLPreformatted" style:family="paragraph">
      <style:paragraph-properties fo:background-color="#FFFFFF"/>
      <style:text-properties fo:color="#000000"/>
    </style:style>
    <style:style style:name="P2812" style:parent-style-name="HTMLPreformatted" style:family="paragraph">
      <style:paragraph-properties fo:background-color="#FFFFFF"/>
      <style:text-properties fo:color="#000000"/>
    </style:style>
    <style:style style:name="P2813" style:parent-style-name="HTMLPreformatted" style:family="paragraph">
      <style:paragraph-properties fo:background-color="#FFFFFF"/>
    </style:style>
    <style:style style:name="T2814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81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1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1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1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1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2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2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22" style:parent-style-name="Standard" style:family="paragraph">
      <style:paragraph-properties fo:margin-right="1.3298in">
        <style:tab-stops>
          <style:tab-stop style:type="left" style:position="3.9375in"/>
          <style:tab-stop style:type="left" style:position="4.25in"/>
        </style:tab-stops>
      </style:paragraph-properties>
    </style:style>
    <style:style style:name="T2823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824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25" style:parent-style-name="species" style:family="text">
      <style:text-properties fo:font-weight="bold" style:font-weight-asian="bold" fo:color="#000000" style:language-asian="de" style:country-asian="DE"/>
    </style:style>
    <style:style style:name="P2826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27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828" style:parent-style-name="DefaultParagraphFont" style:family="text">
      <style:text-properties style:font-name="Courier New" style:font-name-complex="Courier New" fo:font-weight="bold" style:font-weight-asian="bold" fo:color="#000000" style:language-asian="de" style:country-asian="DE"/>
    </style:style>
    <style:style style:name="T2829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830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2831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832" style:parent-style-name="HTMLPreformatted" style:family="paragraph">
      <style:paragraph-properties fo:background-color="#FFFFFF"/>
      <style:text-properties fo:color="#000000"/>
    </style:style>
    <style:style style:name="P2833" style:parent-style-name="HTMLPreformatted" style:family="paragraph">
      <style:paragraph-properties fo:background-color="#FFFFFF"/>
      <style:text-properties fo:color="#000000"/>
    </style:style>
    <style:style style:name="P2834" style:parent-style-name="HTMLPreformatted" style:family="paragraph">
      <style:paragraph-properties fo:background-color="#FFFFFF"/>
      <style:text-properties fo:color="#000000"/>
    </style:style>
    <style:style style:name="P2835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83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3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3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3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4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4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4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43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44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845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46" style:parent-style-name="species" style:family="text">
      <style:text-properties fo:font-weight="bold" style:font-weight-asian="bold" fo:color="#000000"/>
    </style:style>
    <style:style style:name="T2847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848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849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850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2851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852" style:parent-style-name="HTMLPreformatted" style:family="paragraph">
      <style:paragraph-properties fo:background-color="#FFFFFF"/>
      <style:text-properties fo:color="#000000"/>
    </style:style>
    <style:style style:name="P2853" style:parent-style-name="HTMLPreformatted" style:family="paragraph">
      <style:paragraph-properties fo:background-color="#FFFFFF"/>
      <style:text-properties fo:color="#000000"/>
    </style:style>
    <style:style style:name="P2854" style:parent-style-name="HTMLPreformatted" style:family="paragraph">
      <style:paragraph-properties fo:background-color="#FFFFFF"/>
      <style:text-properties fo:color="#000000"/>
    </style:style>
    <style:style style:name="P2855" style:parent-style-name="HTMLPreformatted" style:family="paragraph">
      <style:paragraph-properties fo:background-color="#FFFFFF"/>
    </style:style>
    <style:style style:name="T2856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85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5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5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6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6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6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6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864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865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66" style:parent-style-name="species" style:family="text">
      <style:text-properties fo:font-weight="bold" style:font-weight-asian="bold" fo:color="#000000"/>
    </style:style>
    <style:style style:name="T2867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868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869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2870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2871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872" style:parent-style-name="HTMLPreformatted" style:family="paragraph">
      <style:paragraph-properties fo:background-color="#FFFFFF"/>
      <style:text-properties fo:color="#000000"/>
    </style:style>
    <style:style style:name="P2873" style:parent-style-name="HTMLPreformatted" style:family="paragraph">
      <style:paragraph-properties fo:background-color="#FFFFFF"/>
      <style:text-properties fo:color="#000000"/>
    </style:style>
    <style:style style:name="P2874" style:parent-style-name="HTMLPreformatted" style:family="paragraph">
      <style:paragraph-properties fo:background-color="#FFFFFF"/>
      <style:text-properties fo:color="#000000"/>
    </style:style>
    <style:style style:name="P2875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87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7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7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7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8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8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8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883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884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85" style:parent-style-name="species" style:family="text">
      <style:text-properties fo:font-weight="bold" style:font-weight-asian="bold" fo:color="#000000" style:language-asian="de" style:country-asian="DE"/>
    </style:style>
    <style:style style:name="P2886" style:parent-style-name="Standar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887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888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889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890" style:parent-style-name="HTMLPreformatted" style:family="paragraph">
      <style:paragraph-properties fo:background-color="#FFFFFF"/>
      <style:text-properties fo:color="#000000"/>
    </style:style>
    <style:style style:name="P2891" style:parent-style-name="HTMLPreformatted" style:family="paragraph">
      <style:paragraph-properties fo:background-color="#FFFFFF"/>
      <style:text-properties fo:color="#000000"/>
    </style:style>
    <style:style style:name="P2892" style:parent-style-name="HTMLPreformatted" style:family="paragraph">
      <style:paragraph-properties fo:background-color="#FFFFFF"/>
      <style:text-properties fo:color="#000000"/>
    </style:style>
    <style:style style:name="P2893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89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9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9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9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9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89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0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01" style:parent-style-name="Standar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02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903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04" style:parent-style-name="species" style:family="text">
      <style:text-properties fo:font-weight="bold" style:font-weight-asian="bold" fo:color="#000000" style:language-asian="de" style:country-asian="DE"/>
    </style:style>
    <style:style style:name="P2905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06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2907" style:parent-style-name="DefaultParagraphFont" style:family="text">
      <style:text-properties fo:font-weight="bold" style:font-weight-asian="bold" fo:color="#000000" style:language-asian="de" style:country-asian="DE"/>
    </style:style>
    <style:style style:name="T2908" style:parent-style-name="DefaultParagraphFont" style:family="text">
      <style:text-properties fo:font-weight="bold" style:font-weight-asian="bold" fo:color="#000000" fo:background-color="#D4EA6B" style:language-asian="de" style:country-asian="DE"/>
    </style:style>
    <style:style style:name="P2909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910" style:parent-style-name="HTMLPreformatted" style:family="paragraph">
      <style:paragraph-properties fo:background-color="#FFFFFF"/>
      <style:text-properties fo:color="#000000"/>
    </style:style>
    <style:style style:name="P2911" style:parent-style-name="HTMLPreformatted" style:family="paragraph">
      <style:paragraph-properties fo:background-color="#FFFFFF"/>
      <style:text-properties fo:color="#000000"/>
    </style:style>
    <style:style style:name="P2912" style:parent-style-name="HTMLPreformatted" style:family="paragraph">
      <style:paragraph-properties fo:background-color="#FFFFFF"/>
      <style:text-properties fo:color="#000000"/>
    </style:style>
    <style:style style:name="P2913" style:parent-style-name="HTMLPreformatted" style:family="paragraph">
      <style:paragraph-properties fo:background-color="#FFFFFF"/>
    </style:style>
    <style:style style:name="T2914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91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1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1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1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1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2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2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22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23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92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25" style:parent-style-name="species" style:family="text">
      <style:text-properties fo:font-weight="bold" style:font-weight-asian="bold" style:font-weight-complex="bold" fo:color="#000000" style:language-asian="de" style:country-asian="DE"/>
    </style:style>
    <style:style style:name="T2926" style:parent-style-name="species" style:family="text">
      <style:text-properties style:font-name="Courier New" style:font-name-complex="Courier New" fo:font-weight="bold" style:font-weight-asian="bold" style:font-weight-complex="bold" fo:background-color="#CCCCCC" style:language-asian="de" style:country-asian="DE"/>
    </style:style>
    <style:style style:name="T2927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BABABA" style:language-asian="de" style:country-asian="DE"/>
    </style:style>
    <style:style style:name="T2928" style:parent-style-name="species" style:family="text">
      <style:text-properties style:font-name="Courier New" style:font-name-complex="Courier New" fo:font-weight="bold" style:font-weight-asian="bold" style:font-weight-complex="bold" fo:background-color="#BABABA" style:language-asian="de" style:country-asian="DE"/>
    </style:style>
    <style:style style:name="T2929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E3E300" style:language-asian="de" style:country-asian="DE"/>
    </style:style>
    <style:style style:name="T2930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2931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932" style:parent-style-name="HTMLPreformatted" style:family="paragraph">
      <style:paragraph-properties fo:background-color="#FFFFFF"/>
      <style:text-properties fo:color="#000000"/>
    </style:style>
    <style:style style:name="P2933" style:parent-style-name="HTMLPreformatted" style:family="paragraph">
      <style:paragraph-properties fo:background-color="#FFFFFF"/>
      <style:text-properties fo:color="#000000"/>
    </style:style>
    <style:style style:name="P2934" style:parent-style-name="HTMLPreformatted" style:family="paragraph">
      <style:paragraph-properties fo:background-color="#FFFFFF"/>
      <style:text-properties fo:color="#000000"/>
    </style:style>
    <style:style style:name="P2935" style:parent-style-name="HTMLPreformatted" style:family="paragraph">
      <style:paragraph-properties fo:background-color="#FFFFFF"/>
    </style:style>
    <style:style style:name="T2936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T2937" style:parent-style-name="DefaultParagraphFont" style:family="text">
      <style:text-properties fo:color="#000000"/>
    </style:style>
    <style:style style:name="T2938" style:parent-style-name="DefaultParagraphFont" style:family="text">
      <style:text-properties fo:font-weight="bold" style:font-weight-asian="bold" fo:color="#000000"/>
    </style:style>
    <style:style style:name="P293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940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T2941" style:parent-style-name="DefaultParagraphFont" style:family="text">
      <style:text-properties style:font-name="Courier" fo:font-weight="bold" style:font-weight-asian="bold" fo:color="#000000" fo:font-size="11pt" style:font-size-asian="11pt" style:font-size-complex="11pt" fo:background-color="#FFFFFF"/>
    </style:style>
    <style:style style:name="T2942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94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4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4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4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4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4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4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950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951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52" style:parent-style-name="species" style:family="text">
      <style:text-properties fo:font-weight="bold" style:font-weight-asian="bold" style:font-weight-complex="bold" fo:color="#000000" style:language-asian="de" style:country-asian="DE"/>
    </style:style>
    <style:style style:name="P2953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54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T2955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BABABA" style:language-asian="de" style:country-asian="DE"/>
    </style:style>
    <style:style style:name="T2956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BABABA" style:language-asian="de" style:country-asian="DE"/>
    </style:style>
    <style:style style:name="T2957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BABABA" style:language-asian="de" style:country-asian="DE"/>
    </style:style>
    <style:style style:name="T2958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CCCCCC" style:language-asian="de" style:country-asian="DE"/>
    </style:style>
    <style:style style:name="T2959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E3E300" style:language-asian="de" style:country-asian="DE"/>
    </style:style>
    <style:style style:name="T2960" style:parent-style-name="species" style:family="text">
      <style:text-properties style:font-name="Courier New" style:font-name-complex="Courier New" fo:font-weight="bold" style:font-weight-asian="bold" style:font-weight-complex="bold" fo:color="#000000" fo:background-color="#D4EA6B" style:language-asian="de" style:country-asian="DE"/>
    </style:style>
    <style:style style:name="P2961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962" style:parent-style-name="HTMLPreformatted" style:family="paragraph">
      <style:paragraph-properties fo:background-color="#FFFFFF"/>
      <style:text-properties fo:color="#000000"/>
    </style:style>
    <style:style style:name="P2963" style:parent-style-name="HTMLPreformatted" style:family="paragraph">
      <style:paragraph-properties fo:background-color="#FFFFFF"/>
      <style:text-properties fo:color="#000000"/>
    </style:style>
    <style:style style:name="P2964" style:parent-style-name="HTMLPreformatted" style:family="paragraph">
      <style:paragraph-properties fo:background-color="#FFFFFF"/>
      <style:text-properties fo:color="#000000"/>
    </style:style>
    <style:style style:name="P2965" style:parent-style-name="HTMLPreformatted" style:family="paragraph">
      <style:paragraph-properties fo:background-color="#FFFFFF"/>
    </style:style>
    <style:style style:name="T2966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96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6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6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7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7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7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7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7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7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76" style:parent-style-name="PreformattedText" style:family="paragraph">
      <style:paragraph-properties fo:margin-right="0.1868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77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97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79" style:parent-style-name="species" style:family="text">
      <style:text-properties fo:font-weight="bold" style:font-weight-asian="bold" fo:color="#000000"/>
    </style:style>
    <style:style style:name="T2980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2981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2982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2983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984" style:parent-style-name="HTMLPreformatted" style:family="paragraph">
      <style:paragraph-properties fo:background-color="#FFFFFF"/>
      <style:text-properties fo:color="#000000"/>
    </style:style>
    <style:style style:name="P2985" style:parent-style-name="HTMLPreformatted" style:family="paragraph">
      <style:paragraph-properties fo:background-color="#FFFFFF"/>
      <style:text-properties fo:color="#000000"/>
    </style:style>
    <style:style style:name="P2986" style:parent-style-name="HTMLPreformatted" style:family="paragraph">
      <style:paragraph-properties fo:background-color="#FFFFFF"/>
      <style:text-properties fo:color="#000000"/>
    </style:style>
    <style:style style:name="P2987" style:parent-style-name="HTMLPreformatted" style:family="paragraph">
      <style:paragraph-properties fo:background-color="#FFFFFF"/>
    </style:style>
    <style:style style:name="T2988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298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9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9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9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9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9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299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2996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2997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2998" style:parent-style-name="species" style:family="text">
      <style:text-properties fo:font-weight="bold" style:font-weight-asian="bold" fo:color="#000000"/>
    </style:style>
    <style:style style:name="T2999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3000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3001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3002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003" style:parent-style-name="HTMLPreformatted" style:family="paragraph">
      <style:paragraph-properties fo:background-color="#FFFFFF"/>
      <style:text-properties fo:color="#000000"/>
    </style:style>
    <style:style style:name="P3004" style:parent-style-name="HTMLPreformatted" style:family="paragraph">
      <style:paragraph-properties fo:background-color="#FFFFFF"/>
      <style:text-properties fo:color="#000000"/>
    </style:style>
    <style:style style:name="P3005" style:parent-style-name="HTMLPreformatted" style:family="paragraph">
      <style:paragraph-properties fo:background-color="#FFFFFF"/>
      <style:text-properties fo:color="#000000"/>
    </style:style>
    <style:style style:name="P3006" style:parent-style-name="HTMLPreformatted" style:family="paragraph">
      <style:paragraph-properties fo:background-color="#FFFFFF"/>
    </style:style>
    <style:style style:name="T3007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T3008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T3009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01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1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1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1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1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1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1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3017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301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19" style:parent-style-name="species" style:family="text">
      <style:text-properties fo:font-weight="bold" style:font-weight-asian="bold" fo:color="#000000"/>
    </style:style>
    <style:style style:name="P3020" style:parent-style-name="Standard" style:family="paragraph">
      <style:paragraph-properties fo:margin-right="1.325in"/>
    </style:style>
    <style:style style:name="T3021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3022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3023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3024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3025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026" style:parent-style-name="HTMLPreformatted" style:family="paragraph">
      <style:paragraph-properties fo:background-color="#FFFFFF"/>
      <style:text-properties fo:color="#000000"/>
    </style:style>
    <style:style style:name="P3027" style:parent-style-name="HTMLPreformatted" style:family="paragraph">
      <style:paragraph-properties fo:background-color="#FFFFFF"/>
      <style:text-properties fo:color="#000000"/>
    </style:style>
    <style:style style:name="P3028" style:parent-style-name="HTMLPreformatted" style:family="paragraph">
      <style:paragraph-properties fo:background-color="#FFFFFF"/>
      <style:text-properties fo:color="#000000"/>
    </style:style>
    <style:style style:name="P3029" style:parent-style-name="HTMLPreformatted" style:family="paragraph">
      <style:paragraph-properties fo:background-color="#FFFFFF"/>
    </style:style>
    <style:style style:name="T3030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03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3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3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3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3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3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3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3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3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40" style:parent-style-name="Standard" style:family="paragraph">
      <style:paragraph-properties fo:margin-right="1.325in"/>
    </style:style>
    <style:style style:name="T3041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3042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43" style:parent-style-name="species" style:family="text">
      <style:text-properties fo:font-weight="bold" style:font-weight-asian="bold" fo:color="#000000" style:language-asian="de" style:country-asian="DE"/>
    </style:style>
    <style:style style:name="P3044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45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3046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3047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048" style:parent-style-name="HTMLPreformatted" style:family="paragraph">
      <style:paragraph-properties fo:background-color="#FFFFFF"/>
      <style:text-properties fo:color="#000000"/>
    </style:style>
    <style:style style:name="P3049" style:parent-style-name="HTMLPreformatted" style:family="paragraph">
      <style:paragraph-properties fo:background-color="#FFFFFF"/>
      <style:text-properties fo:color="#000000"/>
    </style:style>
    <style:style style:name="P3050" style:parent-style-name="HTMLPreformatted" style:family="paragraph">
      <style:paragraph-properties fo:background-color="#FFFFFF"/>
      <style:text-properties fo:color="#000000"/>
    </style:style>
    <style:style style:name="P3051" style:parent-style-name="HTMLPreformatted" style:family="paragraph">
      <style:paragraph-properties fo:background-color="#FFFFFF"/>
    </style:style>
    <style:style style:name="T3052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05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5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5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5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5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5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5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60" style:parent-style-name="Standard" style:family="paragraph">
      <style:paragraph-properties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61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3062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63" style:parent-style-name="species" style:family="text">
      <style:text-properties fo:font-weight="bold" style:font-weight-asian="bold" fo:color="#000000"/>
    </style:style>
    <style:style style:name="P306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65" style:parent-style-name="DefaultParagraphFont" style:family="text">
      <style:text-properties fo:font-weight="bold" style:font-weight-asian="bold" fo:color="#000000" fo:background-color="#C0C0C0"/>
    </style:style>
    <style:style style:name="T3066" style:parent-style-name="DefaultParagraphFont" style:family="text">
      <style:text-properties fo:font-weight="bold" style:font-weight-asian="bold" fo:color="#000000" fo:background-color="#C0C0C0" style:language-asian="de" style:country-asian="DE"/>
    </style:style>
    <style:style style:name="T3067" style:parent-style-name="DefaultParagraphFont" style:family="text">
      <style:text-properties fo:font-weight="bold" style:font-weight-asian="bold" fo:color="#000000" style:language-asian="de" style:country-asian="DE"/>
    </style:style>
    <style:style style:name="T3068" style:parent-style-name="DefaultParagraphFont" style:family="text">
      <style:text-properties fo:font-weight="bold" style:font-weight-asian="bold" fo:color="#000000" fo:background-color="#D4EA6B" style:language-asian="de" style:country-asian="DE"/>
    </style:style>
    <style:style style:name="P3069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070" style:parent-style-name="HTMLPreformatted" style:family="paragraph">
      <style:paragraph-properties fo:background-color="#FFFFFF"/>
      <style:text-properties fo:color="#000000"/>
    </style:style>
    <style:style style:name="P3071" style:parent-style-name="HTMLPreformatted" style:family="paragraph">
      <style:paragraph-properties fo:background-color="#FFFFFF"/>
      <style:text-properties fo:color="#000000"/>
    </style:style>
    <style:style style:name="P3072" style:parent-style-name="HTMLPreformatted" style:family="paragraph">
      <style:paragraph-properties fo:background-color="#FFFFFF"/>
      <style:text-properties fo:color="#000000"/>
    </style:style>
    <style:style style:name="P3073" style:parent-style-name="HTMLPreformatted" style:family="paragraph">
      <style:paragraph-properties fo:background-color="#FFFFFF"/>
    </style:style>
    <style:style style:name="T3074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07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7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77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7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7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8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8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82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83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3084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085" style:parent-style-name="species" style:family="text">
      <style:text-properties fo:color="#000000" style:language-asian="de" style:country-asian="DE"/>
    </style:style>
    <style:style style:name="T3086" style:parent-style-name="DefaultParagraphFont" style:family="text">
      <style:text-properties style:font-name="Courier New" style:font-name-complex="Courier New" fo:font-weight="bold" style:font-weight-asian="bold" style:font-weight-complex="bold" fo:background-color="#C0C0C0" style:language-asian="de" style:country-asian="DE"/>
    </style:style>
    <style:style style:name="T3087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C0C0C0" style:language-asian="de" style:country-asian="DE"/>
    </style:style>
    <style:style style:name="T3088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3089" style:parent-style-name="DefaultParagraphFont" style:family="text">
      <style:text-properties style:font-name="Courier New" style:font-name-complex="Courier New" fo:font-weight="bold" style:font-weight-asian="bold" fo:background-color="#D4EA6B"/>
    </style:style>
    <style:style style:name="T3090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3091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3092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093" style:parent-style-name="HTMLPreformatted" style:family="paragraph">
      <style:paragraph-properties fo:background-color="#FFFFFF"/>
      <style:text-properties fo:color="#000000"/>
    </style:style>
    <style:style style:name="P3094" style:parent-style-name="HTMLPreformatted" style:family="paragraph">
      <style:paragraph-properties fo:background-color="#FFFFFF"/>
      <style:text-properties fo:color="#000000"/>
    </style:style>
    <style:style style:name="P3095" style:parent-style-name="HTMLPreformatted" style:family="paragraph">
      <style:paragraph-properties fo:background-color="#FFFFFF"/>
      <style:text-properties fo:color="#000000"/>
    </style:style>
    <style:style style:name="P3096" style:parent-style-name="HTMLPreformatted" style:family="paragraph">
      <style:paragraph-properties fo:background-color="#FFFFFF"/>
    </style:style>
    <style:style style:name="T3097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098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099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100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10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10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10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10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T3105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T3106" style:parent-style-name="DefaultParagraphFont" style:family="text">
      <style:text-properties style:font-name="Courier New" style:font-name-complex="Courier New" fo:font-weight="bold" style:font-weight-asian="bold" style:font-weight-complex="bold" fo:color="#000000" fo:background-color="#C0C0C0" style:language-asian="de" style:country-asian="DE"/>
    </style:style>
    <style:style style:name="P3107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08" style:parent-style-name="species" style:family="text">
      <style:text-properties fo:font-weight="bold" style:font-weight-asian="bold" fo:color="#000000"/>
    </style:style>
    <style:style style:name="T3109" style:parent-style-name="DefaultParagraphFont" style:family="text">
      <style:text-properties style:font-name="Courier New" style:font-name-complex="Courier New" fo:font-weight="bold" style:font-weight-asian="bold" fo:background-color="#C0C0C0"/>
    </style:style>
    <style:style style:name="T3110" style:parent-style-name="DefaultParagraphFont" style:family="text">
      <style:text-properties style:font-name="Courier New" style:font-name-complex="Courier New" fo:font-weight="bold" style:font-weight-asian="bold" fo:background-color="#D4EA6B"/>
    </style:style>
    <style:style style:name="T3111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3112" style:parent-style-name="DefaultParagraphFont" style:family="text">
      <style:text-properties style:font-name="Courier New" style:font-name-complex="Courier New" fo:font-weight="bold" style:font-weight-asian="bold" fo:background-color="#D4EA6B"/>
    </style:style>
    <style:style style:name="T3113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3114" style:parent-style-name="HTMLPreformatted" style:family="paragraph">
      <style:paragraph-properties fo:background-color="#FFFFFF"/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115" style:parent-style-name="HTMLPreformatted" style:family="paragraph">
      <style:paragraph-properties fo:background-color="#FFFFFF"/>
      <style:text-properties fo:color="#000000"/>
    </style:style>
    <style:style style:name="P3116" style:parent-style-name="HTMLPreformatted" style:family="paragraph">
      <style:paragraph-properties fo:background-color="#FFFFFF"/>
      <style:text-properties fo:color="#000000"/>
    </style:style>
    <style:style style:name="P3117" style:parent-style-name="HTMLPreformatted" style:family="paragraph">
      <style:paragraph-properties fo:background-color="#FFFFFF"/>
      <style:text-properties fo:color="#000000"/>
    </style:style>
    <style:style style:name="P3118" style:parent-style-name="HTMLPreformatted" style:family="paragraph">
      <style:paragraph-properties fo:background-color="#FFFFFF"/>
    </style:style>
    <style:style style:name="T3119" style:parent-style-name="DefaultParagraphFont" style:family="text">
      <style:text-properties fo:font-weight="bold" style:font-weight-asian="bold" fo:color="#000000" style:text-underline-type="single" style:text-underline-style="solid" style:text-underline-width="auto" style:text-underline-mode="continuous"/>
    </style:style>
    <style:style style:name="P3120" style:parent-style-name="HTMLPreformatted" style:family="paragraph">
      <style:paragraph-properties fo:background-color="#FFFFFF"/>
      <style:text-properties style:font-name="Courier" fo:color="#000000" fo:font-size="11pt" style:font-size-asian="11pt" style:font-size-complex="11pt" fo:background-color="#FFFFFF"/>
    </style:style>
    <style:style style:name="P3121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122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123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124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125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126" style:parent-style-name="Normal" style:family="paragraph">
      <style:text-properties style:font-name="Courier" fo:color="#000000" fo:font-size="11pt" style:font-size-asian="11pt" style:font-size-complex="11pt" fo:background-color="#FFFFFF"/>
    </style:style>
    <style:style style:name="P3127" style:parent-style-name="HTMLPreformatted" style:family="paragraph">
      <style:paragraph-properties fo:margin-right="1.38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" fo:color="#000000" fo:font-size="11pt" style:font-size-asian="11pt" style:font-size-complex="11pt" fo:background-color="#FFFFFF"/>
    </style:style>
    <style:style style:name="P3128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29" style:parent-style-name="species" style:family="text">
      <style:text-properties fo:font-weight="bold" style:font-weight-asian="bold" fo:color="#000000"/>
    </style:style>
    <style:style style:name="P3130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875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31" style:parent-style-name="HTMLCode" style:family="text">
      <style:text-properties style:font-name-asian="Courier New" fo:font-weight="bold" style:font-weight-asian="bold" fo:color="#000000" fo:background-color="#FF0000"/>
    </style:style>
    <style:style style:name="P3132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33" style:parent-style-name="species" style:family="text">
      <style:text-properties fo:font-weight="bold" style:font-weight-asian="bold" fo:color="#000000" style:language-asian="de" style:country-asian="DE"/>
    </style:style>
    <style:style style:name="P3134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35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3136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313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313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13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14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41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314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4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4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4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4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4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48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49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3150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51" style:parent-style-name="species" style:family="text">
      <style:text-properties fo:font-weight="bold" style:font-weight-asian="bold" fo:color="#000000" style:language-asian="de" style:country-asian="DE"/>
    </style:style>
    <style:style style:name="P3152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53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3154" style:parent-style-name="DefaultParagraphFont" style:family="text">
      <style:text-properties style:font-name="Courier New" style:font-name-complex="Courier New" fo:font-weight="bold" style:font-weight-asian="bold" fo:color="#000000" style:language-asian="de" style:country-asian="DE"/>
    </style:style>
    <style:style style:name="T3155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3156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3157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315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59" style:parent-style-name="DefaultParagraphFont" style:family="text">
      <style:text-properties style:font-name="Courier New" style:font-name-asian="Times New Roman" style:font-name-complex="Courier New" fo:font-weight="bold" style:font-weight-asian="bold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3160" style:parent-style-name="Hyperlink" style:family="text">
      <style:text-properties style:font-name="Courier New" style:font-name-complex="Courier New" fo:font-weight="bold" style:font-weight-asian="bold" style:use-window-font-color="true" fo:font-size="10pt" style:font-size-asian="10pt" style:font-size-complex="10pt" fo:background-color="#FFFFFF"/>
    </style:style>
    <style:style style:name="T3161" style:parent-style-name="DefaultParagraphFont" style:family="text">
      <style:text-properties style:font-name="Courier New" style:font-name-asian="Times New Roman" style:font-name-complex="Courier New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3162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3163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3164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165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166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16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68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3169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3170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3171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72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73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7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7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7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7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78" style:parent-style-name="Normal" style:family="paragraph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79" style:parent-style-name="DefaultParagraphFont" style:family="text"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/>
    </style:style>
    <style:style style:name="P3180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181" style:parent-style-name="HTMLPreformatted" style:family="paragraph">
      <style:paragraph-properties fo:line-height="0.1388in" fo:margin-right="1.325in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82" style:parent-style-name="species" style:family="text">
      <style:text-properties fo:font-weight="bold" style:font-weight-asian="bold" fo:color="#000000" style:language-asian="de" style:country-asian="DE"/>
    </style:style>
    <style:style style:name="P3183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184" style:parent-style-name="DefaultParagraphFont" style:family="text">
      <style:text-properties style:font-name="Courier New" style:font-name-complex="Courier New" fo:font-weight="bold" style:font-weight-asian="bold" fo:color="#000000" fo:background-color="#C0C0C0" style:language-asian="de" style:country-asian="DE"/>
    </style:style>
    <style:style style:name="T3185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T3186" style:parent-style-name="DefaultParagraphFont" style:family="text">
      <style:text-properties style:font-name="Courier New" style:font-name-complex="Courier New" fo:font-weight="bold" style:font-weight-asian="bold" fo:color="#000000" fo:background-color="#D4EA6B" style:language-asian="de" style:country-asian="DE"/>
    </style:style>
    <style:style style:name="P3187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 fo:hyphenate="true"/>
    </style:style>
    <style:style style:name="P3188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189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190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fo:color="#000000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3191" style:parent-style-name="Normal" style:family="paragraph">
      <style:paragraph-properties style:vertical-align="auto"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fo:hyphenate="true"/>
    </style:style>
    <style:style style:name="T3192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T3193" style:parent-style-name="DefaultParagraphFont" style:family="text">
      <style:text-properties style:font-name="Courier New" style:font-name-asian="Times New Roman" style:font-name-complex="Courier New" fo:font-weight="bold" style:font-weight-asian="bold" fo:color="#000000" style:letter-kerning="false" fo:font-size="10pt" style:font-size-asian="10pt" style:font-size-complex="10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3194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95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96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97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98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199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200" style:parent-style-name="Normal" style:family="paragraph">
      <style:paragraph-properties style:vertical-align="auto"/>
      <style:text-properties style:font-name="Courier" style:font-name-asian="Times New Roman" style:font-name-complex="Times New Roman" fo:color="#000000" style:letter-kerning="false" fo:font-size="11pt" style:font-size-asian="11pt" style:font-size-complex="11pt" fo:background-color="#FFFFFF" style:language-asian="en" style:country-asian="US" style:language-complex="ar" style:country-complex="SA" fo:hyphenate="true"/>
    </style:style>
    <style:style style:name="P3201" style:parent-style-name="Standard" style:family="paragraph">
      <style:paragraph-properties fo:background-color="#FFFFFF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02" style:parent-style-name="DefaultParagraphFont" style:family="text">
      <style:text-properties style:font-name="Courier" fo:color="#000000" fo:font-size="11pt" style:font-size-asian="11pt" style:font-size-complex="11pt" fo:background-color="#FFFFFF"/>
    </style:style>
    <style:style style:name="P3203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P3204" style:parent-style-name="HTMLPreformatted" style:family="paragraph">
      <style:paragraph-properties fo:margin-right="1.3298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875in"/>
          <style:tab-stop style:type="left" style:position="4.25in"/>
          <style:tab-stop style:type="left" style:position="4.4527in"/>
          <style:tab-stop style:type="left" style:position="4.75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05" style:parent-style-name="DefaultParagraphFont" style:family="text">
      <style:text-properties fo:font-weight="bold" style:font-weight-asian="bold" fo:color="#000000" fo:background-color="#FF0000"/>
    </style:style>
    <style:style style:name="T3206" style:parent-style-name="DefaultParagraphFont" style:family="text">
      <style:text-properties fo:font-weight="bold" style:font-weight-asian="bold" fo:color="#000000" fo:background-color="#FF0000"/>
    </style:style>
    <style:style style:name="P3207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08" style:parent-style-name="species" style:family="text">
      <style:text-properties fo:font-weight="bold" style:font-weight-asian="bold" fo:color="#000000"/>
    </style:style>
    <style:style style:name="P3209" style:parent-style-name="HTMLPreformatted" style:family="paragraph">
      <style:paragraph-properties fo:line-height="0.1388in" fo:margin-right="1.32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87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  <style:style style:name="T3210" style:parent-style-name="summary-subhead" style:family="text">
      <style:text-properties fo:font-weight="bold" style:font-weight-asian="bold" fo:color="#000000" fo:font-size="10pt" style:font-size-asian="10pt" style:font-size-complex="10pt" fo:background-color="#C0C0C0"/>
    </style:style>
    <style:style style:name="T3211" style:parent-style-name="DefaultParagraphFont" style:family="text">
      <style:text-properties fo:font-weight="bold" style:font-weight-asian="bold" fo:color="#000000" fo:background-color="#C0C0C0"/>
    </style:style>
    <style:style style:name="T3212" style:parent-style-name="DefaultParagraphFont" style:family="text">
      <style:text-properties fo:font-weight="bold" style:font-weight-asian="bold" fo:color="#000000" fo:background-color="#D4EA6B" style:language-asian="de" style:country-asian="DE"/>
    </style:style>
    <style:style style:name="T3213" style:parent-style-name="DefaultParagraphFont" style:family="text">
      <style:text-properties fo:font-weight="bold" style:font-weight-asian="bold" fo:color="#000000" fo:background-color="#D4EA6B"/>
    </style:style>
    <style:style style:name="P3214" style:parent-style-name="HTMLPreformatted" style:family="paragraph">
      <style:paragraph-properties fo:margin-right="1.3875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3.9375in"/>
          <style:tab-stop style:type="left" style:position="4.25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</style:style>
  </office:automatic-styles>
  <office:body>
    <office:text text:use-soft-page-breaks="true">
      <text:p text:style-name="P1"><text:span text:style-name="T2">======================================================================</text:span></text:p>
      <text:p text:style-name="P3">HspB3 protein and mRNA sequences-</text:p>
      <text:p text:style-name="P4">=====================================================================</text:p>
      <text:p text:style-name="P5">HSPB3 protein and mRNA sequences</text:p>
      <text:p text:style-name="P6"><text:span text:style-name="T7">N-terminal domain</text:span></text:p>
      <text:p text:style-name="P8"><text:span text:style-name="T9">central region</text:span></text:p>
      <text:p text:style-name="P10">α-crystallin domain</text:p>
      <text:p text:style-name="Standard"><text:span text:style-name="T11">C-terminal extension</text:span></text:p>
      <text:p text:style-name="P12"><text:span text:style-name="T13">NP_006299.1-HspB3-Homo-sapiens-Primates <text:s text:c="2"/></text:span><text:span text:style-name="T14"><text:s/>Mutations: R7S <text:s/>Y118H</text:span></text:p>
      <text:p text:style-name="P15"><text:span text:style-name="T16">MAKIIL</text:span><text:span text:style-name="T17">R</text:span><text:span text:style-name="T18">HLI</text:span><text:span text:style-name="T19">EIPVRYQEEFEARGLEDCRLDHALYALPGPTIVDL</text:span><text:span text:style-name="T20">RKTRAAQSPPVDSA</text:span><text:span text:style-name="T21">AETPPREGKSHFQILLDVVQFLPEDIIIQTFEGWLLIKAQHGTRMDEHGFISRSFTRQ</text:span><text:span text:style-name="T22">Y</text:span><text:span text:style-name="T23">KLPDGVEIKDLSAVLCHDGILVVEVK</text:span><text:span text:style-name="T24">DPVGTK</text:span></text:p>
      <text:p text:style-name="P25">=====================================================================</text:p>
      <text:p text:style-name="P26">Primates 001-017</text:p>
      <text:p text:style-name="P27">-------------------------------------------------------------------------------------------------</text:p>
      <text:p text:style-name="P28"><text:span text:style-name="T29">001-Homo sapiens-Primates</text:span><text:span text:style-name="T30"><text:s/>150aa genuine HspB3</text:span></text:p>
      <text:p text:style-name="P31"><text:span text:style-name="T32">&gt;001-NP_006299.1-HspB3-Homo-sapiens-Primates</text:span></text:p>
      <text:p text:style-name="P33">MAKIILRHLIEIPVRYQEEFEARGLEDCRLDHALYALPGPTIVDLRKTRAAQSPPVDSAAETPPREGKSHFQILLDVVQFLPEDIIIQTFEGWLLIKAQHGTRMDEHGFISRSFTRQYKLPDGVEIKDLSAVLCHDGILVVEVKDPVGTK</text:p>
      <text:p text:style-name="P34"><text:span text:style-name="T35">&gt;001-NM_006308.2-HspB3-Homo-sapiens-Primates</text:span></text:p>
      <text:p text:style-name="P36"><text:span text:style-name="T37">ATG</text:span><text:span text:style-name="T38">GCAAAAATCATTTTGAGGCACCTCATAGAGATTCCAGTGCGTTACCAG</text:span><text:bookmark-start text:name="NM_006308.2_241"/><text:bookmark-end text:name="NM_006308.2_241"/><text:span text:style-name="T39">GAAGAGTTTGAAGCTCGAGGTCTAGAAGACTGCAGGCTGGATCATGCTTTATATGCACTG</text:span><text:bookmark-start text:name="NM_006308.2_301"/><text:bookmark-end text:name="NM_006308.2_301"/><text:span text:style-name="T40">CCTGGGCCAACCATCGTGGACCTGAGGAAAACCAGGGCAGCGCAGTCTCCTCCAGTGGAC</text:span><text:bookmark-start text:name="NM_006308.2_361"/><text:bookmark-end text:name="NM_006308.2_361"/><text:span text:style-name="T41">TCAGCGGCAGAGACGCCACCCCGAGAAGGCAAATCCCACTTTCAGATCCTGCTGGACGTG</text:span><text:bookmark-start text:name="NM_006308.2_421"/><text:bookmark-end text:name="NM_006308.2_421"/><text:span text:style-name="T42">GTCCAGTTCCTCCCTGAAGACATCATCATTCAGACCTTCGAAGGCTGGCTGCTGATAAAA</text:span><text:bookmark-start text:name="NM_006308.2_481"/><text:bookmark-end text:name="NM_006308.2_481"/><text:span text:style-name="T43">GCACAACACGGAACCAGAATGGATGAGCACGGTTTTATCTCAAGAAGCTTCACCCGACAG</text:span><text:bookmark-start text:name="NM_006308.2_541"/><text:bookmark-end text:name="NM_006308.2_541"/><text:span text:style-name="T44">TACAAACTACCAGATGGTGTGGAAATCAAAGATTTGTCTGCAGTCCTCTGTCATGATGGA</text:span><text:bookmark-start text:name="NM_006308.2_601"/><text:bookmark-end text:name="NM_006308.2_601"/><text:span text:style-name="T45">ATTTTGGTGGTGGAAGTAAAGGATCCAGTTGGGACTAAG</text:span><text:span text:style-name="T46">TGA</text:span></text:p>
      <text:p text:style-name="P47">-------------------------------------------------------------------------------------------------</text:p>
      <text:h text:style-name="P48" text:outline-level="2"><text:span text:style-name="T49">001b-Colobus angolensis palliatus-Primates<text:s/></text:span><text:span text:style-name="T50"><text:s/>150aa</text:span><text:span text:style-name="T51"><text:s/>genuine HspB3<text:s/></text:span><text:span text:style-name="T52">ID96.0% SIM97.3%</text:span></text:h>
      <text:p text:style-name="P53"><text:span text:style-name="T54">&gt;001b-XP_011794745.1-HspB</text:span><text:span text:style-name="T55">3</text:span><text:span text:style-name="T56">-Colobus-angolensis-Primates</text:span></text:p>
      <text:p text:style-name="P57">MAKIILRHLIEIPVRYQEEFETRGLEDCRLDHALYALPGPTIVDLRKTRAAQSPPVNSAAETPPREGKSHFQILLDVVQFLPEDIIIQTFEGWLLIKAQHGIRMDEHGFVSRSFTRQYKLPDGVETKDLSAVLCHDGILVVEVKDPAGTK</text:p>
      <text:p text:style-name="P58"><text:span text:style-name="T59">&gt;</text:span><text:bookmark-start text:name="feature_XP_011794745.1_CDS_0"/><text:bookmark-end text:name="feature_XP_011794745.1_CDS_0"/><text:span text:style-name="T60">001b-</text:span><text:span text:style-name="T61">XM_011939355.1</text:span><text:span text:style-name="T62">-HspB</text:span><text:span text:style-name="T63">3</text:span><text:span text:style-name="T64">-Colobus-angolensis-Primates</text:span></text:p>
      <text:p text:style-name="P65"><text:span text:style-name="T66">ATG</text:span><text:span text:style-name="T67">GCAAAAATCATTTTGAGGCACCTCATAGAGATTCCAGTGCGTTACCAGGAAGAGTTTGAAACTCGAGGTCTAGAAGACTGCAGGCTGGATCACGCTTTATATGCACTGCCTGGGCCAACCATCGTGGACCTGAGGAAAACCAGGGCAGCGCAGTCTCCTCCAGTGAACTCAGCAGCAGAGACGCCACCCCGAGAAGGCAAATCCCATTTTCAGATCCTGCTGGACGTGGTCCAGTTCCTCCCCGAAGACATCATCATTCAGACCTTCGAAGGCTGGCTGCTGATAAAAGCGCAACACGGAATCAGAATGGACGAGCACGGTTTTGTCTCAAGAAGCTTCACCCGACAGTACAAACTACCAGATGGCGTGGAAACCAAAGATTTGTCTGCAGTCCTCTGTCATGATGGAATTTTGGTGGTGGAAGTAAAGGATCCAGCTGGGACTAAG</text:span><text:span text:style-name="T68">TGA</text:span></text:p>
      <text:p text:style-name="P69">-------------------------------------------------------------------------------------------------</text:p>
      <text:p text:style-name="P70"><text:span text:style-name="T71">002-Callithrix jacchus</text:span><text:span text:style-name="T72">-Primates<text:s/></text:span><text:span text:style-name="T73">150aa</text:span><text:span text:style-name="T74"><text:s/>genuine HspB3<text:s/></text:span><text:span text:style-name="T75">ID96.7% SIM97.3%</text:span></text:p>
      <text:p text:style-name="P76">&gt;002-XP_008990315.1-HspB3-Callithrix-jacchus-Primates</text:p>
      <text:p text:style-name="P77"><text:span text:style-name="T78">MAKIILRHLIEIPVRYQEEFEARGLEDCRLDHALYALPGPTIVDLRKTRAAQSSPVDSAAETLPREGKSRFQILLDVVQFLPEDIIIQTFEGWLLIKAQHGTRMD</text:span><text:span text:style-name="T79">EHGFISRSFTRQYKLPDGVETKDLSAVLCHDGILVVEVKDPVGTE</text:span></text:p>
      <text:p text:style-name="P80">&gt;002-XM 008992067.2-HspB3-Callithrix-jacchus-Primates</text:p>
      <text:p text:style-name="P81"><text:span text:style-name="T82">ATG</text:span><text:span text:style-name="T83">GCAAAAATCATTTTGAGGCACCTCATAGAGATTCCAGTGCGTTACCAGGAGGAGTTTGAAGCTCGAGGTCTGGAAGACTGCAGGCTGGATCATGCTTTATATGC</text:span><text:span text:style-name="T84">ACTGCCTGGGCCAACCATCGTGGACCTGAGGAAAACCAGGGCAGCACAGTCCTCTCCGGTGGACTCAGCGGCAGAGACACTACCCCGAGAAGGCAAATCCCGCTTTC</text:span><text:span text:style-name="T85">AGATCCTGCTGGACGTGGTCCAGTTCCTCCCCGAAGACATCATCATTCAGACCTTTGAAGGCTGGCTGCTCATAAAAGCGCAACACGGAACCAGAATGGACGAGCAT</text:span><text:span text:style-name="T86">GGTTTTATCTCAAGAAGCTTCACCCGGCAGTACAAGCTGCCAGATGGTGTGGAAACGAAGGATTTGTCTGCAGTCCTCTGTCACGATGGAATTTTGGTGGTGGAAGTGAAGGATCCAGTTGGGACTGAG</text:span><text:span text:style-name="T87">TGA</text:span></text:p>
      <text:p text:style-name="P88">-------------------------------------------------------------------------------------------------</text:p>
      <text:p text:style-name="P89"><text:span text:style-name="T90">003-Carlito syrichta-Primates<text:s/></text:span><text:span text:style-name="T91">150aa genuine HspB3<text:s/></text:span><text:span text:style-name="T92">ID90.0% SIM93.3%</text:span></text:p>
      <text:p text:style-name="P93">&gt;003-XP_008055666.1-HspB3-Carlito-syrichta-Primates</text:p>
      <text:p text:style-name="P94">MAKIIFRHIIETPVRYQEEFEARGLEDCRLDHALYALPGPTIVDLRKSKVTQSPLVDSEAEMPPREDKSR</text:p>
      <text:p text:style-name="P95">FQILLDVVQFLPEDIIIQTFEGWLLVKAQHGTRMDEHGFISRSFTRQYKLPDGVETKDLSAILCHDGILVVEVKDPVGTK</text:p>
      <text:p text:style-name="P96"><text:span text:style-name="T97">&gt;003-XM_008057475.2-HspB3-Carlito-syrichta-Primates</text:span></text:p>
      <text:soft-page-break/>
      <text:p text:style-name="P98"><text:span text:style-name="T99">ATG</text:span><text:span text:style-name="T100">GCAAAAATTATCTTCAGGCACATCATCGAGACTCCAGTGCGTTACCAAGAGGAGTTT</text:span></text:p>
      <text:p text:style-name="P101">GAAGCTCGGGGTCTGGAAGACTGCAGGCTGGATCATGCTTTATATGCACTGCCCGGGCCA</text:p>
      <text:p text:style-name="P102">ACCATTGTGGACCTGAGAAAAAGCAAGGTGACACAGTCTCCTCTGGTGGACTCAGAGGCA</text:p>
      <text:p text:style-name="P103">GAGATGCCACCCCGAGAAGACAAATCCCGCTTTCAGATCCTGCTGGATGTGGTCCAGTTC</text:p>
      <text:p text:style-name="P104">CTGCCCGAGGATATCATCATCCAGACCTTCGAAGGCTGGCTGTTGGTGAAGGCACAACAT</text:p>
      <text:p text:style-name="P105">GGAACCAGAATGGATGAGCACGGTTTTATCTCAAGAAGCTTCACCCGACAGTACAAACTG</text:p>
      <text:p text:style-name="P106">CCAGATGGCGTGGAGACCAAAGATCTGTCTGCCATCCTCTGTCATGATGGAATTTTGGTG</text:p>
      <text:p text:style-name="P107"><text:span text:style-name="T108">GTGGAAGTCAAGGATCCAGTTGGAACTAAG</text:span><text:span text:style-name="T109">TGA</text:span></text:p>
      <text:p text:style-name="P110">-----------------------------------------------------------------------</text:p>
      <text:p text:style-name="P111"><text:span text:style-name="T112">004-Cebus capucinus imitator-Primates<text:s/></text:span><text:span text:style-name="T113"><text:s/>150</text:span><text:span text:style-name="T114">aa genuine HspB3 <text:s/></text:span><text:span text:style-name="T115">ID94.7% SIM96.0%</text:span></text:p>
      <text:p text:style-name="P116">&gt;004-XP_017388702.1-HspB3-Cebus-capucinus-Primates</text:p>
      <text:p text:style-name="P117">MAKIIFRHLIEIPVRYQEEFEARGLEDCRLDHALYALPGPTIVDLRKSRAAQPSPVDSAAETLPREGKSR</text:p>
      <text:p text:style-name="P118">FQILLDVVQFLPEDIIIQTFEGWLLIKAQHGTRMDEHGFISRSFTRQYKLPDGVETKDLSAVLCHDGILV</text:p>
      <text:p text:style-name="P119">VEVKDPVGTE</text:p>
      <text:p text:style-name="P120"><text:span text:style-name="T121">&gt;004-XM_017533213.1</text:span><text:span text:style-name="T122">-HspB3-Cebus-capucinus-Primates</text:span></text:p>
      <text:p text:style-name="P123"><text:span text:style-name="T124">ATG</text:span><text:span text:style-name="T125">GCAAAAATCATTTTCAGGCACCTCATAGAGATTCCAGTGCGTTACCAGGAAGAGTTT</text:span></text:p>
      <text:p text:style-name="P126">GAAGCTCGAGGTCTGGAAGACTGCAGGCTGGATCATGCTTTATATGCACTGCCCGGGCCA</text:p>
      <text:p text:style-name="P127">ACCATCGTGGACCTGAGGAAAAGCAGGGCAGCACAGCCCTCTCCAGTGGACTCTGCGGCA</text:p>
      <text:p text:style-name="P128">GAGACACTACCCCGAGAAGGCAAATCCCGCTTTCAGATCCTGCTGGACGTGGTCCAGTTC</text:p>
      <text:p text:style-name="P129">CTCCCCGAAGACATCATCATTCAGACCTTCGAAGGCTGGCTGCTGATAAAAGCGCAACAC</text:p>
      <text:p text:style-name="P130">GGAACCAGAATGGACGAGCACGGTTTTATCTCAAGGAGCTTCACCCGACAGTACAAGCTG</text:p>
      <text:p text:style-name="P131">CCAGATGGCGTGGAAACGAAAGATTTGTCTGCAGTCCTCTGTCACGATGGAATTTTGGTG</text:p>
      <text:p text:style-name="P132"><text:span text:style-name="T133">GTGGAAGTAAAGGATCCAGTTGGGACTGAGTGA</text:span></text:p>
      <text:p text:style-name="P134"><text:span text:style-name="T135">004b-Cercocebus atys-Primates</text:span><text:span text:style-name="T136"><text:s/>150</text:span><text:span text:style-name="T137">aa genuine HspBx<text:s/></text:span><text:span text:style-name="T138">ID95.3% SIM96.0%</text:span></text:p>
      <text:p text:style-name="P139">&gt;004b-XP_011942388.1-HspB3-Cercocebus-atys-Primates</text:p>
      <text:p text:style-name="P140">MAKIILRHLIEIPVRYQEEFETRGLEDCRLDHALYALPGPTIVDLRKTRAGQSPPVNSAAERPPREGKSR</text:p>
      <text:p text:style-name="P141">FQILLDVVQFLPEDIIIQTFEGWLLIKAQHGTRMDEHGFISRSFTRQYKLPDGVETKDLSAVLCHDGILV</text:p>
      <text:p text:style-name="P142">VEVKDPAGTK</text:p>
      <text:p text:style-name="P143"><text:span text:style-name="T144">&gt;004b-XM_012086998.1-HspB3-Cercocebus-atys-Primates</text:span></text:p>
      <text:p text:style-name="P145"><text:span text:style-name="T146">ATG</text:span><text:span text:style-name="T147">GCAAAAATCATTTTGAGGCACCTCATAGAGATTCCAGTGCGTTACCAGGAAGAGTTT</text:span></text:p>
      <text:p text:style-name="P148">GAAACTCGAGGTCTAGAAGACTGCAGGCTGGATCATGCTTTATATGCACTGCCTGGGCCA</text:p>
      <text:p text:style-name="P149">ACCATCGTGGACCTGAGGAAAACCAGAGCAGGGCAGTCTCCTCCAGTGAACTCAGCAGCA</text:p>
      <text:p text:style-name="P150">GAGAGGCCACCCCGAGAAGGCAAATCCCGTTTTCAGATCCTGCTGGACGTGGTCCAGTTC</text:p>
      <text:p text:style-name="P151">CTCCCCGAAGACATCATCATTCAGACCTTCGAAGGCTGGCTGCTGATAAAAGCGCAACAC</text:p>
      <text:p text:style-name="P152">GGAACCAGAATGGACGAGCACGGTTTTATCTCAAGAAGCTTCACCCGACAGTACAAACTA</text:p>
      <text:soft-page-break/>
      <text:p text:style-name="P153">CCAGATGGCGTGGAAACCAAAGATTTGTCTGCAGTCCTCTGTCATGATGGAATTTTGGTG</text:p>
      <text:p text:style-name="P154"><text:span text:style-name="T155">GTGGAAGTAAAGGATCCAGCTGGGACTAAGTGA</text:span></text:p>
      <text:p text:style-name="P156"><text:span text:style-name="T157">------------------------------------------------------------------------------</text:span></text:p>
      <text:p text:style-name="P158"><text:span text:style-name="T159">005-Chlorocebus sabaeus-Primates<text:s/></text:span><text:span text:style-name="T160">150aa</text:span><text:span text:style-name="T161"><text:s/></text:span><text:span text:style-name="T162">genuine HspB3<text:s/></text:span><text:span text:style-name="T163">ID96.0% SIM96.0%</text:span></text:p>
      <text:p text:style-name="P164">&gt;005-XP_007970485.1-HspB3-Chlorocebus-sabaeus-Primates</text:p>
      <text:p text:style-name="P165">MAKIILRHLIEIPVRYQEEFETRGLEDCRLDHALYALPGPTIVDLRKTRAAQSPPVSSAAERPPREGKSR</text:p>
      <text:p text:style-name="P166">FQILLDVVQFLPEDIIIQTFEGWLLIKAQHGTRMDEHGFISRSFTRQYKLPDGVETKDLSAVLCHDGILV</text:p>
      <text:p text:style-name="P167">VEVKDPAGTK</text:p>
      <text:p text:style-name="P168"><text:span text:style-name="T169">&gt;005-XM_007972294.1</text:span><text:span text:style-name="T170">-HspB3-Chlorocebus-sabaeus-Primates</text:span></text:p>
      <text:p text:style-name="P171"><text:span text:style-name="T172">ATG</text:span><text:span text:style-name="T173">GCAAAAATCATTTTGAGGCACCTCATAGAGATTCCAGTGCGTTACCAGGAAGAGTTT</text:span></text:p>
      <text:p text:style-name="P174">GAAACTCGAGGTCTAGAAGACTGCAGGCTGGATCATGCTTTATACGCACTGCCTGGGCCA</text:p>
      <text:p text:style-name="P175">ACCATCGTGGACCTGAGGAAAACCAGAGCAGCGCAGTCTCCTCCAGTGAGCTCAGCAGCA</text:p>
      <text:p text:style-name="P176">GAGAGGCCACCCCGAGAAGGCAAATCCCGTTTTCAGATCCTTCTGGACGTGGTCCAGTTC</text:p>
      <text:p text:style-name="P177">CTCCCCGAAGACATCATCATTCAGACCTTCGAAGGCTGGCTGCTGATAAAAGCGCAACAC</text:p>
      <text:p text:style-name="P178">GGAACCAGAATGGACGAGCACGGTTTTATCTCAAGAAGCTTCACCCGACAGTACAAACTA</text:p>
      <text:p text:style-name="P179">CCAGATGGCGTGGAAACCAAAGATTTGTCTGCAGTCCTCTGTCATGACGGAATTTTGGTG</text:p>
      <text:p text:style-name="P180"><text:span text:style-name="T181">GTGGAAGTAAAGGATCCAGCTGGGACTAAG</text:span><text:span text:style-name="T182">TGA</text:span></text:p>
      <text:p text:style-name="P183"><text:span text:style-name="T184">-------------------------------------------------------------------------------------------------</text:span></text:p>
      <text:p text:style-name="P185"><text:span text:style-name="T186">007-Gorilla gorilla gorilla</text:span><text:span text:style-name="T187">-Primates<text:s/></text:span><text:span text:style-name="T188">150aa</text:span><text:span text:style-name="T189"><text:s/>genuine HspBx<text:s/></text:span><text:span text:style-name="T190">ID100% SIM100%</text:span></text:p>
      <text:p text:style-name="P191">&gt;007-XP_004058909.1-HspB3-Gorilla-gorilla-Primates</text:p>
      <text:p text:style-name="P192">MAKIILRHLIEIPVRYQEEFEARGLEDCRLDHALYALPGPTIVDLRKTRAAQSPPVDSAAETPPREGKSH</text:p>
      <text:p text:style-name="P193">FQILLDVVQFLPEDIIIQTFEGWLLIKAQHGTRMDEHGFISRSFTRQYKLPDGVEIKDLSAVLCHDGILV</text:p>
      <text:p text:style-name="P194">VEVKDPVGTK</text:p>
      <text:p text:style-name="P195"><text:span text:style-name="T196">007-XM_004058861.2</text:span><text:span text:style-name="T197">-HspB3-Gorilla-gorilla-Primates</text:span></text:p>
      <text:p text:style-name="P198"><text:span text:style-name="T199">ATG</text:span><text:span text:style-name="T200">GCAAAAATCATTTTGAGGCACCTCATAGAGATTCCAGTGCGTTACCAGGAAGAGTTT</text:span></text:p>
      <text:p text:style-name="P201">GAAGCTCGAGGTCTAGAAGACTGCAGGCTGGATCATGCTTTATATGCACTGCCTGGGCCA</text:p>
      <text:p text:style-name="P202">ACCATCGTGGACCTGAGGAAAACCAGGGCAGCGCAGTCTCCTCCAGTGGACTCAGCGGCA</text:p>
      <text:p text:style-name="P203">GAGACGCCACCCCGAGAAGGCAAATCCCACTTTCAGATCCTGCTGGACGTGGTCCAGTTC</text:p>
      <text:p text:style-name="P204">CTCCCTGAAGACATCATCATTCAGACCTTTGAAGGCTGGCTGCTGATAAAAGCACAACAC</text:p>
      <text:p text:style-name="P205">GGAACCAGAATGGATGAGCACGGTTTTATCTCAAGAAGCTTCACCCGACAGTACAAACTA</text:p>
      <text:p text:style-name="P206">CCAGATGGCGTGGAAATCAAAGATTTGTCTGCAGTCCTCTGTCATGATGGAATTTTGGTG</text:p>
      <text:p text:style-name="P207"><text:span text:style-name="T208">GTGGAAGTAAAGGATCCAGTTGGGACTAAG</text:span><text:span text:style-name="T209">TGA</text:span></text:p>
      <text:p text:style-name="P210"><text:span text:style-name="T211">-------------------------------------------------------------------------------------------------</text:span></text:p>
      <text:p text:style-name="P212"><text:span text:style-name="T213">008-Macaca fascicularis</text:span><text:span text:style-name="T214">-Primates<text:s/></text:span><text:span text:style-name="T215">150aa</text:span><text:span text:style-name="T216"><text:s/>genuine HspB3</text:span><text:span text:style-name="T217"><text:s text:c="2"/></text:span><text:span text:style-name="T218">I</text:span><text:span text:style-name="T219">Dxxx96.0% SIM96.7%</text:span></text:p>
      <text:p text:style-name="P220">&gt;008-XP_005556948.1-HspB3-Macaca-fascicularis-Primates</text:p>
      <text:p text:style-name="P221">MAKIILRHLIEIPVRYQEEFETRGLEDCRLDHALYALPGPTIVDLRKTRAAQSPPVNSAAERPPREGKSR</text:p>
      <text:p text:style-name="P222">FQILLDVVQFLPEDIIIQTFEGWLLIKAQHGTRMDEHGFISRSFTRQYKLPDGVETKDLSAVLCHDGILV</text:p>
      <text:p text:style-name="P223">VEVKDPAGTK</text:p>
      <text:p text:style-name="P224"><text:span text:style-name="T225">&gt;008-XM_005556891.2</text:span><text:span text:style-name="T226">-HspB3-Macaca-fascicularis-Primates</text:span></text:p>
      <text:p text:style-name="P227"><text:span text:style-name="T228">ATG</text:span><text:span text:style-name="T229">GCAAAAATCATTTTGAGGCACCTCATAGAGATTCCAGTGCGTTACCAGGAAGAGTTT</text:span></text:p>
      <text:p text:style-name="P230">GAAACTCGAGGTCTAGAAGACTGCAGGCTGGATCATGCTTTATACGCACTGCCTGGGCCA</text:p>
      <text:p text:style-name="P231">ACCATCGTGGACCTGAGGAAAACCAGAGCAGCGCAGTCTCCTCCAGTGAACTCAGCAGCA</text:p>
      <text:p text:style-name="P232">GAGAGGCCACCCCGAGAAGGCAAATCCCGTTTTCAGATCCTGCTGGACGTGGTCCAGTTC</text:p>
      <text:p text:style-name="P233">CTCCCCGAAGACATCATCATTCAGACCTTCGAAGGCTGGCTGCTGATAAAAGCGCAACAC</text:p>
      <text:p text:style-name="P234">GGAACCAGAATGGACGAGCACGGTTTTATCTCAAGAAGCTTCACTCGACAGTACAAACTA</text:p>
      <text:p text:style-name="P235">CCAGATGGCGTGGAAACCAAAGATTTGTCTGCAGTCCTCTGTCATGATGGAATTTTGGTG</text:p>
      <text:p text:style-name="P236"><text:span text:style-name="T237">GTGGAAGTAAAGGATCCAGCTGGGACTAAG</text:span><text:span text:style-name="T238">TGA</text:span></text:p>
      <text:p text:style-name="P239"><text:span text:style-name="T240">-------------------------------------------------------------------------------------------------</text:span></text:p>
      <text:p text:style-name="P241"><text:span text:style-name="T242">009-Macaca mulatta</text:span><text:span text:style-name="T243">-Primates<text:s/></text:span><text:span text:style-name="T244">150aa</text:span><text:span text:style-name="T245"><text:s/>genuine HspB3</text:span><text:span text:style-name="T246"><text:s text:c="2"/></text:span><text:span text:style-name="T247">I</text:span><text:span text:style-name="T248">D96.0% SIM96.7%</text:span></text:p>
      <text:p text:style-name="P249">&gt;009-XP_001096576.1-HspB3-Macaca-mulatta-Primates</text:p>
      <text:p text:style-name="P250">MAKIILRHLIEIPVRYQEEFETRGLEDCRLDHALYALPGPTIVDLRKTRAAQSPPVNSAAERPPREGKSR</text:p>
      <text:p text:style-name="P251">FQILLDVVQFLPEDIIIQTFEGWLLIKAQHGTRMDEHGFISRSFTRQYKLPDGVETKDLSAVLCHDGILV</text:p>
      <text:p text:style-name="P252">VEVKDPAGTK</text:p>
      <text:p text:style-name="P253"><text:span text:style-name="T254">&gt;009-XM_001096576-HspB3-Macaca-mulatta-Primates</text:span></text:p>
      <text:soft-page-break/>
      <text:p text:style-name="P255"><text:span text:style-name="T256">ATG</text:span><text:span text:style-name="T257">GCAAAAATCATTTTGAGGCACCTCATAGAGATTCCAGTGCGTTACCAGGAAGAGTTT</text:span></text:p>
      <text:p text:style-name="P258">GAAACTCGAGGTCTAGAAGACTGCAGGCTGGATCATGCTTTATACGCACTGCCTGGGCCA</text:p>
      <text:p text:style-name="P259">ACCATCGTGGACCTGAGGAAAACCAGAGCAGCGCAGTCTCCTCCAGTGAACTCAGCAGCA</text:p>
      <text:p text:style-name="P260">GAGAGGCCACCCCGAGAAGGCAAATCCCGTTTTCAGATCCTGCTGGATGTGGTCCAGTTC</text:p>
      <text:p text:style-name="P261">CTCCCCGAAGACATCATCATTCAGACCTTCGAAGGCTGGCTGCTGATAAAAGCGCAACAC</text:p>
      <text:p text:style-name="P262">GGAACCAGAATGGACGAGCACGGTTTTATCTCAAGAAGCTTCACCCGACAGTACAAACTA</text:p>
      <text:p text:style-name="P263">CCAGATGGCGTGGAAACCAAAGATTTGTCTGCAGTCCTCTGTCATGATGGAATTTTGGTG</text:p>
      <text:p text:style-name="P264"><text:span text:style-name="T265">GTGGAAGTAAAGGATCCAGCTGGGACTAAG</text:span><text:span text:style-name="T266">TGA</text:span></text:p>
      <text:p text:style-name="P267"><text:span text:style-name="T268">-------------------------------------------------------------------------------------------------</text:span></text:p>
      <text:p text:style-name="P269"><text:span text:style-name="T270">010-Microcebus murinus</text:span><text:span text:style-name="T271">-Primates<text:s/></text:span><text:span text:style-name="T272">148aa</text:span><text:span text:style-name="T273"><text:s/>genuine HspB3</text:span><text:span text:style-name="T274"><text:s text:c="2"/></text:span><text:span text:style-name="T275">I</text:span><text:span text:style-name="T276">D78.0% SIM86.0%</text:span></text:p>
      <text:p text:style-name="P277">&gt;010-XP_012612197.1-HspB3-Microcebus-murinus-Primates</text:p>
      <text:p text:style-name="P278">MANIILRHIIETPVRYQEEFEARGLEDCRLDHALYALPGPAVPDLSKARTAQPPAAAAQVLPQEDTARFQ</text:p>
      <text:p text:style-name="P279">ILLDVVQFLPEDIIIQTFEGWLLIKAQHGTRMDEHGFVSRSFTRQYRLPEGVQTRDLCATLCHDGILVVE</text:p>
      <text:p text:style-name="P280">AKDPAGTR</text:p>
      <text:p text:style-name="P281"><text:span text:style-name="T282">&gt;010-XM_012756743-HspB3-Microcebus-murinus-Primates</text:span></text:p>
      <text:p text:style-name="P283"><text:span text:style-name="T284">ATG</text:span><text:span text:style-name="T285">GCGAACATCATCTTGAGGCACATCATAGAGACGCCAGTGCGTTACCAGGAGGAGTTT</text:span></text:p>
      <text:p text:style-name="P286">GAGGCGCGGGGTCTGGAAGACTGCAGGCTGGATCACGCTCTGTACGCCCTGCCCGGGCCG</text:p>
      <text:p text:style-name="P287">GCCGTCCCCGACCTGAGTAAAGCCAGGACGGCGCAGCCTCCCGCGGCGGCTGCACAGGTG</text:p>
      <text:p text:style-name="P288">CTGCCCCAGGAAGACACAGCCCGCTTCCAGATCCTGCTGGATGTGGTCCAGTTCCTCCCC</text:p>
      <text:p text:style-name="P289">GAAGACATCATCATTCAGACCTTCGAGGGCTGGCTGCTGATCAAGGCGCAACACGGCACG</text:p>
      <text:p text:style-name="P290">CGCATGGACGAGCACGGCTTTGTCTCCCGGAGCTTCACGCGACAGTACAGGCTGCCGGAG</text:p>
      <text:p text:style-name="P291">GGCGTGCAGACCAGGGACCTGTGCGCGACCCTCTGCCACGATGGCATTCTGGTGGTGGAG</text:p>
      <text:p text:style-name="P292"><text:span text:style-name="T293">GCCAAGGACCCGGCTGGGACTCGG</text:span><text:span text:style-name="T294">TGA</text:span></text:p>
      <text:p text:style-name="P295"><text:span text:style-name="T296">-------------------------------------------------------------------------------------------------</text:span></text:p>
      <text:p text:style-name="P297"><text:span text:style-name="T298">011-Nomascus leucogenys</text:span><text:span text:style-name="T299">-Primates<text:s/></text:span><text:span text:style-name="T300">150aa</text:span><text:span text:style-name="T301"><text:s/>genuine HspB3</text:span><text:span text:style-name="T302"><text:s text:c="2"/></text:span><text:span text:style-name="T303">I</text:span><text:span text:style-name="T304">D98.7% SIM98.7%</text:span></text:p>
      <text:p text:style-name="P305">&gt;011-XP_003276575.1-HspB3-Nomascus-leucogenys-Primates</text:p>
      <text:p text:style-name="P306">MAKIILRHLIEIPVRYQEEFEARGLEDCRLDHALYALPGPTIVDLRKTRAAQSPPVDSVAEMPPREGKSH</text:p>
      <text:p text:style-name="P307">FQILLDVVQFLPEDIIIQTFEGWLLIKAQHGTRMDEHGFISRSFTRQYKLPDGVEIKDLSAVLCHDGILV</text:p>
      <text:p text:style-name="P308">VEVKDPVGTK</text:p>
      <text:p text:style-name="P309"><text:span text:style-name="T310">&gt;011-XM_003276527-HspB3-Nomascus-leucogenys-Primates</text:span></text:p>
      <text:p text:style-name="P311"><text:span text:style-name="T312">ATG</text:span><text:span text:style-name="T313">GCAAAAATCATTTTGAGGCACCTCATAGAGATTCCAGTGCGTTACCAGGAAGAGTTT</text:span></text:p>
      <text:p text:style-name="P314">GAAGCTCGAGGTCTAGAAGACTGCAGGCTGGATCATGCTTTATATGCACTGCCTGGGCCA</text:p>
      <text:p text:style-name="P315">ACTATCGTGGACCTGAGGAAAACCAGGGCAGCGCAGTCTCCTCCAGTGGACTCAGTGGCA</text:p>
      <text:p text:style-name="P316">GAAATGCCACCCCGAGAAGGCAAATCCCACTTTCAGATCCTGCTGGATGTGGTCCAGTTC</text:p>
      <text:p text:style-name="P317">CTCCCTGAAGATATCATCATTCAGACCTTCGAAGGTTGGCTGCTGATAAAAGCGCAGCAC</text:p>
      <text:p text:style-name="P318">GGAACCAGAATGGACGAGCACGGCTTTATCTCAAGAAGCTTCACCCGACAGTACAAACTA</text:p>
      <text:p text:style-name="P319">CCAGATGGCGTGGAAATCAAAGATTTGTCTGCAGTCCTCTGTCATGATGGAATTTTGGTG</text:p>
      <text:p text:style-name="P320"><text:span text:style-name="T321">GTGGAAGTAAAGGATCCAGTTGGGACTAAG</text:span><text:span text:style-name="T322">TGA</text:span></text:p>
      <text:p text:style-name="P323"><text:span text:style-name="T324">-------------------------------------------------------------------------------------------------</text:span></text:p>
      <text:p text:style-name="Standard"><text:span text:style-name="T325">012-Otolemur garnettii-Primates<text:s/></text:span><text:span text:style-name="T326">151</text:span><text:span text:style-name="T327">a</text:span><text:span text:style-name="T328">a</text:span><text:span text:style-name="T329"><text:s/>genuine HspB3</text:span><text:span text:style-name="T330"><text:s text:c="2"/></text:span><text:span text:style-name="T331">I</text:span><text:span text:style-name="T332">D86.1% SIM90.1%</text:span></text:p>
      <text:p text:style-name="P333">&gt;012-XP_003782825.1-HspB3-Otolemur-garnettii-Primates</text:p>
      <text:p text:style-name="P334">MAKIILRHLIETPVRYQEEFEARGLEDCRLDHALYALPGPTITDLSKPRAEAQPPAGDSAAESLPGQGKA</text:p>
      <text:p text:style-name="P335">RFQILLDVVQFLPEDIIIQTFEGWLLIKAQHGTRMDEHGFVSRSFTRQYKLPDGVETQDLSAILCHDGIL</text:p>
      <text:p text:style-name="P336">VVEVKDPAETK</text:p>
      <text:p text:style-name="P337"><text:span text:style-name="T338">&gt;012-XM_003782777-HspB3-Otolemur-garnettii-Primates</text:span></text:p>
      <text:p text:style-name="P339"><text:span text:style-name="T340">ATG</text:span><text:span text:style-name="T341">GCAAAGATCATTTTGAGGCACCTGATAGAGACTCCAGTGCGCTACCAGGAGGAGTTT</text:span></text:p>
      <text:p text:style-name="P342">GAAGCTCGAGGTTTGGAAGACTGCAGGCTGGATCATGCTTTATACGCACTGCCAGGGCCA</text:p>
      <text:p text:style-name="P343">ACCATCACCGACCTGAGTAAGCCCAGGGCGGAGGCGCAGCCTCCTGCAGGGGACTCGGCC</text:p>
      <text:p text:style-name="P344">GCAGAGTCGCTGCCCGGACAAGGCAAAGCCCGCTTTCAAATCCTGCTGGACGTGGTCCAG</text:p>
      <text:p text:style-name="P345">TTCCTCCCCGAAGACATCATCATTCAGACTTTCGAAGGCTGGCTGCTGATCAAGGCGCAA</text:p>
      <text:p text:style-name="P346">CACGGAACCAGAATGGACGAGCATGGGTTTGTCTCAAGGAGCTTCACCCGACAGTACAAG</text:p>
      <text:p text:style-name="P347">CTGCCAGATGGCGTGGAAACCCAAGACTTGTCTGCGATCCTCTGCCACGATGGAATTTTG</text:p>
      <text:p text:style-name="Standard"><text:span text:style-name="T348">GTGGTAGAAGTAAAGGATCCAGCTGAGACTAAG</text:span><text:span text:style-name="T349">TGA</text:span></text:p>
      <text:p text:style-name="P350"><text:span text:style-name="T351">-------------------------------------------------------------------------------------------------</text:span></text:p>
      <text:soft-page-break/>
      <text:h text:style-name="P352" text:outline-level="2"><text:span text:style-name="T353">012b-Pan paniscus-Primates</text:span><text:span text:style-name="T354"><text:s/>150</text:span><text:span text:style-name="T355">aa genuine HspB3</text:span><text:span text:style-name="T356"><text:s text:c="2"/>I</text:span><text:span text:style-name="T357">D99.3% SIM99.3%</text:span></text:h>
      <text:p text:style-name="P358">&gt;012b-XP_003827404.1-HspB3-Pan-paniscus-Primates</text:p>
      <text:p text:style-name="P359">MAKIILRHLIEIPVRYQEEFEARGLEDCRLDHALYALPGPTIVDLRKTRAAQSPPVDSAEETPPREGKSH</text:p>
      <text:p text:style-name="P360">FQILLDVVQFLPEDIIIQTFEGWLLIKAQHGTRMDEHGFISRSFTRQYKLPDGVEIKDLSAVLCHDGILV</text:p>
      <text:p text:style-name="P361">VEVKDPVGTK</text:p>
      <text:p text:style-name="P362"><text:span text:style-name="T363">&gt;012b-XM_003827356.2-HspB3-Pan-paniscus-Primates</text:span></text:p>
      <text:p text:style-name="P364"><text:span text:style-name="T365">ATG</text:span><text:span text:style-name="T366">GCAAAAATCATTTTGAGGCACCTCATAGAGATTCCGGTGCGTTACCAGGAAGAGTTT</text:span></text:p>
      <text:p text:style-name="P367">GAAGCTCGAGGTCTAGAAGACTGCAGGCTGGATCATGCTTTATATGCACTGCCTGGGCCA</text:p>
      <text:p text:style-name="P368">ACCATCGTGGACCTGAGGAAAACCAGGGCAGCGCAGTCTCCTCCAGTGGACTCAGCGGAA</text:p>
      <text:p text:style-name="P369">GAGACGCCACCTCGAGAAGGCAAATCCCACTTTCAGATCCTGCTGGACGTGGTCCAGTTC</text:p>
      <text:p text:style-name="P370">CTCCCTGAAGACATCATCATTCAGACCTTCGAAGGCTGGCTGCTGATAAAAGCACAACAC</text:p>
      <text:p text:style-name="P371">GGAACCAGAATGGATGAGCACGGTTTTATCTCAAGAAGCTTCACCCGACAGTACAAACTA</text:p>
      <text:p text:style-name="P372">CCAGATGGCGTGGAAATCAAAGATTTGTCTGCAGTCCTCTGTCATGATGGAATTTTGGTG</text:p>
      <text:p text:style-name="P373"><text:span text:style-name="T374">GTGGAAGTAAAGGATCCAGTTGGGACTAAG</text:span><text:span text:style-name="T375">TGA</text:span></text:p>
      <text:p text:style-name="P376"><text:span text:style-name="T377">-------------------------------------------------------------------------------------------------</text:span></text:p>
      <text:p text:style-name="P378"><text:span text:style-name="T379">013-Pan troglodytes</text:span><text:span text:style-name="T380">-Primates<text:s/></text:span><text:span text:style-name="T381">150aa</text:span><text:span text:style-name="T382"><text:s/>genuine HspB3</text:span><text:span text:style-name="T383"><text:s text:c="2"/></text:span><text:span text:style-name="T384">I</text:span><text:span text:style-name="T385">D100% SIM100%</text:span></text:p>
      <text:p text:style-name="P386"><text:span text:style-name="T387">&gt;013-XP_517764.2-HspB3-Pan-troglodytes</text:span><text:span text:style-name="T388">-Primates</text:span></text:p>
      <text:p text:style-name="P389">MAKIILRHLIEIPVRYQEEFEARGLEDCRLDHALYALPGPTIVDLRKTRAAQSPPVDSAAETPPREGKSHFQILLDVVQFLPEDIIIQTFEGWLLIKAQHGTRMDEHGFISRSFTRQYKLPDGVEIKDLSAVLCHDGILVVEVKDPVGTK</text:p>
      <text:p text:style-name="P390"><text:span text:style-name="T391">&gt;</text:span><text:bookmark-start text:name="feature_XP_517764.2_CDS_0"/><text:bookmark-end text:name="feature_XP_517764.2_CDS_0"/><text:span text:style-name="T392">013-XM_517764.6-HspB3-Pan-troglodytes</text:span><text:span text:style-name="T393">-Primates</text:span></text:p>
      <text:p text:style-name="P394"><text:span text:style-name="T395">ATG</text:span><text:span text:style-name="T396">GCAAAAATCATTTTGAGGCACCTCATAGAGATTCCGGTGCGTTACCAGGAAGAGTTT</text:span><text:span text:style-name="T397">GAAGCTCGAGGTCTAGAAGACTGCAGGCTGGATCATGCTTTATATGCACTGCCTGGGCCAACCATCGTGGACCTGAGGAAAACCAGGGCAGCACAGTCTCCTCCAGTGGACTCAGCGGCAGAGACGCCACCCCGAGAAGGCAAATCCCACTTTCAGATCCTGCTGGACGTGGTCCAGTTCCTCCCTGAAGACATCATCATTCAGACCTTCGAAGGCTGGCTGCTGATAAAAGCACAACACGGAACCAGAATGGATGAGCACGGTTTTATCTCAAGAAGCTTCACCCGACAGTACAAACTACCAGATGGCGTGGAAATCAAAGATTTGTCTGCAGTCCTCTGTCATGATGGAATTTTGGTGGTGGAAGTAAAGGATCCAGTTGGGACTAAG</text:span><text:span text:style-name="T398">TGA</text:span></text:p>
      <text:p text:style-name="P399"><text:span text:style-name="T400">-------------------------------------------------------------------------------------------------</text:span></text:p>
      <text:p text:style-name="P401"><text:span text:style-name="T402">013a-Papio anubis</text:span><text:span text:style-name="T403">-Primates<text:s/></text:span><text:span text:style-name="T404"><text:s/></text:span><text:span text:style-name="T405">150aa genuine HspB3</text:span><text:span text:style-name="T406"><text:s text:c="2"/>I</text:span><text:span text:style-name="T407">D96.0% SIM96.7%</text:span></text:p>
      <text:p text:style-name="P408">&gt;013a-XP_003899715.1-HspB3-Papio-anubis-Primates</text:p>
      <text:p text:style-name="P409">MAKIILRHLIEIPVRYQEEFETRGLEDCRLDHALYALPGPTIVDLRKTRAAQSPPVNSAAERPPREGKSR</text:p>
      <text:p text:style-name="P410">FQILLDVVQFLPEDIIIQTFEGWLLIKAQHGTRMDEHGFISRSFTRQYKLPDGVETKDLSAVLCHDGILV</text:p>
      <text:p text:style-name="P411">VEVKDPAGTK</text:p>
      <text:p text:style-name="P412"><text:span text:style-name="T413">&gt;013a-XM_003899666.3-HspB3-Papio-anubis-Primates</text:span></text:p>
      <text:p text:style-name="P414"><text:span text:style-name="T415">ATG</text:span><text:span text:style-name="T416">GCAAAAATCATTTTGAGGCACCTCATAGAGATTCCAGTGCGTTACCAGGAAGAGTTT</text:span></text:p>
      <text:p text:style-name="P417">GAAACTCGAGGTCTAGAAGACTGCAGGCTGGATCATGCTTTATACGCACTGCCTGGGCCA</text:p>
      <text:p text:style-name="P418">ACCATCGTGGACCTGAGGAAAACCAGAGCAGCGCAGTCTCCTCCAGTGAACTCAGCAGCA</text:p>
      <text:p text:style-name="P419">GAGAGGCCACCCCGAGAAGGCAAATCCCGTTTTCAGATCCTGCTGGACGTGGTCCAGTTC</text:p>
      <text:p text:style-name="P420">CTCCCCGAAGACATCATCATTCAGACCTTCGAAGGCTGGCTGCTGATAAAAGCGCAACAC</text:p>
      <text:p text:style-name="P421">GGAACCAGAATGGACGAGCACGGTTTTATCTCCAGAAGCTTCACCCGACAGTACAAACTA</text:p>
      <text:p text:style-name="P422">CCAGATGGCGTGGAAACCAAAGATTTGTCTGCAGTCCTCTGTCATGATGGAATTTTGGTG</text:p>
      <text:p text:style-name="P423"><text:span text:style-name="T424">GTGGAAGTAAAGGATCCAGCTGGGACTAAG</text:span><text:span text:style-name="T425">TGA</text:span></text:p>
      <text:p text:style-name="P426"><text:span text:style-name="T427">-------------------------------------------------------------------------------------------------</text:span></text:p>
      <text:p text:style-name="P428"><text:span text:style-name="T429">014-Pongo abelii</text:span><text:span text:style-name="T430">-Primates<text:s/></text:span><text:span text:style-name="T431">150aa</text:span><text:span text:style-name="T432"><text:s/>genuine HspB3</text:span><text:span text:style-name="T433"><text:s text:c="2"/></text:span><text:span text:style-name="T434">I</text:span><text:span text:style-name="T435">D98.0% SIM98.0%</text:span></text:p>
      <text:p text:style-name="P436">&gt;014-XP_002815599.1-HspB3-Pongo-abelii-Primates</text:p>
      <text:p text:style-name="P437">MAKIILRHLIEIPVRYQEEFEARGLEDCRLDHALYALPGPTIVDLRKTRAVQSPSVDSVAETPPREGKSH</text:p>
      <text:p text:style-name="P438">FQILLDVVQFLPEDIIIQTFEGWLLIKAQHGTRMDEHGFISRSFTRQYKLPDGVEIKDLSAVLCHDGILV</text:p>
      <text:p text:style-name="P439">VEVKDPVGTK</text:p>
      <text:p text:style-name="P440"><text:span text:style-name="T441">&gt;014-XM_002815553.2-HspB3-Pongo-abelii-Primates</text:span></text:p>
      <text:p text:style-name="P442"><text:span text:style-name="T443">ATG</text:span><text:span text:style-name="T444">GCAAAAATCATTTTGAGGCACCTCATAGAGATTCCAGTGCGTTACCAGGAAGAATTT</text:span></text:p>
      <text:p text:style-name="P445">GAAGCTCGAGGTCTAGAAGACTGCAGGCTGGATCATGCTTTATATGCACTGCCTGGGCCA</text:p>
      <text:p text:style-name="P446">ACCATCGTGGACCTGAGGAAAACCAGGGCAGTGCAGTCTCCTTCAGTGGACTCAGTGGCA</text:p>
      <text:p text:style-name="P447">GAGACGCCACCCCGAGAAGGCAAATCCCACTTTCAGATACTGCTGGATGTGGTCCAGTTC</text:p>
      <text:p text:style-name="P448">CTCCCTGAAGACATCATCATTCAGACCTTCGAAGGCTGGCTGCTGATAAAAGCACAACAT</text:p>
      <text:p text:style-name="P449">GGAACCAGAATGGATGAGCATGGTTTTATCTCAAGAAGCTTCACCCGACAGTACAAACTA</text:p>
      <text:p text:style-name="P450">CCAGATGGTGTGGAAATCAAAGATTTGTCTGCAGTCCTCTGTCATGACGGAATTTTGGTG</text:p>
      <text:p text:style-name="P451"><text:span text:style-name="T452">GTGGAAGTAAAGGATCCAGTTGGGACTAAG</text:span><text:span text:style-name="T453">TGA</text:span></text:p>
      <text:soft-page-break/>
      <text:p text:style-name="P454"><text:span text:style-name="T455">-------------------------------------</text:span></text:p>
      <text:p text:style-name="P456"><text:span text:style-name="T457">015-Propithecus coquereli</text:span><text:span text:style-name="T458">-Primates<text:s/></text:span><text:span text:style-name="T459">150a</text:span><text:span text:style-name="T460">a</text:span><text:span text:style-name="T461"><text:s/>genuine HspB3</text:span><text:span text:style-name="T462"><text:s text:c="2"/></text:span><text:span text:style-name="T463">I</text:span><text:span text:style-name="T464">D83.0% SIM86.9%</text:span></text:p>
      <text:p text:style-name="P465">&gt;015-XP_012510738.1-HspB3-Propithecus-coquereli-Primates</text:p>
      <text:p text:style-name="P466">MAKIILRHLIETPVRYQEEFEARGLEDCRLDHALYALPGPTITDLSKARAAQPPAADAEAQMLPREDKSR</text:p>
      <text:p text:style-name="P467">FQILLDVVQFLPEDIIIQTFEGWLLIKAQHGTRMDEHGFVSRSFTRQYRLPEGVETKDLSAILCHDGILV</text:p>
      <text:p text:style-name="P468">VEVKGTARAQ</text:p>
      <text:p text:style-name="P469"><text:span text:style-name="T470">&gt;015-XM_012655284.1-HspB3-Propithecus-coquereli-Primates</text:span></text:p>
      <text:p text:style-name="P471"><text:span text:style-name="T472">ATG</text:span><text:span text:style-name="T473">GCAAAAATCATCCTGAGGCACCTCATAGAGACTCCAGTGCGTTACCAGGAGGAGTTT</text:span></text:p>
      <text:p text:style-name="P474">GAAGCTCGAGGTCTGGAAGACTGCAGGCTGGATCATGCTTTATATGCCCTGCCCGGGCCA</text:p>
      <text:p text:style-name="P475">ACCATCACCGACCTGAGTAAGGCCAGGGCGGCGCAGCCTCCTGCAGCGGACGCGGAGGCA</text:p>
      <text:p text:style-name="P476">CAGATGCTGCCCCGGGAAGACAAATCCCGCTTTCAAATCCTGCTGGATGTGGTCCAGTTC</text:p>
      <text:p text:style-name="P477">CTCCCCGAAGACATCATCATTCAGACCTTCGAGGGCTGGCTGCTCATAAAGGCACAGCAC</text:p>
      <text:p text:style-name="P478">GGAACCAGAATGGACGAGCACGGTTTTGTCTCACGAAGCTTCACCCGACAGTACAGACTG</text:p>
      <text:p text:style-name="P479">CCGGAGGGCGTGGAGACCAAAGACTTGTCCGCGATCCTCTGTCACGATGGAATTCTGGTG</text:p>
      <text:p text:style-name="P480"><text:span text:style-name="T481">GTGGAGGTAAAGGGTACAGCCAGGGCTCAG</text:span><text:span text:style-name="T482">TGA</text:span></text:p>
      <text:p text:style-name="P483"><text:span text:style-name="T484">-------------------------------------------------------------------------------------------------</text:span></text:p>
      <text:p text:style-name="P485"><text:span text:style-name="T486">015a-Rhinopithecus roxellana-Primates</text:span><text:span text:style-name="T487"><text:s/></text:span><text:span text:style-name="T488">150aa genuine HspB3</text:span><text:span text:style-name="T489"><text:s text:c="2"/>I</text:span><text:span text:style-name="T490">D96.0% SIM96.7%</text:span></text:p>
      <text:p text:style-name="P491"><text:span text:style-name="T492">&gt;015a-XP_010351463.1-HspB3-Rhinopithecus-roxellana-Primates</text:span></text:p>
      <text:p text:style-name="P493">MAKIILRHLIEIPVRYQEEFETRGLEDCRLDHALYALPGPTIVDLRKTRAAQSPPVNSAAETPPREGKSR</text:p>
      <text:p text:style-name="P494">FQILLDVVQFLPEDIIIQTFEGWLLIKAQHGIRMDEHGFISRSFTRQYKLPDGVETKDLSAVLCHDGILV</text:p>
      <text:p text:style-name="P495">VEVKDPAGTK</text:p>
      <text:p text:style-name="P496"><text:span text:style-name="T497">&gt;015a-XM_010353161.1-HspB3-Rhinopithecus-roxellana-Primates</text:span></text:p>
      <text:p text:style-name="P498"><text:span text:style-name="T499">ATG</text:span><text:span text:style-name="T500">GCAAAAATCATTTTGAGGCACCTCATAGAGATTCCAGTGCGTTACCAGGAAGAGTTT</text:span></text:p>
      <text:p text:style-name="P501">GAAACTCGAGGTCTAGAAGATTGCAGGCTGGATCATGCTTTATATGCACTGCCTGGGCCA</text:p>
      <text:p text:style-name="P502">ACCATCGTGGACCTGAGGAAAACCAGGGCAGCGCAGTCTCCTCCAGTGAACTCAGCAGCA</text:p>
      <text:p text:style-name="P503">GAGACGCCACCCCGAGAAGGCAAATCCCGTTTTCAGATCCTGCTGGATGTGGTCCAGTTC</text:p>
      <text:p text:style-name="P504">CTCCCCGAAGACATCATCATTCAGACCTTCGAAGGCTGGCTGCTGATAAAAGCGCAACAC</text:p>
      <text:p text:style-name="P505">GGAATCAGAATGGACGAGCACGGTTTTATCTCAAGAAGCTTCACCCGACAGTACAAACTA</text:p>
      <text:p text:style-name="P506">CCAGATGGCGTAGAAACCAAAGATTTGTCTGCAGTCCTCTGTCATGATGGAATTTTGGTG</text:p>
      <text:p text:style-name="P507"><text:span text:style-name="T508">GTGGAAGTAAAGGATCCAGCTGGGACTAAG</text:span><text:span text:style-name="T509">TGA</text:span></text:p>
      <text:p text:style-name="P510"><text:span text:style-name="T511">-------------------------------------------------------------------------------------------------</text:span></text:p>
      <text:p text:style-name="P512"><text:span text:style-name="T513">016-Saimiri boliviensis boliviensis</text:span><text:span text:style-name="T514">-Primates<text:s/></text:span><text:span text:style-name="T515">166aa</text:span><text:span text:style-name="T516"><text:s/>genuine HspB3</text:span><text:span text:style-name="T517"><text:s text:c="2"/></text:span><text:span text:style-name="T518">I</text:span><text:span text:style-name="T519">D84.9% SIM86.1%</text:span></text:p>
      <text:p text:style-name="P520">&gt;016-XP_003925911.1-HspB3-Saimiri-boliviensis-Primates</text:p>
      <text:p text:style-name="P521">MAKIILRHLIEIPVRYQEEFEARGLEDCRLDHALYALPGPTIADLRKTRAAQSSPVDSAAAKRPREGKSH</text:p>
      <text:p text:style-name="P522">FQILLDVVQFLPEDIIIQTFEGWLLVKAQHGTRMDEHGFISRSFTRQYKLPDGVETKDLSAVLCHDGILV</text:p>
      <text:p text:style-name="P523">VEVKAPVGTEGHRIGSCSDDPGKMIV</text:p>
      <text:p text:style-name="P524"><text:span text:style-name="T525">&gt;016-XM_003925862.1-HspB3-Saimiri-boliviensis-Primates</text:span></text:p>
      <text:p text:style-name="P526"><text:span text:style-name="T527">ATG</text:span><text:span text:style-name="T528">GCAAAAATCATTTTGAGGCACCTCATAGAGATTCCAGTGCGTTACCAGGAAGAGTTT</text:span></text:p>
      <text:p text:style-name="P529">GAAGCTCGAGGTCTGGAAGACTGCAGGCTGGATCATGCTTTATATGCACTGCCCGGGCCA</text:p>
      <text:p text:style-name="P530">ACCATCGCGGACCTGAGGAAAACCAGGGCAGCACAGTCCTCTCCAGTGGACTCTGCAGCA</text:p>
      <text:p text:style-name="P531">GCAAAACGACCCCGAGAAGGCAAATCCCACTTTCAGATCCTGCTGGACGTGGTCCAGTTC</text:p>
      <text:p text:style-name="P532">CTCCCGGAAGACATCATCATTCAGACCTTTGAAGGCTGGCTGCTGGTAAAAGCGCAACAC</text:p>
      <text:p text:style-name="P533">GGAACCAGAATGGACGAGCACGGTTTTATCTCAAGAAGCTTCACCCGACAGTACAAGCTG</text:p>
      <text:p text:style-name="P534">CCAGATGGCGTGGAAACGAAAGATTTGTCTGCAGTCCTCTGTCACGACGGAATTTTGGTG</text:p>
      <text:p text:style-name="P535">GTGGAAGTAAAGGCTCCAGTTGGGACTGAGGGACATCGTATCGGTTCCTGTTCAGACGAT</text:p>
      <text:p text:style-name="P536"><text:span text:style-name="T537">CCGGGGAAGATGATTGTT</text:span><text:span text:style-name="T538">TAG</text:span></text:p>
      <text:p text:style-name="P539"><text:span text:style-name="T540">-------------------------------------------------------------------------------------------------</text:span></text:p>
      <text:p text:style-name="P541"><text:span text:style-name="T542">017-Saguinus oedipus-Primates</text:span><text:span text:style-name="T543"><text:s/></text:span><text:span text:style-name="T544">xxxaa genuine HspBx<text:s/></text:span><text:span text:style-name="T545">not found in Pubmed and Ensemble</text:span><text:span text:style-name="T546"><text:s text:c="2"/>I</text:span><text:span text:style-name="T547">Dxxx% SIMxxx%</text:span></text:p>
      <text:p text:style-name="P548"><text:span text:style-name="T549">Glires/Scandentia 030-047</text:span></text:p>
      <text:p text:style-name="P550"><text:span text:style-name="T551">--------------------------------------------------------------------------------------------</text:span></text:p>
      <text:p text:style-name="P552"><text:span text:style-name="T553">030-Castor canadensis</text:span><text:span text:style-name="T554"><text:s/></text:span><text:span text:style-name="T555">152aa</text:span><text:span text:style-name="T556"><text:s/>genuine HspB3</text:span></text:p>
      <text:p text:style-name="P557">&gt;XP-020027589.1-HspB3-Castor-canadensis</text:p>
      <text:p text:style-name="P558">MAKIIFRHLIETPVRYQEEFEARGLEDCRLDHALYALPGPTIMDLRKVRAAPQALPLDSVTEETPPQEGK</text:p>
      <text:p text:style-name="P559">SRFQILLDVVQFLPEDIIIQAFEGWLLIKAQHGTRMDEHGFISRSFTRQYKLPDGIETKDLSAVFCHDGI</text:p>
      <text:soft-page-break/>
      <text:p text:style-name="P560">LVVEVKDPLGTK</text:p>
      <text:p text:style-name="P561"/>
      <text:p text:style-name="P562"><text:span text:style-name="T563">&gt;XM-020172000.1-HspB3-Castor-canadensis</text:span></text:p>
      <text:p text:style-name="P564">ATGGCGAAAATCATTTTTAGGCACCTCATAGAGACTCCAGTGCGTTACCAGGAGGAGTTT</text:p>
      <text:p text:style-name="P565">GAAGCTCGAGGTTTGGAAGACTGCAGGCTGGATCATGCTTTGTATGCACTGCCTGGGCCC</text:p>
      <text:p text:style-name="P566">ACCATCATGGACCTGAGAAAAGTCAGAGCAGCCCCGCAAGCTCTCCCCCTGGACTCAGTC</text:p>
      <text:p text:style-name="P567">ACCGAAGAGACGCCACCCCAAGAAGGCAAATCCCGCTTCCAGATCCTACTGGACGTGGTC</text:p>
      <text:p text:style-name="P568">CAGTTCCTGCCCGAAGACATCATTATCCAGGCCTTTGAGGGCTGGCTGCTGATTAAGGCT</text:p>
      <text:p text:style-name="P569">CAACACGGAACCAGAATGGACGAGCACGGTTTTATCTCCCGAAGCTTCACCCGACAGTAC</text:p>
      <text:p text:style-name="P570">AAACTGCCAGATGGCATTGAAACCAAAGATTTGTCCGCAGTCTTCTGTCATGATGGAATT</text:p>
      <text:p text:style-name="P571"><text:span text:style-name="T572">TTGGTGGTGGAAGTAAAGGATCCGCTTGGGACTAAGTGA</text:span></text:p>
      <text:p text:style-name="P573"><text:span text:style-name="T574">--------------------------------------------------------------------------------------------</text:span></text:p>
      <text:p text:style-name="P575"><text:span text:style-name="T576">031-Cavia porcellus</text:span><text:span text:style-name="T577">-</text:span><text:span text:style-name="T578"><text:s/></text:span><text:span text:style-name="T579">152aa</text:span><text:span text:style-name="T580"><text:s/>genuine HspB3</text:span></text:p>
      <text:p text:style-name="P581">&gt;XP-003470233.1-HspB3-Cavia-porcellus</text:p>
      <text:p text:style-name="P582">MAKIILRHIIETPVRYQEEFEARGLEDCRLDHALYALPGPTIVDLRKAKAAPQSPPADSAMAEMPPEEGK</text:p>
      <text:p text:style-name="P583">SRFQILLDVVQFLPEDIIIQTFEGWLLIKAQHGTRMDEHGFISRSFTRQYKLPDGIETKDLSAILCHDGI</text:p>
      <text:p text:style-name="P584">LVVEVKDPFGTK</text:p>
      <text:p text:style-name="P585"/>
      <text:p text:style-name="P586">&gt;XM-003470185.4-HspB3-Cavia-porcellus</text:p>
      <text:p text:style-name="P587">ATGGCGAAAATCATTTTGAGGCACATCATAGAGACTCCAGTGCGTTACCAGGAGGAGTTT</text:p>
      <text:p text:style-name="P588">GAAGCTCGAGGTTTGGAAGACTGCAGGCTGGATCATGCTTTATATGCCCTGCCTGGGCCA</text:p>
      <text:p text:style-name="P589">ACCATCGTGGACCTGAGAAAAGCCAAAGCAGCACCGCAGTCTCCTCCAGCAGACTCAGCG</text:p>
      <text:p text:style-name="P590">ATGGCAGAGATGCCACCCGAAGAAGGCAAGTCCCGCTTTCAGATCCTGCTGGATGTGGTC</text:p>
      <text:p text:style-name="P591">CAGTTCCTCCCTGAAGATATCATCATTCAGACCTTTGAGGGCTGGCTGCTGATCAAAGCT</text:p>
      <text:p text:style-name="P592">CAGCACGGAACCAGAATGGATGAGCACGGTTTTATCTCACGAAGTTTCACCCGGCAGTAC</text:p>
      <text:p text:style-name="P593">AAACTGCCAGATGGCATAGAAACCAAAGATTTGTCTGCGATCCTCTGTCATGATGGAATT</text:p>
      <text:p text:style-name="P594"><text:span text:style-name="T595">TTGGTGGTGGAAGTAAAGGATCCATTTGGGACCAAGTGA</text:span></text:p>
      <text:p text:style-name="P596"><text:span text:style-name="T597">--------------------------------------------------------------------------------------------</text:span></text:p>
      <text:p text:style-name="P598"><text:span text:style-name="T599">032-Chinchilla lanigera-</text:span><text:span text:style-name="T600"><text:s/>152aa</text:span><text:span text:style-name="T601"><text:s/>genuine HspB3</text:span></text:p>
      <text:p text:style-name="P602">&gt;XP-005392773.1-HspB3-Chinchilla-lanigera</text:p>
      <text:p text:style-name="P603">MAKIILRHLIETPVRYQEEFEARGLEDCRLDHALYALPGPTIVDLRKARAASRFPPADSATADMPPEEGK</text:p>
      <text:p text:style-name="P604">SRFQILLDVVQFLPEDIIIQTFEGWLLIKAQHGTRMDEHGFISRSFTRQYKLPAGVETKDLSAILCHDGI</text:p>
      <text:p text:style-name="P605">LVVEVKDPLGTK</text:p>
      <text:p text:style-name="P606">&gt;XM-005392716.1-HspB3-Chinchilla-lanigera</text:p>
      <text:p text:style-name="P607">ATGGCGAAAATTATCTTGAGGCACCTCATAGAGACTCCAGTGCGTTACCAGGAGGAGTTT</text:p>
      <text:p text:style-name="P608">GAAGCTCGAGGTTTGGAAGACTGCAGGCTGGATCACGCTTTATATGCCCTGCCTGGGCCA</text:p>
      <text:p text:style-name="P609">ACCATCGTGGACCTGAGAAAAGCCAGAGCAGCGTCGCGGTTTCCTCCAGCAGACTCAGCG</text:p>
      <text:p text:style-name="P610">ACAGCAGACATGCCACCCGAAGAAGGCAAATCCCGCTTTCAGATCCTGCTGGATGTGGTC</text:p>
      <text:p text:style-name="P611">CAGTTCCTCCCCGAAGATATCATCATTCAGACCTTTGAGGGCTGGCTGCTGATCAAAGCT</text:p>
      <text:p text:style-name="P612">CAGCACGGAACCAGAATGGATGAGCACGGTTTTATCTCACGAAGTTTCACCCGGCAGTAC</text:p>
      <text:p text:style-name="P613">AAACTGCCAGCTGGTGTAGAAACCAAAGATTTGTCTGCCATCCTCTGTCATGATGGAATT</text:p>
      <text:p text:style-name="P614"><text:span text:style-name="T615">TTGGTGGTGGAAGTAAAGGATCCATTGGGGACTAAGTGA</text:span></text:p>
      <text:p text:style-name="P616"/>
      <text:p text:style-name="P617"><text:span text:style-name="T618">--------------------------------------------------------------------------------------------</text:span></text:p>
      <text:p text:style-name="P619"><text:span text:style-name="T620">033-Cricetulus griseus</text:span><text:span text:style-name="T621"><text:s/></text:span><text:span text:style-name="T622">152aa</text:span><text:span text:style-name="T623"><text:s/>genuine HspB3</text:span></text:p>
      <text:p text:style-name="P624">&gt;XP-027257242.1-HspB3-Cricetulus-griseus</text:p>
      <text:p text:style-name="P625">MAKIILRHLIETPVRYQEEFEARGLEDCRLDHALYALPGPTIEDLRKVRGTPQALAEDSASTSTPPGEGK</text:p>
      <text:p text:style-name="P626">SRFQILLDVVQFLPEDIIIQTFEGWLLIKAQHGTRMDEHGFISRSFTRQYKLPDGVETKDLSAILCHDGI</text:p>
      <text:p text:style-name="P627">LVVEVKDPLATK</text:p>
      <text:p text:style-name="P628"/>
      <text:p text:style-name="P629">&gt;XM-027401441.1-HspB3-Cricetulus-griseus</text:p>
      <text:p text:style-name="P630">ATGGCAAAAATCATCTTGAGGCACCTCATAGAGACACCAGTGCGTTATCAGGAGGAGTTT</text:p>
      <text:soft-page-break/>
      <text:p text:style-name="P631">GAAGCTCGAGGCTTGGAAGACTGCAGACTGGATCATGCTCTATATGCACTGCCTGGACCG</text:p>
      <text:p text:style-name="P632">ACCATCGAGGACCTGAGGAAAGTCAGAGGCACCCCGCAGGCTCTTGCAGAGGACTCAGCT</text:p>
      <text:p text:style-name="P633">TCCACCTCGACGCCGCCTGGAGAAGGCAAGTCCCGCTTCCAGATCCTCCTGGACGTCGTC</text:p>
      <text:p text:style-name="P634">CAGTTCCTGCCGGAGGACATCATCATCCAGACCTTCGAGGGCTGGCTGCTGATCAAAGCG</text:p>
      <text:p text:style-name="P635">CAGCACGGAACCAGAATGGACGAGCACGGGTTTATATCGCGGAGTTTCACCAGACAGTAC</text:p>
      <text:p text:style-name="P636">AAACTGCCAGATGGCGTCGAAACCAAAGATTTGTCTGCCATCCTCTGTCACGATGGAATC</text:p>
      <text:p text:style-name="P637">TTGGTGGTGGAGGTAAAGGATCCGCTAGCGACCAAGTAA</text:p>
      <text:p text:style-name="P638"/>
      <text:p text:style-name="P639"><text:span text:style-name="T640">033b-Cricetulus griseus</text:span><text:span text:style-name="T641"><text:s/></text:span><text:span text:style-name="T642">211aa</text:span><text:span text:style-name="T643"><text:s/>genuine HspB3?</text:span></text:p>
      <text:p text:style-name="P644"><text:span text:style-name="T645">&gt;RLQ73376.1 HspB3-Cricetulus-griseus</text:span><text:span text:style-name="T646"><text:s/>clads to B3 but</text:span></text:p>
      <text:p text:style-name="P647">MSPRNILEKTQASFPVTIEGPIKRRSGQSYKRSCWDWESSPQAPPLTEGRLFNAGVASAMAKIILRHLIE</text:p>
      <text:p text:style-name="P648">TPVRYQEEFEARGLEDCRLDHALYALPGPTIEDLRKVRGTPQALAEDSASTSTPPGEGKSRFQILLDVVQ</text:p>
      <text:p text:style-name="P649">FLPEDIIIQTFEGWLLIKAQHGTRMDEHGFISRSFTRQYKLPDGVETKDLSAILCHDGILVVEVKDPLAT</text:p>
      <text:p text:style-name="P650">K</text:p>
      <text:p text:style-name="P651"><text:span text:style-name="T652">Extrapolated from<text:s/></text:span><text:span text:style-name="T653">RAZU01000096 but unsure about (2 errors in it)</text:span></text:p>
      <text:p text:style-name="P654">ATGAGTCCCCGGAACATCCTGGAGAAAACCCAGGCCTCCTTCCCTGTGACAATAGAAGGC</text:p>
      <text:p text:style-name="P655">CCAATTAAACGGCGGTCTGGTCAGAGCTATAAACGAAGCTGCTGGGACTGGGAATCAAGT</text:p>
      <text:p text:style-name="P656">CCGCAGGCACCACCACTTACGGAAGGGAGGCTGTTCAACGCTGGAGTTGCCTCTGCCATG</text:p>
      <text:p text:style-name="P657">GCAAAAATCATCTTGAGGCACCTCATAGAGACACCAGTGCGTTATCAGGAGGAGTTTGAA</text:p>
      <text:p text:style-name="P658">GCTCGAGGCTTGGAAGACTGCAGACTGGATCATGCTCTATATGCACTGCCTGGACCGACC</text:p>
      <text:p text:style-name="P659">ATCGAGGACCTGAGGAAAGTCAGAGGCACCCCGCAGGCTCTTGCAGAGGACTCAGCTTCC</text:p>
      <text:p text:style-name="P660">ACCTCGACGCCGCCTGGAGAAGGCAAGTCCCGCTTCCAGATCCTCCTGGACGTCGTCCAG</text:p>
      <text:p text:style-name="P661">TTCCTGCCGGAGGACATCATCATCCAGACCTTCGAGGGCTGGCTGCTGATCAAAGCGCAG</text:p>
      <text:p text:style-name="P662">CACGGAACCAGAATGGACGAGCACGGGTTTATATCGCGGAGTTTCACCAGACAGTACAAA</text:p>
      <text:p text:style-name="P663">CTGCCAGATGGCGTCGAAACCAAAGATTTGTCTGCCATCCTCTGTCACGATGGAATCTTG</text:p>
      <text:p text:style-name="P664">GTGGTGGAGGTAAAGGATCCGCTAGCGACCAAGTAA</text:p>
      <text:p text:style-name="P665"/>
      <text:p text:style-name="P666"><text:span text:style-name="T667">033c-Cricetulus griseus</text:span><text:span text:style-name="T668"><text:s/></text:span><text:span text:style-name="T669">173aa</text:span><text:span text:style-name="T670"><text:s/>genuine HspB3?<text:s/></text:span>Clads to hspb3 but better to 033b</text:p>
      <text:p text:style-name="P671">&gt;ERE82536.1-HspB3-Cricetulus-griseus</text:p>
      <text:p text:style-name="P672">MAKIILRHLIETPVRYQEEFEARGLEDCRLDHALYALPGPTIEDLRKVRGTPQALAEDSASTSTPPGEGK</text:p>
      <text:p text:style-name="P673">SRFQILLDVVQFLPEDIIIQTFEGWLLIKAQHGTRMDEHGFISRSFTRQYKLPDGVETKDLSAILCHDGI</text:p>
      <text:p text:style-name="P674">LVVEVKDPLATNISCLELGPQTIANFWMTIGS</text:p>
      <text:p text:style-name="P675"/>
      <text:p text:style-name="P676"><text:span text:style-name="T677">locus_tag="H671_2g7372</text:span></text:p>
      <text:p text:style-name="P678"><text:span text:style-name="T679">complement(join(508074..508137,515799..516253))</text:span></text:p>
      <text:p text:style-name="P680"/>
      <text:p text:style-name="P681"><text:span text:style-name="T682">--------------------------------------------------------------------------------------------</text:span></text:p>
      <text:p text:style-name="P683"><text:span text:style-name="T684">034-Dipodomys ordii</text:span><text:span text:style-name="T685"><text:s/></text:span><text:span text:style-name="T686">152aa</text:span><text:span text:style-name="T687"><text:s/>genuine HspB3</text:span></text:p>
      <text:p text:style-name="P688">&gt;XP-012874027.1-HspB3-Dipodomys-ordii</text:p>
      <text:p text:style-name="P689">MAKIILRHLIETPVRYQEEFEARGLEDCRLDHALYALPGPTVVDLSKTRAAPQALLLDSATQEMPPQEGK</text:p>
      <text:p text:style-name="P690">ARFQILVDVVQFLPEDIIIQTFEGWLLIKAQHGTRMDEHGFISRTFTRQYKLPDGVETKDLSAILCHDGI</text:p>
      <text:p text:style-name="P691">LVVEVKDSFGTK</text:p>
      <text:p text:style-name="P692"/>
      <text:p text:style-name="P693">&gt;XM-013018573.1-HspB3-Dipodomys-ordii</text:p>
      <text:p text:style-name="P694">ATGGCAAAAATCATTTTGAGGCACCTGATAGAGACTCCGGTGAGGTACCAGGAGGAGTTT</text:p>
      <text:p text:style-name="P695">GAAGCCCGAGGTTTAGAAGACTGCAGACTGGATCATGCTTTATATGCACTGCCAGGTCCA</text:p>
      <text:p text:style-name="P696">ACTGTCGTGGACCTGAGCAAAACCAGAGCCGCGCCGCAGGCTCTTCTCCTTGACTCAGCC</text:p>
      <text:p text:style-name="P697">ACCCAGGAGATGCCACCTCAGGAAGGCAAAGCCCGATTCCAGATCCTAGTGGACGTGGTC</text:p>
      <text:p text:style-name="P698">CAGTTCCTGCCTGAAGATATCATCATCCAGACCTTTGAGGGCTGGCTGCTGATCAAAGCA</text:p>
      <text:p text:style-name="P699">CAGCATGGAACCAGAATGGACGAGCATGGCTTCATCTCACGCACCTTCACCCGACAGTAC</text:p>
      <text:p text:style-name="P700">AAACTGCCCGACGGCGTCGAAACTAAGGATTTATCCGCCATCCTCTGCCATGATGGAATT</text:p>
      <text:soft-page-break/>
      <text:p text:style-name="P701"><text:span text:style-name="T702">TTGGTGGTGGAAGTAAAGGATTCATTTGGGACTAAGTGA</text:span></text:p>
      <text:p text:style-name="P703"><text:span text:style-name="T704">--------------------------------------------------------------------------------------------</text:span></text:p>
      <text:p text:style-name="P705"><text:span text:style-name="T706">035-Fukomys damarensis-</text:span><text:span text:style-name="T707"><text:s/></text:span><text:span text:style-name="T708">151aa</text:span><text:span text:style-name="T709"><text:s/>genuine HspB3</text:span></text:p>
      <text:p text:style-name="P710">&gt;XP-010625161.1-HspB3-Fukomys-damarensis</text:p>
      <text:p text:style-name="P711">MAQIILRHLIDTPVRYQEEFEARGLEDCRLDHALYALPGPSTVDLRKARAAPQSSADSATAKMPPDGGKS</text:p>
      <text:p text:style-name="P712">RFQILLDVVQFLPEDIIIQTFEGWLLIKAQHGTRMDEHGFISRSFTRQYKLPDGVETQDLSAILCHDGIL</text:p>
      <text:p text:style-name="P713">VVEVKDPLGTK</text:p>
      <text:p text:style-name="P714"/>
      <text:p text:style-name="P715">&gt;XM-010626859.2-HspB3-Fukomys-damarensis</text:p>
      <text:p text:style-name="P716">ATGGCGCAAATCATTTTGAGGCACCTCATAGACACTCCAGTGCGTTACCAGGAGGAGTTT</text:p>
      <text:p text:style-name="P717">GAAGCTCGAGGTTTGGAAGACTGCAGGCTGGATCATGCTTTATATGCCCTGCCTGGGCCA</text:p>
      <text:p text:style-name="P718">AGCACTGTGGACCTGAGAAAAGCCAGAGCAGCGCCGCAATCTTCAGCAGACTCAGCAACC</text:p>
      <text:p text:style-name="P719">GCCAAGATGCCACCCGACGGAGGCAAATCCCGCTTTCAGATCCTGCTGGATGTGGTCCAG</text:p>
      <text:p text:style-name="P720">TTCCTCCCCGAAGATATCATCATTCAGACCTTTGAGGGCTGGCTGCTGATCAAAGCTCAG</text:p>
      <text:p text:style-name="P721">CACGGAACCAGAATGGACGAGCACGGTTTTATCTCTCGCAGCTTCACCCGGCAGTACAAA</text:p>
      <text:p text:style-name="P722">CTGCCAGATGGCGTAGAAACCCAAGATTTGTCTGCCATCCTCTGTCACGATGGAATTTTG</text:p>
      <text:p text:style-name="P723"><text:span text:style-name="T724">GTGGTGGAAGTAAAGGATCCACTTGGGACTAAGTGA</text:span></text:p>
      <text:p text:style-name="P725">------------------------------------------------------------------------------------------</text:p>
      <text:p text:style-name="P726"><text:span text:style-name="T727">036-Heterocephalus glaber</text:span><text:span text:style-name="T728">-</text:span><text:span text:style-name="T729"><text:s/></text:span><text:span text:style-name="T730">152</text:span><text:span text:style-name="T731">aa</text:span><text:span text:style-name="T732"><text:s/>genuine HspB3</text:span></text:p>
      <text:p text:style-name="PreformattedText"><text:span text:style-name="T733">&gt;036-XP_004848582.1</text:span><text:span text:style-name="T734">-HspB3-Heterocephalus-glaber</text:span><text:span text:style-name="T735">-</text:span><text:span text:style-name="T736">GliresScandentia</text:span></text:p>
      <text:p text:style-name="P737">MAKIILRHLIETPVRYQEEFEARGLEDCRLDHALYALPGPTIMDLRKARAAPQPPPADSATAEMPPEEGKSCFQILLDVVQFLPEDIIIQTFEGWLLIKAQHGTRMDEHGFISRSFTRQYKLPDGVETKDLSAILCHDGILVVEVKDPLGTK</text:p>
      <text:p text:style-name="HTMLPreformatted"><text:span text:style-name="T738">&gt;036-</text:span><text:span text:style-name="T739">XM_004848525.2-HspB3-Heterocephalus-glaber</text:span><text:span text:style-name="T740">-</text:span><text:span text:style-name="T741">GliresScandentia</text:span></text:p>
      <text:p text:style-name="P742"><text:span text:style-name="T743">ATG</text:span><text:span text:style-name="T744">GCGA</text:span><text:bookmark-start text:name="XM_004848525.2_181"/><text:bookmark-end text:name="XM_004848525.2_181"/><text:span text:style-name="T745">AAATCATTTTAAGGCACCTCATAGAGACTCCAGTGCGTTACCAGGAGGAGTTTGAAGCTC</text:span><text:bookmark-start text:name="XM_004848525.2_241"/><text:bookmark-end text:name="XM_004848525.2_241"/><text:span text:style-name="T746">GAGGTTTGGAAGACTGCAGGCTGGATCACGCTTTATATGCCCTGCCTGGGCCAACCATCA</text:span><text:bookmark-start text:name="XM_004848525.2_301"/><text:bookmark-end text:name="XM_004848525.2_301"/><text:span text:style-name="T747">TGGACCTGAGAAAAGCCAGAGCAGCGCCGCAGCCTCCTCCAGCAGACTCAGCGACGGCAG</text:span><text:bookmark-start text:name="XM_004848525.2_361"/><text:bookmark-end text:name="XM_004848525.2_361"/><text:span text:style-name="T748">AGATGCCACCCGAAGAAGGCAAATCTTGCTTTCAGATCCTGCTGGATGTGGTCCAGTTCC</text:span><text:bookmark-start text:name="XM_004848525.2_421"/><text:bookmark-end text:name="XM_004848525.2_421"/><text:span text:style-name="T749">TCCCCGAAGATATCATCATTCAGACCTTCGAGGGCTGGCTGCTGATCAAAGCTCAGCACG</text:span><text:bookmark-start text:name="XM_004848525.2_481"/><text:bookmark-end text:name="XM_004848525.2_481"/><text:span text:style-name="T750">GAACCAGAATGGATGAGCACGGTTTTATCTCTCGTAGCTTCACCCGGCAGTACAAACTGC</text:span><text:bookmark-start text:name="XM_004848525.2_541"/><text:bookmark-end text:name="XM_004848525.2_541"/><text:span text:style-name="T751">CAGATGGTGTAGAAACCAAAGATTTGTCTGCGATCCTCTGTCATGATGGAATTTTGGTGG</text:span><text:bookmark-start text:name="XM_004848525.2_601"/><text:bookmark-end text:name="XM_004848525.2_601"/><text:span text:style-name="T752">TGGAAGTGAAGGATCCACTTGGGACTAAG</text:span><text:span text:style-name="T753">TGA</text:span></text:p>
      <text:p text:style-name="P754">-------------------------------------------------------------------------------------</text:p>
      <text:p text:style-name="Standard"><text:span text:style-name="T755">037-Jaculus jaculus</text:span><text:span text:style-name="T756">-</text:span><text:span text:style-name="T757"><text:s/></text:span><text:span text:style-name="T758">151aa</text:span><text:span text:style-name="T759"><text:s/>genuine HspBx</text:span></text:p>
      <text:p text:style-name="P760">&gt;XP-004665001.1-HspB3-Jaculus-jaculus</text:p>
      <text:p text:style-name="P761">MAKVILRHLIETPVRYQEEFEARGLEDCRLAHALYALPGPTVVDLSKARAALQPPALDSAGAAVPAPDKP</text:p>
      <text:p text:style-name="P762">RFQILLDVVQFLPEDIIIQTFEGWLLVRARHGTRMDEHGFISRSVTRQYKLPDGVETKDLSAILCHDGIL</text:p>
      <text:p text:style-name="P763">VVEVKEQLGTK</text:p>
      <text:p text:style-name="P764"/>
      <text:p text:style-name="P765"><text:span text:style-name="T766">&gt;XM-004664944.1-HspB3-Jaculus-jaculus</text:span></text:p>
      <text:p text:style-name="P767">ATGGCCAAGGTCATCTTGAGACACCTCATCGAGACCCCGGTGCGGTACCAGGAGGAGTTC</text:p>
      <text:p text:style-name="P768">GAAGCTCGGGGTTTGGAGGACTGCAGACTGGCCCACGCTCTGTACGCCCTGCCTGGACCC</text:p>
      <text:p text:style-name="P769">ACCGTGGTGGACCTGAGCAAAGCCAGGGCCGCCCTCCAGCCTCCTGCCCTGGACTCCGCC</text:p>
      <text:p text:style-name="P770">GGGGCTGCCGTGCCAGCCCCGGACAAGCCTCGCTTCCAGATCCTGCTGGACGTGGTCCAG</text:p>
      <text:p text:style-name="P771">TTCCTGCCTGAAGACATCATCATCCAGACCTTCGAGGGCTGGCTGCTGGTCAGGGCTCGA</text:p>
      <text:p text:style-name="P772">CACGGAACCAGGATGGACGAGCACGGCTTCATCTCCCGGAGCGTCACCCGACAGTACAAG</text:p>
      <text:p text:style-name="P773">CTGCCAGACGGCGTGGAAACCAAAGATCTGTCTGCCATCCTCTGCCACGATGGAATTTTG</text:p>
      <text:p text:style-name="P774"><text:span text:style-name="T775">GTGGTGGAAGTAAAGGAACAGCTGGGCACCAAGTGA</text:span></text:p>
      <text:p text:style-name="Standard"/>
      <text:p text:style-name="P776">--------------------------------------------------------------------------------------</text:p>
      <text:p text:style-name="Standard"><text:span text:style-name="T777">037a-Marmota marmota marmota-</text:span><text:span text:style-name="T778"><text:s/>152</text:span><text:span text:style-name="T779">aa</text:span><text:span text:style-name="T780"><text:s/>genuine HspBx</text:span></text:p>
      <text:p text:style-name="P781">&gt;XP-015352866.1-HspB3-Marmota-marmota-marmota</text:p>
      <text:p text:style-name="P782">MAKIILRHLIETPVRYQEEFEARGLEDCRLDHALYALPGPTIVDLRKVRAVPQSLPVDSATTETPPQEGK</text:p>
      <text:p text:style-name="P783">SRFQILLDVVQFLPEDIIIQTFEGWLLIKAQHGTRMDEHGFISRSFTRQYKLPDGVETKDLSAILCHDGI</text:p>
      <text:p text:style-name="P784">LVVEVKDPLETK</text:p>
      <text:p text:style-name="P785"/>
      <text:soft-page-break/>
      <text:p text:style-name="P786"><text:span text:style-name="T787">&gt;XM-015497380.1-HspB3-Marmota-marmota-marmota</text:span></text:p>
      <text:p text:style-name="P788">ATGGCAAAAATCATTTTGAGGCACCTCATAGAAACTCCAGTGCGTTACCAGGAGGAATTT</text:p>
      <text:p text:style-name="P789">GAAGCTCGGGGTTTGGAAGACTGCAGACTGGATCATGCTCTATATGCACTGCCTGGGCCA</text:p>
      <text:p text:style-name="P790">ACCATCGTCGACCTGAGAAAAGTCAGAGCTGTGCCGCAATCTCTTCCAGTAGACTCAGCA</text:p>
      <text:p text:style-name="P791">ACCACAGAGACGCCACCCCAAGAAGGCAAATCCCGCTTTCAAATTCTGCTGGACGTGGTC</text:p>
      <text:p text:style-name="P792">CAGTTCCTCCCCGAAGATATCATCATTCAGACCTTCGAGGGCTGGCTGCTGATTAAAGCT</text:p>
      <text:p text:style-name="P793">CAACATGGAACCAGAATGGATGAGCATGGTTTCATCTCACGAAGCTTCACCCGACAGTAC</text:p>
      <text:p text:style-name="P794">AAACTGCCAGATGGTGTTGAAACCAAAGATTTGTCTGCCATCCTCTGTCATGATGGAATT</text:p>
      <text:p text:style-name="Standard"><text:span text:style-name="T795">CTGGTGGTGGAAGTAAAGGATCCGCTTGAGACTAAGTGA</text:span></text:p>
      <text:p text:style-name="P796"><text:span text:style-name="T797">--------------------------------------------------------------------------------------------</text:span></text:p>
      <text:p text:style-name="P798"><text:span text:style-name="T799">038-Meriones unguiculatus</text:span><text:span text:style-name="T800">-</text:span><text:span text:style-name="T801"><text:s/></text:span><text:span text:style-name="T802">167aa</text:span><text:span text:style-name="T803"><text:s/>genuine HspBx</text:span></text:p>
      <text:p text:style-name="P804">&gt;XP-021494592.1-HspB3-Meriones-unguiculatus</text:p>
      <text:p text:style-name="P805">MAKIVLRHLIETPVRYQEEFEARGLEDCRLDHALYALPGPAVEDLRKARGSPRALAEDPSSTEKPPPPGE</text:p>
      <text:p text:style-name="P806">GKSRFQILLDVVQFLPEDIIIQTFEGWLLIKAQHGTRMDEHGFVSRSFTRQYKLPAGVETKDLSAVLCHD</text:p>
      <text:p text:style-name="P807">GILVVEVKDPAGPSRFPFAPQEEGERQ</text:p>
      <text:p text:style-name="P808"/>
      <text:p text:style-name="P809"><text:span text:style-name="T810">&gt;XM-021638917.1-HspB3-Meriones-unguiculatus</text:span></text:p>
      <text:p text:style-name="P811">ATGGCCAAAATCGTTCTGAGGCACCTCATAGAGACGCCGGTGCGTTACCAGGAGGAGTTT</text:p>
      <text:p text:style-name="P812">GAGGCTCGAGGCCTGGAAGACTGCAGACTGGATCACGCTCTGTACGCACTGCCCGGGCCA</text:p>
      <text:p text:style-name="P813">GCCGTCGAGGACCTGAGGAAAGCCAGAGGCTCGCCACGGGCTCTCGCAGAGGACCCATCC</text:p>
      <text:p text:style-name="P814">TCCACCGAGAAGCCGCCGCCGCCGGGAGAAGGCAAATCCCGCTTCCAGATCCTGCTGGAT</text:p>
      <text:p text:style-name="P815">GTGGTCCAGTTCCTTCCCGAGGACATCATCATCCAGACCTTCGAGGGCTGGCTGCTGATC</text:p>
      <text:p text:style-name="P816">AAGGCGCAGCACGGGACCAGGATGGACGAGCACGGCTTCGTCTCGCGGAGTTTCACCAGA</text:p>
      <text:p text:style-name="P817">CAGTACAAACTGCCAGCCGGCGTCGAGACCAAAGATTTGTCTGCCGTCCTCTGTCACGAT</text:p>
      <text:p text:style-name="P818">GGGATCCTGGTGGTGGAAGTGAAGGATCCAGCAGGACCTTCTCGGTTCCCGTTCGCCCCA</text:p>
      <text:p text:style-name="P819"><text:span text:style-name="T820">CAGGAGGAAGGTGAAAGGCAGTGA</text:span></text:p>
      <text:p text:style-name="P821"><text:span text:style-name="T822">--------------------------------------------------------------------------------------------</text:span></text:p>
      <text:p text:style-name="P823"><text:span text:style-name="T824">039-Mesocricetus auratus-</text:span><text:span text:style-name="T825"><text:s/></text:span><text:span text:style-name="T826">152aa</text:span><text:span text:style-name="T827"><text:s/>genuine HspBx</text:span></text:p>
      <text:p text:style-name="P828">&gt;XP-005065581.1-HspB3-Mesocricetus-auratus</text:p>
      <text:p text:style-name="P829">MAKIILRHLIETPVRYQEEFEARGLEDCRLDHALYALPGPTIEDLRKARGTPPALAEDSASTSTPPEESK</text:p>
      <text:p text:style-name="P830">CRFQILLDVVQFLPEDIIIQTFEGWLLIKAQHGTRMDEHGFISRSFTRQYKLPDGVETKDLSAILCHDGI</text:p>
      <text:p text:style-name="P831">LVVEVKDPLVTK</text:p>
      <text:p text:style-name="P832"><text:span text:style-name="T833">&gt;XM-005065524.3-HspB3-Mesocricetus-auratus</text:span></text:p>
      <text:p text:style-name="P834">ATGGCAAAAATCATCTTGAGGCACCTCATAGAGACCCCAGTGCGTTATCAGGAGGAGTTT</text:p>
      <text:p text:style-name="P835">GAAGCTCGTGGTTTGGAAGACTGCAGACTGGATCATGCTCTATATGCACTGCCCGGACCG</text:p>
      <text:p text:style-name="P836">ACCATCGAGGACCTGAGGAAAGCCAGAGGCACCCCGCCAGCTCTTGCAGAGGACTCAGCC</text:p>
      <text:p text:style-name="P837">TCCACCTCAACGCCACCTGAAGAAAGCAAATGCCGCTTCCAGATCCTCCTGGATGTGGTC</text:p>
      <text:p text:style-name="P838">CAGTTCCTGCCCGAGGATATCATCATCCAGACCTTCGAGGGCTGGCTGCTGATCAAAGCG</text:p>
      <text:p text:style-name="P839">CAGCATGGAACCAGAATGGACGAGCATGGGTTTATATCCCGGAGTTTCACCAGACAGTAC</text:p>
      <text:p text:style-name="P840">AAACTGCCAGATGGCGTCGAAACCAAAGATTTGTCTGCCATCCTCTGTCACGATGGAATC</text:p>
      <text:p text:style-name="P841"><text:span text:style-name="T842">TTGGTGGTGGAGGTAAAGGATCCGCTAGTGACCAAGTAA</text:span></text:p>
      <text:p text:style-name="P843"><text:span text:style-name="T844">--------------------------------------------------------------------------------------------</text:span></text:p>
      <text:p text:style-name="P845"><text:span text:style-name="T846">040-Microtus ochrogaster-</text:span><text:span text:style-name="T847"><text:s/></text:span><text:span text:style-name="T848">152aa</text:span><text:span text:style-name="T849"><text:s/>genuine HspBx</text:span></text:p>
      <text:p text:style-name="P850">&gt;XP-005356873.1-HspB3-Microtus-ochrogaster</text:p>
      <text:p text:style-name="P851">MAKIILRHLIETPVRYQEEFEARGLEDCRLDHALYALPGPTIQDLRKTRGTPQALAEDSASTEMPPRQSK</text:p>
      <text:p text:style-name="P852">SRFQILLDVVQFLPEDIIIQTFEGWLLIKAQHGTRMDEHGFISRSFTRQYKLPDGVQTKDLSAILCHDGI</text:p>
      <text:p text:style-name="P853">LVVEVKDPVGTK</text:p>
      <text:p text:style-name="P854"/>
      <text:p text:style-name="P855"><text:span text:style-name="T856">&gt;XM-005356816.3-HspB3-Microtus-ochrogaster</text:span></text:p>
      <text:p text:style-name="P857">ATGGCAAAAATCATCTTGAGGCACCTCATAGAGACCCCAGTGCGCTATCAGGAGGAGTTT</text:p>
      <text:p text:style-name="P858">GAAGCTCGAGGCTTGGAAGACTGCAGGCTGGATCATGCGCTCTATGCGCTGCCGGGGCCA</text:p>
      <text:soft-page-break/>
      <text:p text:style-name="P859">ACCATCCAGGACCTGAGGAAAACCAGAGGCACGCCCCAGGCTCTTGCGGAGGACTCAGCC</text:p>
      <text:p text:style-name="P860">TCCACCGAGATGCCACCCAGACAAAGCAAATCCCGCTTCCAGATCTTGCTGGATGTGGTC</text:p>
      <text:p text:style-name="P861">CAGTTCCTTCCCGAGGACATCATCATCCAGACCTTCGAAGGCTGGCTGCTGATCAAAGCG</text:p>
      <text:p text:style-name="P862">CAGCACGGAACCAGAATGGACGAGCACGGGTTTATATCCCGGAGTTTCACGCGACAGTAC</text:p>
      <text:p text:style-name="P863">AAACTGCCAGATGGCGTCCAAACCAAAGATTTGTCTGCCATCCTCTGTCACGATGGGATC</text:p>
      <text:p text:style-name="P864"><text:span text:style-name="T865">TTGGTGGTGGAAGTAAAGGATCCAGTCGGGACCAAGTAA</text:span></text:p>
      <text:p text:style-name="P866"><text:span text:style-name="T867">--------------------------------------------------------------------------------------------</text:span></text:p>
      <text:p text:style-name="P868"><text:span text:style-name="T869">041-Mus musculus</text:span><text:span text:style-name="T870">-</text:span><text:span text:style-name="T871"><text:s/></text:span><text:span text:style-name="T872">154</text:span><text:span text:style-name="T873">aa</text:span><text:span text:style-name="T874"><text:s/>genuine HspB3</text:span></text:p>
      <text:p text:style-name="P875"><text:span text:style-name="T876">&gt;041-NP_064344.1-HspB3-Mus-musculus-</text:span></text:p>
      <text:p text:style-name="P877">MAKIILRHLIETPVRYQEEFEARGLEDCRLDHTLYALPGPTIEDLSKARGAGTPQALAEDSASTEKPPGEGKSRFQILLDVVQFLPEDIIIQTFEGWLLIKAQHGTRMDEHGFISRSFTRQYKLPDGVETKDLSAILCHDGILVVEVKDSLGTK</text:p>
      <text:p text:style-name="P878"><text:span text:style-name="T879">&gt;</text:span><text:bookmark-start text:name="feature_NP_064344.1_CDS_0"/><text:bookmark-end text:name="feature_NP_064344.1_CDS_0"/><text:span text:style-name="T880">041-NM_019960.2-HspB3-Mus-musculus-</text:span></text:p>
      <text:p text:style-name="P881"><text:span text:style-name="T882">ATG</text:span><text:span text:style-name="T883">GCAAAAATCATTTTGAGGCACCTCATAGAGACCCCAGTGCGTTATCAGGAGGAGTTTGAAGCTCGAGGCTTAGAAGACTGCAGACTGGATCATACACTATACGCACTGCCCGGGCCAACCATCGAGGACCTGAGTAAAGCCAGAGGCGCAGGCACGCCACAGGCTCTGGCAGAGGACTCAGCCTCCACGGAGAAGCCACCCGGAGAAGGCAAATCCCGTTTCCAGATCCTGCTGGATGTGGTCCAGTTCCTGCCCGAGGACATCATCATCCAGACCTTCGAGGGCTGGCTGCTGATCAAGGCACAGCACGGAACCAGAATGGACGAACACGGGTTTATATCGCGGAGTTTCACCAGACAGTACAAACTGCCAGATGGAGTCGAAACCAAAGATTTGTCTGCCATCCTCTGTCATGATGGAATCTTGGTGGTGGAAGTCAAAGATTCACTAGGGACCAAG</text:span><text:span text:style-name="T884">TGA</text:span></text:p>
      <text:p text:style-name="P885"><text:span text:style-name="T886">-------------------------------------------------------------------------------------------------</text:span></text:p>
      <text:p text:style-name="P887"><text:span text:style-name="T888">041a-Mus pahari-</text:span><text:span text:style-name="T889"><text:s/></text:span><text:span text:style-name="T890">154aa</text:span><text:span text:style-name="T891"><text:s/>genuine HspB3</text:span></text:p>
      <text:p text:style-name="P892">&gt;XP-021064462.1-HspB3-Mus-pahari</text:p>
      <text:p text:style-name="P893">MAKIILRHLIETPVRYQEEFEARGLEACRLDHALYALPGPAIEDLRKARDTGTPQALAEDSASAETPPGE</text:p>
      <text:p text:style-name="P894">GKSRFQILLDVVQFLPEDIIIQTFEGWLLIKAQHGTRMDEHGFISRSFTRQYKLPDGVDTKDLSAILCHD</text:p>
      <text:p text:style-name="P895">GILVVEVKDPLGTK</text:p>
      <text:p text:style-name="P896"/>
      <text:p text:style-name="P897"><text:span text:style-name="T898">&gt;XM-021208803.1-HspB3-Mus-pahari</text:span></text:p>
      <text:p text:style-name="P899">ATGGCAAAAATCATTTTGAGGCACCTCATAGAGACCCCAGTGCGTTATCAGGAGGAGTTT</text:p>
      <text:p text:style-name="P900">GAAGCTCGAGGCTTGGAAGCCTGCAGACTGGATCATGCTCTATACGCACTGCCAGGGCCA</text:p>
      <text:p text:style-name="P901">GCCATCGAGGACCTGAGGAAAGCCAGAGACACAGGCACGCCACAGGCTCTTGCCGAGGAC</text:p>
      <text:p text:style-name="P902">TCAGCCTCCGCCGAGACGCCACCCGGAGAAGGCAAATCCCGTTTCCAGATCCTGCTGGAT</text:p>
      <text:p text:style-name="P903">GTGGTCCAGTTTCTGCCCGAAGACATCATCATCCAGACCTTCGAGGGCTGGCTGCTGATC</text:p>
      <text:p text:style-name="P904">AAGGCACAGCACGGAACCAGAATGGACGAACACGGGTTTATATCGCGGAGTTTCACCAGA</text:p>
      <text:p text:style-name="P905">CAGTACAAACTGCCAGATGGAGTCGACACCAAAGATTTGTCTGCCATCCTCTGTCATGAT</text:p>
      <text:p text:style-name="P906"><text:span text:style-name="T907">GGAATCTTGGTGGTGGAAGTCAAGGATCCACTAGGGACCAAGTGA</text:span></text:p>
      <text:p text:style-name="P908"><text:span text:style-name="T909">--------------------------------------------------------------------------------------------</text:span></text:p>
      <text:p text:style-name="P910"><text:span text:style-name="T911">041b-Mus spretus-Glir</text:span><text:span text:style-name="T912">es/Scandentia<text:s/></text:span><text:span text:style-name="T913"><text:s/></text:span><text:span text:style-name="T914">xxxaa genuine HspBx cant find weird</text:span></text:p>
      <text:p text:style-name="P915"><text:span text:style-name="T916">--------------------------------------------------------------------------------------------</text:span></text:p>
      <text:p text:style-name="P917"><text:span text:style-name="T918">042-Nannospalax galili-</text:span><text:span text:style-name="T919"><text:s/></text:span><text:span text:style-name="T920">152aa</text:span><text:span text:style-name="T921"><text:s/>genuine HspB3</text:span></text:p>
      <text:p text:style-name="P922">&gt;XP-008831171.1-HspB3-Nannospalax-galili</text:p>
      <text:p text:style-name="P923">MAKIILRHLIETPVRYQEEFEARGLEDCRLDHALYALPGPTIVDLRKARGMPRAPAGDSATAETLPQEGE</text:p>
      <text:p text:style-name="P924">SRFQILLDVVQFLPEDIIIQTFEGWLLIKAQHGTRMDEHGFISRSFTRQYKLPDGVETKDLSAILCHDGI</text:p>
      <text:p text:style-name="P925">LVVEVKDPLGTK</text:p>
      <text:p text:style-name="P926"/>
      <text:p text:style-name="P927"><text:span text:style-name="T928">&gt;XM-008832949.1-HspB3-Nannospalax-galili</text:span></text:p>
      <text:p text:style-name="P929">ATGGCAAAAATCATTTTGAGGCACCTCATAGAGACTCCAGTGCGTTACCAGGAGGAGTTT</text:p>
      <text:p text:style-name="P930">GAAGCTCGAGGCTTGGAAGACTGCAGGCTGGATCATGCTTTATACGCATTGCCGGGACCA</text:p>
      <text:p text:style-name="P931">ACCATCGTGGACCTGAGGAAAGCAAGGGGGATGCCGCGGGCCCCTGCAGGGGACTCAGCC</text:p>
      <text:p text:style-name="P932">ACCGCAGAGACGCTGCCCCAAGAAGGCGAATCCCGCTTCCAGATCCTGCTGGACGTGGTG</text:p>
      <text:p text:style-name="P933">CAGTTCCTGCCGGAGGACATCATCATCCAGACGTTCGAGGGCTGGCTGCTGATCAAGGCT</text:p>
      <text:p text:style-name="P934">CAACATGGAACCAGAATGGACGAGCATGGGTTTATCTCCCGGAGCTTCACCAGACAGTAC</text:p>
      <text:p text:style-name="P935">AAACTGCCAGATGGCGTTGAAACCAAAGATTTGTCTGCCATCCTCTGTCACGATGGAATT</text:p>
      <text:p text:style-name="P936"><text:span text:style-name="T937">TTGGTGGTGGAAGTAAAGGATCCACTTGGAACCAAGTGA</text:span></text:p>
      <text:p text:style-name="P938"><text:span text:style-name="T939">--------------------------------------------------------------------------------------------</text:span></text:p>
      <text:p text:style-name="P940"><text:span text:style-name="T941">043-Ochotona princeps</text:span><text:span text:style-name="T942">-</text:span><text:span text:style-name="T943">Glires/Scandentia<text:s/></text:span><text:span text:style-name="T944">141aa</text:span><text:span text:style-name="T945"><text:s/>genuine HspB3</text:span></text:p>
      <text:soft-page-break/>
      <text:p text:style-name="P946">&gt;XP-004583851.1-HspB3-Ochotona-princeps</text:p>
      <text:p text:style-name="P947">MAKIILRHRIETPVRYQEQFEARGLEDCRLDHALYALPGPSIVDLGKGRAAELRPAAGASRFQILLDVVQ</text:p>
      <text:p text:style-name="P948">FLPEDIIIQTFEGWLLIKAQHGTRMDEHGFISRSFTRQYKLPEGIETKDLSAILCHDGILVVEVKDPVGP</text:p>
      <text:p text:style-name="P949">K</text:p>
      <text:p text:style-name="P950"><text:span text:style-name="T951">&gt;XM-004583794.1-HspB3-Ochotona-princeps</text:span></text:p>
      <text:p text:style-name="P952">ATGGCAAAAATCATTCTGAGGCACCGCATAGAGACTCCGGTGCGGTACCAGGAGCAGTTT</text:p>
      <text:p text:style-name="P953">GAAGCTCGCGGGTTGGAGGACTGCAGGCTGGATCACGCCTTGTACGCCCTGCCCGGGCCA</text:p>
      <text:p text:style-name="P954">AGCATCGTGGACCTGGGCAAAGGCAGGGCGGCAGAGCTGCGGCCTGCAGCAGGCGCCTCC</text:p>
      <text:p text:style-name="P955">CGCTTTCAGATCCTGCTGGATGTGGTCCAGTTCCTTCCGGAAGACATCATCATCCAGACC</text:p>
      <text:p text:style-name="P956">TTCGAGGGCTGGCTGCTGATTAAGGCTCAGCACGGGACCCGGATGGACGAGCACGGTTTT</text:p>
      <text:p text:style-name="P957">ATCTCTAGAAGCTTTACCCGGCAGTACAAGCTGCCAGAGGGCATTGAAACCAAAGACTTG</text:p>
      <text:p text:style-name="P958">TCCGCCATCCTCTGCCATGACGGGATCTTGGTAGTGGAAGTAAAGGACCCTGTAGGGCCC</text:p>
      <text:p text:style-name="P959"><text:span text:style-name="T960">AAGTGA</text:span></text:p>
      <text:p text:style-name="P961"><text:span text:style-name="T962">--------------------------------------------------------------------------------------------</text:span></text:p>
      <text:p text:style-name="P963"><text:span text:style-name="T964">044-Octodon degus-</text:span><text:span text:style-name="T965">Glires/Scandentia</text:span><text:span text:style-name="T966"><text:s/></text:span><text:span text:style-name="T967">151aa</text:span><text:span text:style-name="T968"><text:s/>genuine HspB3</text:span></text:p>
      <text:p text:style-name="P969">&gt;XP-004623155.1-HspB3-Octodon-degus</text:p>
      <text:p text:style-name="P970">MAKIILRHLVETPVRYQEEFEARGLEDCRLDHALYALPGPAVVDLSKARAAPQLSPAESAMAEMPPGEGK</text:p>
      <text:p text:style-name="P971">SRFQILLDVVQFLPEDIIIQTFEGWLLIKAQHGTRMDEHGFISRSFTRQYKLPDGVETKDLSAILCHDGI</text:p>
      <text:p text:style-name="P972">LVVELKAPFGTK</text:p>
      <text:p text:style-name="P973"/>
      <text:p text:style-name="P974">&gt;XM-004623098.2-HspB3-Octodon-degus</text:p>
      <text:p text:style-name="P975">ATGGCGAAAATCATCTTGAGGCACCTCGTGGAGACTCCAGTGCGTTACCAGGAGGAGTTC</text:p>
      <text:p text:style-name="P976">GAAGCTCGAGGTTTAGAAGACTGCAGGCTGGATCACGCTTTGTACGCCCTGCCCGGGCCG</text:p>
      <text:p text:style-name="P977">GCCGTCGTGGACCTGAGCAAAGCCAGGGCAGCACCGCAGTTGTCGCCTGCAGAATCAGCG</text:p>
      <text:p text:style-name="P978">ATGGCAGAAATGCCACCCGGAGAAGGCAAATCCCGCTTCCAGATCCTGCTGGATGTGGTC</text:p>
      <text:p text:style-name="P979">CAGTTCCTCCCCGAAGACATCATCATTCAGACCTTTGAGGGCTGGCTGCTGATCAAAGCT</text:p>
      <text:p text:style-name="P980">CAGCACGGAACCAGAATGGATGAGCACGGCTTTATCTCACGGAGCTTCACCCGGCAGTAC</text:p>
      <text:p text:style-name="P981">AAACTGCCAGATGGAGTGGAAACTAAAGATTTGTCTGCCATCCTCTGTCACGATGGAATT</text:p>
      <text:p text:style-name="P982"><text:span text:style-name="T983">TTGGTGGTGGAACTGAAGGCTCCATTTGGGACTAAGTGA</text:span></text:p>
      <text:p text:style-name="P984"><text:span text:style-name="T985">--------------------------------------------------------------------------------------------</text:span></text:p>
      <text:p text:style-name="P986"><text:span text:style-name="T987">044a-Oryctolagus cuniculus-Glires/Scandentia<text:s/></text:span><text:span text:style-name="T988"><text:s/>151</text:span><text:span text:style-name="T989">aa genuine HspB3</text:span></text:p>
      <text:p text:style-name="P990">&gt;XP-002714076.1-HspB3-Oryctolagus-cuniculus</text:p>
      <text:p text:style-name="P991">MAKIILRHLIETPVRYQEEFEARGLEDCRLDHALYALPGPSIVDLRKARAAQCPAADSAPAELPPQGGKS</text:p>
      <text:p text:style-name="P992">RFQILLDVVQFLPEDIIIQTFEGWLLVKAQHGTRMDEHGFISRSFTRQYKLPDGVETKDLSAILCHDGIL</text:p>
      <text:p text:style-name="P993">VVELKDPAGTK</text:p>
      <text:p text:style-name="P994"/>
      <text:p text:style-name="P995">&gt;XM-002714030.3-HspB3-Oryctolagus-cuniculus</text:p>
      <text:p text:style-name="P996">ATGGCAAAAATCATTTTGAGGCACCTCATAGAGACTCCAGTGCGGTACCAGGAGGAGTTT</text:p>
      <text:p text:style-name="P997">GAAGCTCGAGGGCTGGAGGACTGCAGGCTGGATCATGCTTTGTATGCACTGCCGGGACCA</text:p>
      <text:p text:style-name="P998">AGCATCGTGGACCTCAGAAAAGCCAGGGCAGCACAGTGCCCGGCCGCGGACTCAGCACCG</text:p>
      <text:p text:style-name="P999">GCAGAGCTGCCGCCCCAAGGAGGCAAATCCCGCTTTCAGATCCTGCTGGATGTGGTCCAG</text:p>
      <text:p text:style-name="P1000">TTCCTCCCCGAAGACATCATCATCCAGACCTTCGAGGGCTGGCTGCTGGTTAAGGCTCAG</text:p>
      <text:p text:style-name="P1001">CACGGAACCAGAATGGATGAGCACGGTTTTATCTCCAGGAGCTTCACCCGGCAGTACAAA</text:p>
      <text:p text:style-name="P1002">CTGCCAGATGGCGTTGAAACCAAAGATTTGTCCGCCATCCTCTGCCATGATGGGATTTTG</text:p>
      <text:p text:style-name="P1003"><text:span text:style-name="T1004">GTGGTGGAACTGAAGGATCCAGCAGGGACCAAGTGA</text:span></text:p>
      <text:p text:style-name="P1005"><text:span text:style-name="T1006">--------------------------------------------------------------------------------------------</text:span></text:p>
      <text:p text:style-name="P1007"><text:span text:style-name="T1008">045-Peromyscus maniculatus bairdii</text:span><text:span text:style-name="T1009">-Glires/Scandentia</text:span><text:span text:style-name="T1010"><text:s/></text:span><text:span text:style-name="T1011">151aa</text:span><text:span text:style-name="T1012"><text:s/>genuine HspB3</text:span></text:p>
      <text:p text:style-name="P1013">&gt;XP-015857707.1-HspB3-Peromyscus-maniculatus-bairdii</text:p>
      <text:p text:style-name="P1014">MAKIILRHLIETPVRYQEEFEARGLEDCRLDHALYALPGPTIEDLRKARGTPQALSEDSASTETPPREGK</text:p>
      <text:p text:style-name="P1015">SRFQILLDVVQFLPEDIIIQTFEGWLLIKAQHGTRMDEHGFISRSFTRQYKLPDGVETKDLSAILCHDGI</text:p>
      <text:p text:style-name="P1016">LVVEVKDPLGTK</text:p>
      <text:p text:style-name="P1017"/>
      <text:soft-page-break/>
      <text:p text:style-name="P1018"><text:span text:style-name="T1019">&gt;XM-016002221.1-HspB3-Peromyscus-maniculatus-bairdii</text:span></text:p>
      <text:p text:style-name="P1020">ATGGCAAAAATCATCTTGAGGCACCTCATAGAGACCCCAGTGCGTTATCAGGAGGAGTTT</text:p>
      <text:p text:style-name="P1021">GAAGCTCGGGGCTTGGAAGACTGCAGACTGGATCATGCTTTATACGCACTGCCTGGGCCA</text:p>
      <text:p text:style-name="P1022">ACCATCGAGGACCTGAGGAAAGCCAGAGGCACGCCACAGGCTCTTTCAGAGGACTCAGCC</text:p>
      <text:p text:style-name="P1023">TCCACCGAGACGCCACCCAGAGAAGGCAAATCCCGCTTCCAGATCCTGCTGGATGTGGTC</text:p>
      <text:p text:style-name="P1024">CAGTTCCTGCCCGAGGACATCATCATCCAGACCTTCGAGGGCTGGCTGCTGATTAAAGCG</text:p>
      <text:p text:style-name="P1025">CAGCACGGGACCAGAATGGACGAGCACGGCTTTATATCCCGGAGTTTCACCAGACAGTAC</text:p>
      <text:p text:style-name="P1026">AAACTGCCAGACGGCGTGGAAACCAAGGATTTGTCCGCCATCCTCTGTCACGATGGAATC</text:p>
      <text:p text:style-name="P1027"><text:span text:style-name="T1028">TTGGTGGTGGAGGTAAAGGATCCACTAGGGACCAAGTAA</text:span></text:p>
      <text:p text:style-name="P1029"><text:span text:style-name="T1030">-----------------------------------------------------------------------------------------------</text:span></text:p>
      <text:p text:style-name="P1031"><text:span text:style-name="T1032">046-Rattus norvegicus</text:span><text:span text:style-name="T1033">-</text:span><text:span text:style-name="T1034">Glires/Scandentia<text:s/></text:span><text:span text:style-name="T1035">152</text:span><text:span text:style-name="T1036">aa</text:span><text:span text:style-name="T1037"><text:s/>genuine HspB3</text:span></text:p>
      <text:p text:style-name="P1038"><text:span text:style-name="T1039">&gt;046-NP_113938.1-HspB3-Rattus-norvegicus-GliresScandentia</text:span></text:p>
      <text:p text:style-name="P1040">MAKIILRHLIETPVRYQEEFEARGLEDCRLDHALYALPGPTIEDLRKARGTPKALAEDSDSAETPPGEGKSRFQILLDVVQFLPEDIIIQTFEGWLLIKAQHGTRMDEHGFISRSFTRQYKLPDGVETKDLSAILCHDGILVVEVKDPLETK</text:p>
      <text:p text:style-name="P1041"><text:span text:style-name="T1042">&gt;046-NM_031750.1-HspB3-Rattus-norvegicus-GliresScandentia</text:span></text:p>
      <text:p text:style-name="P1043"><text:span text:style-name="T1044">ATG</text:span><text:span text:style-name="T1045">GCAAAAATCATTTTGAGGCACCTCATCGAGA</text:span><text:bookmark-start text:name="NM_031750.1_181"/><text:bookmark-end text:name="NM_031750.1_181"/><text:span text:style-name="T1046">CCCCAGTGCGTTATCAGGAAGAGTTTGAAGCTCGAGGCTTAGAAGACTGCAGACTGGATC</text:span><text:bookmark-start text:name="NM_031750.1_241"/><text:bookmark-end text:name="NM_031750.1_241"/><text:span text:style-name="T1047">ATGCTCTATACGCACTGCCCGGGCCAACCATCGAGGACCTGAGGAAAGCCAGAGGCACAC</text:span><text:bookmark-start text:name="NM_031750.1_301"/><text:bookmark-end text:name="NM_031750.1_301"/><text:span text:style-name="T1048">CAAAGGCTCTTGCAGAGGACTCAGACTCCGCCGAGACGCCACCTGGAGAAGGCAAATCCC</text:span><text:bookmark-start text:name="NM_031750.1_361"/><text:bookmark-end text:name="NM_031750.1_361"/><text:span text:style-name="T1049">GTTTCCAGATCTTGCTGGATGTGGTCCAGTTCCTGCCCGAGGACATCATCATCCAGACCT</text:span><text:bookmark-start text:name="NM_031750.1_421"/><text:bookmark-end text:name="NM_031750.1_421"/><text:span text:style-name="T1050">TCGAGGGCTGGCTGCTGATCAAGGCACAGCACGGAACCAGAATGGACGAACACGGGTTTA</text:span><text:bookmark-start text:name="NM_031750.1_481"/><text:bookmark-end text:name="NM_031750.1_481"/><text:span text:style-name="T1051">TATCACGGAGTTTCACCAGACAGTACAAACTGCCAGATGGAGTCGAAACCAAAGATTTGT</text:span><text:bookmark-start text:name="NM_031750.1_541"/><text:bookmark-end text:name="NM_031750.1_541"/><text:span text:style-name="T1052">CTGCCATCCTCTGTCATGATGGAATCTTGGTGGTGGAAGTAAAGGATCCATTAGAGACCA</text:span><text:bookmark-start text:name="NM_031750.1_601"/><text:bookmark-end text:name="NM_031750.1_601"/><text:span text:style-name="T1053">AG</text:span><text:span text:style-name="T1054">TGA</text:span></text:p>
      <text:p text:style-name="P1055"><text:span text:style-name="T1056">-----------------------------------------------------------------------------------------------</text:span></text:p>
      <text:p text:style-name="P1057"><text:span text:style-name="T1058">047-Tupaia chinensis-</text:span><text:span text:style-name="T1059">Glires/Scandentia<text:s/></text:span><text:span text:style-name="T1060">150aa</text:span><text:span text:style-name="T1061"><text:s/>genuine HspB3</text:span></text:p>
      <text:p text:style-name="P1062">&gt;XP-006149074.1-HspB3-Tupaia-chinensis</text:p>
      <text:p text:style-name="P1063">MAKIILRHLIETPVRYQEEFEARGLEDCRLDHALYALPGPTIEDLRKTRAALPSPAESAPEMPPQEGKSR</text:p>
      <text:p text:style-name="P1064">FQILLDVVQFLPEDIIIQTFEGWLLIKAHHGTRMDEHGFISRSFTRQYRLPDDVETKDLSAILCHDGILV</text:p>
      <text:p text:style-name="P1065">VEAKDPVGTK</text:p>
      <text:p text:style-name="P1066"/>
      <text:p text:style-name="P1067">&gt;XM-006149012.1-HspB3-Tupaia-chinensis</text:p>
      <text:p text:style-name="P1068">ATGGCAAAAATCATTCTAAGGCACCTCATAGAGACTCCAGTGCGTTACCAGGAGGAGTTT</text:p>
      <text:p text:style-name="P1069">GAAGCCCGAGGTTTGGAAGACTGCAGGTTGGATCACGCATTATATGCGCTGCCTGGGCCA</text:p>
      <text:p text:style-name="P1070">ACCATCGAGGACCTGAGAAAAACCAGGGCAGCGCTGCCTTCTCCAGCAGAATCAGCACCA</text:p>
      <text:p text:style-name="P1071">GAGATGCCACCCCAAGAAGGCAAATCCCGCTTTCAGATTCTGTTGGATGTGGTTCAGTTC</text:p>
      <text:p text:style-name="P1072">CTCCCCGAAGATATCATCATTCAGACCTTCGAAGGCTGGCTGCTGATAAAGGCTCACCAT</text:p>
      <text:p text:style-name="P1073">GGAACCAGAATGGATGAGCATGGTTTTATCTCCAGAAGCTTCACCCGACAGTACCGGCTA</text:p>
      <text:p text:style-name="P1074">CCAGATGATGTTGAAACTAAAGATTTGTCTGCGATCCTCTGTCATGATGGAATTTTAGTG</text:p>
      <text:p text:style-name="P1075"><text:span text:style-name="T1076">GTGGAAGCCAAGGATCCAGTTGGGACCAAGTGA</text:span></text:p>
      <text:p text:style-name="P1077"/>
      <text:p text:style-name="P1078"><text:span text:style-name="T1079">-------------------------------------------------------------------------------------------------</text:span></text:p>
      <text:p text:style-name="P1080"><text:span text:style-name="T1081">Laurasitheria 050-082</text:span></text:p>
      <text:p text:style-name="P1082"><text:span text:style-name="T1083">--------------------------------------------------------------------------------------------</text:span></text:p>
      <text:p text:style-name="P1084"><text:span text:style-name="T1085">050-Ailuropoda melanoleuca</text:span><text:span text:style-name="T1086">-Laurasitheria<text:s/></text:span><text:span text:style-name="T1087">150aa</text:span><text:span text:style-name="T1088"><text:s/>genuine HspB3</text:span><text:span text:style-name="T1089"><text:s text:c="2"/>I</text:span><text:span text:style-name="T1090">D89.3% SIM93.3%</text:span></text:p>
      <text:p text:style-name="P1091">&gt;050-XP_002927515.1-HspB3-Ailuropoda-melanoleuca-Laurasitheria</text:p>
      <text:p text:style-name="P1092">MAKIILRHLIETPVRYEEEFEARGLEDCRLDHALYALPGPTTVDLRKARAAQVPPVDSEAQLPTREGKYR</text:p>
      <text:p text:style-name="P1093">FQILLDVVQFLPEDIIIQTFEGWLLIKAQHGTRMDEHGFISRSFTRQYKLPDGIETKDLSAILCHDGILV</text:p>
      <text:p text:style-name="P1094">VEVKEPIGTK</text:p>
      <text:p text:style-name="P1095"><text:span text:style-name="T1096">&gt;050-XM_002927469.3-HspB3-Ailuropoda-melanoleuca-Laurasitheria</text:span></text:p>
      <text:p text:style-name="P1097"><text:span text:style-name="T1098">ATG</text:span><text:span text:style-name="T1099">GCAAAAATCATCCTGAGGCACCTTATTGAGACTCCAGTGCGCTACGAGGAGGAGTTT</text:span></text:p>
      <text:p text:style-name="P1100">GAAGCTCGAGGCTTGGAAGACTGCAGGCTGGATCACGCTTTATACGCATTGCCGGGGCCA</text:p>
      <text:p text:style-name="P1101">ACCACTGTGGACCTGAGAAAAGCCAGGGCGGCCCAGGTTCCTCCGGTGGACTCAGAGGCG</text:p>
      <text:p text:style-name="P1102">CAGTTGCCGACCCGAGAAGGCAAATACCGCTTCCAGATCCTGCTGGACGTGGTCCAGTTC</text:p>
      <text:p text:style-name="P1103">CTCCCCGAAGATATCATCATTCAGACCTTCGAAGGCTGGCTGCTGATCAAGGCTCAGCAC</text:p>
      <text:p text:style-name="P1104">GGAACCAGAATGGATGAGCATGGTTTTATCTCAAGAAGCTTCACCCGACAGTACAAACTG</text:p>
      <text:soft-page-break/>
      <text:p text:style-name="P1105">CCAGATGGCATCGAAACCAAAGATTTGTCTGCCATCCTCTGTCACGATGGAATTCTGGTG</text:p>
      <text:p text:style-name="P1106"><text:span text:style-name="T1107">GTGGAAGTAAAGGAGCCCATTGGGACTAAG</text:span><text:span text:style-name="T1108">TGA</text:span></text:p>
      <text:p text:style-name="P1109"><text:span text:style-name="T1110">--------------------------------------------------------------------------------------------</text:span></text:p>
      <text:p text:style-name="Standard"><text:span text:style-name="T1111">050a-Balaenoptera acutorostrata scammoni</text:span><text:span text:style-name="T1112">-Laurasitheria<text:s/></text:span><text:span text:style-name="T1113">xxxaa</text:span><text:span text:style-name="T1114"><text:s/>genuine HspB3</text:span><text:span text:style-name="T1115"><text:s text:c="2"/>I</text:span><text:span text:style-name="T1116">D85.3% SIM90.0</text:span></text:p>
      <text:p text:style-name="P1117">&gt;50a-XP_007195645.1-HspB3-Balaenoptera-acutorostrata-Laurasitheria</text:p>
      <text:p text:style-name="P1118">MAKIILRHLIETPVRYEEEFEARGLEDCRLDHALYELPGPTTVDLGKARVAQAAPVDTAEMPPQRDKSRF</text:p>
      <text:p text:style-name="P1119">QVLLDVVQFQPEDIIIQTFEGWLLIKAQHGTRMDEHGFISRSFTRQYKLPDGIETKDLSAILCHDGILVV</text:p>
      <text:p text:style-name="P1120">EVKDSVGTK</text:p>
      <text:p text:style-name="P1121"><text:span text:style-name="T1122">&gt;50a-XM_007195583.1-HspB3-Balaenoptera-acutorostrata-Laurasitheria</text:span></text:p>
      <text:p text:style-name="P1123"><text:span text:style-name="T1124">ATG</text:span><text:span text:style-name="T1125">GCAAAAATCATCTTGAGGCATCTCATAGAGACTCCAGTGCGATACGAGGAGGAGTTT</text:span></text:p>
      <text:p text:style-name="P1126">GAAGCTCGAGGTTTGGAAGACTGCAGGCTGGATCACGCTTTATATGAACTGCCCGGGCCA</text:p>
      <text:p text:style-name="P1127">ACCACCGTGGACCTGGGGAAAGCCAGGGTGGCCCAGGCTGCCCCGGTGGACACCGCAGAG</text:p>
      <text:p text:style-name="P1128">ATGCCGCCCCAGAGAGACAAATCCCGCTTCCAGGTCCTGCTGGACGTGGTCCAGTTCCAA</text:p>
      <text:p text:style-name="P1129">CCCGAAGATATCATCATTCAGACCTTCGAAGGCTGGCTGCTGATTAAGGCTCAACATGGA</text:p>
      <text:p text:style-name="P1130">ACCAGAATGGACGAGCACGGTTTTATCTCAAGAAGCTTCACCCGACAGTATAAACTGCCC</text:p>
      <text:p text:style-name="P1131">GACGGCATTGAAACCAAAGATTTGTCTGCCATCCTGTGTCACGATGGAATTCTGGTGGTG</text:p>
      <text:p text:style-name="Standard"><text:span text:style-name="T1132">GAAGTAAAGGATTCAGTTGGGACCAAG</text:span><text:span text:style-name="T1133">TGA</text:span></text:p>
      <text:p text:style-name="P1134"><text:span text:style-name="T1135">--------------------------------------------------------------------------------------------</text:span></text:p>
      <text:p text:style-name="P1136"><text:span text:style-name="T1137">050b-Bos indicus</text:span><text:span text:style-name="T1138">-Laurasitheria<text:s/></text:span><text:span text:style-name="T1139"><text:s/></text:span><text:span text:style-name="T1140">149aa genuine HspB3</text:span><text:span text:style-name="T1141"><text:s text:c="2"/>I</text:span><text:span text:style-name="T1142">D87.3% SIM92.7%</text:span></text:p>
      <text:p text:style-name="P1143">&gt;50b-XP_019838655.1-HspB3-Bos-indicus-Laurasitheria</text:p>
      <text:p text:style-name="P1144">MAKIILRHLIETPVRYEQEFEARGLEDCRLDHALYALPGPTTVDLGKARAAQAPPVDAAEMPPQRGESRF</text:p>
      <text:p text:style-name="P1145">QVLLDVVQFLPEDIIIQTFEGWLLIKAQHGTRMDEHGFISRSFTRQYKLPDGIETKDLSAILCHDGILVV</text:p>
      <text:p text:style-name="P1146">EVKDSAGTK</text:p>
      <text:p text:style-name="P1147"><text:span text:style-name="T1148">&gt;50b-XM_019983096.1-HspB3-Bos-indicus-Laurasitheria</text:span></text:p>
      <text:p text:style-name="P1149"><text:span text:style-name="T1150">ATG</text:span><text:span text:style-name="T1151">GCAAAAATCATCCTGAGGCACCTCATCGAGACTCCAGTGCGATACGAGCAGGAATTC</text:span></text:p>
      <text:p text:style-name="P1152">GAAGCTCGAGGTCTGGAAGACTGCAGGCTGGATCACGCTTTATATGCACTGCCGGGGCCA</text:p>
      <text:p text:style-name="P1153">ACCACGGTGGACCTGGGGAAGGCCAGGGCGGCCCAGGCTCCTCCAGTGGATGCCGCTGAG</text:p>
      <text:p text:style-name="P1154">ATGCCGCCCCAGAGAGGCGAATCCCGCTTCCAGTCCTGCTGGACGTGGTCCAATTCCTCC</text:p>
      <text:p text:style-name="P1155">CCGAAGATATCATCATTCAGACCTTCGAGGGCTGGCTGCTGATAAAAGCTCAACACGGAA</text:p>
      <text:p text:style-name="P1156">CCAGAATGGATGAGCACGGCTTCATCTCCAGAAGCTTCACCCGACAGTATAAACTGCCCG</text:p>
      <text:p text:style-name="P1157">ACGGCATTGAAACCAAAGATTTGTCGGCGATCCTCTGTCACGATGGAATTCTGGTGGTGG</text:p>
      <text:p text:style-name="P1158"><text:span text:style-name="T1159">AAGTAAAGGATTCGGCTGGGACCAAG</text:span><text:span text:style-name="T1160">TGA</text:span></text:p>
      <text:p text:style-name="P1161"><text:span text:style-name="T1162">--------------------------------------------------------------------------------------------</text:span></text:p>
      <text:p text:style-name="P1163"><text:span text:style-name="T1164">052-Bos taurus</text:span><text:span text:style-name="T1165">-Laurasitheria<text:s/></text:span><text:span text:style-name="T1166">149aa</text:span><text:span text:style-name="T1167"><text:s/>genuine HspB3<text:s/></text:span><text:span text:style-name="T1168"><text:s text:c="2"/>I</text:span><text:span text:style-name="T1169">D87.3% SIM92.7%</text:span></text:p>
      <text:p text:style-name="P1170"><text:span text:style-name="T1171">&gt;052-NP_001040035.1-HspB3-Bos-taurus-Laurasitheria</text:span></text:p>
      <text:p text:style-name="P1172">MAKIILRHLIETPVRYEQEFEARGLEDCRLDHALYALPGPTTVDLGKARAAQAPPVDAAEMPPQRGESRF</text:p>
      <text:p text:style-name="P1173">QVLLDVVQFLPEDIIIQTFEGWLLIKAQHGTRMDEHGFISRSFTRQYKLPDGIETKDLSAILCHDGILVV</text:p>
      <text:p text:style-name="P1174">EVKDSAGTK</text:p>
      <text:p text:style-name="PreformattedText"><text:span text:style-name="T1175">&gt;052-NM_001046570.2</text:span><text:span text:style-name="T1176">-HspB3-Bos-taurus-Laurasitheria</text:span></text:p>
      <text:p text:style-name="P1177"><text:span text:style-name="T1178">ATG</text:span><text:span text:style-name="T1179">GCAAAAATCATCCTGAGGCACCTCATCGAGACTCCAGTGCGATACGAGCAGGAATTC</text:span></text:p>
      <text:p text:style-name="P1180">GAAGCTCGAGGTCTGGAAGACTGCAGGCTGGATCACGCTTTATATGCACTGCCGGGGCCA</text:p>
      <text:p text:style-name="P1181">ACCACGGTGGACCTGGGGAAGGCCAGGGCGGCCCAGGCTCCTCCAGTGGATGCCGCTGAG</text:p>
      <text:p text:style-name="P1182">ATGCCGCCCCAGAGAGGCGAATCCCGCTTCCAAGTCCTGCTGGACGTGGTCCAATTCCTC</text:p>
      <text:p text:style-name="P1183">CCCGAAGATATCATCATTCAGACCTTCGAGGGCTGGCTGCTGATAAAAGCTCAACACGGA</text:p>
      <text:p text:style-name="P1184">ACCAGAATGGATGAGCACGGCTTCATCTCCAGAAGCTTCACCCGACAGTATAAACTGCCC</text:p>
      <text:p text:style-name="P1185">GACGGCATTGAAACCAAAGATTTGTCGGCGATCCTCTGTCACGATGGAATTCTGGTGGTG</text:p>
      <text:p text:style-name="PreformattedText"><text:span text:style-name="T1186">GAAGTAAAGGATTCGGCTGGGACCAAG</text:span><text:span text:style-name="T1187">TGA</text:span></text:p>
      <text:p text:style-name="P1188"><text:span text:style-name="T1189">--------------------------------------------------------------------------------------------</text:span></text:p>
      <text:p text:style-name="P1190"><text:span text:style-name="T1191">053-Camelus ferus-Laurasitheria<text:s/></text:span><text:span text:style-name="T1192">150aa</text:span><text:span text:style-name="T1193"><text:s/>genuine HspB3</text:span><text:span text:style-name="T1194"><text:s text:c="2"/>I</text:span><text:span text:style-name="T1195">D86.0% SIM92.7%</text:span></text:p>
      <text:p text:style-name="P1196"><text:span text:style-name="T1197">&gt;053-XP_006185985.1-HspB3-Camelus-ferus</text:span><text:span text:style-name="T1198">-Laurasitheria</text:span></text:p>
      <text:p text:style-name="P1199">MAKVILRHLVETPVRYEEQFEARGLEDCRLDHALYALPGPTTVDLGKAGAAPAPPVDSAAEMPPQRGESR</text:p>
      <text:p text:style-name="P1200">FQILLDVVQFLPEDIIIQTFEGWLLIKAQHGTRMDEHGFISRSFTRQYKLPDGIETKDLSAILCHDGILV</text:p>
      <text:p text:style-name="P1201">VEVKDPAGTQ</text:p>
      <text:p text:style-name="P1202"><text:span text:style-name="T1203">&gt;053-XM_006185923.2-HspB3-Camelus-ferus</text:span><text:span text:style-name="T1204">-Laurasitheria</text:span></text:p>
      <text:soft-page-break/>
      <text:p text:style-name="P1205"><text:span text:style-name="T1206">ATG</text:span><text:span text:style-name="T1207">GCAAAAGTCATCTTGAGGCACCTCGTAGAGACTCCAGTGCGATATGAGGAGCAGTTT</text:span></text:p>
      <text:p text:style-name="P1208">GAAGCTCGAGGTTTGGAAGACTGCAGGCTGGATCACGCTTTATATGCACTGCCCGGGCCA</text:p>
      <text:p text:style-name="P1209">ACCACCGTGGACCTGGGGAAGGCCGGGGCGGCCCCGGCTCCCCCCGTGGACTCCGCCGCA</text:p>
      <text:p text:style-name="P1210">GAGATGCCGCCGCAGAGAGGCGAATCCCGCTTCCAGATCCTGCTGGACGTGGTCCAGTTC</text:p>
      <text:p text:style-name="P1211">CTCCCCGAAGATATCATCATTCAGACCTTCGAAGGCTGGCTGCTGATCAAGGCTCAACAT</text:p>
      <text:p text:style-name="P1212">GGAACCAGAATGGACGAGCATGGCTTTATCTCGAGAAGCTTCACCCGGCAGTATAAACTG</text:p>
      <text:p text:style-name="P1213">CCCGACGGCATCGAAACCAAAGATTTGTCTGCCATCCTCTGTCACGACGGGATTCTGGTG</text:p>
      <text:p text:style-name="P1214"><text:span text:style-name="T1215">GTGGAAGTCAAGGATCCAGCTGGGACCCAG</text:span><text:span text:style-name="T1216">TGA</text:span></text:p>
      <text:p text:style-name="P1217"><text:span text:style-name="T1218">--------------------------------------------------------------------------------------------</text:span></text:p>
      <text:p text:style-name="P1219"><text:span text:style-name="T1220">053a-Camelus dromedarius-Laurasitheria<text:s/></text:span><text:span text:style-name="T1221"><text:s/></text:span><text:span text:style-name="T1222">150aa genuine HspB3</text:span><text:span text:style-name="T1223"><text:s text:c="2"/>I</text:span><text:span text:style-name="T1224">D85.3% SIM92.0%</text:span></text:p>
      <text:p text:style-name="P1225"><text:span text:style-name="T1226">&gt;053a-XP_010976078.1-HspB3-Camelus-dromedarius</text:span><text:span text:style-name="T1227">-Laurasitheria</text:span></text:p>
      <text:p text:style-name="P1228">MAKVILRHLVETPVRYEEQFEARGLEDCRLDHALYALPGPTTVDLGKAGAAPAPPVDSAAEMPLQRGESR</text:p>
      <text:p text:style-name="P1229">FQILLDVVQFLPEDIIIQTFEGWLLIKAQHGTRMDEHGFISRSFTRQYKLPDGIETKDLSAILCHDGILV</text:p>
      <text:p text:style-name="P1230">VEVKDPAGTQ</text:p>
      <text:p text:style-name="P1231"><text:span text:style-name="T1232">&gt;053a-XM_010977776.1-HspB3-Camelus-dromedarius</text:span><text:span text:style-name="T1233">-Laurasitheria</text:span></text:p>
      <text:p text:style-name="P1234"><text:span text:style-name="T1235">ATG</text:span><text:span text:style-name="T1236">GCAAAAGTCATCTTGAGGCACCTCGTAGAGACTCCAGTGCGATATGAGGAGCAGTTT</text:span></text:p>
      <text:p text:style-name="P1237">GAAGCTCGAGGTTTGGAAGACTGCAGGCTGGATCACGCTTTATATGCACTGCCCGGGCCA</text:p>
      <text:p text:style-name="P1238">ACCACCGTGGACCTGGGGAAGGCCGGGGCCGCCCCGGCTCCCCCCGTGGACTCCGCCGCA</text:p>
      <text:p text:style-name="P1239">GAGATGCCGCTGCAGAGAGGCGAATCCCGCTTCCAGATCCTGCTGGACGTGGTCCAGTTC</text:p>
      <text:p text:style-name="P1240">CTCCCCGAAGATATCATCATTCAGACCTTCGAAGGCTGGCTGCTGATCAAGGCTCAACAT</text:p>
      <text:p text:style-name="P1241">GGAACCAGAATGGACGAGCATGGCTTTATCTCGAGAAGCTTCACCCGGCAGTATAAACTG</text:p>
      <text:p text:style-name="P1242">CCCGACGGCATCGAAACCAAAGATTTGTCTGCCATCCTCTGTCACGACGGGATTCTGGTG</text:p>
      <text:p text:style-name="P1243"><text:span text:style-name="T1244">GTGGAAGTCAAGGATCCAGCTGGGACCCAG</text:span><text:span text:style-name="T1245">TGA</text:span></text:p>
      <text:p text:style-name="P1246"><text:span text:style-name="T1247">--------------------------------------------------------------------------------------------</text:span></text:p>
      <text:p text:style-name="P1248"><text:span text:style-name="T1249">054-Canis familiaris</text:span><text:span text:style-name="T1250">-Laurasitheria<text:s/></text:span><text:span text:style-name="T1251">150aa</text:span><text:span text:style-name="T1252"><text:s/>genuine HspB3</text:span><text:span text:style-name="T1253"><text:s text:c="2"/>I</text:span><text:span text:style-name="T1254">D90.0% SIM93.4%</text:span></text:p>
      <text:p text:style-name="P1255"><text:span text:style-name="T1256">&gt;054-XP_005619384.1-HspB3-Canis-lupus</text:span><text:span text:style-name="T1257">-Laurasitheria</text:span></text:p>
      <text:p text:style-name="P1258">MAKIILRHLIETPVRYEEEFEARGLEDCRLDHALYALPGPTTVDLRRARAAQVPPVDSVAEMPTQEGKSR</text:p>
      <text:p text:style-name="P1259">FQILLDVVQFLPEDIIIQTFEGWLLIKAQHGTRMDEHGFISRSFTRQYKLPDGIETKDLSAILCHDGILV</text:p>
      <text:p text:style-name="P1260">VEVKDPAGTK</text:p>
      <text:p text:style-name="P1261"><text:span text:style-name="T1262">&gt;054-XM_005619327.3-HspB3-Canis-lupus</text:span><text:span text:style-name="T1263">-Laurasitheria</text:span></text:p>
      <text:p text:style-name="P1264"><text:span text:style-name="T1265">ATG</text:span><text:span text:style-name="T1266">GCAAAAATCATCTTGAGACACCTCATAGAGACCCCAGTGCGCTACGAGGAGGAGTTT</text:span></text:p>
      <text:p text:style-name="P1267">GAAGCTCGAGGTTTGGAAGACTGCAGGTTGGATCATGCTTTATACGCCCTGCCGGGGCCA</text:p>
      <text:p text:style-name="P1268">ACCACTGTGGACCTGAGAAGAGCCAGGGCAGCCCAGGTTCCTCCGGTGGACTCGGTGGCA</text:p>
      <text:p text:style-name="P1269">GAGATGCCAACCCAAGAAGGCAAATCCCGCTTCCAGATCCTGCTGGATGTGGTCCAGTTC</text:p>
      <text:p text:style-name="P1270">CTGCCCGAAGATATCATCATTCAGACCTTCGAAGGCTGGCTGCTGATCAAGGCTCAGCAC</text:p>
      <text:p text:style-name="P1271">GGAACCAGAATGGATGAGCATGGTTTTATCTCAAGAAGCTTCACCCGACAGTATAAACTG</text:p>
      <text:p text:style-name="P1272">CCAGATGGCATTGAAACCAAAGATTTGTCTGCCATCCTCTGTCACGATGGAATTCTGGTG</text:p>
      <text:p text:style-name="P1273"><text:span text:style-name="T1274">GTGGAAGTAAAGGATCCAGCTGGGACTAAG</text:span><text:span text:style-name="T1275">TGA</text:span></text:p>
      <text:p text:style-name="P1276"><text:span text:style-name="T1277">--------------------------------------------------------------------------------------------</text:span></text:p>
      <text:p text:style-name="P1278"><text:span text:style-name="T1279">055-Ceratotherium simum simum</text:span><text:span text:style-name="T1280">-Laurasitheria</text:span><text:span text:style-name="T1281"><text:s/></text:span><text:span text:style-name="T1282">150aa</text:span><text:span text:style-name="T1283"><text:s/>genuine HspB3</text:span><text:span text:style-name="T1284"><text:s text:c="2"/>I</text:span><text:span text:style-name="T1285">D89.3% SIM93.3%</text:span></text:p>
      <text:p text:style-name="P1286"><text:span text:style-name="T1287">&gt;055-XP_014637112.1-HspB3-Ceratotherium-simum</text:span><text:span text:style-name="T1288">-Laurasitheria</text:span></text:p>
      <text:p text:style-name="P1289">MAKIILRHLIETPVRYEEEFEARGLEDCRLDHALYALPGPTTVDLGKARAAQAPAVDSAAERPPQAGKSR</text:p>
      <text:p text:style-name="P1290">FQILLDVVQFLPEDIIIQTFEGWLLIKAQHGSRMDEHGFISRSFTRQYKLPDGVETKDLSAILCHDGILV</text:p>
      <text:p text:style-name="P1291">VEVKDPVETQ</text:p>
      <text:p text:style-name="P1292"><text:span text:style-name="T1293">&gt;055-XM_014781626.1-HspB3-Ceratotherium-simum</text:span><text:span text:style-name="T1294">-Laurasitheria</text:span></text:p>
      <text:p text:style-name="Normal"><text:span text:style-name="T1295">ATG</text:span><text:span text:style-name="T1296">GCAAAAATCATTCTGAGGCACCTCATAGAGACTCCAGTGCGTTACGAGGAGGAGTTT</text:span></text:p>
      <text:p text:style-name="P1297">GAAGCTCGCGGTTTGGAAGACTGCAGGCTGGATCATGCTTTATATGCGCTGCCCGGGCCA</text:p>
      <text:p text:style-name="P1298">ACCACCGTGGACCTGGGAAAAGCCAGGGCGGCCCAGGCTCCTGCAGTGGACTCAGCGGCA</text:p>
      <text:p text:style-name="P1299">GAGAGGCCGCCCCAAGCAGGCAAATCCCGCTTCCAGATCCTGCTGGACGTGGTCCAGTTC</text:p>
      <text:p text:style-name="P1300">CTCCCCGAAGATATCATCATTCAGACCTTTGAAGGCTGGCTGCTGATTAAGGCTCAGCAT</text:p>
      <text:p text:style-name="P1301">GGAAGCAGAATGGACGAGCATGGTTTCATCTCAAGAAGCTTCACTCGGCAGTACAAACTG</text:p>
      <text:p text:style-name="P1302">CCAGATGGCGTTGAAACCAAAGATTTGTCCGCGATCCTCTGTCACGATGGGATTCTGGTG</text:p>
      <text:p text:style-name="P1303"><text:span text:style-name="T1304">GTGGAAGTAAAGGATCCAGTTGAGACTCAG</text:span><text:span text:style-name="T1305">TGA</text:span></text:p>
      <text:p text:style-name="P1306"><text:span text:style-name="T1307">---------------------------------------------------------</text:span></text:p>
      <text:soft-page-break/>
      <text:p text:style-name="P1308"><text:span text:style-name="T1309">056-Condylura cristata-Laurasitheria<text:s/></text:span><text:span text:style-name="T1310">145aa</text:span><text:span text:style-name="T1311"><text:s/>genuine HspB3</text:span><text:span text:style-name="T1312"><text:s text:c="2"/>I</text:span><text:span text:style-name="T1313">D85.3% SIM89.3%</text:span></text:p>
      <text:p text:style-name="P1314"><text:span text:style-name="T1315">&gt;056-XP_012577252.1-HspB3-Condylura-cristata</text:span><text:span text:style-name="T1316">-Laurasitheria</text:span></text:p>
      <text:p text:style-name="P1317">MAKIILRHHIETPVRYQEEFEARGLEACRLDHALYALPGPTTVDLGRGRVAQAPPLDVASEMPPRFQILL</text:p>
      <text:p text:style-name="P1318">DVVQFLPEDIIIQTFEGWLLIKAQHGTRMDEHGFISRSFTRQYKLPDGIETKDLSAIFCHDGILVVEVKD</text:p>
      <text:p text:style-name="P1319">PVGTK</text:p>
      <text:p text:style-name="P1320"><text:span text:style-name="T1321">&gt;056-XM_012721798.1-HspB3-Condylura-cristata</text:span><text:span text:style-name="T1322">-Laurasitheria</text:span></text:p>
      <text:p text:style-name="P1323"><text:span text:style-name="T1324">ATG</text:span><text:span text:style-name="T1325">GCAAAAATCATTTTGAGGCACCATATCGAGACTCCGGTGCGTTACCAGGAGGAGTTT</text:span></text:p>
      <text:p text:style-name="P1326">GAAGCTCGGGGTTTGGAAGCCTGCAGGTTGGATCATGCGTTATACGCATTGCCGGGGCCA</text:p>
      <text:p text:style-name="P1327">ACCACCGTGGACTTAGGGAGAGGCAGGGTGGCCCAGGCTCCGCCACTGGACGTAGCCTCA</text:p>
      <text:p text:style-name="P1328">GAAATGCCTCCCCGCTTTCAGATTCTGCTGGATGTAGTTCAGTTCCTCCCTGAAGATATC</text:p>
      <text:p text:style-name="P1329">ATCATTCAGACCTTTGAGGGCTGGCTGCTGATTAAGGCTCAACACGGAACAAGAATGGAC</text:p>
      <text:p text:style-name="P1330">GAACATGGTTTTATCTCAAGAAGTTTTACCCGACAGTATAAACTGCCAGATGGCATTGAA</text:p>
      <text:p text:style-name="P1331">ACCAAAGATCTGTCTGCCATTTTCTGCCATGATGGAATTCTGGTGGTGGAAGTAAAGGAT</text:p>
      <text:p text:style-name="P1332"><text:span text:style-name="T1333">CCAGTTGGAACTAAA</text:span><text:span text:style-name="T1334">TAA</text:span></text:p>
      <text:p text:style-name="P1335"><text:span text:style-name="T1336">--------------------------------------------------------------------------------------------</text:span></text:p>
      <text:p text:style-name="Standard"><text:span text:style-name="T1337">057-Delphinapterus leucas</text:span><text:span text:style-name="T1338">-Laurasitheria<text:s/></text:span><text:span text:style-name="T1339">149aa <text:s/></text:span><text:span text:style-name="T1340">genuine HspB3<text:s/></text:span><text:span text:style-name="T1341"><text:s text:c="2"/>I</text:span><text:span text:style-name="T1342">D84.3% SIM88.0%</text:span></text:p>
      <text:p text:style-name="P1343"><text:span text:style-name="T1344">&gt;057-XP_022407313.1-HspB3-Delphinapterus-leucas</text:span><text:span text:style-name="T1345">-Laurasitheria</text:span></text:p>
      <text:p text:style-name="P1346">MAKIILRHLIETPVRYEEEFEARGLEDCRLDHALYELPGPTTVDLGKARVAQPAPVDTVEMPPQRDKSRF</text:p>
      <text:p text:style-name="P1347">QVLLDVVQFQPEDIIIQTFEGWLLIKAQHGTRMDEHGFISRSFTRQYKLPDGTETKDLSAILCHDGILVV</text:p>
      <text:p text:style-name="P1348">EVKDSVGTK</text:p>
      <text:p text:style-name="P1349"><text:span text:style-name="T1350">&gt;057-XM_022551605.1-HspB3-Delphinapterus-leucas</text:span><text:span text:style-name="T1351">-Laurasitheria</text:span></text:p>
      <text:p text:style-name="P1352"><text:span text:style-name="T1353">ATG</text:span><text:span text:style-name="T1354">GCAAAAATCATCTTGAGGCATCTCATAGAGACTCCAGTGCGATACGAGGAGGAGTTT</text:span></text:p>
      <text:p text:style-name="P1355">GAAGCTCGAGGTCTGGAAGACTGCAGGCTGGATCACGCTTTATATGAACTGCCCGGGCCA</text:p>
      <text:p text:style-name="P1356">ACCACCGTGGACCTGGGGAAAGCCAGGGTGGCCCAGCCTGCCCCCGTGGACACCGTAGAG</text:p>
      <text:p text:style-name="P1357">ATGCCGCCCCAGAGAGACAAATCCCGCTTCCAGGTCCTGCTGGACGTGGTCCAGTTCCAA</text:p>
      <text:p text:style-name="P1358">CCCGAAGATATCATCATTCAGACCTTCGAAGGCTGGCTGCTGATTAAGGCTCAACATGGA</text:p>
      <text:p text:style-name="P1359">ACCAGAATGGACGAGCACGGTTTTATCTCAAGAAGCTTCACCCGACAGTATAAACTGCCC</text:p>
      <text:p text:style-name="P1360">GACGGCACTGAAACCAAAGATTTGTCTGCCATCCTCTGTCACGACGGAATTCTGGTGGTG</text:p>
      <text:p text:style-name="Standard"><text:span text:style-name="T1361">GAAGTGAAGGATTCAGTTGGGACCAAG</text:span><text:span text:style-name="T1362">TGA</text:span></text:p>
      <text:p text:style-name="P1363"><text:span text:style-name="T1364">--------------------------------------------------------------------------------------------</text:span></text:p>
      <text:p text:style-name="P1365"><text:span text:style-name="T1366">058-Enhydra lutris kenyoni-Laurasitheria<text:s/></text:span><text:span text:style-name="T1367">150aa</text:span><text:span text:style-name="T1368"><text:s/>genuine HspB3</text:span><text:span text:style-name="T1369"><text:s text:c="2"/>I</text:span><text:span text:style-name="T1370">D88.7% SIM92.0%</text:span></text:p>
      <text:p text:style-name="P1371"><text:span text:style-name="T1372">&gt;058-XP_022349182.1-HspB3-Enhydra-lutris</text:span><text:span text:style-name="T1373">-Laurasitheria</text:span></text:p>
      <text:p text:style-name="P1374">MAKIILRHLIETPVRYQEEFEARGLEDCRLDHALYALPGPTTVDLRKAREAQLPPVDSEAKMSAQEGKSRFQILLDVVQFLPEDIIIQTFEGWLLIKAQHGTRMDEHGFISRSFTRQYKLPDGIETKDLSAVLCHDGILVVEVKEPAGTQ</text:p>
      <text:p text:style-name="PreformattedText"><text:span text:style-name="T1375">&gt;058-XM_022493473.1-HspB3-Enhydra-lutris</text:span><text:span text:style-name="T1376">-Laurasitheria</text:span></text:p>
      <text:p text:style-name="P1377"><text:span text:style-name="T1378">ATG</text:span><text:span text:style-name="T1379">GCAAAAATCATCCTGAGGCACCTCATTGAGACGCCAGTGCGCTACCAGGAGGAGTTTGAAGCTCGAGGCTTGGAAGACTGCAGGCTGGACCACGCTTTGTATGCACTGCCGGGGCCAACTACTGTGGACCTGAGAAAAGCCAGGGAGGCCCAGCTTCCTCCGGTGGACTCAGAGGCCAAGATGTCGGCCCAAGAAGGCAAATCCCGCTTCCAGATCCTGCTGGACGTGGTCCAATTCCTCCCTGAAGATATCATCATTCAGACCTTCGAAGGCTGGCTGCTGATCAAGGCTCAGCACGGAACCAGAATGGATGAGCATGGTTTTATCTCAAGAAGTTTCACCCGACAGTATAAACTGCCAGATGGCATCGAAACCAAAGATTTGTCGGCCGTCCTCTGTCACGATGGAATTCTGGTG</text:span><text:span text:style-name="T1380">GTGGAAGTAAAGGAGCCAGCTGGGACTCAG</text:span><text:span text:style-name="T1381">TGA</text:span></text:p>
      <text:p text:style-name="P1382"><text:span text:style-name="T1383">--------------------------------------------------------------------------------------------</text:span></text:p>
      <text:p text:style-name="P1384"><text:span text:style-name="T1385">059-Eptesicus fuscus-Laurasitheria<text:s/></text:span><text:span text:style-name="T1386">xxxaa</text:span><text:span text:style-name="T1387"><text:s/>genuine HspBx</text:span><text:span text:style-name="T1388"><text:s text:c="2"/>I</text:span><text:span text:style-name="T1389">Dxxx% SIMxxx%<text:s/></text:span><text:span text:style-name="T1390">not in PubMed, not in Ensemble</text:span></text:p>
      <text:p text:style-name="P1391">----------------------------------------------------------------------------------------------------</text:p>
      <text:p text:style-name="P1392"><text:span text:style-name="T1393">060-Equus caballus</text:span><text:span text:style-name="T1394">-Laurasitheria</text:span><text:span text:style-name="T1395"><text:s/></text:span><text:span text:style-name="T1396">173aa</text:span><text:span text:style-name="T1397"><text:s/>genuine HspB3</text:span><text:span text:style-name="T1398"><text:s/>I</text:span><text:span text:style-name="T1399">D88.7% SIM92.0%</text:span></text:p>
      <text:p text:style-name="PreformattedText"><text:span text:style-name="T1400">&gt;060-XP_005604329.1-HspB3-Equus-caballus</text:span><text:span text:style-name="T1401">-Laurasitheria</text:span></text:p>
      <text:p text:style-name="P1402">MAKIILRHLIETPVRYEEEFQARGLEDCRLDHALYALPGPTTVDLGKARAAQPPPADSAAEIPPQAGKSRFQILLDVVQFLPEDIIIQTFEGWLLIKAQHGNRMDEHGFISRSFTRQYKLPDGIETKDLSAILCHDGILVVEVKDPVETK</text:p>
      <text:p text:style-name="PreformattedText"><text:span text:style-name="T1403">&gt;060-XM_005604272.3-HspB3-Equus-caballus</text:span><text:span text:style-name="T1404">-Laurasitheria</text:span></text:p>
      <text:p text:style-name="P1405"><text:span text:style-name="T1406">ATG</text:span><text:span text:style-name="T1407">GCAAAAATCATCCTGAGGCACCTCATAGAGACTCCAGTGCGTTACGAGGAGGAGTTT</text:span><text:span text:style-name="T1408">CAAGCTCGCGGTTTGGAAGACTGCAGGCTGGATCACGCCTTATATGCGCTGCCCGGGCCAACCACCGTGGACCTGGGAAAAGCCCGGGCAGCCCAGCCTCCTCCAGCGGACTCAGCGGCAGAGATACCGCCTCAAGCAGGCAAATCCCGCTTCCAGATCCTGCTGGACGTGGTCCAGTTCCTCCCCGAAGATATCATCATTCAGACCTTTGAAGGCTGGCTGCTGATTAAGGCTCAACATGGAAACAGAATGGACGAGCATGGTTTTATCTCAAGAAGCTTCACCCGACAGTATAAACTGCCAGATGGCATTGAAACCAAAGATTTGTCCGCGATCCTCTGTCACGACGGAATTCTGGTGGTGGAAGTAAAGGATCCAGTTGAGACCAAG</text:span><text:span text:style-name="T1409">TGA</text:span></text:p>
      <text:p text:style-name="P1410"><text:span text:style-name="T1411">----------------------------------------------------------------------------------------------------</text:span></text:p>
      <text:p text:style-name="Standard"><text:span text:style-name="T1412">60a-Erinaceus europaeus</text:span><text:span text:style-name="T1413">-Laurasitheria<text:s/></text:span><text:span text:style-name="T1414">150aa</text:span><text:span text:style-name="T1415"><text:s/>genuine HspB3</text:span><text:span text:style-name="T1416"><text:s text:c="2"/>I</text:span><text:span text:style-name="T1417">D84.7% SIM89.3%</text:span></text:p>
      <text:soft-page-break/>
      <text:p text:style-name="P1418"><text:span text:style-name="T1419">&gt;60a-XP_007518960.1-HspB3-Erinaceus-europaeus</text:span><text:span text:style-name="T1420">-Laurasitheria</text:span></text:p>
      <text:p text:style-name="P1421">MANIILRHLIETPVRYQEEFEARGLEDCRLDHTLYALPGPTTVDLGSARVAPARPVDSAAELPPSQGKSR</text:p>
      <text:p text:style-name="P1422">FQILLDVVQFLPEDIIIQTFEGWLLIKAQHGARMDEHGFISRSFTRQYKLPDGIQTKDLSAMLCHDGILV</text:p>
      <text:p text:style-name="P1423">VETKDPLGTE</text:p>
      <text:p text:style-name="Standard"><text:span text:style-name="T1424">&gt;</text:span><text:span text:style-name="T1425">60a-XM_007518898.2-</text:span><text:span text:style-name="T1426">HspB3-Erinaceus-europaeus</text:span><text:span text:style-name="T1427">-Laurasitheria</text:span></text:p>
      <text:p text:style-name="P1428"><text:span text:style-name="T1429">ATG</text:span><text:span text:style-name="T1430">GCCAATATCATTCTGAGGCACCTCATAGAGACACCAGTTCGGTACCAGGAGGAGTTT</text:span></text:p>
      <text:p text:style-name="P1431">GAAGCTCGAGGTTTGGAGGACTGCAGACTGGACCACACATTATATGCTCTGCCTGGGCCA</text:p>
      <text:p text:style-name="P1432">ACCACCGTGGACCTGGGGAGCGCCAGGGTGGCCCCCGCTCGCCCTGTGGACTCAGCTGCA</text:p>
      <text:p text:style-name="P1433">GAGCTGCCACCTTCACAAGGCAAGTCCCGTTTCCAGATCCTGCTGGACGTGGTCCAGTTC</text:p>
      <text:p text:style-name="P1434">CTCCCGGAAGACATCATCATTCAGACCTTCGAAGGCTGGCTGCTGATTAAGGCTCAGCAC</text:p>
      <text:p text:style-name="P1435">GGAGCCAGAATGGACGAGCATGGCTTTATCTCCAGAAGCTTCACCCGACAGTACAAACTG</text:p>
      <text:p text:style-name="P1436">CCAGACGGCATCCAAACCAAAGATTTGTCCGCAATGCTTTGTCATGATGGAATCCTGGTG</text:p>
      <text:p text:style-name="Standard"><text:span text:style-name="T1437">GTGGAAACCAAGGACCCACTTGGGACTGAG</text:span><text:span text:style-name="T1438">TGA</text:span></text:p>
      <text:p text:style-name="P1439"><text:span text:style-name="T1440">--------------------------------------------------------------------------------------------</text:span></text:p>
      <text:p text:style-name="P1441"><text:span text:style-name="T1442">061-Felis catus</text:span><text:span text:style-name="T1443">-Laurasitheria<text:s/></text:span><text:span text:style-name="T1444">157</text:span><text:span text:style-name="T1445">/150aa</text:span><text:span text:style-name="T1446"><text:s/>genuine HspB3</text:span><text:span text:style-name="T1447"><text:s text:c="2"/>I</text:span><text:span text:style-name="T1448">D88.0% SIM92.0%</text:span></text:p>
      <text:p text:style-name="P1449"><text:span text:style-name="T1450">N-terminal extension. Do not include this extension</text:span></text:p>
      <text:p text:style-name="P1451"><text:span text:style-name="T1452">&gt;061-XP_006928081.1-HspB3</text:span><text:span text:style-name="T1453">-N-short</text:span><text:span text:style-name="T1454">-Felis-catus</text:span><text:span text:style-name="T1455">-Laurasitheria</text:span></text:p>
      <text:p text:style-name="P1456"><text:span text:style-name="T1457">MLALTPT</text:span><text:span text:style-name="T1458">MAKIILRHLIETPVRYEEEFEARGLEDCRLDHALYALPGPTTVDVSKARAAQAPRVDSVVEMP</text:span></text:p>
      <text:p text:style-name="P1459">TQEGKSRFQILLDVVQFLPEDIIIQTFEGWLLIKAQHGTRMDEHGFISRSFTRQYKLPDGIETKDLSAIL</text:p>
      <text:p text:style-name="P1460">CHDGILVVEVKDPVGTN</text:p>
      <text:p text:style-name="P1461"><text:span text:style-name="T1462">&gt;061-XM_006928019.4-HspB3-Felis-catus</text:span><text:span text:style-name="T1463">-Laurasitheria</text:span></text:p>
      <text:p text:style-name="P1464"><text:span text:style-name="T1465">ATG</text:span><text:span text:style-name="T1466">CTG</text:span><text:span text:style-name="T1467">GCT</text:span><text:span text:style-name="T1468">TTG</text:span><text:span text:style-name="T1469">ACT</text:span><text:span text:style-name="T1470">CCG</text:span><text:span text:style-name="T1471">ACC</text:span><text:span text:style-name="T1472">ATG</text:span><text:span text:style-name="T1473">GCAAAAATCATCTTGAGGCACCTCATAGAGACTCCG</text:span></text:p>
      <text:p text:style-name="P1474">GTGCGCTACGAGGAGGAGTTTGAAGCTCGAGGTTTGGAAGACTGCAGGCTGGATCATGCT</text:p>
      <text:p text:style-name="P1475">TTATACGCGCTGCCGGGGCCAACCACGGTGGACGTGAGCAAAGCCAGGGCGGCCCAGGCT</text:p>
      <text:p text:style-name="P1476">CCTCGCGTGGACTCAGTGGTGGAGATGCCGACCCAAGAAGGCAAGTCCCGCTTCCAGATC</text:p>
      <text:p text:style-name="P1477">CTGCTGGACGTGGTCCAGTTCCTCCCCGAGGATATCATCATTCAGACCTTCGAAGGCTGG</text:p>
      <text:p text:style-name="P1478">CTGCTGATCAAGGCTCAGCACGGAACCAGAATGGATGAGCATGGTTTTATCTCAAGAAGC</text:p>
      <text:p text:style-name="P1479">TTCACCCGTCAGTATAAGCTGCCAGATGGCATTGAGACCAAAGATTTGTCTGCCATCCTC</text:p>
      <text:p text:style-name="P1480"><text:span text:style-name="T1481">TGTCACGATGGAATTCTGGTGGTGGAAGTAAAGGATCCAGTTGGGACTAAT</text:span><text:span text:style-name="T1482">TGA</text:span></text:p>
      <text:p text:style-name="P1483"><text:span text:style-name="T1484">------------------------------------</text:span></text:p>
      <text:p text:style-name="P1485"><text:span text:style-name="T1486">062-Hipposideros armiger-Laurasitheria<text:s/></text:span><text:span text:style-name="T1487">150aa</text:span><text:span text:style-name="T1488"><text:s/>genuine HspB3</text:span><text:span text:style-name="T1489"><text:s text:c="2"/>I</text:span><text:span text:style-name="T1490">D91.3% SIM94.7%</text:span></text:p>
      <text:p text:style-name="P1491"><text:span text:style-name="T1492">&gt;062-XP_019496971.1-HspB3</text:span><text:span text:style-name="T1493">-Hipposideros-armiger-Laurasitheria</text:span></text:p>
      <text:p text:style-name="P1494">MAKIILRHLIETPVRYQEEFEARGLEDCRLDHALYALPGPTTVD</text:p>
      <text:p text:style-name="P1495">LGKARAAQAPPVDSAAEMPPQQGKSRFQILLDVVQFLPEDIIIQTFEGWLLIKAQHGT</text:p>
      <text:p text:style-name="P1496">RMDEHGFISRSFTRQYKLPDGIETKDLSAILCHDGILVVEVKDPAGTK</text:p>
      <text:p text:style-name="P1497"><text:span text:style-name="T1498">&gt;062-XM_019641426.1-HspB3</text:span><text:span text:style-name="T1499">-Hipposideros-armiger-Laurasitheria</text:span></text:p>
      <text:p text:style-name="P1500"><text:span text:style-name="T1501">ATG</text:span><text:span text:style-name="T1502">GCAAAAATCATTTTGAGGCACCTCATTGAGACTCCGGTGCGTTACCAGGAGGAGTTT</text:span></text:p>
      <text:p text:style-name="P1503">GAAGCTCGAGGTCTGGAAGACTGCAGGCTGGATCACGCTTTATATGCACTGCCGGGGCCA</text:p>
      <text:p text:style-name="P1504">ACCACCGTGGACCTGGGAAAAGCCAGGGCGGCCCAGGCTCCTCCAGTGGACTCGGCGGCA</text:p>
      <text:p text:style-name="P1505">GAGATGCCGCCCCAACAAGGCAAGTCACGCTTCCAGATCTTGCTGGACGTGGTCCAGTTC</text:p>
      <text:p text:style-name="P1506">CTCCCCGAAGATATCATCATTCAGACCTTCGAAGGCTGGCTGCTGATTAAGGCGCAACAT</text:p>
      <text:p text:style-name="P1507">GGAACCAGAATGGACGAGCATGGCTTTATCTCAAGAAGCTTCACCCGACAGTACAAACTG</text:p>
      <text:p text:style-name="P1508">CCCGATGGCATTGAAACCAAAGATTTGTCCGCGATCCTCTGTCACGATGGAATCCTGGTG</text:p>
      <text:p text:style-name="P1509"><text:span text:style-name="T1510">GTGGAAGTAAAGGACCCAGCTGGGACTAAG</text:span><text:span text:style-name="T1511">TGA</text:span></text:p>
      <text:p text:style-name="P1512"><text:span text:style-name="T1513">--------------------------------------------------------------------------------------------</text:span></text:p>
      <text:p text:style-name="Standard"><text:span text:style-name="T1514">063-Lipotes vexillifer</text:span><text:span text:style-name="T1515">-Laurasitheria<text:s/></text:span><text:span text:style-name="T1516">150aa</text:span><text:span text:style-name="T1517"><text:s/>genuine HspB3</text:span><text:span text:style-name="T1518"><text:s text:c="2"/>I</text:span><text:span text:style-name="T1519">D84.0% SIM88.0%</text:span></text:p>
      <text:p text:style-name="P1520"><text:span text:style-name="T1521">&gt;063-XP_007469348.1-HspB3-Lipotes-vexillifer</text:span><text:span text:style-name="T1522">-Laurasitheria</text:span></text:p>
      <text:p text:style-name="P1523">MAKIILRHLIETPVRYEEEFEARGLEDCRLDHALYELPGPTTVDLGKAREAQPAPVDTVEMPPQRDESRF</text:p>
      <text:p text:style-name="P1524">QVLLDVVQFQPEDIIIQTFEGWLLIKAQHGTRMDEHGFISRSFTRQYKLPDGTETKDLSAILCHDGILVV</text:p>
      <text:p text:style-name="P1525">EVKDSVGTK</text:p>
      <text:p text:style-name="P1526"><text:span text:style-name="T1527">&gt;063-XM_007469286.1-HspB3-Lipotes-vexillifer</text:span><text:span text:style-name="T1528">-Laurasitheria</text:span></text:p>
      <text:p text:style-name="P1529"><text:span text:style-name="T1530">ATG</text:span><text:span text:style-name="T1531">GCAAAAATCATCTTGAGGCATCTCATAGAGACTCCAGTGCGATACGAGGAGGAGTTT</text:span></text:p>
      <text:p text:style-name="P1532">GAAGCTCGAGGTTTGGAAGACTGCAGGCTGGATCACGCTTTATATGAACTGCCCGGGCCA</text:p>
      <text:p text:style-name="P1533">ACCACCGTGGACCTGGGGAAAGCCAGGGAGGCCCAGCCTGCCCCTGTGGACACCGTAGAG</text:p>
      <text:soft-page-break/>
      <text:p text:style-name="P1534">ATGCCGCCCCAGAGAGACGAATCCCGCTTCCAGGTCCTACTGGACGTGGTCCAGTTCCAA</text:p>
      <text:p text:style-name="P1535">CCCGAAGATATCATCATTCAGACCTTCGAAGGCTGGCTGCTGATTAAGGCTCAACATGGA</text:p>
      <text:p text:style-name="P1536">ACCAGAATGGACGAGCACGGTTTTATCTCAAGAAGCTTCACCCGACAGTATAAACTGCCC</text:p>
      <text:p text:style-name="P1537">GACGGCACTGAAACCAAAGATTTGTCTGCCATCCTCTGTCACGACGGAATTCTGGTGGTG</text:p>
      <text:p text:style-name="Standard"><text:span text:style-name="T1538">GAAGTAAAGGATTCAGTTGGGACCAAG</text:span><text:span text:style-name="T1539">TGA</text:span></text:p>
      <text:p text:style-name="P1540"><text:span text:style-name="T1541">--------------------------------------------------------------------------------------------</text:span></text:p>
      <text:p text:style-name="P1542"><text:span text:style-name="T1543">064-Manis javanica-Laurasitheria</text:span><text:span text:style-name="T1544"><text:s/></text:span><text:span text:style-name="T1545">157aa</text:span><text:span text:style-name="T1546"><text:s/>genuine HspB3</text:span><text:span text:style-name="T1547"><text:s text:c="2"/>I</text:span><text:span text:style-name="T1548">D82.2% SIM87.3%</text:span></text:p>
      <text:p text:style-name="P1549"><text:span text:style-name="T1550">&gt;064-XP_017505029.1-HspB3</text:span><text:span text:style-name="T1551">-Manis-javanica-Laurasitheria</text:span></text:p>
      <text:p text:style-name="P1552">MAKIILRHLIETPVRYEEEFEARGLEACRLDHALYALPGPSTVDLGKARAPGAPTLDSAAEVPPREGEAR</text:p>
      <text:p text:style-name="P1553">FQILLDVVQFLPEDIIIQTFEGWLLIKAQHGTRMDEHGFISRSFTRQYKLPDGIETKDLSATLCHDGILV</text:p>
      <text:p text:style-name="P1554">VEVKDPAGTESVPVHSP</text:p>
      <text:p text:style-name="P1555"><text:span text:style-name="T1556">&gt;064-XM_017649540.1-HspB3</text:span><text:span text:style-name="T1557">-Manis-javanica-Laurasitheria</text:span></text:p>
      <text:p text:style-name="P1558"><text:span text:style-name="T1559">ATG</text:span><text:span text:style-name="T1560">GCAAAAATCATTTTGAGGCACCTTATAGAGACTCCAGTGCGTTATGAAGAGGAGTTT</text:span></text:p>
      <text:p text:style-name="P1561">GAAGCTCGAGGTTTGGAAGCCTGCAGACTGGATCATGCTTTATATGCACTGCCTGGGCCA</text:p>
      <text:p text:style-name="P1562">AGCACTGTGGACCTGGGGAAAGCAAGGGCACCTGGGGCTCCCACACTGGACTCAGCAGCA</text:p>
      <text:p text:style-name="P1563">GAGGTGCCACCCCGGGAAGGGGAAGCCCGCTTCCAGATCCTGCTGGATGTGGTCCAGTTC</text:p>
      <text:p text:style-name="P1564">CTCCCTGAAGACATCATCATTCAGACCTTTGAAGGCTGGCTGCTGATTAAGGCTCAACAT</text:p>
      <text:p text:style-name="P1565">GGAACCAGAATGGACGAGCATGGTTTTATCTCAAGAAGCTTCACCCGACAATATAAACTG</text:p>
      <text:p text:style-name="P1566">CCAGATGGCATTGAAACCAAAGATTTGTCTGCGACTCTCTGTCACGATGGCATTCTGGTG</text:p>
      <text:p text:style-name="P1567"><text:span text:style-name="T1568">GTGGAAGTAAAGGATCCAGCTGGGACTGAATCGGTTCCTGTTCATTCACCA</text:span><text:span text:style-name="T1569">TGA</text:span></text:p>
      <text:p text:style-name="P1570"><text:span text:style-name="T1571">--------------------------------------------------------------------------------------------</text:span></text:p>
      <text:p text:style-name="P1572"><text:span text:style-name="T1573">065-Miniopterus natalensis-Laurasitheria</text:span><text:span text:style-name="T1574"><text:s/></text:span><text:span text:style-name="T1575">141aa</text:span><text:span text:style-name="T1576"><text:s/>genuine HspB3</text:span><text:span text:style-name="T1577"><text:s text:c="2"/>I</text:span><text:span text:style-name="T1578">D73.3% SIM84.7%</text:span></text:p>
      <text:p text:style-name="P1579">&gt;065-XP_016055314.1-HspB3-Miniopterus-natalensis-Laurasitheria</text:p>
      <text:p text:style-name="P1580">MAQIILRHLIDTPVRYQEQFEARGLEDCRLDHALYALPGPTTVDLGRARAPDGPPGEGRACFQVLLDVVQFLPEDILIQTFEGWLLIKAQHGPRMDEHGFVSRSFTRQYRLPEGLETRDLTAALCHDGILVVEARRPAGTQ</text:p>
      <text:p text:style-name="P1581"><text:span text:style-name="T1582">&gt;065-XM_016199828.1-HspB3-Miniopterus-natalensis-Laurasitheria</text:span></text:p>
      <text:p text:style-name="P1583"><text:span text:style-name="T1584">ATG</text:span><text:span text:style-name="T1585">GCGCAGATCATCCTGAGGCACCTCATAGACACGCCCGTGCGCTACCAGGAGCAGTTTGAGGCCCGGGGGCTGGAGGACTGCCGGCTGGACCACGCTCTGTACGCACTGCCCGGGCCGACCACCGTGGACCTGGGGCGAGCCAGGGCGCCCGACGGGCCGCCCGGGGAAGGCCGGGCGTGCTTCCAGGTCCTGCTGGACGTGGTCCAGTTCCTGCCCGAGGACATCCTCATACAGACCTTCGAGGGCTGGCTGCTGATCAAGGCCCAGCACGGCCCCCGGATGGACGAGCACGGCTTCGTGTCCAGGAGCTTCACGCGCCAGTACAGGCTGCCCGAGGGCCTGGAGACCCGGGACCTGACGGCCGCCCTCTGCCACGACGGCATCCTGGTGGTGGAGGCCAGGCGTCCGGCGGGGACT</text:span><text:span text:style-name="T1586">CAG</text:span><text:span text:style-name="T1587">TGA</text:span></text:p>
      <text:p text:style-name="P1588"><text:span text:style-name="T1589">--------------------------------------------------------------------------------------------</text:span></text:p>
      <text:p text:style-name="P1590"><text:span text:style-name="T1591">066-Mustela putorius furo</text:span><text:span text:style-name="T1592">-Laurasitheria</text:span><text:span text:style-name="T1593"><text:s/>150</text:span><text:span text:style-name="T1594">aa</text:span><text:span text:style-name="T1595"><text:s/>genuine HspB3</text:span><text:span text:style-name="T1596"><text:s text:c="2"/>I</text:span><text:span text:style-name="T1597">D89.3% SIM92.7%</text:span></text:p>
      <text:p text:style-name="P1598"><text:span text:style-name="T1599">&gt;066-XP_004737948.1-HspB3-Mustela-putorius-Laurasitheria</text:span></text:p>
      <text:p text:style-name="P1600">MAKIILRHLIETPVRYQEEFEARGLEDCRLDHALYALPGPTTVDLRKAREAQLPPVDSEAKMPAQEGKSRFQILLDVVQFLPEDIIIQTFEGWLLIKAQHGTRMDEHGFISRSFTRQYKLPDGIETKDLSAVLCHDGILVVEVKEPAGTQ</text:p>
      <text:p text:style-name="P1601"><text:span text:style-name="T1602">&gt;066-XM_004737891.2-Hs</text:span><text:span text:style-name="T1603">pB3-Mustela-putorius-Laurasitheria</text:span></text:p>
      <text:p text:style-name="P1604"><text:span text:style-name="T1605">ATG</text:span><text:span text:style-name="T1606">GCAAAAATCATCCTGAGGCACCTCATTGAGACGCCAGTGCGCTACCAGGAGGAGTTT</text:span><text:span text:style-name="T1607">GAAGCTCGAGGCTTGGAAGACTGCAGGCTGGACCACGCTTTGTATGCACTGCCGGGGCCAACTACTGTGGACCTGAGAAAAGCCAGGGAGGCCCAGCTTCCTCCGGTGGACTCAGAGGCCAAGATGCCGGCCCAAGAAGGCAAATCCCGCTTCCAGATCCTGCTGGACGTGGTCCAGTTCCTCCCCGAAGATATCATCATTCAGACCTTCGAAGGCTGGCTGCTGATCAAGGCTCAGCATGGAACCAGAATGGATGAGCATGGTTTTATCTCAAGAAGTTTCACCCGACAGTATAAACTGCCAGATGGCATCGAAACCAAAGATTTGTCGGCCGTCCTCTGTCACGATGGAATTCTGGTGGTGGAAGTAAAGGAGCCAGCTGGAACTCAG</text:span><text:span text:style-name="T1608">TGA</text:span></text:p>
      <text:p text:style-name="P1609"><text:span text:style-name="T1610">--------------------------------------------------------------------------------------------</text:span></text:p>
      <text:p text:style-name="P1611"><text:span text:style-name="T1612">067-Myotis brandtii</text:span><text:span text:style-name="T1613">-Laurasitheria</text:span><text:span text:style-name="T1614"><text:s/></text:span><text:span text:style-name="T1615">xxxaa</text:span><text:span text:style-name="T1616"><text:s/>genuine HspBx</text:span><text:span text:style-name="T1617"><text:s text:c="2"/>I</text:span><text:span text:style-name="T1618">Dxxx% SIMxxx%<text:s/></text:span><text:span text:style-name="T1619">not in Pubmed not in Ensemble</text:span></text:p>
      <text:p text:style-name="P1620"><text:span text:style-name="T1621">--------------------------------------------------------------------------------------------</text:span></text:p>
      <text:p text:style-name="P1622"><text:span text:style-name="T1623">068-Myotis lucifugus</text:span><text:span text:style-name="T1624">-Laurasitheria</text:span><text:span text:style-name="T1625"><text:s/></text:span><text:span text:style-name="T1626">xxxaa</text:span><text:span text:style-name="T1627"><text:s/>genuine HspBx</text:span><text:span text:style-name="T1628"><text:s text:c="2"/>I</text:span><text:span text:style-name="T1629">Dxxx% SIMxxx%</text:span><text:span text:style-name="T1630">not in Pubmed not in Ensemble</text:span></text:p>
      <text:p text:style-name="P1631"><text:span text:style-name="T1632">--------------------------------------------------------------------------------------------</text:span></text:p>
      <text:p text:style-name="P1633"><text:span text:style-name="T1634">070-Odobenus rosmarus divergens</text:span><text:span text:style-name="T1635">-Laurasitheria<text:s/></text:span><text:span text:style-name="T1636">150aa</text:span><text:span text:style-name="T1637"><text:s/>genuine HspB3</text:span><text:span text:style-name="T1638"><text:s text:c="2"/>I</text:span><text:span text:style-name="T1639">D89.3% SIM92.7%</text:span></text:p>
      <text:p text:style-name="P1640"><text:span text:style-name="T1641">&gt;070-XP_004413342.1-HspB3-</text:span><text:span text:style-name="T1642">Odobenus-rosmarus-</text:span><text:span text:style-name="T1643">Laurasitheria</text:span></text:p>
      <text:p text:style-name="P1644">MAKIILRHLIETPVRYEEEFEARGLEDCRLDHALYALPGPTTVDRRKARAAQVPPVDSEAEMLTQAGKSH</text:p>
      <text:p text:style-name="P1645">FQILLDVVQFLPEDIIIQTFEGWLLIKAQHGTRMDEHGFISRSFTRQYKLPDGIETKDLSAILCHDGILV</text:p>
      <text:p text:style-name="P1646">VEVKDPVGTQ</text:p>
      <text:p text:style-name="P1647"><text:span text:style-name="T1648">&gt;070-XM_004413285.2-HspB3-Odobenus-rosmarus-</text:span><text:span text:style-name="T1649">Laurasitheria</text:span></text:p>
      <text:p text:style-name="P1650"><text:span text:style-name="T1651">ATG</text:span><text:span text:style-name="T1652">GCAAAAATCATCTTGAGGCACCTCATTGAGACTCCAGTGCGCTATGAGGAGGAGTTT</text:span></text:p>
      <text:p text:style-name="P1653">GAAGCTCGAGGCTTGGAAGACTGCAGGCTGGATCACGCTTTATACGCACTGCCGGGGCCA</text:p>
      <text:soft-page-break/>
      <text:p text:style-name="P1654">ACCACTGTGGACCGGAGAAAAGCCAGGGCGGCCCAGGTTCCTCCAGTGGACTCAGAGGCG</text:p>
      <text:p text:style-name="P1655">GAAATGCTGACCCAAGCAGGCAAATCCCACTTCCAGATCCTGCTGGACGTGGTCCAGTTC</text:p>
      <text:p text:style-name="P1656">CTCCCTGAAGATATCATCATTCAGACCTTTGAAGGCTGGCTGCTGATCAAGGCTCAGCAC</text:p>
      <text:p text:style-name="P1657">GGAACCAGAATGGATGAACATGGTTTTATCTCAAGAAGCTTCACCCGACAGTATAAACTG</text:p>
      <text:p text:style-name="P1658">CCAGATGGCATCGAAACCAAAGATTTGTCTGCCATCCTCTGTCATGATGGAATTCTGGTG</text:p>
      <text:p text:style-name="P1659"><text:span text:style-name="T1660">GTGGAAGTAAAGGATCCAGTTGGGACTCAG</text:span><text:span text:style-name="T1661">TGA</text:span></text:p>
      <text:p text:style-name="P1662"><text:span text:style-name="T1663">--------------------------------------------------------------------------------------------</text:span></text:p>
      <text:p text:style-name="P1664"><text:span text:style-name="T1665">071-Orcinus orca</text:span><text:span text:style-name="T1666">-Laurasitheria<text:s/></text:span><text:span text:style-name="T1667">149aa</text:span><text:span text:style-name="T1668"><text:s/>genuine HspB3</text:span><text:span text:style-name="T1669"><text:s text:c="2"/>I</text:span><text:span text:style-name="T1670">D84.0% SIM88.0%</text:span></text:p>
      <text:p text:style-name="P1671"><text:span text:style-name="T1672">&gt;071-XP_004275181.1-HspB3-Orcinus-orca-Laurasitheria</text:span></text:p>
      <text:p text:style-name="P1673">MAKIILRHLIETPVRYEEEFEARGLEDCRLDHALYELPGPTTVDLGKARVAQPAPVDTVEMPPQRDESRF</text:p>
      <text:p text:style-name="P1674">QVLLDVVQFQPEDIIIQTFEGWLLIKAQHGTRMDEHGFISRSFTRQYKLPDGTETKDLSAILCHDGILVV</text:p>
      <text:p text:style-name="P1675">EVKDSVGTK</text:p>
      <text:p text:style-name="P1676"><text:span text:style-name="T1677">&gt;071-XM_004275133.1-HspB3-Orcinus-orca-Laurasitheria</text:span></text:p>
      <text:p text:style-name="P1678"><text:span text:style-name="T1679">ATG</text:span><text:span text:style-name="T1680">GCAAAAATCATCTTGAGGCATCTCATAGAGACTCCAGTGCGATACGAGGAGGAGTTT</text:span></text:p>
      <text:p text:style-name="P1681">GAAGCTCGAGGTCTGGAAGACTGCAGGCTGGATCACGCTTTATATGAACTGCCCGGGCCA</text:p>
      <text:p text:style-name="P1682">ACCACCGTGGACCTGGGGAAAGCCAGGGTGGCCCAGCCTGCCCCCGTGGACACCGTAGAG</text:p>
      <text:p text:style-name="P1683">ATGCCGCCCCAGAGAGACGAATCCCGCTTCCAGGTCCTGCTGGACGTGGTCCAGTTCCAA</text:p>
      <text:p text:style-name="P1684">CCCGAAGATATCATCATTCAGACCTTCGAAGGCTGGCTGCTGATTAAGGCTCAACATGGA</text:p>
      <text:p text:style-name="P1685">ACCAGAATGGACGAGCACGGTTTTATCTCAAGAAGCTTCACCCGACAGTATAAACTGCCC</text:p>
      <text:p text:style-name="P1686">GACGGCACTGAAACCAAAGATTTGTCTGCCATCCTCTGTCACGACGGAATTCTGGTGGTG</text:p>
      <text:p text:style-name="P1687"><text:span text:style-name="T1688">GAAGTAAAGGATTCAGTTGGGACTAAG</text:span><text:span text:style-name="T1689">TGA</text:span></text:p>
      <text:p text:style-name="P1690"><text:span text:style-name="T1691">--------------------------------------------------------------------------------------------</text:span></text:p>
      <text:p text:style-name="P1692"><text:span text:style-name="T1693">072-Oves aries musimon</text:span><text:span text:style-name="T1694">-Laurasitheria<text:s/></text:span><text:span text:style-name="T1695">149aa</text:span><text:span text:style-name="T1696"><text:s/>genuine HspB3</text:span><text:span text:style-name="T1697"><text:s text:c="2"/>I</text:span><text:span text:style-name="T1698">D87.3% SIM92.7%</text:span></text:p>
      <text:p text:style-name="P1699">&gt;072-XP_011990412.1-HspB3-Ovis-aries-musimon-Laurasitheria</text:p>
      <text:p text:style-name="P1700">MAKIILRHLIETPVRYEQEFEARGLEDCRLDHALYALPGPTTVDLGKARAAQAPPVDAAEMPPQRGESRF</text:p>
      <text:p text:style-name="P1701">QVLLDVVQFLPEDIIIQTFEGWLLIKAQHGTRMDEHGFISRSFTRQYKLPDGIETKDLSAILCHDGILVV</text:p>
      <text:p text:style-name="P1702">EVKDSAGTK</text:p>
      <text:p text:style-name="P1703"><text:span text:style-name="T1704">&gt;072-XM_012135022.2-HspB3-Ovis-aries-musimon-Laurasitheria</text:span></text:p>
      <text:p text:style-name="P1705"><text:span text:style-name="T1706">ATG</text:span><text:span text:style-name="T1707">GCAAAAATCATCCTGAGGCACCTCATCGAGACTCCAGTGCGATACGAGCAGGAGTTC</text:span></text:p>
      <text:p text:style-name="P1708">GAAGCTCGAGGTCTGGAAGACTGCAGGCTGGATCACGCTTTATATGCACTGCCCGGGCCA</text:p>
      <text:p text:style-name="P1709">ACCACGGTGGACCTGGGGAAGGCCAGGGCGGCCCAGGCTCCTCCAGTGGACGCCGCTGAG</text:p>
      <text:p text:style-name="P1710">ATGCCGCCCCAGAGAGGCGAATCCCGCTTCCAGGTCCTGCTGGACGTGGTCCAATTCCTC</text:p>
      <text:p text:style-name="P1711">CCCGAAGATATCATCATTCAGACCTTCGAGGGCTGGCTGCTGATAAAAGCTCAACATGGA</text:p>
      <text:p text:style-name="P1712">ACCAGAATGGATGAGCATGGTTTTATCTCCAGAAGCTTCACCCGACAGTATAAACTGCCC</text:p>
      <text:p text:style-name="P1713">GACGGCATTGAAACCAAAGATTTGTCGGCGATCCTCTGTCACGATGGAATTCTGGTGGTG</text:p>
      <text:p text:style-name="P1714"><text:span text:style-name="T1715">GAAGTAAAGGATTCGGCTGGGACCAAG</text:span><text:span text:style-name="T1716">TGA</text:span></text:p>
      <text:p text:style-name="P1717"><text:span text:style-name="T1718">-----------------------------------------------------------------------------------------------</text:span></text:p>
      <text:p text:style-name="P1719"><text:span text:style-name="T1720">073-Panthera tigris altaica-Laurasitheria<text:s/></text:span><text:span text:style-name="T1721">157150aa</text:span><text:span text:style-name="T1722"><text:s/>genuine HspB3</text:span><text:span text:style-name="T1723"><text:s text:c="2"/>I</text:span><text:span text:style-name="T1724">D84.1% SIM87.9%</text:span></text:p>
      <text:p text:style-name="P1725"><text:span text:style-name="T1726">N-terminal extension. Do not include this extension.</text:span></text:p>
      <text:p text:style-name="P1727"><text:span text:style-name="T1728">&gt;073-XP_007076706.1-HspB3-</text:span><text:span text:style-name="T1729">N-short</text:span><text:span text:style-name="T1730">-Panthera-tigris-Laurasitheria</text:span></text:p>
      <text:p text:style-name="P1731"><text:span text:style-name="T1732">MLALTPT</text:span><text:span text:style-name="T1733">MAKIILRHLIETPVRYEEEFEARGLEDCRLDHALYALPGPTTVDVSKARAAQAPRVDSMVEMP</text:span></text:p>
      <text:p text:style-name="P1734">TQEGKSRFQILLDVVQFLPEDIIIQTFEGWLLIKAQHGTRMDEHGFISRSFTRQYKLPDGIETKDLSAIL</text:p>
      <text:p text:style-name="P1735">CHDGILVVEVKDPVGTN</text:p>
      <text:p text:style-name="P1736"><text:span text:style-name="T1737">&gt;073-XM_007076644.2-HspB3-Panthera-tigris-Laurasitheria</text:span></text:p>
      <text:p text:style-name="P1738"><text:span text:style-name="T1739">ATG</text:span><text:span text:style-name="T1740">CTGGCTTTGACTCCGACC</text:span><text:span text:style-name="T1741">ATG</text:span><text:span text:style-name="T1742">GCAAAAATCATCTTGAGGCACCTCATAGAGACTCCG</text:span></text:p>
      <text:p text:style-name="P1743">GTGCGCTACGAGGAGGAGTTTGAAGCTCGAGGTTTGGAAGACTGCAGGCTGGATCATGCT</text:p>
      <text:p text:style-name="P1744">TTATACGCGCTGCCGGGGCCAACCACGGTGGACGTGAGCAAAGCCAGGGCGGCCCAGGCT</text:p>
      <text:p text:style-name="P1745">CCTCGGGTGGACTCAATGGTGGAGATGCCGACCCAAGAAGGCAAGTCCCGCTTCCAGATC</text:p>
      <text:p text:style-name="P1746">CTGCTGGACGTGGTCCAGTTCCTCCCCGAGGATATCATCATTCAGACCTTCGAAGGCTGG</text:p>
      <text:p text:style-name="P1747">CTGCTGATCAAGGCTCAGCACGGAACCAGAATGGATGAGCATGGTTTTATCTCAAGAAGC</text:p>
      <text:p text:style-name="P1748">TTCACCCGTCAGTATAAGCTGCCAGATGGCATTGAGACCAAAGATTTGTCTGCCATCCTC</text:p>
      <text:p text:style-name="P1749"><text:span text:style-name="T1750">TGTCACGATGGAATTCTGGTGGTGGAAGTAAAGGATCCAGTTGGGACTAAT</text:span><text:span text:style-name="T1751">TGA</text:span></text:p>
      <text:p text:style-name="P1752"><text:span text:style-name="T1753">--------------------------------------------------------------------------------------------</text:span></text:p>
      <text:p text:style-name="P1754"><text:span text:style-name="T1755">073a-Panthera pardus-Laurasitheria<text:s/></text:span><text:span text:style-name="T1756"><text:s/></text:span><text:span text:style-name="T1757">157/150aa genuine HspB3</text:span><text:span text:style-name="T1758"><text:s text:c="2"/>I</text:span><text:span text:style-name="T1759">D88.0% SIM92.0%</text:span></text:p>
      <text:soft-page-break/>
      <text:p text:style-name="P1760"><text:span text:style-name="T1761">N-terminal extension. Do not include this extension.</text:span></text:p>
      <text:p text:style-name="P1762"><text:span text:style-name="T1763">&gt;073a-XP_019319884.1-HspB3-</text:span><text:span text:style-name="T1764">N-short</text:span><text:span text:style-name="T1765">-</text:span><text:span text:style-name="T1766">Panthera-pardus-Laurasitheria</text:span></text:p>
      <text:p text:style-name="P1767"><text:span text:style-name="T1768">MLALTPT</text:span><text:span text:style-name="T1769">MAKIILRHLIETPVRYEEEFEARGLEDCRLDHALYALPGPTTVDVSKARAAQAPRVDSVVEMP</text:span></text:p>
      <text:p text:style-name="P1770">TQEGKSRFQILLDVVQFLPEDIIIQTFEGWLLIKAQHGTRMDEHGFISRSFTRQYKLPDGIETKDLSAIL</text:p>
      <text:p text:style-name="P1771">CHDGILVVEVKDPVGTN</text:p>
      <text:p text:style-name="P1772"><text:span text:style-name="T1773">&gt;073a-XM_019464339.1</text:span><text:span text:style-name="T1774">-HspB3-</text:span><text:span text:style-name="T1775">Panthera-pardus-Laurasitheria</text:span></text:p>
      <text:p text:style-name="P1776"><text:span text:style-name="T1777">ATG</text:span><text:span text:style-name="T1778">CTG</text:span><text:span text:style-name="T1779">GCT</text:span><text:span text:style-name="T1780">TTG</text:span><text:span text:style-name="T1781">ACT</text:span><text:span text:style-name="T1782">CCG</text:span><text:span text:style-name="T1783">ACC</text:span><text:span text:style-name="T1784">ATG</text:span><text:span text:style-name="T1785">GCAAAAATCATCTTGAGGCACCTCATAGAGACTCCG</text:span></text:p>
      <text:p text:style-name="P1786">GTGCGCTACGAGGAGGAGTTTGAAGCGCGAGGTTTGGAAGACTGCAGGCTGGATCATGCT</text:p>
      <text:p text:style-name="P1787">TTATACGCGCTGCCGGGGCCAACCACGGTGGACGTGAGCAAAGCCAGGGCGGCCCAGGCT</text:p>
      <text:p text:style-name="P1788">CCTCGGGTGGATTCAGTGGTGGAGATGCCGACCCAAGAAGGCAAGTCCCGCTTCCAGATC</text:p>
      <text:p text:style-name="P1789">CTGCTGGACGTGGTCCAGTTCCTCCCCGAGGATATCATCATTCAGACCTTCGAAGGCTGG</text:p>
      <text:p text:style-name="P1790">CTGCTGATCAAGGCTCAGCACGGAACCAGAATGGATGAGCATGGTTTTATCTCAAGAAGC</text:p>
      <text:p text:style-name="P1791">TTCACCCGTCAGTATAAGCTGCCAGATGGCATTGAGACCAAAGATTTGTCTGCCATCCTC</text:p>
      <text:p text:style-name="P1792"><text:span text:style-name="T1793">TGTCACGATGGAATTCTGGTGGTGGAAGTAAAGGATCCAGTTGGGACTAAT</text:span><text:span text:style-name="T1794">TGA</text:span></text:p>
      <text:p text:style-name="P1795"><text:span text:style-name="T1796">--------------------------------------------------------------------------------------------</text:span></text:p>
      <text:p text:style-name="P1797"><text:span text:style-name="T1798">074-Pteropus alecto-</text:span><text:span text:style-name="T1799">Laurasitheria<text:s/></text:span><text:span text:style-name="T1800">150aa</text:span><text:span text:style-name="T1801"><text:s/>genuine HspB3</text:span><text:span text:style-name="T1802"><text:s text:c="2"/>I</text:span><text:span text:style-name="T1803">D92.0% SIM95.3%</text:span></text:p>
      <text:p text:style-name="P1804"><text:span text:style-name="T1805">&gt;074-XP_006912515.1-HspB3-</text:span><text:span text:style-name="T1806">Pteropus alecto-</text:span><text:span text:style-name="T1807">Laurasitheria</text:span></text:p>
      <text:p text:style-name="P1808">MAKIILRHLIETPVRYQEEFEARGLEDCRLDHALYALPGPTTVDLGKARVAQAPPVDSAAETPPQEGKSR</text:p>
      <text:p text:style-name="P1809">FQILVDVVQFLPEDIIIQTFEGWLLIKAQHGTRMDEHGFISRSFTRQYKLPDGIETKDLSAILCHDGILV</text:p>
      <text:p text:style-name="P1810">VEVKDPVGTK</text:p>
      <text:p text:style-name="P1811"><text:span text:style-name="T1812">&gt;074-XM_006912453.1</text:span><text:span text:style-name="T1813">-HspB3-</text:span><text:span text:style-name="T1814">Pteropus alecto-</text:span><text:span text:style-name="T1815">Laurasitheria</text:span></text:p>
      <text:p text:style-name="P1816"><text:span text:style-name="T1817">ATG</text:span><text:span text:style-name="T1818">GCAAAAATCATTCTGAGGCACCTCATAGAGACTCCAGTACGTTACCAGGAGGAGTTT</text:span></text:p>
      <text:p text:style-name="P1819">GAAGCTCGAGGTTTGGAAGACTGCAGGCTGGATCATGCTTTATATGCACTGCCTGGGCCA</text:p>
      <text:p text:style-name="P1820">ACCACCGTGGACTTGGGAAAAGCCAGGGTGGCCCAGGCTCCTCCAGTAGACTCAGCGGCA</text:p>
      <text:p text:style-name="P1821">GAGACGCCACCCCAAGAAGGCAAATCACGCTTCCAGATCTTGGTGGACGTGGTCCAGTTC</text:p>
      <text:p text:style-name="P1822">CTCCCCGAAGATATCATCATTCAGACCTTTGAAGGCTGGCTGCTGATTAAGGCTCAACAT</text:p>
      <text:p text:style-name="P1823">GGAACCAGAATGGATGAGCATGGTTTTATCTCAAGAAGCTTCACCCGACAGTATAAATTG</text:p>
      <text:p text:style-name="P1824">CCAGATGGCATTGAAACCAAAGATTTGTCCGCGATCCTCTGTCATGATGGAATTCTGGTG</text:p>
      <text:p text:style-name="P1825"><text:span text:style-name="T1826">GTGGAAGTAAAGGATCCAGTTGGGACTAAG</text:span><text:span text:style-name="T1827">TGA</text:span></text:p>
      <text:p text:style-name="P1828"><text:span text:style-name="T1829">--------------------------------------------------------------------------------------------</text:span></text:p>
      <text:p text:style-name="Standard"><text:span text:style-name="T1830">075-Physeter catodon-Laurasitheria<text:s/></text:span><text:span text:style-name="T1831">173a</text:span><text:span text:style-name="T1832"><text:s/>genuine HspB3</text:span><text:span text:style-name="T1833"><text:s text:c="2"/></text:span><text:span text:style-name="T1834">I</text:span><text:span text:style-name="T1835">D69.5% SIM73.6%</text:span></text:p>
      <text:p text:style-name="P1836">atypical C-terminal extension. <text:s/>Probably real. include.</text:p>
      <text:p text:style-name="P1837"><text:span text:style-name="T1838">&gt;075-XP_028348706.1-HspB3-</text:span><text:span text:style-name="T1839">Physeter-catodon-Laurasitheria</text:span></text:p>
      <text:p text:style-name="P1840">MAKIILRHLIETPVRYEAEFEARGLEDCRLDHALYELPGPTTVDLGKARVAQPAPVDTAEMLPQRDESRF</text:p>
      <text:p text:style-name="P1841">QVLLDVVQFQPEDIIIQTFEGWLLIKAQHGTRMDEHGFISRSFTRQYKLPDGTETKDLSAILCHDGILVV</text:p>
      <text:p text:style-name="P1842"><text:span text:style-name="T1843">EVKD</text:span><text:span text:style-name="T1844">SGSGRGCLRLSAALMRLPSLLWLQPRMDQ</text:span></text:p>
      <text:p text:style-name="P1845"><text:span text:style-name="T1846">&gt;075-XM_028492905.1-HspB3-</text:span><text:span text:style-name="T1847">Physeter-catodon-Laurasitheria</text:span></text:p>
      <text:p text:style-name="P1848"><text:span text:style-name="T1849">ATG</text:span><text:span text:style-name="T1850">GCAAAAATCATCTTGAGGCATCTCATCGAGACTCCAGTGCGATACGAGGCAGAGTTT</text:span></text:p>
      <text:p text:style-name="P1851">GAAGCTCGAGGTTTGGAAGATTGCAGGCTGGATCACGCTTTATATGAACTGCCCGGGCCA</text:p>
      <text:p text:style-name="P1852">ACCACCGTGGACCTGGGGAAAGCCAGGGTGGCCCAGCCTGCCCCCGTGGACACCGCAGAG</text:p>
      <text:p text:style-name="P1853">ATGCTGCCCCAGAGAGACGAATCCCGCTTCCAGGTCCTGCTGGACGTGGTCCAGTTCCAA</text:p>
      <text:p text:style-name="P1854">CCTGAAGATATCATCATTCAGACCTTTGAAGGTTGGCTGCTAATTAAGGCTCAACATGGA</text:p>
      <text:p text:style-name="P1855">ACCAGAATGGACGAGCACGGTTTTATCTCAAGAAGCTTCACCCGACAGTATAAACTGCCC</text:p>
      <text:p text:style-name="P1856">GACGGCACTGAAACCAAAGATTTGTCTGCCATCCTGTGTCACGACGGAATTCTGGTGGTG</text:p>
      <text:p text:style-name="P1857">GAAGTAAAGGATTCAGGTTCTGGCAGAGGTTGCCTCCGTCTGTCAGCAGCTCTGATGAGG</text:p>
      <text:p text:style-name="Standard"><text:span text:style-name="T1858">CTTCCATCTCTCCTCTGGCTCCAGCCCAGAATGGACCAA</text:span><text:span text:style-name="T1859">TAG</text:span></text:p>
      <text:p text:style-name="P1860">--------------------------------------------------------------------------</text:p>
      <text:p text:style-name="P1861"><text:span text:style-name="T1862">075a-Physeter catodon-Laurasitheria<text:s/></text:span><text:span text:style-name="T1863">164</text:span><text:span text:style-name="T1864"><text:s/>genuine HspB3</text:span><text:span text:style-name="T1865"><text:s text:c="2"/>I</text:span><text:span text:style-name="T1866">D73.3% SIM77.6%</text:span></text:p>
      <text:p text:style-name="P1867">atypical C-terminal extension. <text:s/>Probably real. include.</text:p>
      <text:p text:style-name="P1868"><text:span text:style-name="T1869">&gt;075a-XP_028348707.1-HspB3-X2-</text:span><text:span text:style-name="T1870">Physeter-catodon-Laurasitheria</text:span></text:p>
      <text:p text:style-name="P1871">MAKIILRHLIETPVRYEAEFEARGLEDCRLDHALYELPGPTTVDLGKARVAQPAPVDTAEMLPQRDESRF</text:p>
      <text:p text:style-name="P1872">QVLLDVVQFQPEDIIIQTFEGWLLIKAQHGTRMDEHGFISRSFTRQYKLPDGTETKDLSAILCHDGILVV</text:p>
      <text:soft-page-break/>
      <text:p text:style-name="P1873"><text:span text:style-name="T1874">EVKDSDFGR</text:span><text:span text:style-name="T1875">WQNVLHLFSLHNPWL</text:span></text:p>
      <text:p text:style-name="P1876"><text:span text:style-name="T1877">&gt;075a-XM_028492906.1-HspB3-X2-Physeter-catodon-Laurasitheria</text:span></text:p>
      <text:p text:style-name="P1878"><text:span text:style-name="T1879">ATG</text:span><text:span text:style-name="T1880">GCAAAAATCATCTTGAGGCATCTCATCGAGACTCCAGTGCGATACGAGGCAGAGTTT</text:span></text:p>
      <text:p text:style-name="P1881">GAAGCTCGAGGTTTGGAAGATTGCAGGCTGGATCACGCTTTATATGAACTGCCCGGGCCA</text:p>
      <text:p text:style-name="P1882">ACCACCGTGGACCTGGGGAAAGCCAGGGTGGCCCAGCCTGCCCCCGTGGACACCGCAGAG</text:p>
      <text:p text:style-name="P1883">ATGCTGCCCCAGAGAGACGAATCCCGCTTCCAGGTCCTGCTGGACGTGGTCCAGTTCCAA</text:p>
      <text:p text:style-name="P1884">CCTGAAGATATCATCATTCAGACCTTTGAAGGTTGGCTGCTAATTAAGGCTCAACATGGA</text:p>
      <text:p text:style-name="P1885">ACCAGAATGGACGAGCACGGTTTTATCTCAAGAAGCTTCACCCGACAGTATAAACTGCCC</text:p>
      <text:p text:style-name="P1886">GACGGCACTGAAACCAAAGATTTGTCTGCCATCCTGTGTCACGACGGAATTCTGGTGGTG</text:p>
      <text:p text:style-name="P1887">GAAGTAAAGGATTCAGATTTCGGAAGATGGCAAAATGTACTGCATCTGTTCTCACTGCAT</text:p>
      <text:p text:style-name="Standard"><text:span text:style-name="T1888">AATCCTTGGCTT</text:span><text:span text:style-name="T1889">TAA</text:span></text:p>
      <text:p text:style-name="P1890"><text:span text:style-name="T1891">--------------------------------------------------------------------------------------------</text:span></text:p>
      <text:p text:style-name="P1892"><text:span text:style-name="T1893">076-Pteropus vampyrus</text:span><text:span text:style-name="T1894">-Laurasitheria</text:span><text:span text:style-name="T1895"><text:s/></text:span><text:span text:style-name="T1896">150aa</text:span><text:span text:style-name="T1897"><text:s/>genuine HspB3</text:span><text:span text:style-name="T1898"><text:s text:c="2"/>I</text:span><text:span text:style-name="T1899">D92.0% SIM95.3%</text:span></text:p>
      <text:p text:style-name="P1900">&gt;076-XP_011378909.1-HspB3-Pteropus-vampyrus-Laurasitheria</text:p>
      <text:p text:style-name="P1901">MAKIILRHLIETPVRYQEEFEARGLEDCRLDHALYALPGPTTVDLGKARVAQAPPVDSAAETPPQEGKSR</text:p>
      <text:p text:style-name="P1902">FQILVDVVQFLPEDIIIQTFEGWLLIKAQHGTRMDEHGFISRSFTRQYKLPDGIETKDLSAILCHDGILV</text:p>
      <text:p text:style-name="P1903">VEVKDPVGTK</text:p>
      <text:p text:style-name="P1904"><text:span text:style-name="T1905">&gt;076-XM_011380607.1-HspB3-Pteropus-vampyrus-Laurasitheria</text:span></text:p>
      <text:p text:style-name="P1906"><text:span text:style-name="T1907">ATG</text:span><text:span text:style-name="T1908">GCAAAAATCATTCTGAGGCACCTCATAGAGACTCCAGTACGTTACCAGGAGGAGTTT</text:span></text:p>
      <text:p text:style-name="P1909">GAAGCTCGAGGTTTGGAAGACTGCAGGCTGGATCATGCTTTATATGCACTGCCTGGGCCA</text:p>
      <text:p text:style-name="P1910">ACCACCGTGGACTTGGGAAAAGCCAGGGTGGCCCAGGCTCCTCCAGTAGACTCAGCGGCA</text:p>
      <text:p text:style-name="P1911">GAGACGCCACCCCAAGAAGGCAAATCACGCTTCCAGATCTTGGTGGACGTGGTCCAGTTC</text:p>
      <text:p text:style-name="P1912">CTCCCCGAAGATATCATCATTCAGACCTTTGAAGGCTGGCTGCTGATTAAGGCTCAACAT</text:p>
      <text:p text:style-name="P1913">GGAACCAGAATGGACGAGCATGGTTTTATCTCAAGAAGCTTCACCCGACAGTATAAACTG</text:p>
      <text:p text:style-name="P1914">CCAGATGGCATTGAAACCAAAGATTTGTCCGCGATCCTCTGTCATGATGGAATTCTGGTG</text:p>
      <text:p text:style-name="P1915"><text:span text:style-name="T1916">GTGGAAGTAAAGGATCCAGTTGGGACTAAG</text:span><text:span text:style-name="T1917">TGA</text:span></text:p>
      <text:p text:style-name="P1918"><text:span text:style-name="T1919">--------------------------------------------------------------------------------------------</text:span></text:p>
      <text:p text:style-name="P1920"><text:span text:style-name="T1921">077-Rousettus aegyptiacus</text:span><text:span text:style-name="T1922">-Laurasitheria</text:span><text:span text:style-name="T1923"><text:s/></text:span><text:span text:style-name="T1924">150aa</text:span><text:span text:style-name="T1925"><text:s/>genuine HspB3</text:span><text:span text:style-name="T1926"><text:s text:c="2"/>I</text:span><text:span text:style-name="T1927">D92.0% SIM95.3%</text:span></text:p>
      <text:p text:style-name="P1928">&gt;077-XP_015997839.1-HspB3-Rousettus-aegyptiacus-Laurasitheria</text:p>
      <text:p text:style-name="P1929">MAKIILRHLIETPVRYQEEFEARGLEDCRLDHALYALPGPTTVDLGKAREAQAPPVDSAAETPPQEGKSR</text:p>
      <text:p text:style-name="P1930">FQILVDVVQFLPEDIIIQTFEGWLLIKAQHGTRMDEHGFISRSFTRQYKLPDGIETKDLSAILCHDGILV</text:p>
      <text:p text:style-name="P1931">VEVKDPVGTK</text:p>
      <text:p text:style-name="P1932"><text:span text:style-name="T1933">&gt;077-XM_016142353.1-HspB3-Rousettus-aegyptiacus-Laurasitheria</text:span></text:p>
      <text:p text:style-name="P1934"><text:span text:style-name="T1935">ATG</text:span><text:span text:style-name="T1936">GCAAAAATCATTCTGAGGCACCTCATAGAGACTCCAGTACGTTACCAGGAGGAGTTC</text:span></text:p>
      <text:p text:style-name="P1937">GAAGCTCGAGGTTTGGAAGACTGCAGGCTGGATCATGCTTTATATGCACTGCCCGGGCCA</text:p>
      <text:p text:style-name="P1938">ACCACCGTGGACTTGGGAAAAGCCAGAGAAGCCCAGGCTCCTCCAGTAGACTCAGCGGCA</text:p>
      <text:p text:style-name="P1939">GAGACGCCACCCCAAGAAGGCAAATCACGCTTCCAGATCTTGGTGGACGTGGTCCAGTTC</text:p>
      <text:p text:style-name="P1940">CTCCCTGAAGATATCATCATTCAGACCTTTGAAGGCTGGCTGCTGATTAAGGCTCAACAT</text:p>
      <text:p text:style-name="P1941">GGAACCAGAATGGACGAGCATGGTTTTATCTCAAGAAGCTTCACCCGACAGTATAAACTA</text:p>
      <text:p text:style-name="P1942">CCAGATGGCATTGAAACCAAAGATTTGTCCGCGATCCTCTGTCACGATGGAATTCTGGTG</text:p>
      <text:p text:style-name="P1943"><text:span text:style-name="T1944">GTGGAAGTAAAGGATCCAGTTGGGACTAAG</text:span><text:span text:style-name="T1945">TGA</text:span></text:p>
      <text:p text:style-name="P1946"><text:span text:style-name="T1947">--------------------------------------------------------------------------------------------</text:span></text:p>
      <text:p text:style-name="P1948"><text:span text:style-name="T1949">078-Rhinolophus sinicus</text:span><text:span text:style-name="T1950">-Laurasitheria</text:span><text:span text:style-name="T1951"><text:s/></text:span><text:span text:style-name="T1952">xxxaa</text:span><text:span text:style-name="T1953"><text:s/>genuine HspBx</text:span><text:span text:style-name="T1954"><text:s text:c="2"/>I</text:span><text:span text:style-name="T1955">Dxxx% SIMxxx%</text:span><text:span text:style-name="T1956"><text:s/>not in Pubmed not in Ensemble</text:span></text:p>
      <text:p text:style-name="P1957"><text:span text:style-name="T1958">--------------------------------------------------------------------------------------------</text:span></text:p>
      <text:p text:style-name="P1959"><text:span text:style-name="T1960">079-Sorex araneus-Laurasitheria</text:span><text:span text:style-name="T1961"><text:s/></text:span><text:span text:style-name="T1962">150aa</text:span><text:span text:style-name="T1963"><text:s/>genuine HspB3</text:span><text:span text:style-name="T1964"><text:s text:c="2"/>I</text:span><text:span text:style-name="T1965">D82.7% SIM88.0%</text:span></text:p>
      <text:p text:style-name="P1966">&gt;079-XP_004608584.1-HspB3-Sorex-araneus-Laurasitheria</text:p>
      <text:p text:style-name="P1967">MAKIILRHLIETPVRYQEEFEGRGLEDCRLDHALYALPGPTIVDLSKARGARAPAVDSDAERPACRGKAR</text:p>
      <text:p text:style-name="P1968">FQILLDVVQFLPEDVIIQTFEGWLLIKAQHATRMDEHGFVSRSFTRQYKLPEGVETKDLSACFCHDGILV</text:p>
      <text:p text:style-name="P1969">VEVKEPGGAQ</text:p>
      <text:p text:style-name="P1970"><text:span text:style-name="T1971">&gt;079-XM_004608527.1-HspB3-Sorex-araneus-Laurasitheria</text:span></text:p>
      <text:p text:style-name="P1972"><text:span text:style-name="T1973">ATG</text:span><text:span text:style-name="T1974">GCAAAAATCATTCTGCGGCACCTCATAGAGACTCCCGTGCGCTACCAGGAGGAGTTT</text:span></text:p>
      <text:p text:style-name="P1975">GAAGGTCGAGGGCTGGAAGACTGCAGGCTGGACCACGCCTTATACGCACTGCCAGGGCCC</text:p>
      <text:p text:style-name="P1976">ACCATCGTGGACCTGAGCAAAGCCAGGGGGGCCCGGGCTCCTGCGGTGGACTCGGACGCC</text:p>
      <text:p text:style-name="P1977">GAGAGGCCGGCCTGCAGGGGCAAAGCCCGCTTCCAGATCTTGCTGGACGTGGTCCAGTTC</text:p>
      <text:p text:style-name="P1978">CTCCCGGAAGACGTCATCATCCAGACCTTCGAAGGCTGGCTGCTGATCAAGGCGCAGCAC</text:p>
      <text:soft-page-break/>
      <text:p text:style-name="P1979">GCCACCAGGATGGACGAGCACGGGTTCGTCAGCAGGAGCTTCACCCGGCAGTATAAGCTG</text:p>
      <text:p text:style-name="P1980">CCAGAGGGCGTTGAAACCAAAGATTTGTCGGCCTGCTTCTGTCACGACGGGATTCTAGTG</text:p>
      <text:p text:style-name="P1981"><text:span text:style-name="T1982">GTGGAAGTCAAGGAGCCCGGCGGGGCGCAG</text:span><text:span text:style-name="T1983">TAA</text:span></text:p>
      <text:p text:style-name="P1984"><text:span text:style-name="T1985">--------------------------------------------------------------------------------------------</text:span></text:p>
      <text:p text:style-name="P1986"><text:span text:style-name="T1987">080-Sus scrofa</text:span><text:span text:style-name="T1988">-Laurasitheria</text:span><text:span text:style-name="T1989"><text:s/></text:span><text:span text:style-name="T1990">150aa</text:span><text:span text:style-name="T1991"><text:s/>genuine HspB3</text:span><text:span text:style-name="T1992"><text:s text:c="2"/>I</text:span><text:span text:style-name="T1993">D88.7% SIM93.3%</text:span></text:p>
      <text:p text:style-name="P1994">&gt;080-XP_003134015.1-HspB3-Sus-scrofa-Laurasitheria</text:p>
      <text:p text:style-name="P1995">MAKIILRHLIETPVRYEEEFEARGLEDCRLDHALYALPGPTTLDLGKARATQAPPVDSAAEGPPQKGECR</text:p>
      <text:p text:style-name="P1996">FQILLDVVQFLPEDIIIQTFEGWLLIKAQHGTRMDEHGFISRSFTRQYKLPDGIETKDLSATLCHDGILV</text:p>
      <text:p text:style-name="P1997">VEVKDPVGTK</text:p>
      <text:p text:style-name="P1998"><text:span text:style-name="T1999">&gt;080-XM_003133967.4-HspB3-Sus-scrofa-Laurasitheria</text:span></text:p>
      <text:p text:style-name="P2000"><text:span text:style-name="T2001">ATG</text:span><text:span text:style-name="T2002">GCAAAAATCATCTTGAGGCACCTCATCGAGACTCCAGTGCGATACGAGGAGGAATTT</text:span></text:p>
      <text:p text:style-name="P2003">GAAGCTCGAGGTCTGGAGGACTGCAGGCTGGATCACGCTTTATATGCTCTGCCTGGGCCA</text:p>
      <text:p text:style-name="P2004">ACCACCTTGGACCTGGGGAAAGCCAGGGCGACTCAGGCTCCCCCAGTGGACTCCGCCGCG</text:p>
      <text:p text:style-name="P2005">GAGGGGCCGCCCCAGAAAGGCGAATGCCGTTTCCAGATCCTGCTGGACGTGGTCCAGTTC</text:p>
      <text:p text:style-name="P2006">CTCCCCGAAGATATCATCATTCAGACCTTCGAAGGCTGGCTGCTGATCAAGGCTCAACAT</text:p>
      <text:p text:style-name="P2007">GGAACCAGGATGGATGAGCATGGTTTTATCTCCAGAAGCTTCACGAGACAGTATAAACTG</text:p>
      <text:p text:style-name="P2008">CCGGACGGCATTGAAACCAAAGATTTGTCTGCCACCCTCTGTCATGACGGAATTCTGGTG</text:p>
      <text:p text:style-name="P2009"><text:span text:style-name="T2010">GTGGAAGTAAAGGATCCAGTGGGGACCAAG</text:span><text:span text:style-name="T2011">TGA</text:span></text:p>
      <text:p text:style-name="P2012"><text:span text:style-name="T2013">--------------------------------------------------------------------------------------------</text:span></text:p>
      <text:p text:style-name="P2014"><text:span text:style-name="T2015">081-Ursus maritimus</text:span><text:span text:style-name="T2016">-Laurasitheria</text:span><text:span text:style-name="T2017"><text:s/></text:span><text:span text:style-name="T2018">150aa</text:span><text:span text:style-name="T2019"><text:s/>genuine HspB3</text:span><text:span text:style-name="T2020"><text:s text:c="2"/>I</text:span><text:span text:style-name="T2021">D90.0% SIM93.3%</text:span></text:p>
      <text:p text:style-name="P2022"><text:span text:style-name="T2023">&gt;081-XP_008690761.1-HspB3-</text:span><text:span text:style-name="T2024">Ursus-maritimus</text:span><text:span text:style-name="T2025">-Laurasitheria</text:span></text:p>
      <text:p text:style-name="P2026">MAKIILRHLIETPVRYEEEFEARGLEDCRLDHTLYALPGPTTVDLRKARAAQVPPVDSEAQLPTREGKSR</text:p>
      <text:p text:style-name="P2027">FQILLDVVQFLPEDIIIQTFEGWLLIKAQHGTRMDEHGFISRSFTRQYKLPDGIETKDLSAILCHDGILV</text:p>
      <text:p text:style-name="P2028">VEVKEPVGTK</text:p>
      <text:p text:style-name="P2029"><text:span text:style-name="T2030">&gt;081-XM_008692539.1-HspB3-</text:span><text:span text:style-name="T2031">Ursus-maritimus</text:span><text:span text:style-name="T2032">-Laurasitheria</text:span></text:p>
      <text:p text:style-name="P2033"><text:span text:style-name="T2034">ATG</text:span><text:span text:style-name="T2035">GCAAAAATCATCCTGAGACACCTCATTGAGACTCCAGTGCGCTACGAGGAGGAGTTT</text:span></text:p>
      <text:p text:style-name="P2036">GAAGCTCGAGGCTTGGAAGACTGCAGGCTGGATCACACTTTATACGCACTGCCGGGGCCA</text:p>
      <text:p text:style-name="P2037">ACCACTGTGGACCTGAGAAAAGCCAGGGCGGCCCAGGTTCCTCCGGTGGACTCAGAGGCG</text:p>
      <text:p text:style-name="P2038">CAGCTGCCGACCCGAGAAGGCAAATCCCGCTTCCAGATCCTGCTGGATGTGGTCCAGTTC</text:p>
      <text:p text:style-name="P2039">CTCCCCGAAGATATCATCATTCAGACCTTCGAAGGCTGGCTGCTGATCAAGGCTCAGCAT</text:p>
      <text:p text:style-name="P2040">GGAACCAGAATGGATGAGCATGGTTTTATCTCAAGAAGCTTCACCCGACAGTACAAACTG</text:p>
      <text:p text:style-name="P2041">CCAGATGGCATCGAAACCAAAGATTTGTCTGCCATCCTCTGTCACGATGGAATTCTGGTG</text:p>
      <text:p text:style-name="P2042"><text:span text:style-name="T2043">GTGGAAGTAAAGGAGCCCGTTGGGACTAAG</text:span><text:span text:style-name="T2044">TGA</text:span></text:p>
      <text:p text:style-name="P2045"><text:span text:style-name="T2046">--------------------------------------------------------------------------------------------</text:span></text:p>
      <text:p text:style-name="P2047"><text:span text:style-name="T2048">081a-</text:span><text:span text:style-name="T2049">Ursus arctos horribilis</text:span><text:span text:style-name="T2050">-Laurasitheria<text:s/></text:span><text:span text:style-name="T2051">150aa</text:span><text:span text:style-name="T2052"><text:s/>genuine HspB3</text:span><text:span text:style-name="T2053"><text:s text:c="2"/>I</text:span><text:span text:style-name="T2054">D90.0% SIM93.3%</text:span></text:p>
      <text:p text:style-name="P2055"><text:span text:style-name="T2056">&gt;081a-XP_026366436.1-HspB3-Ursus-arctos</text:span><text:span text:style-name="T2057">-Laurasitheria</text:span></text:p>
      <text:p text:style-name="P2058">MAKIILRHLIETPVRYEEEFEARGLEDCRLDHTLYALPGPTTVDLRKARAAQVPPVDSEAQLPTREGKSR</text:p>
      <text:p text:style-name="P2059">FQILLDVVQFLPEDIIIQTFEGWLLIKAQHGTRMDEHGFISRSFTRQYKLPDGIETKDLSAILCHDGILV</text:p>
      <text:p text:style-name="P2060">VEVKEPVGTK</text:p>
      <text:p text:style-name="P2061"><text:span text:style-name="T2062">&gt;081a-XM_026510651.1-HspB3-Ursus-arctos</text:span><text:span text:style-name="T2063">-Laurasitheria</text:span></text:p>
      <text:p text:style-name="P2064"><text:span text:style-name="T2065">ATG</text:span><text:span text:style-name="T2066">GCAAAAATCATCCTGAGACACCTCATTGAGACTCCAGTGCGCTACGAGGAGGAGTTT</text:span></text:p>
      <text:p text:style-name="P2067">GAAGCTCGAGGCTTGGAAGACTGCAGGCTGGATCACACTTTATACGCACTGCCGGGGCCA</text:p>
      <text:p text:style-name="P2068">ACCACTGTGGACCTGAGAAAAGCCAGGGCGGCCCAGGTTCCTCCGGTGGACTCAGAGGCG</text:p>
      <text:p text:style-name="P2069">CAGCTGCCGACCCGAGAAGGCAAATCCCGCTTCCAGATCCTGCTGGATGTGGTCCAGTTC</text:p>
      <text:p text:style-name="P2070">CTCCCCGAAGATATCATCATTCAGACCTTCGAAGGCTGGCTGCTGATCAAGGCTCAGCAT</text:p>
      <text:p text:style-name="P2071">GGAACCAGAATGGATGAGCATGGTTTTATCTCAAGAAGCTTCACCCGACAGTACAAACTG</text:p>
      <text:p text:style-name="P2072">CCAGATGGCATCGAAACCAAAGATTTGTCTGCCATCCTCTGTCACGATGGAATTCTGGTG</text:p>
      <text:p text:style-name="P2073"><text:span text:style-name="T2074">GTGGAAGTAAAGGAGCCCGTTGGGACTAAG</text:span><text:span text:style-name="T2075">TGA</text:span></text:p>
      <text:p text:style-name="P2076"><text:span text:style-name="T2077">--------------------------------------------------------------------------------------------</text:span></text:p>
      <text:p text:style-name="P2078"><text:span text:style-name="T2079">082-Vicugna pacos</text:span><text:span text:style-name="T2080">-Laurasitheria<text:s/></text:span><text:span text:style-name="T2081">150aa</text:span><text:span text:style-name="T2082"><text:s/>genuine HspB3</text:span><text:span text:style-name="T2083"><text:s text:c="2"/>I</text:span><text:span text:style-name="T2084">D86.7% SIM92.7%</text:span></text:p>
      <text:p text:style-name="P2085"><text:span text:style-name="T2086">&gt;082-XP_015096210.1-HspB3-</text:span><text:span text:style-name="T2087">Vicugna-pacos</text:span><text:span text:style-name="T2088">-Laurasitheria</text:span></text:p>
      <text:p text:style-name="P2089">MAKVILRHLIETPVRYEEQFEARGLEDCRLDHALYALPGPTTVDLGKAGAAPAPPVDSAAEMPPQRGESR</text:p>
      <text:p text:style-name="P2090">FQILLDVVQFLPEDIIIQTFEGWLLIKAQHGTRMDEHGFISRSFTRQYKLPDGIETKDLSAILCHDGILV</text:p>
      <text:p text:style-name="P2091">VEVKDPAGTQ</text:p>
      <text:soft-page-break/>
      <text:p text:style-name="P2092"><text:span text:style-name="T2093">&gt;082-XM_015240724.1-HspB3-</text:span><text:span text:style-name="T2094">Vicugna-pacos</text:span><text:span text:style-name="T2095">-Laurasitheria</text:span></text:p>
      <text:p text:style-name="P2096"><text:span text:style-name="T2097">ATG</text:span><text:span text:style-name="T2098">GCAAAAGTCATCTTGAGGCACCTCATAGAGACTCCAGTGCGATACGAGGAGCAGTTT</text:span></text:p>
      <text:p text:style-name="P2099">GAAGCTCGAGGTTTGGAAGACTGCAGGCTGGATCACGCTTTATATGCACTGCCCGGGCCA</text:p>
      <text:p text:style-name="P2100">ACCACCGTGGACCTGGGGAAGGCCGGGGCCGCCCCGGCTCCCCCCGTGGACTCCGCCGCA</text:p>
      <text:p text:style-name="P2101">GAGATGCCGCCGCAGAGAGGCGAATCCCGCTTCCAGATCCTGCTGGACGTGGTCCAGTTC</text:p>
      <text:p text:style-name="P2102">CTCCCCGAAGATATCATCATTCAGACCTTCGAAGGCTGGCTGCTGATCAAGGCTCAACAT</text:p>
      <text:p text:style-name="P2103">GGAACCAGAATGGACGAGCATGGCTTTATCTCGAGAAGCTTCACCCGGCAGTATAAACTG</text:p>
      <text:p text:style-name="P2104">CCCGACGGCATCGAAACCAAAGATTTGTCTGCCATCCTCTGTCACGACGGGATTCTGGTG</text:p>
      <text:p text:style-name="P2105"><text:span text:style-name="T2106">GTGGAAGTCAAGGATCCAGCTGGGACCCAG</text:span><text:span text:style-name="T2107">TGA</text:span></text:p>
      <text:p text:style-name="P2108"><text:span text:style-name="T2109">--------------------------------------------------------------------------------------------</text:span></text:p>
      <text:p text:style-name="P2110"><text:a xlink:href="https://www.ncbi.nlm.nih.gov/Taxonomy/Browser/wwwtax.cgi?mode=Undef&amp;id=314146&amp;lvl=3&amp;lin=f&amp;keep=1&amp;srchmode=1&amp;unlock" office:target-frame-name="_top" xlink:show="replace"><text:span text:style-name="T2111">Euarchontogli</text:span></text:a><text:span text:style-name="T2112">res 090</text:span></text:p>
      <text:p text:style-name="P2113"><text:span text:style-name="T2114">--------------------------------------------------------------------------------------------</text:span></text:p>
      <text:p text:style-name="P2115"><text:span text:style-name="T2116">090-Galeopterus variegatus</text:span><text:span text:style-name="T2117">-</text:span><text:a xlink:href="https://www.ncbi.nlm.nih.gov/Taxonomy/Browser/wwwtax.cgi?mode=Undef&amp;id=314146&amp;lvl=3&amp;lin=f&amp;keep=1&amp;srchmode=1&amp;unlock" office:target-frame-name="_top" xlink:show="replace"><text:span text:style-name="T2118">Euarchontoglires</text:span></text:a><text:span text:style-name="T2119"><text:s/></text:span><text:span text:style-name="T2120">150aa</text:span><text:span text:style-name="T2121"><text:s/>genuine HspB3</text:span><text:span text:style-name="T2122"><text:s text:c="2"/>I</text:span><text:span text:style-name="T2123">D90.0% SIM95.3%</text:span></text:p>
      <text:p text:style-name="P2124"><text:span text:style-name="T2125">&gt;090-XP_008585212.1-HspB3-</text:span><text:span text:style-name="T2126">Galeopterus-variegatus-</text:span><text:a xlink:href="https://www.ncbi.nlm.nih.gov/Taxonomy/Browser/wwwtax.cgi?mode=Undef&amp;id=314146&amp;lvl=3&amp;lin=f&amp;keep=1&amp;srchmode=1&amp;unlock" office:target-frame-name="_top" xlink:show="replace"><text:span text:style-name="T2127">Euarchontoglires</text:span></text:a></text:p>
      <text:p text:style-name="P2128">MAKIILRHIIETPVRYQEEFEARGLEDCRLDHALYALPGPTIVDLRKTKATRSPLVDAVAETPPQDGKSR</text:p>
      <text:p text:style-name="P2129">FQILLDVVQFLPEDIIIQTFEGWLLVKAQHGTRMDEHGFISRSFTRQYKLPDGVETKDLSAILCHDGILV</text:p>
      <text:p text:style-name="P2130">VEEKDPVGTK</text:p>
      <text:p text:style-name="P2131"><text:span text:style-name="T2132">&gt;090-XM_008586990.1-HspB3-</text:span><text:span text:style-name="T2133">Galeopterus-variegatus-</text:span><text:a xlink:href="https://www.ncbi.nlm.nih.gov/Taxonomy/Browser/wwwtax.cgi?mode=Undef&amp;id=314146&amp;lvl=3&amp;lin=f&amp;keep=1&amp;srchmode=1&amp;unlock" office:target-frame-name="_top" xlink:show="replace"><text:span text:style-name="T2134">Euarchontoglires</text:span></text:a></text:p>
      <text:p text:style-name="P2135"><text:span text:style-name="T2136">ATG</text:span><text:span text:style-name="T2137">GCAAAAATCATTTTGAGGCACATCATAGAGACTCCAGTACGTTACCAGGAGGAGTTT</text:span></text:p>
      <text:p text:style-name="P2138">GAAGCTCGAGGTTTGGAAGACTGCAGGCTGGATCATGCTTTATATGCACTGCCTGGGCCA</text:p>
      <text:p text:style-name="P2139">ACCATCGTGGACCTGAGAAAAACCAAGGCCACCCGGTCTCCTCTAGTGGATGCTGTGGCA</text:p>
      <text:p text:style-name="P2140">GAGACGCCACCCCAAGACGGCAAATCCCGCTTTCAGATCCTGCTGGACGTGGTCCAGTTC</text:p>
      <text:p text:style-name="P2141">CTCCCGGAAGATATCATCATTCAGACCTTCGAAGGCTGGCTGCTGGTTAAGGCTCAACAC</text:p>
      <text:p text:style-name="P2142">GGAACCAGGATGGACGAGCACGGTTTTATCTCAAGAAGCTTCACCCGACAGTACAAACTG</text:p>
      <text:p text:style-name="P2143">CCAGATGGCGTTGAAACCAAGGATTTGTCCGCGATCCTCTGTCATGATGGAATTTTGGTG</text:p>
      <text:p text:style-name="P2144"><text:span text:style-name="T2145">GTGGAAGAAAAGGATCCAGTTGGGACTAAG</text:span><text:span text:style-name="T2146">TGA</text:span></text:p>
      <text:p text:style-name="P2147"><text:span text:style-name="T2148">--------------------------------------------------------------------------------------------</text:span></text:p>
      <text:p text:style-name="P2149">Afrotheria 100-104</text:p>
      <text:p text:style-name="P2150"><text:span text:style-name="T2151">--------------------------------------------------------------------------------------------</text:span></text:p>
      <text:p text:style-name="P2152"><text:span text:style-name="T2153">100-Chrysochloris asiatica-Afrotheria</text:span><text:span text:style-name="T2154"><text:s/></text:span><text:span text:style-name="T2155">xxxaa</text:span><text:span text:style-name="T2156"><text:s/>genuine HspBx</text:span><text:span text:style-name="T2157"><text:s text:c="2"/>I</text:span><text:span text:style-name="T2158">Dxxx% SIMxxx%<text:s/></text:span><text:span text:style-name="T2159">not found in PubMed not found in Ensemble</text:span></text:p>
      <text:p text:style-name="P2160"><text:span text:style-name="T2161">--------------------------------------------------------------------------------------------</text:span></text:p>
      <text:p text:style-name="P2162"><text:span text:style-name="T2163">100a-Echinops telfairi-Afrotheria<text:s/></text:span><text:span text:style-name="T2164"><text:s/></text:span><text:span text:style-name="T2165">158aa genuine HspB3</text:span><text:span text:style-name="T2166"><text:s text:c="2"/>I</text:span><text:span text:style-name="T2167">D70.9% SIM75.8%</text:span></text:p>
      <text:p text:style-name="P2168">atypical C-terminal extension. include.</text:p>
      <text:p text:style-name="P2169">&gt;100a-XP_004703776.1-HspB3-Echinops-telfairi-Afrotheria</text:p>
      <text:p text:style-name="P2170">MANVILRHLIDSPVRYQEEFEARGLEACRLDHALYALPGPAIVDLRQARAASGTERPQQEGQCRFQILLD</text:p>
      <text:p text:style-name="P2171">VVQFLPEDIIIQTFEGWLLIKAQHGARMDEHGFVSRSFTRQYKLPDGVETGDLSAVLCHDGILVVQEKHL</text:p>
      <text:p text:style-name="P2172"><text:span text:style-name="T2173">AAK</text:span><text:span text:style-name="T2174">GAESLQVLCSPHQEA</text:span></text:p>
      <text:p text:style-name="P2175"><text:span text:style-name="T2176">&gt;100a-XM_004703719.1-HspB3-Echinops-telfairi-Afrotheria</text:span></text:p>
      <text:p text:style-name="P2177"><text:span text:style-name="T2178">ATG</text:span><text:span text:style-name="T2179">GCCAACGTCATTCTGAGGCACCTCATAGACTCCCCCGTGCGCTACCAGGAGGAGTTC</text:span></text:p>
      <text:p text:style-name="P2180">GAAGCCCGAGGGCTGGAAGCCTGCAGGCTGGACCACGCTCTCTATGCGCTGCCTGGGCCA</text:p>
      <text:p text:style-name="P2181">GCCATCGTGGACCTGCGACAAGCCCGGGCGGCCTCGGGGACCGAGCGGCCGCAGCAGGAA</text:p>
      <text:p text:style-name="P2182">GGTCAATGCCGCTTTCAGATTCTGCTGGACGTGGTGCAGTTCCTCCCCGAGGACATCATC</text:p>
      <text:p text:style-name="P2183">ATTCAGACCTTCGAGGGCTGGCTGCTGATTAAGGCGCAGCACGGAGCCCGCATGGATGAG</text:p>
      <text:p text:style-name="P2184">CACGGTTTTGTCTCCAGAAGCTTCACCCGGCAGTACAAGCTGCCGGACGGCGTGGAAACC</text:p>
      <text:p text:style-name="P2185">GGCGATCTGTCGGCGGTCCTCTGCCACGATGGGATTCTGGTGGTGCAGGAGAAGCATCTG</text:p>
      <text:p text:style-name="P2186"><text:span text:style-name="T2187">GCCGCCAAGGGCGCAGAAAGCCTCCAGGTGCTGTGCTCACCGCACCAGGAAGCT</text:span><text:span text:style-name="T2188">TAG</text:span></text:p>
      <text:p text:style-name="P2189"><text:span text:style-name="T2190">--------------------------------------------------------------------------------------------</text:span></text:p>
      <text:p text:style-name="P2191"><text:span text:style-name="T2192">101-Elephantulus edwardii-Afrotheria<text:s/></text:span><text:span text:style-name="T2193">150aa</text:span><text:span text:style-name="T2194"><text:s/>genuine HspB3</text:span><text:span text:style-name="T2195"><text:s text:c="2"/>I</text:span><text:span text:style-name="T2196">D87.3% SIM90.7%</text:span></text:p>
      <text:p text:style-name="P2197"><text:span text:style-name="T2198">&gt;101-XP_006889630.1-HspB3-</text:span><text:span text:style-name="T2199">Elephantulus-edwardii-Afrotheria</text:span></text:p>
      <text:p text:style-name="P2200">MAKIILRHLIETPVRYQEEFEARGLADCRLDHALYALPGPTIVDLGKARAAQAPQVASVTEESQQEGKVR</text:p>
      <text:p text:style-name="P2201">FQILLDVVQFLPEDIIIQTFEGWLLIKAQHGTRMDEHGFISRSFTRQYKLPDGIETKDLSAILCHDGILV</text:p>
      <text:p text:style-name="P2202">VEVKDPVGTE</text:p>
      <text:p text:style-name="P2203"><text:span text:style-name="T2204">&gt;101-XM_006889568.1-HspB3-</text:span><text:span text:style-name="T2205">Elephantulus-edwardii-Afrotheria</text:span></text:p>
      <text:p text:style-name="P2206"><text:span text:style-name="T2207">ATG</text:span><text:span text:style-name="T2208">GCAAAAATCATCCTGAGGCACCTCATAGAGACACCAGTGCGTTACCAGGAGGAGTTT</text:span></text:p>
      <text:soft-page-break/>
      <text:p text:style-name="P2209">GAAGCTCGAGGCTTGGCTGACTGCAGGCTGGACCATGCTCTGTATGCTCTGCCAGGGCCT</text:p>
      <text:p text:style-name="P2210">ACCATTGTGGATCTGGGGAAAGCCAGGGCAGCCCAGGCCCCTCAAGTGGCCTCAGTGACT</text:p>
      <text:p text:style-name="P2211">GAGGAGTCACAGCAAGAAGGTAAAGTCCGCTTTCAGATCCTGCTGGATGTGGTCCAGTTC</text:p>
      <text:p text:style-name="P2212">CTCCCCGAAGATATTATCATTCAGACCTTTGAAGGCTGGCTACTGATTAAAGCTCAACAT</text:p>
      <text:p text:style-name="P2213">GGAACCCGAATGGACGAGCATGGCTTTATTTCAAGAAGCTTTACTCGCCAGTATAAGTTG</text:p>
      <text:p text:style-name="P2214">CCAGATGGTATTGAAACCAAAGATTTGTCTGCAATTCTCTGCCATGATGGCATTTTGGTG</text:p>
      <text:p text:style-name="P2215"><text:span text:style-name="T2216">GTGGAAGTGAAGGATCCAGTTGGAACTGAG</text:span><text:span text:style-name="T2217">TGA</text:span></text:p>
      <text:p text:style-name="P2218"><text:span text:style-name="T2219">--------------------------------------------------------------------------------------------</text:span></text:p>
      <text:p text:style-name="P2220"><text:span text:style-name="T2221">102-Loxodonta africana</text:span><text:span text:style-name="T2222">-Aftrotheria</text:span><text:span text:style-name="T2223"><text:s/></text:span><text:span text:style-name="T2224">150aa</text:span><text:span text:style-name="T2225"><text:s/>genuine HspB3</text:span><text:span text:style-name="T2226"><text:s text:c="2"/>I</text:span><text:span text:style-name="T2227">D88.0% SIM92.7%</text:span></text:p>
      <text:p text:style-name="P2228">&gt;102-XP_003408079.1-HspB3-Loxodonta-africana-Afrotheria</text:p>
      <text:p text:style-name="P2229">MAKIILRHLIETPVRYQEEFEARGLEDCRLDHALYALPGPTIVDLGKTKPAQAPQVDSVAEMQPQEGKSH</text:p>
      <text:p text:style-name="P2230">FQVLLDVVQFLPEDIIIQTFEGWLLIKARHGARMDEHGFISRSFTRQYKLPDGVETKDLSAILCHDGILV</text:p>
      <text:p text:style-name="P2231">VEVKDSAGTQ</text:p>
      <text:p text:style-name="P2232"><text:span text:style-name="T2233">&gt;102-XM_003408031.2-HspB3-Loxodonta-africana-Afrotheria</text:span></text:p>
      <text:p text:style-name="P2234"><text:span text:style-name="T2235">ATG</text:span><text:span text:style-name="T2236">GCAAAAATCATCCTGAGACACCTCATAGAGACTCCAGTGCGTTACCAGGAGGAATTT</text:span></text:p>
      <text:p text:style-name="P2237">GAAGCTCGAGGTTTGGAAGACTGCAGGCTGGACCATGCTTTATATGCACTGCCTGGGCCA</text:p>
      <text:p text:style-name="P2238">ACCATTGTGGATCTTGGAAAAACCAAGCCTGCCCAGGCTCCTCAAGTGGACTCAGTGGCC</text:p>
      <text:p text:style-name="P2239">GAGATGCAACCACAAGAAGGTAAATCCCACTTTCAGGTCCTGCTGGATGTGGTCCAGTTT</text:p>
      <text:p text:style-name="P2240">CTCCCCGAAGATATCATCATTCAGACCTTCGAAGGCTGGCTGCTGATTAAGGCTCGACAT</text:p>
      <text:p text:style-name="P2241">GGAGCCAGAATGGATGAACATGGCTTTATCTCAAGAAGCTTTACCCGACAGTATAAGCTG</text:p>
      <text:p text:style-name="P2242">CCAGATGGCGTTGAAACAAAAGATTTGTCTGCAATCCTCTGCCATGATGGAATTTTGGTG</text:p>
      <text:p text:style-name="P2243"><text:span text:style-name="T2244">GTGGAAGTAAAGGACTCAGCTGGGACTCAG</text:span><text:span text:style-name="T2245">TGA</text:span></text:p>
      <text:p text:style-name="P2246"><text:span text:style-name="T2247">--------------------------------------------------------------------------------------------</text:span></text:p>
      <text:p text:style-name="Standard"><text:span text:style-name="T2248">103-Orycteropus afer afer-Afrotheria<text:s/></text:span><text:span text:style-name="T2249">150aa</text:span><text:span text:style-name="T2250"><text:s/>genuine HspB3</text:span><text:span text:style-name="T2251"><text:s text:c="2"/>I</text:span><text:span text:style-name="T2252">D86.7% SIM91.3%</text:span></text:p>
      <text:p text:style-name="P2253"><text:span text:style-name="T2254">&gt;103-XP_007949727.1-HspB3-</text:span><text:span text:style-name="T2255">Orycteropus-afer-Afrotheria</text:span></text:p>
      <text:p text:style-name="P2256">MAKIILRHLIDTPVRYQEEFEARGLEDCRLDHALYALPGPTIVDLGKVKAAQAPQADSVAQMPLQEGHSR</text:p>
      <text:p text:style-name="P2257">FQILLDVVQFLPEDIIIQTFEGWLLIKAQHGTRMDEHGFISRSFTRQYKLPDGTETKDVSAILCHDGILV</text:p>
      <text:p text:style-name="P2258">VEVKDPAGTK</text:p>
      <text:p text:style-name="P2259"><text:span text:style-name="T2260">&gt;103-XM_007951536.1-HspB3-</text:span><text:span text:style-name="T2261">Orycteropus-afer-Afrotheria</text:span></text:p>
      <text:p text:style-name="P2262"><text:span text:style-name="T2263">ATG</text:span><text:span text:style-name="T2264">GCAAAAATCATTCTCAGGCACCTCATAGATACTCCAGTGCGTTACCAGGAGGAGTTT</text:span></text:p>
      <text:p text:style-name="P2265">GAGGCTCGAGGTTTGGAAGACTGCAGGCTGGACCATGCTTTATATGCACTGCCTGGGCCA</text:p>
      <text:p text:style-name="P2266">ACCATTGTGGACTTGGGAAAAGTCAAGGCTGCCCAAGCTCCTCAAGCAGACTCAGTGGCT</text:p>
      <text:p text:style-name="P2267">CAGATGCCACTGCAAGAAGGTCACTCCCGCTTTCAGATCTTGCTGGATGTGGTCCAGTTC</text:p>
      <text:p text:style-name="P2268">CTCCCTGAAGATATCATCATTCAGACCTTCGAAGGCTGGCTGCTGATTAAGGCTCAACAT</text:p>
      <text:p text:style-name="P2269">GGAACTAGAATGGACGAACATGGCTTTATCTCGAGAAGCTTTACTCGACAGTACAAGCTG</text:p>
      <text:p text:style-name="P2270">CCAGATGGCACTGAAACCAAGGATGTGTCCGCAATCCTCTGCCATGATGGAATTTTGGTG</text:p>
      <text:p text:style-name="Standard"><text:span text:style-name="T2271">GTGGAAGTCAAGGATCCAGCTGGGACTAAG</text:span><text:span text:style-name="T2272">TGA</text:span></text:p>
      <text:p text:style-name="P2273"><text:span text:style-name="T2274">--------------------------------------------------------------------------------------------</text:span></text:p>
      <text:p text:style-name="P2275"><text:span text:style-name="T2276">103a-Procavia capensis-Afrotheria<text:s/></text:span><text:span text:style-name="T2277"><text:s/>150</text:span><text:span text:style-name="T2278">aa genuine HspB3<text:s/></text:span><text:span text:style-name="T2279">Ensemble</text:span><text:span text:style-name="T2280"><text:s text:c="2"/>I</text:span><text:span text:style-name="T2281">D87.3% SIM91.3%</text:span></text:p>
      <text:p text:style-name="P2282"><text:span text:style-name="T2283">&gt;103a-ENSPCAP00000012576-HspB3-</text:span><text:span text:style-name="T2284">Procavia capensis-Afrotheria</text:span></text:p>
      <text:p text:style-name="P2285"><text:span text:style-name="T2286">MAKIILRHLIETPVRYQEEFEARGLEDCRLDHALYALPGPNIVDLGKVKAAQAPQADSAA</text:span></text:p>
      <text:p text:style-name="P2287"><text:span text:style-name="T2288">EMPLQESQSRFQILLDVVQFLPEDIIIQTFEGWLLIKAQHGTRMDEHGFISRSFTRQYKL</text:span></text:p>
      <text:p text:style-name="P2289"><text:span text:style-name="T2290">PDGIETKDLSAILCHDGILVVEVKDPAGTN</text:span></text:p>
      <text:p text:style-name="P2291"><text:span text:style-name="T2292">&gt;103a-ENSPCAT00000013456.1-HspB3-</text:span><text:span text:style-name="T2293">Procavia capensis-Afrotheria</text:span></text:p>
      <text:p text:style-name="P2294"><text:span text:style-name="T2295">ATG</text:span><text:span text:style-name="T2296">GCAAAAATCATACTGAGGCACCTCATAGAGACTCCAGTGCGCTACCAGGAGGAATTT</text:span></text:p>
      <text:p text:style-name="P2297"><text:span text:style-name="T2298">GAAGCTCGAGGTTTGGAAGACTGCAGACTGGACCATGCTTTATACGCACTGCCTGGGCCA</text:span></text:p>
      <text:p text:style-name="P2299"><text:span text:style-name="T2300">AACATTGTGGATCTTGGAAAAGTCAAGGCTGCCCAGGCTCCTCAGGCAGACTCAGCGGCT</text:span></text:p>
      <text:p text:style-name="P2301"><text:span text:style-name="T2302">GAAATGCCACTTCAGGAAAGTCAATCCCGCTTTCAGATCCTGCTGGATGTGGTCCAGTTT</text:span></text:p>
      <text:p text:style-name="P2303"><text:span text:style-name="T2304">CTCCCTGAAGATATCATCATTCAGACTTTCGAAGGCTGGCTGCTGATTAAAGCTCAACAT</text:span></text:p>
      <text:p text:style-name="P2305"><text:span text:style-name="T2306">GGAACCAGAATGGATGAACATGGCTTTATTTCAAGAAGCTTTACCCGGCAATATAAGCTG</text:span></text:p>
      <text:p text:style-name="P2307"><text:span text:style-name="T2308">CCAGATGGCATTGAAACCAAAGATTTGTCTGCAATTCTCTGCCATGATGGAATTTTGGTG</text:span></text:p>
      <text:p text:style-name="P2309"><text:span text:style-name="T2310">GTGGAAGTCAAGGATCCAGCTGGGACCAAT</text:span><text:span text:style-name="T2311">TGA</text:span></text:p>
      <text:p text:style-name="P2312"><text:span text:style-name="T2313">--------------------------------------------------------------------------------------------</text:span></text:p>
      <text:p text:style-name="P2314"><text:span text:style-name="T2315">104-Trichechus manatus latirostris-Aftrotheria<text:s/></text:span><text:span text:style-name="T2316">149aa</text:span><text:span text:style-name="T2317"><text:s/>genuine HspB3</text:span><text:span text:style-name="T2318"><text:s text:c="2"/>I</text:span><text:span text:style-name="T2319">D87.3% SIM91.3%</text:span></text:p>
      <text:p text:style-name="P2320">&gt;104-XP_004380519.1-HspB3-Trichechus-manatus-Afrotheria</text:p>
      <text:soft-page-break/>
      <text:p text:style-name="P2321">MAKIILRHLIETPVRYQEEFETRRLEDCRLDHALYALPGPTIVDLKKAKAAQATQADSVAEMSQDGKSQF</text:p>
      <text:p text:style-name="P2322">QILLDVVQFLPEDIIIQTFEGWLLIKAQHGTRMDEHGFISRSFTRQYKLPDGVEIKDLSAILCHDGILVV</text:p>
      <text:p text:style-name="P2323">EVKDPAGTK</text:p>
      <text:p text:style-name="P2324"><text:span text:style-name="T2325">&gt;104-XM_004380462.1-HspB3-Trichechus-manatus-Afrotheria</text:span></text:p>
      <text:p text:style-name="P2326"><text:span text:style-name="T2327">ATG</text:span><text:span text:style-name="T2328">GCAAAAATCATTCTGAGGCACCTCATAGAGACTCCGGTGCGTTACCAAGAGGAGTTT</text:span></text:p>
      <text:p text:style-name="P2329">GAAACTCGACGTTTGGAAGACTGCAGGCTGGACCATGCTTTATATGCACTGCCTGGGCCA</text:p>
      <text:p text:style-name="P2330">ACCATTGTGGATCTTAAAAAAGCCAAGGCTGCCCAGGCTACTCAAGCGGACTCGGTGGCC</text:p>
      <text:p text:style-name="P2331">GAGATGTCACAAGATGGTAAATCCCAATTTCAGATCCTGCTGGATGTAGTCCAGTTTCTC</text:p>
      <text:p text:style-name="P2332">CCTGAAGATATCATCATTCAGACCTTCGAAGGCTGGCTGTTGATTAAGGCTCAGCATGGA</text:p>
      <text:p text:style-name="P2333">ACCAGAATGGATGAACATGGCTTTATCTCAAGAAGCTTTACCCGACAGTATAAGCTGCCA</text:p>
      <text:p text:style-name="P2334">GATGGTGTTGAAATCAAAGATTTGTCTGCAATCCTCTGCCATGATGGAATTTTGGTGGTG</text:p>
      <text:p text:style-name="P2335"><text:span text:style-name="T2336">GAAGTAAAGGATCCAGCTGGGACAAAG</text:span><text:span text:style-name="T2337">TGA</text:span></text:p>
      <text:p text:style-name="P2338"><text:span text:style-name="T2339">--------------------------------------------------------------------------------------------</text:span></text:p>
      <text:p text:style-name="P2340"><text:span text:style-name="T2341">Metatheria 110 - 112<text:s/></text:span><text:span text:style-name="T2342"><text:s/></text:span></text:p>
      <text:p text:style-name="P2343"><text:span text:style-name="T2344">--------------------------------------------------------------------------------------------</text:span></text:p>
      <text:p text:style-name="P2345"><text:span text:style-name="T2346">110-Sarcophilus harrisii-Metatheria</text:span><text:span text:style-name="T2347"><text:s/></text:span><text:span text:style-name="T2348">151aa</text:span><text:span text:style-name="T2349"><text:s/>genuine HspB3</text:span><text:span text:style-name="T2350"><text:s text:c="2"/></text:span><text:span text:style-name="T2351">I</text:span><text:span text:style-name="T2352">D74.8% SIM82.8%</text:span></text:p>
      <text:p text:style-name="P2353"><text:span text:style-name="T2354">&gt;110-XP_003763173.1-HspB3-</text:span><text:span text:style-name="T2355">Sarcophilus-harrisii-Metatheria</text:span></text:p>
      <text:p text:style-name="P2356">MERIIIRHPIETPVRYQEEFEARGLEDCRLDHSLYALPGPATEDLRKTRSVQNPLLTPEAEKQPGGDSKP</text:p>
      <text:p text:style-name="P2357">LFQVLVDVVQFLPEDVIIQTFEGWLLIKAQHGPRMDEHGFVSRSFTRQYKLPDGVETKDLSALFCHDGIL</text:p>
      <text:p text:style-name="P2358">VVEVKDHGRVN</text:p>
      <text:p text:style-name="P2359"><text:span text:style-name="T2360">&gt;110-XM_003763125.1-HspB3-</text:span><text:span text:style-name="T2361">Sarcophilus-harrisii-Metatheria</text:span></text:p>
      <text:p text:style-name="P2362"><text:span text:style-name="T2363">ATG</text:span><text:span text:style-name="T2364">GAAAGAATCATCATACGGCACCCGATAGAAACACCAGTACGCTACCAGGAGGAATTT</text:span></text:p>
      <text:p text:style-name="P2365">GAAGCTCGGGGCCTTGAAGACTGCAGACTGGATCACAGTTTGTATGCACTGCCAGGCCCA</text:p>
      <text:p text:style-name="P2366">GCCACGGAGGACCTGAGGAAGACCAGGTCAGTCCAGAATCCGCTACTCACCCCAGAAGCT</text:p>
      <text:p text:style-name="P2367">GAGAAGCAACCAGGGGGGGACAGCAAACCTCTTTTTCAGGTCTTGGTGGATGTGGTGCAG</text:p>
      <text:p text:style-name="P2368">TTCCTCCCTGAAGATGTCATCATCCAGACTTTTGAAGGCTGGCTTCTGATCAAGGCTCAA</text:p>
      <text:p text:style-name="P2369">CACGGACCCAGAATGGATGAGCATGGATTTGTCTCAAGGAGCTTCACCCGGCAATATAAG</text:p>
      <text:p text:style-name="P2370">CTACCAGATGGTGTTGAAACCAAAGACCTATCAGCGCTCTTTTGCCATGATGGCATTTTG</text:p>
      <text:p text:style-name="P2371"><text:span text:style-name="T2372">GTAGTGGAAGTGAAAGATCATGGAAGGGTTAAC</text:span><text:span text:style-name="T2373">TGA</text:span></text:p>
      <text:p text:style-name="P2374"><text:span text:style-name="T2375">--------------------------------------------------------------------------------------------</text:span></text:p>
      <text:p text:style-name="P2376"><text:span text:style-name="T2377">111-Monodelphis<text:s/></text:span><text:span text:style-name="T2378">domestica-Metatheria<text:s/></text:span><text:span text:style-name="T2379"><text:s/></text:span><text:span text:style-name="T2380">152aa genuine HspB3</text:span><text:span text:style-name="T2381"><text:s text:c="2"/>I</text:span><text:span text:style-name="T2382">D75.0% SIM82.9%</text:span></text:p>
      <text:p text:style-name="P2383"><text:span text:style-name="T2384">&gt;111-XP_001380888.1-HspB3-</text:span><text:span text:style-name="T2385">Monodelphis-</text:span><text:span text:style-name="T2386">domestica-Metatheria</text:span></text:p>
      <text:p text:style-name="P2387">MERIVIRHPIETPVRYQEEFEARGLEDCRLDHALYALPGPTTVDRRKVRSAQNAPLTTEAEEKQPVPDSK</text:p>
      <text:p text:style-name="P2388">PPFQILLDVVQFLPEDVIIQIFEGWLLIKAQHGTRMDEHGFVSRSFTRQYKLPDGIETKDLSALFCHDGI</text:p>
      <text:p text:style-name="P2389">LVVEAKDRGRVN</text:p>
      <text:p text:style-name="P2390"><text:span text:style-name="T2391">&gt;111-XM_001380851.2-HspB3-</text:span><text:span text:style-name="T2392">Monodelphis-</text:span><text:span text:style-name="T2393">domestica-Metatheria</text:span></text:p>
      <text:p text:style-name="P2394"><text:span text:style-name="T2395">ATG</text:span><text:span text:style-name="T2396">GAAAGAATCGTTATAAGGCACCCTATAGAAACTCCAGTACGCTACCAGGAGGAATTT</text:span></text:p>
      <text:p text:style-name="P2397">GAAGCTCGAGGCCTGGAAGACTGCAGGCTGGATCATGCTCTGTATGCGCTACCAGGGCCA</text:p>
      <text:p text:style-name="P2398">ACCACAGTCGACCGGAGGAAGGTCAGGTCAGCCCAGAATGCACCACTGACCACAGAAGCG</text:p>
      <text:p text:style-name="P2399">GAGGAGAAACAACCAGTGCCAGACAGTAAGCCTCCTTTTCAGATCCTGCTGGATGTGGTA</text:p>
      <text:p text:style-name="P2400">CAGTTTCTCCCTGAGGATGTTATCATCCAGATTTTTGAAGGCTGGCTCCTGATCAAGGCT</text:p>
      <text:p text:style-name="P2401">CAGCATGGCACCAGGATGGACGAGCATGGCTTTGTCTCGAGGAGCTTTACCCGGCAATAC</text:p>
      <text:p text:style-name="P2402">AAGCTCCCGGATGGCATTGAAACCAAAGACCTCTCAGCTCTTTTCTGCCATGACGGCATT</text:p>
      <text:p text:style-name="P2403"><text:span text:style-name="T2404">TTGGTGGTGGAAGCGAAAGATCGCGGAAGGGTTAAC</text:span><text:span text:style-name="T2405">TGA</text:span></text:p>
      <text:p text:style-name="P2406"><text:span text:style-name="T2407">--------------------------------------------------------------------------------------------</text:span></text:p>
      <text:p text:style-name="P2408"><text:span text:style-name="T2409">112-Macropus/Notamacropus eugenii-Metatheria<text:s/></text:span><text:span text:style-name="T2410">151</text:span><text:span text:style-name="T2411">aa genuine HspB3</text:span><text:span text:style-name="T2412"><text:s/>I</text:span><text:span text:style-name="T2413">D79.5% SIM85.4%<text:s/></text:span><text:span text:style-name="T2414">Ensemble</text:span></text:p>
      <text:p text:style-name="P2415"><text:span text:style-name="T2416">&gt;112-ENSMEUP00000013775-HspB3-</text:span><text:span text:style-name="T2417">Macropus-eugenii-Metatheria</text:span></text:p>
      <text:p text:style-name="P2418"><text:span text:style-name="species">MERIILRHLIETPVRYQEEFEARGLEDCRLDHSLYALPGPTTVDLRKVRSAQDPLPATEA</text:span></text:p>
      <text:p text:style-name="P2419"><text:span text:style-name="species">DKQRAGDGKPHFQVLLDVVQFLPEDVIIQTFEGWLLIKAQHGTRMDEHGFVSRSFTRQYK</text:span></text:p>
      <text:p text:style-name="P2420"><text:span text:style-name="species">LPDGVENKDLSALFCHDGILVVEVKDHGRVN</text:span></text:p>
      <text:h text:style-name="P2421" text:outline-level="1"><text:span text:style-name="T2422">&gt;112-ENSMEUT00000015135.1-HspB3-</text:span><text:span text:style-name="T2423">Macropus-eugenii-Metatheria</text:span></text:h>
      <text:p text:style-name="P2424"><text:span text:style-name="T2425">ATG</text:span><text:span text:style-name="species">GAAAGAATCATCCTAAGGCACCTGATAGAAACCCCAGTACGTTATCAGGAGGAATTT</text:span></text:p>
      <text:p text:style-name="P2426"><text:span text:style-name="species">GAAGCACGAGGCCTTGAGGACTGCAGGCTGGATCACAGTTTGTATGCACTGCCAGGGCCA</text:span></text:p>
      <text:p text:style-name="P2427"><text:span text:style-name="species">ACCACCGTGGACCTGAGGAAGGTCAGGTCAGCCCAGGATCCACTACCGGCCACAGAAGCT</text:span></text:p>
      <text:soft-page-break/>
      <text:p text:style-name="P2428"><text:span text:style-name="species">GACAAGCAACGAGCAGGGGATGGCAAGCCTCATTTTCAGGTCTTACTGGATGTGGTGCAG</text:span></text:p>
      <text:p text:style-name="P2429"><text:span text:style-name="species">TTTCTCCCTGAAGATGTCATCATCCAAACTTTTGAAGGCTGGCTCCTGATCAAGGCTCAA</text:span></text:p>
      <text:p text:style-name="P2430"><text:span text:style-name="species">CATGGCACCCGAATGGACGAGCATGGGTTTGTCTCAAGAAGCTTCACCCGGCAGTATAAG</text:span></text:p>
      <text:p text:style-name="P2431"><text:span text:style-name="species">CTACCAGACGGTGTTGAAAACAAAGACCTATCGGCCCTCTTCTGCCACGATGGCATTTTG</text:span></text:p>
      <text:p text:style-name="P2432"><text:span text:style-name="species">GTAGTGGAAGTGAAAGATCATGGAAGAGTTAAC</text:span><text:span text:style-name="T2433">TGA</text:span></text:p>
      <text:p text:style-name="P2434"><text:span text:style-name="species">-------------------------------------------------------------------------------------------</text:span></text:p>
      <text:p text:style-name="P2435">Xenarthra 115</text:p>
      <text:p text:style-name="P2436"><text:span text:style-name="species">--------------------------------------------------------------------------------------------</text:span></text:p>
      <text:p text:style-name="P2437"><text:span text:style-name="T2438">115-Dasypus novemcinctus-Xenarthra<text:s/></text:span><text:span text:style-name="T2439"><text:s/></text:span><text:span text:style-name="T2440">150aa genuine HspB3</text:span><text:span text:style-name="T2441"><text:s text:c="2"/>I</text:span><text:span text:style-name="T2442">D88.0% SIM90.7%</text:span></text:p>
      <text:p text:style-name="P2443"><text:span text:style-name="T2444">&gt;115-XP_004483537.1-HspB3-</text:span><text:span text:style-name="T2445">Dasypus-novemcinctus-Xenarthra</text:span></text:p>
      <text:p text:style-name="P2446">MAKIILRHLIETPVRYQEAFEARGLEDCRLDHALYALPGPTTVDLGKAGASQAPLGHSAMEMPPREAKSR</text:p>
      <text:p text:style-name="P2447">FQILLDVVQFLPEDIIIQTYEGWLLIKAQHGTRMDEHGFVSRSFTRQYKLPDGVETKDLSAVLCHDGILV</text:p>
      <text:p text:style-name="P2448">VEVKDPVGTK</text:p>
      <text:p text:style-name="P2449"><text:span text:style-name="T2450">&gt;115-XM_004483480.3-HspB3-</text:span><text:span text:style-name="T2451">Dasypus-novemcinctus-Xenarthra</text:span></text:p>
      <text:p text:style-name="P2452"><text:span text:style-name="T2453">ATG</text:span><text:span text:style-name="T2454">GCAAAGATCATCTTGAGGCACCTCATAGAAACCCCAGTGCGTTACCAGGAGGCGTTT</text:span></text:p>
      <text:p text:style-name="P2455">GAAGCCCGAGGTTTGGAAGACTGCCGGCTGGATCATGCTTTATACGCGCTGCCCGGGCCA</text:p>
      <text:p text:style-name="P2456">ACCACCGTGGACCTGGGCAAAGCTGGGGCGTCGCAGGCTCCCCTGGGGCACTCAGCAATG</text:p>
      <text:p text:style-name="P2457">GAGATGCCGCCACGAGAAGCCAAGTCCCGCTTCCAGATCCTGCTGGACGTGGTCCAGTTC</text:p>
      <text:p text:style-name="P2458">CTCCCTGAAGACATCATCATTCAGACCTACGAAGGCTGGCTGCTGATTAAGGCCCAACAT</text:p>
      <text:p text:style-name="P2459">GGAACCAGAATGGATGAACATGGTTTTGTCTCGAGAAGCTTCACCCGACAATACAAACTG</text:p>
      <text:p text:style-name="P2460">CCAGATGGTGTTGAAACCAAAGATTTGTCCGCAGTCCTCTGCCATGATGGAATTTTGGTT</text:p>
      <text:p text:style-name="P2461"><text:span text:style-name="T2462">GTGGAAGTAAAGGATCCAGTGGGGACTAAG</text:span><text:span text:style-name="T2463">TGA</text:span></text:p>
      <text:p text:style-name="P2464"><text:span text:style-name="species">--------------------------------------------------------------------------------------------</text:span></text:p>
      <text:p text:style-name="P2465"/>
      <text:p text:style-name="P2466"><text:span text:style-name="T2467">Sauria/Testudines 120-145</text:span></text:p>
      <text:p text:style-name="P2468"><text:span text:style-name="T2469">--------------------------------------------------------------------------------------------</text:span></text:p>
      <text:p text:style-name="P2470"><text:span text:style-name="T2471">120-Alligator mississippiensis-Sauria/Testidunes<text:s/></text:span><text:span text:style-name="T2472">xxxaa genuine HspBx</text:span></text:p>
      <text:p text:style-name="P2473"><text:span text:style-name="T2474">--------------------------------------------------------------------------------------------</text:span></text:p>
      <text:p text:style-name="P2475"><text:span text:style-name="T2476">120a-Alligator mississippiensis-Sauria/Testidunes<text:s/></text:span><text:span text:style-name="T2477"><text:s/></text:span><text:span text:style-name="T2478">xxxaa genuine HspBx</text:span></text:p>
      <text:p text:style-name="P2479"><text:span text:style-name="T2480">--------------------------------------------------------------------------------------------</text:span></text:p>
      <text:p text:style-name="P2481"><text:span text:style-name="T2482">121-Alligator sinensis-Sauria/Testudines<text:s/></text:span><text:span text:style-name="T2483">145aa genuine HspB3</text:span></text:p>
      <text:p text:style-name="P2484">&gt;XP-006017349.1-HspB3-Alligator-sinensis</text:p>
      <text:p text:style-name="P2485">MEGVVIRHWVETPVRYQAQFADQELEAYKLEHSLYALPGPSTSSVRINKHVIAAEESSTGENEQSFQVLL</text:p>
      <text:p text:style-name="P2486">DVVQFRPEDIIIQTFEGWLLIKAQHGPRMDEHGFISRSFTRQYKLPNGIETKDLSAVFCHDGILVVEMKN</text:p>
      <text:p text:style-name="P2487">ASGMS</text:p>
      <text:p text:style-name="P2488"><text:span text:style-name="T2489">&gt;XM-006017287.2-HspB3-Alligator-sinensis</text:span></text:p>
      <text:p text:style-name="P2490">atggaaggagttgttataagacactgggtggaaacacctgtccgttatcaggcgcagttt</text:p>
      <text:p text:style-name="P2491">gctgaccaagagctggaagcatataagctggagcactctttgtatgctttgccaggccca</text:p>
      <text:p text:style-name="P2492">tccacatcctccgtgagaatcaacaagcatgtaattgcagcagaggaaagcagcactggg</text:p>
      <text:p text:style-name="P2493">gaaaatgagcaaagctttcaggtcctactggatgttgtgcaattccgccctgaagatatc</text:p>
      <text:p text:style-name="P2494">atcattcagactttcgaaggctggctcctgatcaaagctcagcatggacccaggatggac</text:p>
      <text:p text:style-name="P2495">gaacatggtttcatatccagaagctttactaggcaatacaaactgccaaatggaattgaa</text:p>
      <text:p text:style-name="P2496">acaaaagatttgtctgctgtcttctgtcatgatggcattttggttgttgaaatgaagaat</text:p>
      <text:p text:style-name="P2497"><text:span text:style-name="T2498">gcttcaggaatgagttaa</text:span></text:p>
      <text:p text:style-name="P2499"><text:span text:style-name="T2500">--------------------------------------------------------------------------------------------</text:span></text:p>
      <text:p text:style-name="P2501"><text:span text:style-name="T2502">122-Anolis carolinensis</text:span><text:span text:style-name="T2503">-Sauria/Testudines</text:span><text:span text:style-name="T2504"><text:s/></text:span><text:span text:style-name="T2505"><text:s/>178aa genuine HspB3</text:span></text:p>
      <text:p text:style-name="P2506"><text:span text:style-name="T2507">&gt;XP-003216235.1-HspB3</text:span><text:span text:style-name="T2508">-Anolis-carolinensis</text:span></text:p>
      <text:p text:style-name="P2509">MWTYNWKECGLFQLVNWTLPTEEIKQQIINIISAMEGVVIRHWVETPVRYQEYFTNKDLEACKLNHSLYA</text:p>
      <text:p text:style-name="P2510">LPGPAVAVQTKDVGEVETEQHSTNEEKPKFQVLLDVVQFRPEDVIIQTFEGWLLIKAQHGPRMDEHGFIA</text:p>
      <text:p text:style-name="P2511">RSFTRQYKLPDGVETKDLTAIFCHDGILVIETKAFGRI</text:p>
      <text:p text:style-name="P2512">&gt;XM-003216187.3-HspB3-Anolis-carolinensis</text:p>
      <text:p text:style-name="P2513">atgtggacgtacaactggaaagagtgtggattgttccagttggtgaactggactcttcct</text:p>
      <text:p text:style-name="P2514">actgaagaaataaagcagcagattatcaacattatttcagcaatggagggagtagttata</text:p>
      <text:soft-page-break/>
      <text:p text:style-name="P2515">cggcactgggtggaaactccagtacgttatcaggaatattttactaacaaagatttggaa</text:p>
      <text:p text:style-name="P2516">gcatgcaagttaaaccattctctctacgccttgccaggcccagcagtggctgtacagaca</text:p>
      <text:p text:style-name="P2517">aaggatgtgggtgaagtggaaacagaacagcacagtacaaatgaagaaaaacccaaattt</text:p>
      <text:p text:style-name="P2518">caagtcttactagatgttgtgcagttccgtcctgaagatgttatcattcaaacctttgaa</text:p>
      <text:p text:style-name="P2519">ggctggctgctgatcaaagctcagcatggacccaggatggatgaacatggctttatagcc</text:p>
      <text:p text:style-name="P2520">agaagctttactagacaatacaaattgcctgatggagttgaaacaaaagatctgactgct</text:p>
      <text:p text:style-name="P2521"><text:span text:style-name="T2522">atcttctgccacgatggcattttggttattgaaaccaaggcatttggcaggatatga</text:span></text:p>
      <text:p text:style-name="P2523"/>
      <text:p text:style-name="P2524"><text:span text:style-name="T2525">--------------------------------------------------------------------------------------------</text:span></text:p>
      <text:p text:style-name="Standard"><text:span text:style-name="T2526">123-Aquila chrysaetos canadensis</text:span><text:span text:style-name="T2527">-Sauria/Testidunes<text:s/></text:span><text:span text:style-name="T2528">149aa genuine HspB3</text:span></text:p>
      <text:p text:style-name="P2529">&gt;XP-011595210.1-HspB3-chrysaetos-canadensis</text:p>
      <text:p text:style-name="P2530">MAEAVIRHWVETPVRYQEQFAVQELEAHKLDHSLYALPGPSMAALSNRRCITESTSGAGKSGQEEENTHF</text:p>
      <text:p text:style-name="P2531">QVLLDVVQFRPEDIIIQTFEGWLLIKAQHGPRMDEHGFVSRSFTRQYKLPHGVENKDLSALFCHDGILVV</text:p>
      <text:p text:style-name="P2532">EMKKAPGKN</text:p>
      <text:p text:style-name="P2533"/>
      <text:p text:style-name="P2534">&gt;XM-011596908.1-HspB3-Aquila-chrysaetos-canadensis</text:p>
      <text:p text:style-name="P2535">atggcagaagctgttataagacactgggtggaaactcccgtacgctatcaagagcagttt</text:p>
      <text:p text:style-name="P2536">gctgtccaagagctggaagcacacaaactggatcactctttatacgctttgccgggccct</text:p>
      <text:p text:style-name="P2537">tctatggctgcactaagcaacagaaggtgtatcacagaaagtacgtctggggccgggaag</text:p>
      <text:p text:style-name="P2538">agtggccaggaggaggaaaacacgcactttcaggtcttgctggacgtcgtgcagttccgc</text:p>
      <text:p text:style-name="P2539">cccgaagatatcattattcagacatttgaaggctggctcctgatcaaagctcagcatgga</text:p>
      <text:p text:style-name="P2540">cccaggatggatgaacacggtttcgtatccagaagctttaccaggcagtacaaattacct</text:p>
      <text:p text:style-name="P2541">catggagtggagaacaaagacttgtctgcgcttttctgccatgatggcattttggttgtt</text:p>
      <text:p text:style-name="Standard"><text:span text:style-name="T2542">gaaatgaagaaagcaccgggaaagaactag</text:span></text:p>
      <text:p text:style-name="P2543"><text:span text:style-name="T2544">--------------------------------------------------------------------------------------------</text:span></text:p>
      <text:p text:style-name="P2545"><text:span text:style-name="T2546">124-Calidris pugnax-Sauria/Testudines</text:span><text:span text:style-name="T2547"><text:s/></text:span><text:span text:style-name="T2548"><text:s/>150aa genuine HspB3</text:span></text:p>
      <text:p text:style-name="P2549">&gt;XP-014820313.1-HspB3-Calidirs-pugnax</text:p>
      <text:p text:style-name="P2550">MAEAVIRHWVETPVRYQEQFSTPELEGHKLDHFLYALPGPATAAPGSRRWMAESTAGDGQSRREEEEDTR</text:p>
      <text:p text:style-name="P2551">FQVLLDVVQFRPEDIIIQTFEGWLLIKAQHGPRMDEHGFVSRSFTRQYKLPNGVENKDLSALFCHDGILV</text:p>
      <text:p text:style-name="P2552">VEMKNSVGKN</text:p>
      <text:p text:style-name="P2553"/>
      <text:p text:style-name="P2554">&gt;XM-014964827.1-HspB3-Calidirs-pugnax</text:p>
      <text:p text:style-name="P2555">atggcagaagctgttataagacactgggtggaaactcccgtgcgctaccaagagcagttt</text:p>
      <text:p text:style-name="P2556">tccaccccagagctggaagggcacaagctggaccacttcttatacgctttgccgggccct</text:p>
      <text:p text:style-name="P2557">gctacggcggcgccgggcagcagaaggtggatggcagagagcacggctggggacgggcag</text:p>
      <text:p text:style-name="P2558">agccgccgggaggaggaggaggacacgcgcttccaggtcttgctggatgtggtgcagttc</text:p>
      <text:p text:style-name="P2559">cgccccgaagacatcattatccagacttttgaaggctggctcctgatcaaagctcagcac</text:p>
      <text:p text:style-name="P2560">ggacccaggatggacgagcacggtttcgtgtccagaagctttaccagacaatacaaatta</text:p>
      <text:p text:style-name="P2561">cctaacggagtggagaacaaagacttgtccgcgcttttctgccacgatggtattttggtt</text:p>
      <text:p text:style-name="P2562"><text:span text:style-name="T2563">gttgaaatgaagaactcggtgggaaagaattag</text:span></text:p>
      <text:p text:style-name="P2564"><text:span text:style-name="T2565">--------------------------------------------------------------------------------------------</text:span></text:p>
      <text:p text:style-name="Standard"><text:span text:style-name="T2566">125-Calypte anna</text:span><text:span text:style-name="T2567">-Sauria/Testidunes</text:span><text:span text:style-name="T2568"><text:s/></text:span><text:span text:style-name="T2569"><text:s/>148aa genuine HspB3</text:span></text:p>
      <text:p text:style-name="P2570">&gt;XP_008498364.1-HspB3-Calypte-anna</text:p>
      <text:p text:style-name="P2571">MAEGIIRHCVETPVRYQEQFAVQELEEQKLDHSLYALPGPSTAALSKRSCAVGSTAEAGKGDQEENKSFQ</text:p>
      <text:p text:style-name="P2572">VLLDVVQFRPEDIIIQTFEGWLLIKAQHGPRMDEHGFISRSFTRQYKLPSGVGNKDLSALFCHDGILVVE</text:p>
      <text:p text:style-name="P2573">MKNSVGKN</text:p>
      <text:p text:style-name="P2574"/>
      <text:p text:style-name="P2575"><text:span text:style-name="T2576">&gt;XM_008500142.1-HspB3-Calypte-anna</text:span></text:p>
      <text:p text:style-name="P2577">atggcagaaggcattataagacactgtgtggaaactcctgtacgctatcaagagcagttt</text:p>
      <text:p text:style-name="P2578">gctgtccaagaactggaagaacaaaaattggatcactctttatacgctttgccaggccct</text:p>
      <text:p text:style-name="P2579">tctacagctgccctgagcaagagaagttgtgctgtgggaagtacagctgaggctgggaaa</text:p>
      <text:p text:style-name="P2580">ggtgaccaggaggaaaacaaaagctttcaggttttgttggatgttgtgcagttccgccct</text:p>
      <text:soft-page-break/>
      <text:p text:style-name="P2581">gaagatatcattattcagacctttgaaggctggctcctgatcaaagctcagcatgggccc</text:p>
      <text:p text:style-name="P2582">aggatggatgaacacggtttcatatccagaagctttaccagacaatacaaattacccagt</text:p>
      <text:p text:style-name="P2583">ggagtggggaacaaagacttgtctgcgcttttctgccatgatgggattttggttgttgaa</text:p>
      <text:p text:style-name="Standard"><text:span text:style-name="T2584">atgaagaactcggtgggaaagaattag</text:span></text:p>
      <text:p text:style-name="P2585"><text:span text:style-name="T2586">--------------------------------------------------------------------------------------------</text:span></text:p>
      <text:p text:style-name="Standard"><text:span text:style-name="T2587">126-Chrysemys picta bellii</text:span><text:span text:style-name="T2588">-Sauria/Testidunes</text:span><text:span text:style-name="T2589"><text:s/></text:span><text:span text:style-name="T2590"><text:s/>148aa genuine HspB3</text:span></text:p>
      <text:p text:style-name="P2591">&gt;XP_005282222.1-HspB3-Chrysemys-picta-bellii</text:p>
      <text:p text:style-name="P2592">MEGVVTRHWVETPVRYQEQFAVQDLEACKLDHSLYALPGPSKAEVRSRHATKSTATAQEDSTEEGKPSFQ</text:p>
      <text:p text:style-name="P2593">VLLDVVQFRPEDIIIQTFEGWLLIKAQHGPRMDEHGFISRSFVRQYKLPNGVKKKDLSALFCHDGILVVE</text:p>
      <text:p text:style-name="P2594">MKSSEGMD</text:p>
      <text:p text:style-name="P2595"/>
      <text:p text:style-name="P2596"><text:span text:style-name="T2597">&gt;XM_005282165.2-HspB3-Chrysemys-picta-bellii</text:span></text:p>
      <text:p text:style-name="P2598">atggaaggagtagttacaagacactgggtggaaactcctgtacgttatcaggagcagttt</text:p>
      <text:p text:style-name="P2599">gctgtccaagatctggaagcgtgcaagttggatcactctttatatgctttgccaggccca</text:p>
      <text:p text:style-name="P2600">tccaaggctgaggtgagaagccgacatgcaacaaaaagtacagctacagcacaggaggac</text:p>
      <text:p text:style-name="P2601">agcaccgaagaaggcaaacccagctttcaggtcttactggatgttgtgcagttccgtcct</text:p>
      <text:p text:style-name="P2602">gaagatatcatcattcagactttcgaaggctggctcctgatcaaagctcagcatggacct</text:p>
      <text:p text:style-name="P2603">aggatggacgaacatggtttcatatccagaagctttgttagacaatacaaattacctaat</text:p>
      <text:p text:style-name="P2604">ggagtcaagaaaaaagatttgtctgctctcttctgccatgatggcattttggttgttgaa</text:p>
      <text:p text:style-name="Standard"><text:span text:style-name="T2605">atgaagagctcagagggaatggactaa</text:span></text:p>
      <text:p text:style-name="P2606"><text:span text:style-name="T2607">--------------------------------------------------------------------------------------------</text:span></text:p>
      <text:p text:style-name="P2608"><text:span text:style-name="T2609">126a-Columba livia-S</text:span><text:span text:style-name="T2610">auria/Testudines<text:s/></text:span><text:span text:style-name="T2611"><text:s/></text:span><text:span text:style-name="T2612">147aa genuine HspB3</text:span></text:p>
      <text:p text:style-name="P2613">&gt;XP_021141119.1-HspB3-Columba-livia</text:p>
      <text:p text:style-name="P2614">MAEAVIRHWVETPVRYQEHFAVQELEACKLDHSLYALPGPSTSALSSRITESTAGVGKSDEEDENTHFQV</text:p>
      <text:p text:style-name="P2615">LLDVVQFRPEDIIIQTFEGWLLIKAQHGPRMDEHGFVSRSFTRQYKLPNGVENKDLSALFCHDGILVVEM</text:p>
      <text:p text:style-name="P2616">KNSVGKN</text:p>
      <text:p text:style-name="P2617">&gt;XM_021285444.1-HspB3-Columba-livia</text:p>
      <text:p text:style-name="P2618">atggcagaagctgttataagacactgggtggaaactcctgtacgctatcaagagcacttt</text:p>
      <text:p text:style-name="P2619">gctgtccaggagctggaagcatgcaaactggaccactctctatacgctttgccaggccct</text:p>
      <text:p text:style-name="P2620">tctacctctgcactgagcagcagaatcacagaaagcacagctggggtcgggaagagtgat</text:p>
      <text:p text:style-name="P2621">gaggaggatgaaaacacacactttcaggtcttgctggacgttgtgcagttccgccctgaa</text:p>
      <text:p text:style-name="P2622">gatatcattattcagactttcgaaggctggctcctgatcaaagctcagcatggacccagg</text:p>
      <text:p text:style-name="P2623">atggatgaacatggttttgtatccagaagcttcaccagacaatacaaattacctaatgga</text:p>
      <text:p text:style-name="P2624">gtggagaacaaagacttgtctgcgctcttctgccatgatggcattttggttgttgaaatg</text:p>
      <text:p text:style-name="P2625"><text:span text:style-name="T2626">aagaactcggtgggaaagaattag</text:span></text:p>
      <text:p text:style-name="P2627"><text:span text:style-name="T2628">--------------------------------------------------------------------------------------------</text:span></text:p>
      <text:p text:style-name="P2629"><text:span text:style-name="T2630">127-Corvus brachyrhynchos-Sauria/Testudines<text:s/></text:span><text:span text:style-name="T2631"><text:s/>198aa genuine HspB3 some confusion about another report of 1</text:span><text:span text:style-name="T2632">st</text:span><text:span text:style-name="T2633"><text:s/>Met being at~49</text:span></text:p>
      <text:p text:style-name="P2634">&gt;XP_017599805.1-HspB3-Corvus-brachyrhynchos</text:p>
      <text:p text:style-name="P2635"><text:span text:style-name="T2636">MLSSACSKSERRHQLIDWSVGKTYGWEELALTLQLPDTAQVAADLSASA</text:span><text:span text:style-name="T2637">M</text:span><text:span text:style-name="T2638">AEAVIRHWVETPVRYQEQFV</text:span></text:p>
      <text:p text:style-name="P2639">GQELEAHKLNHLLYALPGPATTALSNQRCITESTAGARKSSQEEENTHFRVLLDVVQFCPEDIIIQTFEG</text:p>
      <text:p text:style-name="P2640">WLLIKAQHGPRMDEHGFISRSFTRQYKLPDGVENKDLSALFCHDGILVVEMKNSVGKN</text:p>
      <text:p text:style-name="P2641"/>
      <text:p text:style-name="P2642"><text:span text:style-name="T2643">&gt;XM_017744316.1-HspB3-Corvus-brachyrhynchos</text:span></text:p>
      <text:p text:style-name="Normal"><text:span text:style-name="T2644">atg</text:span><text:span text:style-name="T2645">ttaagctctgcctgttctaaaagtgaaaggcgacatcaactgatagactggtctgtg</text:span></text:p>
      <text:p text:style-name="P2646">ggtaagacatacggctgggaagagctcgctctgactctgcagcttcctgacacagcacaa</text:p>
      <text:p text:style-name="Normal"><text:span text:style-name="T2647">gtagcagctgatctttctgcctctgca</text:span><text:span text:style-name="T2648">atg</text:span><text:span text:style-name="T2649">gcagaagctgtcataagacactgggtggaa</text:span></text:p>
      <text:p text:style-name="P2650">actcctgtacgctaccaggagcagtttgttggccaagagctggaagcacacaagctgaac</text:p>
      <text:p text:style-name="P2651">caccttttatacgctttgccgggccctgctaccactgcgctgagcaaccaaaggtgcatc</text:p>
      <text:p text:style-name="P2652">acagaaagcacggctggggccaggaagagcagccaggaggaggaaaacacacactttcgg</text:p>
      <text:p text:style-name="P2653">gtcttgctggacgttgtgcagttctgccccgaagatatcattatccagacttttgaaggc</text:p>
      <text:soft-page-break/>
      <text:p text:style-name="P2654">tggctcctgattaaagctcagcacggacccaggatggatgaacatggtttcatatccaga</text:p>
      <text:p text:style-name="P2655">agcttcaccagacaatacaaattacctgatggagtggagaacaaagacctgtctgcactt</text:p>
      <text:p text:style-name="P2656"><text:span text:style-name="T2657">ttctgccatgatggcattttggttgttgaaatgaagaactcagtgggaaagaactag</text:span></text:p>
      <text:p text:style-name="P2658"><text:span text:style-name="T2659">--------------------------------------------------------------------------------------------</text:span></text:p>
      <text:p text:style-name="Standard"><text:span text:style-name="T2660">128-Coturnix japonica</text:span><text:span text:style-name="T2661">-Sauria/Testidunes</text:span><text:span text:style-name="T2662"><text:s/></text:span><text:span text:style-name="T2663"><text:s/>149aa</text:span><text:span text:style-name="T2664"><text:s/>genuine HspB3</text:span></text:p>
      <text:p text:style-name="P2665">&gt;XP_015704206.1-HspB3-Coturnix-japonica</text:p>
      <text:p text:style-name="P2666">MAEAVIRHWVETPVRYQEQFTDEDLEEHKLNHSLYALPGPFTASLSRRGKITESTDGAEVSSQEEEKKGF</text:p>
      <text:p text:style-name="P2667">QVLLDVVQFRPEDIIIQTFEGWLLIKAQHGPRMDEHGFISRSFTRQYKLPDGVENKDLSALFCHDGILVV</text:p>
      <text:p text:style-name="P2668">ETKNSVGSH</text:p>
      <text:p text:style-name="P2669"/>
      <text:p text:style-name="P2670">&gt;XM_015848720.1-HspB3-Coturnix-japonica</text:p>
      <text:p text:style-name="P2671">atggcagaagctgttataagacactgggtggaaactcctgtccgctatcaagagcagttt</text:p>
      <text:p text:style-name="P2672">actgatgaagatctggaagaacacaaactgaatcactctctttatgctttgccgggtcct</text:p>
      <text:p text:style-name="P2673">tttacagcttcattgagcagaagagggaaaattacggaaagtacggatggggccgaggtg</text:p>
      <text:p text:style-name="P2674">agcagccaggaagaagaaaagaaaggctttcaggtcttgctggatgttgtgcagtttcgc</text:p>
      <text:p text:style-name="P2675">ccagaagatatcattattcagacttttgaaggctggctcctgatcaaagctcagcatgga</text:p>
      <text:p text:style-name="P2676">cccaggatggatgagcatggcttcatatccagaagctttaccagacagtacaaactgccc</text:p>
      <text:p text:style-name="P2677">gatggagtggagaacaaagatttgtctgcactcttctgccatgatggcattttggttgtt</text:p>
      <text:p text:style-name="Standard"><text:span text:style-name="T2678">gaaacgaagaactcagtgggaagtcattag</text:span></text:p>
      <text:p text:style-name="P2679"><text:span text:style-name="T2680">--------------------------------------------------------------------------------------------</text:span></text:p>
      <text:p text:style-name="PreformattedText"><text:span text:style-name="T2681">129-Crocodylus-porosus-Sauria/Testidunes<text:s/></text:span><text:span text:style-name="T2682"><text:s/>145aa</text:span><text:span text:style-name="T2683"><text:s/>genuine HspB3</text:span></text:p>
      <text:p text:style-name="P2684">&gt;XP_019388041.1-HspB3-Crocodylus-porosus</text:p>
      <text:p text:style-name="P2685">MEGVIIRHWVETPVRYQEQFADQELDAYKLEHSLYALPGPSISSVRINKHVIAAEKSSTGGNEQSFQVLL</text:p>
      <text:p text:style-name="P2686">DVVQFRPEDIIIQTFEGWLLIKAQHGRRMDEHGFISRSFTRQYKLPNGTETKDLSAVFCHDGILVVEMKN</text:p>
      <text:p text:style-name="P2687">ASGMN</text:p>
      <text:p text:style-name="P2688"><text:span text:style-name="T2689">&gt;XM_019532496-HspB3-Crocodylus-porosus</text:span><text:span text:style-name="T2690"><text:s text:c="2"/></text:span></text:p>
      <text:p text:style-name="P2691">atggaaggagttattataagacactgggtggaaacacctgtccgttatcaggagcagttt</text:p>
      <text:p text:style-name="P2692">gctgaccaagagctggacgcatataagctggagcactctttgtatgctttgcctggccca</text:p>
      <text:p text:style-name="P2693">tccatatcctccgtgagaatcaacaagcatgtaattgcagcagagaaaagcagcactggg</text:p>
      <text:p text:style-name="P2694">ggaaatgagcaaagctttcaggtcctactggatgttgtgcaattccgccctgaagatatc</text:p>
      <text:p text:style-name="P2695">atcattcagactttcgaaggctggctcctgatcaaagctcagcatggacgcaggatggac</text:p>
      <text:p text:style-name="P2696">gaacatggtttcatatccagaagctttactaggcaatacaaactgccaaatggaaccgaa</text:p>
      <text:p text:style-name="P2697">acaaaagatttgtctgctgtcttctgtcatgatggcattttggttgttgaaatgaagaat</text:p>
      <text:p text:style-name="PreformattedText"><text:span text:style-name="T2698">gcttcaggaatgaattaa</text:span></text:p>
      <text:p text:style-name="P2699"><text:span text:style-name="T2700">--------------------------------------------------------------------------------------------</text:span></text:p>
      <text:p text:style-name="Standard"><text:span text:style-name="T2701">130-Cuculus canorus</text:span><text:span text:style-name="T2702">-Sauria/Testidunes</text:span><text:span text:style-name="T2703"><text:s/></text:span><text:span text:style-name="T2704"><text:s/>153aa</text:span><text:span text:style-name="T2705"><text:s/>genuine HspB3</text:span></text:p>
      <text:p text:style-name="P2706">&gt;XP_009554153.1 HspB3-Cuculus-canorus</text:p>
      <text:p text:style-name="P2707">MAEAVIRHWVETPVRYQEQFAVQELEAHKLDHSLYALPGPSTATVSNGRCITESTVGTEKSNQEEENKHF</text:p>
      <text:p text:style-name="P2708">QVLLDVVQFRPEDIIIQTFEGWLLIKAQHGPRMDEHGFISRCFTRQYKLPDGVENKDLSALFCHDGILVV</text:p>
      <text:p text:style-name="P2709">EMKNSVGKNESCP</text:p>
      <text:p text:style-name="P2710"><text:span text:style-name="T2711">&gt;XM_009555858.1 HspB3-Cuculus-canorus</text:span><text:span text:style-name="T2712"><text:s/></text:span></text:p>
      <text:p text:style-name="P2713">ATGGCAGAAGCTGTTATAAGACACTGGGTGGAAACTCCCGTACGCTATCAAGAGCAGTTTGCTGTCCAAG</text:p>
      <text:p text:style-name="P2714">AGTTGGAAGCACATAAACTGGACCACTCTCTGTACGCTTTGCCGGGCCCTTCTACAGCTACGGTGAGCAA</text:p>
      <text:p text:style-name="P2715">CGGAAGGTGTATCACGGAAAGTACAGTGGGGACAGAGAAGAGTAACCAGGAGGAGGAAAACAAACATTTT</text:p>
      <text:p text:style-name="P2716">CAGGTCTTGCTGGATGTTGTGCAGTTCCGCCCTGAAGATATCATTATTCAGACTTTTGAAGGCTGGCTCC</text:p>
      <text:p text:style-name="P2717">TGATCAAAGCTCAGCATGGACCCAGGATGGATGAGCACGGTTTCATATCCAGATGCTTTACCAGACAATA</text:p>
      <text:p text:style-name="P2718">TAAATTACCTGATGGAGTAGAGAACAAAGACTTGTCTGCGCTTTTCTGCCATGATGGCATTTTGGTTGTT</text:p>
      <text:p text:style-name="P2719">GAAATGAAGAACTCAGTGGGAAAGAATGAATCTTGTCCATAG</text:p>
      <text:p text:style-name="Standard"/>
      <text:p text:style-name="P2720"><text:span text:style-name="T2721">--------------------------------------------------------------------------------------------</text:span></text:p>
      <text:p text:style-name="P2722"><text:span text:style-name="T2723">130a-Dromaius novaehollandiae-</text:span><text:span text:style-name="T2724">Sauria/Testudines<text:s/></text:span><text:span text:style-name="T2725">149aa</text:span><text:span text:style-name="T2726"><text:s/>genuine HspB3 identical one at</text:span><text:span text:style-name="T2727">XP_025976720</text:span></text:p>
      <text:p text:style-name="P2728"/>
      <text:soft-page-break/>
      <text:p text:style-name="P2729">&gt;XP_025976721.1-HspB3-Dromaius-novaehollandiae</text:p>
      <text:p text:style-name="P2730">MEETVIRHWVETPVRYQEEFAVQEPEAFKLDHSLYALPGPSTAALSSRRRITESAAGAGTRDQEEENTRF</text:p>
      <text:p text:style-name="P2731">QVLLDVVQFRPEDIIIQTFEGWLLIKAQHGPRMDEHGFISRSFTRQYKLPDGVENKDLSALFCHDGILVV</text:p>
      <text:p text:style-name="P2732">EMKNSVGKN</text:p>
      <text:p text:style-name="P2733">&gt;XM_026120936-HspB3-Dromaius-novaehollandiae</text:p>
      <text:p text:style-name="P2734">atggaagaaacagttataagacactgggtggaaactcctgtgcgttatcaagaagagttt</text:p>
      <text:p text:style-name="P2735">gcagtccaagagccagaagcgttcaaactggatcactccctgtacgctttgccgggccct</text:p>
      <text:p text:style-name="P2736">tccacagctgcgctgagcagcagaaggcgaatcacagaaagtgcagctggggccgggacg</text:p>
      <text:p text:style-name="P2737">cgcgaccaggaggaggaaaacacccgctttcaggtcttactggatgttgtgcagttccgc</text:p>
      <text:p text:style-name="P2738">cctgaagatatcattattcagactttcgaaggctggctgctgatcaaagctcaacacgga</text:p>
      <text:p text:style-name="P2739">cccaggatggacgaacacggtttcatatcccgaagctttactagacaatacaaattgccc</text:p>
      <text:p text:style-name="P2740">gatggagtggagaacaaagatctgtctgctcttttctgccatgatggcattttggttgtt</text:p>
      <text:p text:style-name="PreformattedText"><text:span text:style-name="T2741">gaaatgaagaactcggtgggaaagaactaa</text:span></text:p>
      <text:p text:style-name="P2742">--------------------------------------------------------------------------------</text:p>
      <text:p text:style-name="Standard"><text:span text:style-name="T2743">131-Falco cherrug</text:span><text:span text:style-name="T2744">-Sauria/Testidunes</text:span><text:span text:style-name="T2745"><text:s/>149aa</text:span><text:span text:style-name="T2746"><text:s/>genuine HspBx</text:span></text:p>
      <text:p text:style-name="P2747"><text:span text:style-name="T2748">&gt;131-XP_005443974.1-HspB3-Falco-cherrug-SauriaTestudnes</text:span></text:p>
      <text:p text:style-name="P2749">MAEAVIRHWVETPVRYQEQFAAQELEAHRLDHSLYALPGPSTAALSSRRCVTESTDGARNSVPEEENARFRVLLDVVQFRPEDIIIQTFEGWLLIKAQHGPRMDEHGFISRSFTRQYKLPDGVENKDLSALFCHDGILVVEMKNSVGEN</text:p>
      <text:p text:style-name="P2750"><text:span text:style-name="T2751">&gt;</text:span><text:bookmark-start text:name="feature_XP_005443974.1_CDS_0"/><text:bookmark-end text:name="feature_XP_005443974.1_CDS_0"/><text:span text:style-name="T2752">131-XM_005443917.2-HspB3-Falco-cherrug-SauriaTestudnes</text:span></text:p>
      <text:p text:style-name="P2753"><text:span text:style-name="T2754">ATG</text:span><text:span text:style-name="T2755">GCAGAAGCTGTTATAAGGCACTGGGTGGAAACCCCCGTACGCTATCAAGAGCAGTTT</text:span><text:span text:style-name="T2756">GCTGCCCAAGAGCTGGAAGCGCACAGGCTGGACCACTCTTTATATGCTTTGCCGGGCCCTTCTACAGCTGCACTGAGCAGCAGAAGGTGTGTCACTGAAAGTACAGATGGAGCCAGGAATAGTGTCCCGGAGGAGGAAAACGCACGCTTTCGGGTCTTGCTGGACGTTGTGCAGTTTCGACCTGAAGATATCATTATTCAGACTTTTGAAGGCTGGCTCCTGATCAAAGCCCAGCACGGACCCAGGATGGACGAACACGGTTTCATATCCAGAAGCTTTACCAGACAATACAAATTACCCGATGGAGTGGAGAACAAAGACTTGTCTGCGCTTTTCTGCCACGATGGCATTTTGGTTGTTAAATGAAGAACTCGGTGGGAGAGAAT</text:span><text:span text:style-name="T2757">TAG</text:span></text:p>
      <text:p text:style-name="P2758">--------------------------------------------------------------------------------</text:p>
      <text:p text:style-name="P2759"><text:span text:style-name="T2760">132-Falco peregrinus</text:span><text:span text:style-name="T2761">-Sauria/Testidunes<text:s/></text:span><text:span text:style-name="T2762"><text:s/>149aa</text:span><text:span text:style-name="T2763"><text:s/>genuine HspB3</text:span></text:p>
      <text:p text:style-name="P2764">&gt;XP_005242051.1-HspB3-Falco-peregrinus</text:p>
      <text:p text:style-name="P2765">MAEAVIRHWVETPVRYQEQFAAQELEAHRLDHSLYALPGPSTAALSSRRCVTESTDGARNSVPEEENARF</text:p>
      <text:p text:style-name="P2766">RVLLDVVQFRPEDIIIQTFEGWLLIKAQHGPRMDEHGFISRSFTRQYKLPNGVENKDLSALFCHDGILVV</text:p>
      <text:p text:style-name="P2767">EMKNSVGEN</text:p>
      <text:p text:style-name="P2768"><text:span text:style-name="T2769">&gt;XM_005241994-HspB3-Falco-peregrinus</text:span></text:p>
      <text:p text:style-name="P2770">atggcagaagctgttataaggcactgggtggaaacccccgtacgctaccaagagcagttt</text:p>
      <text:p text:style-name="P2771">gctgcccaagagctggaagcgcacaggctggaccactctttatatgctttgccgggccct</text:p>
      <text:p text:style-name="P2772">tctacagctgcactgagcagcagaaggtgtgtcactgaaagtacagatggagccaggaat</text:p>
      <text:p text:style-name="P2773">agtgtcccggaggaggaaaacgcacgctttcgggtcttgctggacgttgtgcagtttcga</text:p>
      <text:p text:style-name="P2774">cctgaagatatcattattcagacttttgaaggctggctcctgatcaaagcccagcatgga</text:p>
      <text:p text:style-name="P2775">cccaggatggacgaacacggtttcatatccagaagctttaccagacaatacaaattaccc</text:p>
      <text:p text:style-name="P2776">aatggagtggagaacaaagacttgtctgcgcttttctgccacgatggcattttggttgtt</text:p>
      <text:p text:style-name="P2777"><text:span text:style-name="T2778">gaaatgaagaactcggtgggagagaattag</text:span></text:p>
      <text:p text:style-name="P2779"><text:span text:style-name="T2780">--------------------------------------------------------------------------------------------</text:span></text:p>
      <text:p text:style-name="P2781"><text:span text:style-name="T2782">133-Ficedula albicollis Sauria/Testidunes<text:s/></text:span><text:span text:style-name="T2783"><text:s/>149aa</text:span><text:span text:style-name="T2784"><text:s/>genuine HspB3</text:span></text:p>
      <text:p text:style-name="P2785">&gt;XP_005060678.1-HspB3-Ficedula-albicollis</text:p>
      <text:p text:style-name="P2786">MAEAVIRHWVETPARYQEQFAGQELEAHKLNHLLYALPGPATTAPSNQRCATESTAGAGKSSQEEENTHF</text:p>
      <text:p text:style-name="P2787">RVLLDVVQFRPEDIIIQTFEGWLLIKAQHGPRMDEHGFISRSFTRQYKLPDGVENKDLSALFCHDGILVV</text:p>
      <text:p text:style-name="P2788">EMKSSVEKN</text:p>
      <text:p text:style-name="P2789"><text:span text:style-name="T2790">&gt;XM_005060621-HspB3-Ficedula-albicollis</text:span></text:p>
      <text:p text:style-name="P2791">atggcagaagctgtcataagacactgggtggaaactcctgcacgctaccaggagcagttt</text:p>
      <text:p text:style-name="P2792">gctggccaagaactggaagcacacaaactgaaccaccttttatatgctttgccaggccct</text:p>
      <text:p text:style-name="P2793">gccaccactgcaccgagcaaccaaaggtgcgccacagaaagcacggctggggctgggaag</text:p>
      <text:p text:style-name="P2794">agcagccaggaggaggaaaacacacactttcgggtcttgctggacgttgtgcagttccgc</text:p>
      <text:p text:style-name="P2795">cctgaagatatcattatccagactttcgaaggctggctcctgattaaagctcagcacgga</text:p>
      <text:soft-page-break/>
      <text:p text:style-name="P2796">cccaggatggatgaacatggtttcatatccagaagcttcaccagacaatataaattacct</text:p>
      <text:p text:style-name="P2797">gacggagtggagaacaaagacttgtctgcacttttctgccatgatggcatcttggttgtt</text:p>
      <text:p text:style-name="P2798"><text:span text:style-name="T2799">gaaatgaagagctcagtggaaaagaattag</text:span></text:p>
      <text:p text:style-name="P2800"/>
      <text:p text:style-name="P2801"><text:span text:style-name="T2802">--------------------------------------------------------------------------------------------</text:span></text:p>
      <text:p text:style-name="P2803"><text:span text:style-name="T2804">134-Gallus gallus</text:span><text:span text:style-name="T2805">-Sauria/Testudines</text:span><text:span text:style-name="T2806"><text:s/></text:span><text:span text:style-name="T2807">149aa</text:span><text:span text:style-name="T2808"><text:s/>genuine HspB3</text:span></text:p>
      <text:p text:style-name="P2809">&gt;XP_001231558.1-HspB3-Gallus-gallus</text:p>
      <text:p text:style-name="P2810">MAEAVIRHWVETPVRYQEQFAAEELEEHKLNHSLYALPGPFTAALSRRGQILESTDGAEATSQEEEKTGF</text:p>
      <text:p text:style-name="P2811">QVLLDVVQFRPEDIIIQTFEGWLLIKAQHGPRMDEHGFISRSFTRQYKLPDGVENKDLSALFCHDGILVV</text:p>
      <text:p text:style-name="P2812">EMKNSVGIN</text:p>
      <text:p text:style-name="P2813"><text:span text:style-name="T2814">XM_001231557-HspB3-Gallus-gallus</text:span></text:p>
      <text:p text:style-name="P2815">atggcagaagctgttataagacactgggtggaaactcctgtacgctatcaagagcagttt</text:p>
      <text:p text:style-name="P2816">gctgccgaggagctggaagaacacaaactgaatcactctctttatgctttgccgggacct</text:p>
      <text:p text:style-name="P2817">tttacagctgcactgagcagaagagggcaaattctggaaagtacggatggggccgaggcg</text:p>
      <text:p text:style-name="P2818">accagccaggaagaagaaaagacgggcttccaggtcttgctggatgttgtgcagtttcgc</text:p>
      <text:p text:style-name="P2819">ccagaagatatcattattcagacttttgaaggctggctcctgatcaaagcacagcacgga</text:p>
      <text:p text:style-name="P2820">cccaggatggatgagcatggcttcatatccagaagctttaccagacagtacaaactgccc</text:p>
      <text:p text:style-name="P2821">gacggagtggagaacaaagatttgtctgcactcttctgccatgatggcattttggttgtt</text:p>
      <text:p text:style-name="P2822"><text:span text:style-name="T2823">gaaatgaagaactcggtgggaattaattag</text:span></text:p>
      <text:p text:style-name="P2824"><text:span text:style-name="T2825">--------------------------------------------------------------------------------------------</text:span></text:p>
      <text:p text:style-name="P2826"><text:span text:style-name="T2827">135-Gekko japonicus-Sauria/Testidunes</text:span><text:span text:style-name="T2828"><text:s/></text:span><text:span text:style-name="T2829"><text:s/>149aa</text:span><text:span text:style-name="T2830"><text:s/>genuine HspB3</text:span></text:p>
      <text:p text:style-name="P2831">&gt;XP_015274645.1-HspB3-Gekko-japonicus</text:p>
      <text:p text:style-name="P2832">MEGVLVIRHWVETPARYQEHFAEQDLEGCRLNHRLYALPGPATAVQGKYSRTTKSTVEAAQKGTEEGRPQ</text:p>
      <text:p text:style-name="P2833">FQILLDIVQFRPEDVIIQTFEGWLLVKAQHGPRMDEHGFIARSFTRQYKLPEGVETKDLSALFCHDGILV</text:p>
      <text:p text:style-name="P2834">IETKTLAEN</text:p>
      <text:p text:style-name="P2835">&gt;XM_015419159-HspB3-Gekko-japonicus</text:p>
      <text:p text:style-name="P2836">atggaaggagtactagttatacgccactgggtggaaactccagcacgttatcaggagcat</text:p>
      <text:p text:style-name="P2837">tttgctgagcaagatcttgaaggctgccggttaaaccatcgcctgtatgccttgcccggc</text:p>
      <text:p text:style-name="P2838">ccagccacagctgttcagggaaagtactcacggacaacgaagagcacagtggaggcggca</text:p>
      <text:p text:style-name="P2839">cagaagggcacagaggaaggaaggccccaatttcaaatcttgctagacattgtgcaattc</text:p>
      <text:p text:style-name="P2840">cgtcccgaagacgttatcattcagacctttgaaggctggctcctggttaaagctcagcat</text:p>
      <text:p text:style-name="P2841">ggaccgaggatggatgaacatggctttatagccagaagctttactagacaatacaaattg</text:p>
      <text:p text:style-name="P2842">ccagagggagtcgaaacaaaagatctgtctgctctcttctgccatgatggcattttggtt</text:p>
      <text:p text:style-name="P2843"><text:span text:style-name="T2844">attgaaaccaagaccttggcagagaattaa</text:span></text:p>
      <text:p text:style-name="P2845"><text:span text:style-name="T2846">--------------------------------------------------------------------------------------------</text:span></text:p>
      <text:p text:style-name="Standard"><text:span text:style-name="T2847">136-Haliaeetus leucocephalus</text:span><text:span text:style-name="T2848">-Sauria/Testidunes<text:s/></text:span><text:span text:style-name="T2849"><text:s/>149aa</text:span><text:span text:style-name="T2850"><text:s/>genuine HspB3</text:span></text:p>
      <text:p text:style-name="P2851">&gt;XP_010561851.1 HspB3-Haliaeetus-leucocephalus</text:p>
      <text:p text:style-name="P2852">MAEAVIRHWVETPIRYQEQFAVQELEAHKLDHSLYALPGPSMAALSNRRCTTESTSGAGKSGQEEENTRF</text:p>
      <text:p text:style-name="P2853">QVLLDVVQFRPEDIIIQTFEGWLLIKAQHGPRMDEHGFVSRSFTRQYKLPHGVENKDLSALFCHDGILVV</text:p>
      <text:p text:style-name="P2854">EMKKAPGKN</text:p>
      <text:p text:style-name="P2855"><text:span text:style-name="T2856">&gt;XM_015419159 HspB3-Haliaeetus-leucocephalus</text:span></text:p>
      <text:p text:style-name="P2857">atggaaggagtactagttatacgccactgggtggaaactccagcacgttatcaggagcat</text:p>
      <text:p text:style-name="P2858">tttgctgagcaagatcttgaaggctgccggttaaaccatcgcctgtatgccttgcccggc</text:p>
      <text:p text:style-name="P2859">ccagccacagctgttcagggaaagtactcacggacaacgaagagcacagtggaggcggca</text:p>
      <text:p text:style-name="P2860">cagaagggcacagaggaaggaaggccccaatttcaaatcttgctagacattgtgcaattc</text:p>
      <text:p text:style-name="P2861">cgtcccgaagacgttatcattcagacctttgaaggctggctcctggttaaagctcagcat</text:p>
      <text:p text:style-name="P2862">ggaccgaggatggatgaacatggctttatagccagaagctttactagacaatacaaattg</text:p>
      <text:p text:style-name="P2863">ccagagggagtcgaaacaaaagatctgtctgctctcttctgccatgatggcattttggtt</text:p>
      <text:p text:style-name="Standard"><text:span text:style-name="T2864">attgaaaccaagaccttggcagagaattaa</text:span></text:p>
      <text:p text:style-name="P2865"><text:span text:style-name="T2866">--------------------------------------------------------------------------------------------</text:span></text:p>
      <text:p text:style-name="Standard"><text:span text:style-name="T2867">137-Lepidothrix coronata</text:span><text:span text:style-name="T2868">-Sauria/Testidunes</text:span><text:span text:style-name="T2869"><text:s text:c="2"/>149aa</text:span><text:span text:style-name="T2870"><text:s/>genuine HspB3</text:span></text:p>
      <text:soft-page-break/>
      <text:p text:style-name="P2871">&gt;XP_017666625.1 HspB3 Lepidothrix coronata</text:p>
      <text:p text:style-name="P2872">MAEAVIRHWVETPVRYQEQFADQELETHKLNHLLYALPGPATAALSNQRCTTESTTGAGESGQEEENTHF</text:p>
      <text:p text:style-name="P2873">QVLLDVVQFRPEDIIIQTFEGWLLIKAQHGPRMDEHGFISRSFTRQYKLPDGVENKDLSALFCHDGILVV</text:p>
      <text:p text:style-name="P2874">EMKNLVGKN</text:p>
      <text:p text:style-name="P2875">&gt;XM_017811136 HspB3 Lepidothrix coronata</text:p>
      <text:p text:style-name="P2876">atggcagaagctgttataagacactgggtggaaactcctgtacgctaccaggagcagttt</text:p>
      <text:p text:style-name="P2877">gctgaccaagagctggaaacacacaaactgaaccaccttttatatgctttgccgggccct</text:p>
      <text:p text:style-name="P2878">gctacagcagcactgagcaaccaaagatgcaccacagaaagcacgactggggcaggggag</text:p>
      <text:p text:style-name="P2879">agtggccaggaggaggaaaacacacacttccaggtcttgctggatgttgtgcagttccgt</text:p>
      <text:p text:style-name="P2880">cccgaagatatcattatccagactttcgaaggctggctcctgattaaagctcaacacgga</text:p>
      <text:p text:style-name="P2881">cccaggatggatgaacacggtttcatatccagaagctttaccagacagtacaaattacct</text:p>
      <text:p text:style-name="P2882">gacggggtggagaacaaagacttgtctgcacttttctgccatgatggcattttggttgtt</text:p>
      <text:p text:style-name="Standard"><text:span text:style-name="T2883">gaaatgaagaacttggtgggaaagaattag</text:span></text:p>
      <text:p text:style-name="P2884"><text:span text:style-name="T2885">--------------------------------------------------------------------------------------------</text:span></text:p>
      <text:p text:style-name="P2886"><text:span text:style-name="T2887">138-Lonchura striata domestica-Sauria/Testudines</text:span><text:span text:style-name="T2888"><text:s text:c="2"/>149aa genuine HspB3</text:span></text:p>
      <text:p text:style-name="P2889">&gt;XP_021409571.1 HspB3-Lonchura striata domestica</text:p>
      <text:p text:style-name="P2890">MAEAVIRHWVETPVRYQEQFVDQELEAHKLNHLLYALPGPATTALSDRRCTTESTAGARKSSQEEENTHF</text:p>
      <text:p text:style-name="P2891">RVLLDVVQFRPEDIIIQTFEGWLLIKAQHGPRMDEHGFISRSFTRQYKLPDGVENKDLSALFCHDGILVV</text:p>
      <text:p text:style-name="P2892">EMKNSVEMN</text:p>
      <text:p text:style-name="P2893">&gt;XM_021553896 HspB3-Lonchura striata domestica</text:p>
      <text:p text:style-name="P2894">atggcagaagctgtcataagacattgggtggaaactcctgtacgctaccaggagcagttt</text:p>
      <text:p text:style-name="P2895">gttgaccaagagctggaagcacacaaactgaaccaccttttatatgctttgccaggccct</text:p>
      <text:p text:style-name="P2896">gccaccactgcactgagcgaccgaaggtgcaccacagaaagcacggctggggccaggaag</text:p>
      <text:p text:style-name="P2897">agcagccaggaggaggaaaacacacattttcgggtcttgctggatgttgtgcagttccgc</text:p>
      <text:p text:style-name="P2898">cccgaagatatcattatccagactttcgaaggctggctcctgattaaagctcagcatggg</text:p>
      <text:p text:style-name="P2899">cccaggatggatgaacatggtttcatatccagaagcttcaccagacaatacaaattacct</text:p>
      <text:p text:style-name="P2900">gacggagtggagaacaaagacttgtctgcacttttctgccatgatggcattttggttgtt</text:p>
      <text:p text:style-name="P2901"><text:span text:style-name="T2902">gaaatgaagaactcagtggaaatgaattag</text:span></text:p>
      <text:p text:style-name="P2903"><text:span text:style-name="T2904">--------------------------------------------------------------------------------------------</text:span></text:p>
      <text:p text:style-name="P2905"><text:span text:style-name="T2906">139-Nipponia nippon-Sauria/Testudines</text:span><text:span text:style-name="T2907"><text:s/></text:span><text:span text:style-name="T2908"><text:s text:c="2"/>149aa genuine HspB3</text:span></text:p>
      <text:p text:style-name="P2909">&gt;XP_009459412.1 HspB3-Nipponia nippon</text:p>
      <text:p text:style-name="P2910">MAEAVIRHWVETPVRYQEQFAVQELEAHKLDHSLYALPGPSTAALSNRRCIVESTAGAGKSDQEEENTRF</text:p>
      <text:p text:style-name="P2911">QVLLDVVQFRPEDIIIQTFEGWLLIKAQHGPRMDEHGFISRSFTRQYKLPNGVENKDLSALFCHDGILVV</text:p>
      <text:p text:style-name="P2912">EMKNSVGKN</text:p>
      <text:p text:style-name="P2913"><text:span text:style-name="T2914">&gt;XM_009461137 HspB3-Nipponia nippon</text:span></text:p>
      <text:p text:style-name="P2915">atggcagaagctgttataagacactgggtggaaactcccgtacgctaccaagagcagttt</text:p>
      <text:p text:style-name="P2916">gctgtccaagagctggaagcacacaaactggaccactctttatatgctttgccgggccct</text:p>
      <text:p text:style-name="P2917">tctacagctgcactgagcaacagaaggtgtatcgtggaaagtacagctggggctgggaag</text:p>
      <text:p text:style-name="P2918">agcgaccaggaggaggaaaacacacgctttcaggtcttgctggatgttgtgcagttccgc</text:p>
      <text:p text:style-name="P2919">cccgaagatatcattattcagacttttgaaggctggctcctgatcaaagctcagcatgga</text:p>
      <text:p text:style-name="P2920">cccaggatggacgaacatggtttcatatccagaagctttaccagacaatataaattacct</text:p>
      <text:p text:style-name="P2921">aatggagtggagaacaaagacttgtctgcgcttttctgccatgatggcattttggttgtt</text:p>
      <text:p text:style-name="P2922"><text:span text:style-name="T2923">gaaatgaagaactcagtgggaaagaattag</text:span></text:p>
      <text:p text:style-name="P2924"><text:span text:style-name="T2925">--------------------------------------------------------------------------------------------</text:span></text:p>
      <text:p text:style-name="Standard"><text:span text:style-name="T2926">139a-Nothoprocta perdicaria</text:span><text:span text:style-name="T2927">-SauriaTestudines</text:span><text:span text:style-name="T2928"><text:s/></text:span><text:span text:style-name="T2929"><text:s/></text:span><text:span text:style-name="T2930">195aa genuine HspB3? – flagged as low quality seq</text:span></text:p>
      <text:p text:style-name="P2931">&gt;XP_025891381.1 HspB3-Nothoprocta perdicaria</text:p>
      <text:p text:style-name="P2932">MSGLRSPRAKSKRLHRVIDQSAGEARDCTESGLTPRLPXAATRPPASAMEETVIRHWVETPVRYQEQFGA</text:p>
      <text:p text:style-name="P2933">REAEALKLDHALYALPGPATVGSRCRVAHSAAGNGDGAREEQAXRFQVLLDVVQFRPEDIIIQTFEGWLL</text:p>
      <text:p text:style-name="P2934">VKAQHGPRMDEHGFVSRSFTRQYKLPHGVENKDLTALFCHDGILVVETKSLGGTN</text:p>
      <text:p text:style-name="P2935"><text:span text:style-name="T2936">&gt;XM_026035596 HspB3-Nothoprocta perdicaria</text:span><text:span text:style-name="T2937"><text:tab/></text:span><text:span text:style-name="T2938">seq anomaly below</text:span></text:p>
      <text:p text:style-name="P2939">atgtcagggctgcgctcaccccgcgctaaaagcaagcggctgcaccgagtgatagaccag</text:p>
      <text:p text:style-name="Normal"><text:span text:style-name="T2940">tctgcaggcgaggcgcgtgactgcacagagtctggactgactcctcggcttccc</text:span><text:span text:style-name="T2941">nn</text:span><text:span text:style-name="T2942">tgcc</text:span></text:p>
      <text:soft-page-break/>
      <text:p text:style-name="P2943">gcgacgcgtccgcctgcctcggcaatggaagaaacggttataaggcactgggtggaaacg</text:p>
      <text:p text:style-name="P2944">ccggtgcgctaccaggagcagtttggagcgcgggaggcggaggcgctcaagctggatcac</text:p>
      <text:p text:style-name="P2945">gctctgtacgccctgccgggccctgccacggtgggcagccggtgtcgcgtggcccacagc</text:p>
      <text:p text:style-name="P2946">gcggccgggaacggggacggcgcccgcgaggagcaggcgcgcgtttccaggtgctgctgg</text:p>
      <text:p text:style-name="P2947">acgtggtgcagttccgccccgaggacatcatcatccagacgttcgaaggctggctcctcg</text:p>
      <text:p text:style-name="P2948">tcaaagccagcacgggcccaggatggacgagcacggcttcgtgtccaggagcttcacccg</text:p>
      <text:p text:style-name="P2949">gcagtacaagttaccccacggggtggagaacaaggatttgacggcgcttttctgccacga</text:p>
      <text:p text:style-name="Standard"><text:span text:style-name="T2950">tggcattttggttgtggaaacgaagagcttggggggaacaaattga</text:span></text:p>
      <text:p text:style-name="P2951"><text:span text:style-name="T2952">--------------------------------------------------------------------------------------------</text:span></text:p>
      <text:p text:style-name="P2953"><text:span text:style-name="T2954">139b-Parus major</text:span><text:span text:style-name="T2955">-Sauria</text:span><text:span text:style-name="T2956">/</text:span><text:span text:style-name="T2957">Testudines<text:s/></text:span><text:span text:style-name="T2958"><text:s/></text:span><text:span text:style-name="T2959"><text:s/></text:span><text:span text:style-name="T2960">198aa genuine HspB3 <text:s/>weirdly long</text:span></text:p>
      <text:p text:style-name="P2961">&gt;XP_015471069.1-HspB3-Parus major</text:p>
      <text:p text:style-name="P2962">MLSSACSKSERLHQRIDWSVGKTRGWEELSLTLQLPDTVGAAADPSASAMAEAVIRHWVETPVRYQEQFA</text:p>
      <text:p text:style-name="P2963">DQELEAHKLNHLLYALPGPATTALSDQRCARESTAGAGESGQEEENTHFRVLLDVVQFRPEDIIIQTFEG</text:p>
      <text:p text:style-name="P2964">WLLIKAQHGPRMDEHGFISRSFIRQYKLPDGVENKDLSALFCHDGILVVEMKNSVEKN</text:p>
      <text:p text:style-name="P2965"><text:span text:style-name="T2966">&gt;XM_015615583-HspB3-Parus major</text:span></text:p>
      <text:p text:style-name="P2967">atgttaagctctgcctgttctaaaagtgaaaggctacatcaacggatagactggtctgtg</text:p>
      <text:p text:style-name="P2968">ggtaagacacgcggctgggaagagctcagtctgactctgcagcttcctgacacagtagga</text:p>
      <text:p text:style-name="P2969">gcagcagctgatccttctgcctcagcaatggcagaagctgtcataagacactgggtggaa</text:p>
      <text:p text:style-name="P2970">actcctgtacgctaccaggagcagtttgctgaccaagagctggaagcccacaaactgaac</text:p>
      <text:p text:style-name="P2971">caccttttatatgctttgccgggccctgccaccactgcactgagtgaccaaaggtgtgcc</text:p>
      <text:p text:style-name="P2972">agagaaagcacggctggggctggggagagtggccaagaggaggaaaacacacattttcgg</text:p>
      <text:p text:style-name="P2973">gtcttgctggacgttgtgcagttccgccctgaagatatcattatccagactttcgaaggc</text:p>
      <text:p text:style-name="P2974">tggctcctgattaaagctcagcacggacccaggatggatgaacatggtttcatatccaga</text:p>
      <text:p text:style-name="P2975">agtttcatcagacaatacaaattacctgatggagtggagaacaaagacttgtctgcactt</text:p>
      <text:p text:style-name="P2976"><text:span text:style-name="T2977">ttctgccacgatggcattttggttgttgaaatgaagaactcagtggaaaagaattag</text:span></text:p>
      <text:p text:style-name="P2978"><text:span text:style-name="T2979">--------------------------------------------------------------------------------------------</text:span></text:p>
      <text:p text:style-name="Standard"><text:span text:style-name="T2980">140-Pelodiscus sinensis</text:span><text:span text:style-name="T2981">-Sauria/Testudines<text:s/></text:span><text:span text:style-name="T2982"><text:s text:c="2"/>147aa genuine HspB3</text:span></text:p>
      <text:p text:style-name="P2983">&gt;XP_006139603.1 HspB3-Pelodiscus sinensis</text:p>
      <text:p text:style-name="P2984">MEGVITRHWVETPVRYQEQFAVQDLEACKLDHFLYALPGSSTAEVKNRRATTITAAAENSTEEGKSSFQV</text:p>
      <text:p text:style-name="P2985">LLDVVQFRPEDIIIQTFEGWLLIKAQHGPRMDEHGFISRNFIRQYKLPNGVKKKDLSALFCHDGILVVEM</text:p>
      <text:p text:style-name="P2986">KSSEGMD</text:p>
      <text:p text:style-name="P2987"><text:span text:style-name="T2988">&gt;XM_006139541.3 HspB3-Pelodiscus sinensis</text:span></text:p>
      <text:p text:style-name="P2989">atggaaggagtaattacaagacactgggtggaaactcctgtacgttatcaagagcagttt</text:p>
      <text:p text:style-name="P2990">gctgtccaagatctggaagcatgcaagttggatcactttttatatgcattgccaggctca</text:p>
      <text:p text:style-name="P2991">tccacagctgaggtgaaaaacagacgtgcaacaacaattacagctgcagcagagaatagc</text:p>
      <text:p text:style-name="P2992">acagaagaaggcaaatccagttttcaagtcttattggatgttgtgcagttccgtcctgaa</text:p>
      <text:p text:style-name="P2993">gatatcatcattcagacttttgaaggctggctcctgatcaaagctcagcatggacctagg</text:p>
      <text:p text:style-name="P2994">atggatgaacatggtttcatatccagaaactttataagacaatacaaattacctaatgga</text:p>
      <text:p text:style-name="P2995">gtcaagaaaaaagatttgtctgcactcttttgccatgatggcattttggttgttgaaatg</text:p>
      <text:p text:style-name="Standard"><text:span text:style-name="T2996">aaaagctcagagggaatggattaa</text:span></text:p>
      <text:p text:style-name="P2997"><text:span text:style-name="T2998">--------------------------------------------------------------------------------------------</text:span></text:p>
      <text:p text:style-name="Standard"><text:span text:style-name="T2999">141-Protobothrops mucrosquamatus-</text:span><text:span text:style-name="T3000">Sauria/Testudines<text:s/></text:span><text:span text:style-name="T3001"><text:s/>148aa genuine HspB3</text:span></text:p>
      <text:p text:style-name="P3002">&gt;XP_015678369.1<text:s/>HspB3-Protobothrops mucrosquamatus</text:p>
      <text:p text:style-name="P3003">MEKVVIRHRVETPIRYQEHFPDQDLEAWKLNHSLFALPSPAGPAKIRNIQASKSAAETEQKSTDEATPNF</text:p>
      <text:p text:style-name="P3004">QVLLDVVQFRPEDVIIQVFEGWLLIKAQHGPRMDEQGFIARSFTRQYKLPDGIEMKDLNALFCHDGILVI</text:p>
      <text:p text:style-name="P3005">ETKTFGSK</text:p>
      <text:p text:style-name="P3006"><text:span text:style-name="T3007">&gt;</text:span><text:span text:style-name="T3008">XM_015822883</text:span><text:span text:style-name="T3009"><text:s/>HspB3-Protobothrops mucrosquamatus</text:span></text:p>
      <text:p text:style-name="P3010">atggaaaaagttgttatacgtcaccgggtggaaactccaatacgatatcaggagcacttt</text:p>
      <text:p text:style-name="P3011">cctgatcaagatttggaagcctggaaattaaaccactccttgtttgcattgccaagtcca</text:p>
      <text:p text:style-name="P3012">gcagggcccgcaaagataaggaacatacaagcatccaagagtgcggctgaaacggagcag</text:p>
      <text:p text:style-name="P3013">aaaagcacagatgaagcaacccccaattttcaagtcttactagatgtagtgcagtttcgt</text:p>
      <text:soft-page-break/>
      <text:p text:style-name="P3014">cctgaagatgtcataatacaagtcttcgaagggtggctcctaatcaaagctcagcatgga</text:p>
      <text:p text:style-name="P3015">cccaggatggatgaacagggctttatagcaagaagcttcactaggcaatataaattgcca</text:p>
      <text:p text:style-name="P3016">gatggcattgaaatgaaagatctgaatgctctcttctgtcacgatggcattttagtcatt</text:p>
      <text:p text:style-name="Standard"><text:span text:style-name="T3017">gaaactaagacatttggcagtaaataa</text:span></text:p>
      <text:p text:style-name="P3018"><text:span text:style-name="T3019">--------------------------------------------------------------------------------------------</text:span></text:p>
      <text:p text:style-name="P3020"><text:span text:style-name="T3021">142-Pseudopodoces humilis</text:span><text:span text:style-name="T3022">-Sauria/Testudines<text:s/></text:span><text:span text:style-name="T3023"><text:s text:c="2"/>198aa genuine HspB</text:span><text:span text:style-name="T3024">3 again extended</text:span></text:p>
      <text:p text:style-name="P3025">&gt;XP_014115350.1 HspB3-Pseudopodoces humilis</text:p>
      <text:p text:style-name="P3026">MLSSACSKSERLHQRIDWSVGKTRSWEELSLTLQLPDTAGAAADPSASAMAEAVIRHWVETPVRYQEQFA</text:p>
      <text:p text:style-name="P3027">DQELEAHKLNHLLYALPGPATTALNDQRCARESMAGTGESSQEEENTHFRVLLDVVQFRPEDIIIQTFEG</text:p>
      <text:p text:style-name="P3028">WLLIKAQHGPRMDEHGFISRSFIRQYKLPDGVENKDLSALFCHDGILVVEMKNSVEKN</text:p>
      <text:p text:style-name="P3029"><text:span text:style-name="T3030">&gt;XM_014259875 HspB3-Pseudopodoces humilis</text:span></text:p>
      <text:p text:style-name="P3031">atgttaagctctgcctgttctaaaagtgaaaggctacatcaacggatagactggtctgtg</text:p>
      <text:p text:style-name="P3032">ggtaagacacgcagctgggaagagctcagtctgactctgcagcttcccgacacagcagga</text:p>
      <text:p text:style-name="P3033">gcagcagctgatccttctgcctcagcaatggcagaagctgtcataagacactgggtggaa</text:p>
      <text:p text:style-name="P3034">actcctgtacgctaccaggagcagtttgctgaccaagagctggaagcacacaaactgaac</text:p>
      <text:p text:style-name="P3035">caccttttatatgctttgccggggcctgctaccactgcactgaatgaccaaaggtgtgcc</text:p>
      <text:p text:style-name="P3036">agagaaagcatggctgggactggggagagcagccaagaggaggaaaacacacattttcgg</text:p>
      <text:p text:style-name="P3037">gtcttgctggacgttgtgcagttccgccctgaagatatcattatccagactttcgaaggc</text:p>
      <text:p text:style-name="P3038">tggctcctgattaaagctcagcacggacccaggatggatgaacatggtttcatatccaga</text:p>
      <text:p text:style-name="P3039">agtttcatcagacaatacaaattacctgatggagtggagaacaaagacttgtctgcactt</text:p>
      <text:p text:style-name="P3040"><text:span text:style-name="T3041">ttctgccacgatggcattttggttgttgaaatgaagaactcagtggaaaagaattag</text:span></text:p>
      <text:p text:style-name="P3042"><text:span text:style-name="T3043">--------------------------------------------------------------------------------------------</text:span></text:p>
      <text:p text:style-name="P3044"><text:span text:style-name="T3045">143-Serinus canaria Sauria/Testidunes<text:s/></text:span><text:span text:style-name="T3046"><text:s text:c="2"/>149aa genuine HspB3</text:span></text:p>
      <text:p text:style-name="P3047">&gt;XP_018776185.1 HspB3-Serinus canaria</text:p>
      <text:p text:style-name="P3048">MAEAVIRHWVETPVRYQEQFVDQELEAHKLNHLLYALPGPATAAPSDRRCAPESTAGAGKSGQEEENTHF</text:p>
      <text:p text:style-name="P3049">RVLLDVVQFRPEDIIIQTFEGWLLIKAQHGPRMDEHGFISRSFTRQYKLPDGVENKDLSALFCHDGILVV</text:p>
      <text:p text:style-name="P3050">EMKNSVEKN</text:p>
      <text:p text:style-name="P3051"><text:span text:style-name="T3052">&gt;XM_018920640 HspB3-Serinus canaria</text:span></text:p>
      <text:p text:style-name="P3053">atggcagaagctgtcataagacattgggtggaaactcctgtacgctaccaggagcagttt</text:p>
      <text:p text:style-name="P3054">gtggaccaagagctggaagcacacaagctgaaccaccttttatatgctttgccgggccct</text:p>
      <text:p text:style-name="P3055">gccaccgctgcaccgagcgaccgaaggtgtgcaccagaaagcacggctggggccgggaag</text:p>
      <text:p text:style-name="P3056">agcggccaggaggaggaaaacacacactttcgggtcttgctggatgttgtgcagttccgc</text:p>
      <text:p text:style-name="P3057">cccgaagatatcattatccagactttcgaaggctggctcctgattaaagctcagcacgga</text:p>
      <text:p text:style-name="P3058">cccaggatggacgagcatggtttcatatccagaagcttcaccagacaatacaaattaccc</text:p>
      <text:p text:style-name="P3059">gacggagtggagaacaaagacttgtctgcacttttctgccatgatggcattttggttgtt</text:p>
      <text:p text:style-name="P3060"><text:span text:style-name="T3061">gaaatgaagaactcagtggaaaagaattag</text:span></text:p>
      <text:p text:style-name="P3062"><text:span text:style-name="T3063">--------------------------------------------------------------------------------------------</text:span></text:p>
      <text:p text:style-name="P3064"><text:span text:style-name="T3065">144-Taeniopygia guttata</text:span><text:span text:style-name="T3066">-Sauria/Testudines</text:span><text:span text:style-name="T3067"><text:s/></text:span><text:span text:style-name="T3068">149aa genuine HspB3</text:span></text:p>
      <text:p text:style-name="P3069">&gt;XP_002195269.1 HspB3-Taeniopygia guttata</text:p>
      <text:p text:style-name="P3070">MAEAVIRHWVETPVRYQEQFVDQELEAHKLNHLLYALPGPATTALRDRRCATESTAGARKSSQEEENTHF</text:p>
      <text:p text:style-name="P3071">RVLLDVVQFRPEDIIIQTFEGWLLIKAQHGPRMDEHGFISRSFTRQYKLPDGVENKDLSALFCHDGILVV</text:p>
      <text:p text:style-name="P3072">EMKNSVEKN</text:p>
      <text:p text:style-name="P3073"><text:span text:style-name="T3074">&gt;XM_002195233 HspB3-Taeniopygia guttata</text:span></text:p>
      <text:p text:style-name="P3075">atggcagaagctgtcataagacattgggtggaaactcctgtacgctaccaggagcagttt</text:p>
      <text:p text:style-name="P3076">gttgaccaagagctggaagcacacaaactgaaccaccttttatatgctttgccgggccct</text:p>
      <text:p text:style-name="P3077">gccaccactgcactgagggaccgaaggtgtgccacagaaagcacggctggggccaggaag</text:p>
      <text:p text:style-name="P3078">agcagccaggaggaggaaaacacacattttcgggtcttgctggatgttgtgcagtttcgc</text:p>
      <text:p text:style-name="P3079">cccgaagatatcattatccagactttcgaaggctggctcctgattaaagctcagcacgga</text:p>
      <text:p text:style-name="P3080">cccaggatggacgaacatggtttcatatctagaagcttcaccagacaatacaaattacct</text:p>
      <text:p text:style-name="P3081">gacggagtggagaacaaagacttgtctgcacttttctgccatgatggcattttggttgtt</text:p>
      <text:p text:style-name="P3082"><text:span text:style-name="T3083">gaaatgaagaactcagtggaaaagaattag</text:span></text:p>
      <text:soft-page-break/>
      <text:p text:style-name="P3084"><text:span text:style-name="T3085">--------------------------------------------------------------------------------------------</text:span></text:p>
      <text:p text:style-name="PreformattedText"><text:span text:style-name="T3086">144a-Terrapene mexicana triunguis-</text:span><text:span text:style-name="T3087">Sauria-Testudines<text:s/></text:span><text:span text:style-name="T3088">148aa<text:s/></text:span><text:span text:style-name="T3089">genuine</text:span><text:span text:style-name="T3090"><text:s/>HspB</text:span><text:span text:style-name="T3091">3</text:span></text:p>
      <text:p text:style-name="P3092">&gt;XP_024065889.2 HspB3-Terrapene mexicana triunguis</text:p>
      <text:p text:style-name="P3093">MEGVVTRHWVETPVRYQEQFAVQDLEACKLDHSLYALPGPSKAEVRSRHATKSTATAEEDSTEEGKPSFQ</text:p>
      <text:p text:style-name="P3094">VLLDVVQFRPEDIIIQTFEGWLLIKAQHGPRMDEHGFITRSFVRQYKLPNGVKKKDLSALFCHDGILVVE</text:p>
      <text:p text:style-name="P3095">MKSSEEMD</text:p>
      <text:p text:style-name="P3096"><text:span text:style-name="T3097">&gt;XP_024065889.2 HspB3-Terrapene mexicana triunguis</text:span></text:p>
      <text:p text:style-name="P3098">atggaaggagtagttacaagacactgggtggaaactcctgtacgttatcaggagcagttt</text:p>
      <text:p text:style-name="P3099">gctgtccaagatctggaagcgtgcaagttggatcactctttatatgctttgccaggccca</text:p>
      <text:p text:style-name="P3100">tccaaggctgaggtgagaagccgacatgcaacaaaaagtacagctacagcagaggaggac</text:p>
      <text:p text:style-name="P3101">agcaccgaagaaggcaaacccagctttcaggtcttactggatgttgtgcagttccgtcct</text:p>
      <text:p text:style-name="P3102">gaagatatcatcattcagactttcgaaggctggctcctgatcaaagctcagcatggacct</text:p>
      <text:p text:style-name="P3103">aggatggacgaacatggtttcataacaagaagctttgttagacaatacaaattacctaat</text:p>
      <text:p text:style-name="P3104">ggagtcaagaaaaaagatttgtctgctctcttctgccatgatggcattttggttgttgaa</text:p>
      <text:p text:style-name="PreformattedText"><text:span text:style-name="T3105">atgaagagctcagaggaaatggactaa</text:span><text:span text:style-name="T3106"><text:s/></text:span></text:p>
      <text:p text:style-name="P3107"><text:span text:style-name="T3108">--------------------------------------------------------------------------------------------</text:span></text:p>
      <text:p text:style-name="Standard"><text:span text:style-name="T3109">145-Zonotrichia albicollis-Sauria/Testudines<text:s/></text:span><text:span text:style-name="T3110"><text:s/></text:span><text:span text:style-name="T3111"><text:s/>149aa<text:s/></text:span><text:span text:style-name="T3112">genuine</text:span><text:span text:style-name="T3113"><text:s/>HspB3</text:span></text:p>
      <text:p text:style-name="P3114">&gt;XP_026651441.1-HspB3-Zonotrichia albicollis</text:p>
      <text:p text:style-name="P3115">MAEAVIRHWVETPVRYQEQFVGQELEAHRLNHLLYALPGPATAALSNQRCAPESTAGAGKSGQEEENTQF</text:p>
      <text:p text:style-name="P3116">RVLLDVVQFRPEDIIIQTFEGWLLIKAQHGPRMDEHGFISRSFTRQYKLPDGVENKDLCALFCHDGILVV</text:p>
      <text:p text:style-name="P3117">EMKNSVEKN</text:p>
      <text:p text:style-name="P3118"><text:span text:style-name="T3119">&gt;XM_026795640-HspB3-Zonotrichia albicollis</text:span></text:p>
      <text:p text:style-name="P3120">atggcagaagctgtcataagacattgggtggaaactcctgtacgctaccaggagcagttt</text:p>
      <text:p text:style-name="P3121">gttggccaggagctggaggcacacagactgaaccaccttttatatgctttgccgggccct</text:p>
      <text:p text:style-name="P3122">gccactgctgcgctgagcaaccaaaggtgcgccccagaaagcacggctggggctgggaag</text:p>
      <text:p text:style-name="P3123">agcggccaggaggaggaaaacacacaattccgggtcttgctggatgttgtgcagttccgc</text:p>
      <text:p text:style-name="P3124">cccgaagatatcattatccagactttcgaaggctggctcctgattaaagctcagcacgga</text:p>
      <text:p text:style-name="P3125">cccaggatggacgagcatggtttcatatccagaagcttcaccagacaatacaaattaccc</text:p>
      <text:p text:style-name="P3126">gacggagtggagaacaaagacttgtgtgcacttttctgccatgatggcattttggttgtt</text:p>
      <text:p text:style-name="P3127">gaaatgaagaactcagtggaaaagaattag</text:p>
      <text:p text:style-name="P3128"><text:span text:style-name="T3129">--------------------------------------------------------------------------------------------</text:span></text:p>
      <text:p text:style-name="P3130"><text:span text:style-name="T3131">Anura 160-162</text:span></text:p>
      <text:p text:style-name="P3132"><text:span text:style-name="T3133">--------------------------------------------------------------------------------------------</text:span></text:p>
      <text:p text:style-name="P3134"><text:span text:style-name="T3135">160-Nanorana-parkeri-Anura</text:span><text:span text:style-name="T3136"><text:s text:c="2"/>132aa genuine HspB3</text:span></text:p>
      <text:p text:style-name="P3137">&gt;XP_018418821.1-HspB3-Nanorana parkeri</text:p>
      <text:p text:style-name="P3138">MEGITIRHWIETPVRYQEIFDGKNLEDFTLDHFLYALPGPQCPEYPEKERKVGAEDSEPLEILLDVVQFQ</text:p>
      <text:p text:style-name="P3139">PEDIIIQIFEGWLIVKAEHGRRMDEHGFISRSFMRTYKLPNGIELKDLSAVFCHDGVLAIRI</text:p>
      <text:p text:style-name="P3140"><text:span text:style-name="T3141">&gt;XM_018563319-HspB3-Nanorana parkeri</text:span></text:p>
      <text:p text:style-name="P3142">atggagggaatcaccattagacactggatagaaaccccagtgaggtaccaggagatattt</text:p>
      <text:p text:style-name="P3143">gatgggaagaaccttgaagatttcacactggatcattttctttatgctttgcctggacct</text:p>
      <text:p text:style-name="P3144">cagtgccctgaatatccagagaaggaaaggaaagtaggagccgaagattctgaacccttg</text:p>
      <text:p text:style-name="P3145">gagatcctgctggatgtggtccagtttcagccagaagacatcatcattcagatatttgaa</text:p>
      <text:p text:style-name="P3146">ggatggctcatagtcaaggctgaacacgggagaagaatggatgaacatggatttatttca</text:p>
      <text:p text:style-name="P3147">aggagcttcatgagaacatataaactaccgaatggcattgagttaaaagacttatctgct</text:p>
      <text:p text:style-name="P3148"><text:span text:style-name="T3149">gtcttctgccatgatggagttttggctattcggatatga</text:span></text:p>
      <text:p text:style-name="P3150"><text:span text:style-name="T3151">--------------------------------------------------------------------------------------------</text:span></text:p>
      <text:p text:style-name="P3152"><text:span text:style-name="T3153">161-Xenopus laevis-Anura</text:span><text:span text:style-name="T3154"><text:s/></text:span><text:span text:style-name="T3155"><text:s/></text:span><text:span text:style-name="T3156">151</text:span><text:span text:style-name="T3157">aa genuine HspB3</text:span></text:p>
      <text:p text:style-name="P3158"><text:span text:style-name="T3159">&gt;</text:span><text:a xlink:href="https://www.ncbi.nlm.nih.gov/protein/XP_018082382.1" office:target-frame-name="_top" xlink:show="replace"><text:span text:style-name="T3160">XP_018082382.1</text:span></text:a><text:span text:style-name="T3161"><text:s/></text:span><text:span text:style-name="T3162">HspB3-</text:span><text:span text:style-name="T3163">Xenopus laevis<text:s/></text:span></text:p>
      <text:p text:style-name="P3164">MEEVRIHHWIDTPVRYEEKLSIKDLQDCTLDHTLFALPGPQCSDGNKSTEVMEEKEDGQL</text:p>
      <text:p text:style-name="P3165">DNQEEDTNFKVLLDVVQFRSEDIIIQVFEGWLIIKAEHGCRMDEHGFISRNFTRTYKLPN</text:p>
      <text:p text:style-name="P3166">GIGLNDLSAFFCHDGILAVECKQKHGLALKI</text:p>
      <text:p text:style-name="P3167"><text:span text:style-name="T3168">&gt;</text:span><text:span text:style-name="T3169">XM_018226893 HspB3-</text:span><text:span text:style-name="T3170">Xenopus laevis</text:span></text:p>
      <text:soft-page-break/>
      <text:p text:style-name="P3171">atggaagaagtaagaattcaccactggatagatactcctgtacgatatgaggagaagtta</text:p>
      <text:p text:style-name="P3172">tcaataaaagatctccaagattgtactctggatcacacattatttgctctgccaggtcct</text:p>
      <text:p text:style-name="P3173">caatgcagtgatggcaacaaatcaactgaagtcatggaagaaaaagaagatggacaacta</text:p>
      <text:p text:style-name="P3174">gacaatcaagaagaagatactaattttaaggtgttgttggatgttgtccagttccgctca</text:p>
      <text:p text:style-name="P3175">gaagacatcattattcaggtttttgaagggtggctcataatcaaagcagagcacggatgc</text:p>
      <text:p text:style-name="P3176">agaatggatgaacatgggttcatttcacggaactttacaagaacttataaattaccaaat</text:p>
      <text:p text:style-name="P3177">ggaattggcttgaacgacttgtctgcattcttctgccatgatgggattttagctgtagaa</text:p>
      <text:p text:style-name="P3178"><text:span text:style-name="T3179">tgcaagcagaagcatggactggcactaaagatctag</text:span></text:p>
      <text:p text:style-name="P3180"/>
      <text:p text:style-name="P3181"><text:span text:style-name="T3182">--------------------------------------------------------------------------------------------</text:span></text:p>
      <text:p text:style-name="P3183"><text:span text:style-name="T3184">162-Xenopus silurana tropicalis-Anura</text:span><text:span text:style-name="T3185"><text:s text:c="2"/></text:span><text:span text:style-name="T3186">145aa genuine HspB3</text:span></text:p>
      <text:p text:style-name="P3187">&gt;XP_002941074.1-HspB3-Xenopus tropicalis</text:p>
      <text:p text:style-name="P3188">MQQVSIRHWIETPVRYKEMLATRDLQDCSLHHMLFALPGPQCSDHKKREDGQLDDQQEEDDKFKVLLDVV</text:p>
      <text:p text:style-name="P3189">QFRPEDIIIQVFEGWLIIKGEHGCRMDEHGFISRSFTRTYQLPNGIGLTDLSAFFCHDGILAVEGKQKQG</text:p>
      <text:p text:style-name="P3190">LALKG</text:p>
      <text:p text:style-name="P3191"><text:span text:style-name="T3192">&gt;</text:span><text:span text:style-name="T3193">XM_002941028.4-HspB3-Xenopus tropicalis</text:span></text:p>
      <text:p text:style-name="P3194">atgcaacaagtaagcattcgccactggatagaaactccagtacgctataaggagatgttg</text:p>
      <text:p text:style-name="P3195">gcaacaagagatctccaagactgttctcttcatcacatgttatttgctctgccaggtcct</text:p>
      <text:p text:style-name="P3196">cagtgcagtgaccacaagaaaagagaagatggacaactggacgatcagcaggaagaagat</text:p>
      <text:p text:style-name="P3197">gataagtttaaggtgttgttggatgttgtccaattccgcccagaggacatcattattcag</text:p>
      <text:p text:style-name="P3198">gtttttgaagggtggctcataatcaaaggcgagcatggctgcagaatggatgaacatggc</text:p>
      <text:p text:style-name="P3199">ttcatttcacggagctttacccgaacatatcaattaccaaatggaatcggtctgaccgac</text:p>
      <text:p text:style-name="P3200">ttgtctgcattcttctgccatgatggaattctagctgtggaaggcaaacagaagcaagga</text:p>
      <text:p text:style-name="P3201"><text:span text:style-name="T3202">cttgcactcaaaggctag</text:span></text:p>
      <text:p text:style-name="P3203"><text:span text:style-name="species">--------------------------------------------------------------------------------------------</text:span></text:p>
      <text:p text:style-name="P3204"><text:span text:style-name="T3205">Fish Coelacanthidae 170</text:span><text:span text:style-name="T3206"><text:s/>separate doc</text:span></text:p>
      <text:p text:style-name="P3207"><text:span text:style-name="T3208">--------------------------------------------------------------------------------------------</text:span></text:p>
      <text:p text:style-name="P3209"><text:span text:style-name="T3210">170-Latimeria chalumnae-</text:span><text:span text:style-name="T3211">Coelacanthidae</text:span><text:span text:style-name="T3212"><text:s/>xxxaa<text:s/></text:span><text:span text:style-name="T3213">genuine HspBx</text:span></text:p>
      <text:p text:style-name="P321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Segoe UI" svg:font-family="Segoe UI" style:font-family-generic="swiss" style:font-pitch="variable" svg:panose-1="2 11 5 2 4 2 4 2 2 3"/>
    <style:font-face style:name="Tahoma" svg:font-family="Tahoma" style:font-family-generic="swiss" style:font-pitch="variable" svg:panose-1="2 11 6 4 3 5 4 4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Microsoft YaHei" svg:font-family="Microsoft YaHei" style:font-family-generic="swiss" style:font-pitch="variable" svg:panose-1="2 11 5 3 2 2 4 2 2 4"/>
    <style:font-face style:name="Cambria" svg:font-family="Cambria" style:font-family-generic="roman" style:font-pitch="variable" svg:panose-1="2 4 5 3 5 4 6 3 2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system" style:font-pitch="variable"/>
    <style:font-face style:name="OpenSymbol" style:font-charset="x-symbol" svg:font-family="OpenSymbol" style:font-family-generic="system"/>
    <style:font-face style:name="Courier" svg:font-family="Courier" style:font-family-generic="modern" style:font-pitch="fixed" svg:panose-1="2 7 4 9 2 2 5 2 4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style:font-name="Liberation Serif" style:font-name-asian="Segoe UI" style:font-name-complex="Tahoma" fo:font-weight="bold" style:font-weight-asian="bold" style:font-weight-complex="bold" fo:font-size="24pt" style:font-size-asian="24pt" style:font-size-complex="24pt" fo:hyphenate="false"/>
    </style:style>
    <style:style style:name="Heading2" style:display-name="Heading 2" style:family="paragraph" style:parent-style-name="Heading" style:next-style-name="Textbody" style:default-outline-level="2">
      <style:paragraph-properties fo:margin-top="0.1388in" fo:margin-bottom="0in"/>
      <style:text-properties style:font-name="Liberation Serif" style:font-name-asian="NSimSun" style:font-name-complex="Liberation Serif" fo:font-weight="bold" style:font-weight-asian="bold" style:font-weight-complex="bold" fo:font-size="18pt" style:font-size-asian="18pt" style:font-size-complex="18pt" fo:hyphenate="false"/>
    </style:style>
    <style:style style:name="Heading4" style:display-name="Heading 4" style:family="paragraph" style:parent-style-name="Heading" style:next-style-name="Textbody" style:default-outline-level="4">
      <style:paragraph-properties fo:margin-top="0.0833in" fo:margin-bottom="0in"/>
      <style:text-properties style:font-name="Liberation Serif" style:font-name-asian="NSimSun" style:font-name-complex="Liberation Serif" fo:font-weight="bold" style:font-weight-asian="bold" style:font-weight-complex="bold" fo:font-size="12pt" style:font-size-asian="12pt" style:font-size-complex="12pt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style:font-name="Times New Roman" style:font-name-asian="Times New Roman" style:font-name-complex="Times New Roman" fo:color="#00000A" style:letter-kerning="false" fo:font-size="10pt" style:font-size-asian="10pt" style:font-size-complex="10pt" style:language-asian="en" style:country-asian="US" style:language-complex="ar" style:country-complex="SA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style:font-name-complex="Arial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Arial" fo:hyphenate="false"/>
    </style:style>
    <style:style style:name="Überschrift1" style:display-name="Überschrift 1" style:family="paragraph" style:parent-style-name="Standard" style:default-outline-level="1">
      <style:paragraph-properties fo:margin-top="0.1944in" fo:margin-bottom="0.1944in"/>
      <style:text-properties fo:font-weight="bold" style:font-weight-asian="bold" style:font-weight-complex="bold" fo:font-size="24pt" style:font-size-asian="24pt" style:font-size-complex="24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0277in"/>
      <style:text-properties style:font-name="Cambria" style:font-name-asian="Cambria" style:font-name-complex="Cambria" fo:color="#365F91" fo:font-size="13pt" style:font-size-asian="13pt" style:font-size-complex="13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0277in"/>
      <style:text-properties style:font-name="Cambria" style:font-name-asian="Cambria" style:font-name-complex="Cambria" fo:color="#243F60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277in"/>
      <style:text-properties style:font-name="Cambria" style:font-name-asian="Cambria" style:font-name-complex="Cambria" fo:font-style="italic" style:font-style-asian="italic" style:font-style-complex="italic" fo:color="#365F91" fo:hyphenate="false"/>
    </style:style>
    <style:style style:name="Überschrift" style:display-name="Überschrift" style:family="paragraph" style:parent-style-name="Standard" style:next-style-name="Textkörper">
      <style:paragraph-properties fo:keep-with-next="always" fo:margin-top="0.1666in" fo:margin-bottom="0.0833in"/>
      <style:text-properties style:font-name="Liberation Sans" style:font-name-asian="Microsoft YaHei" style:font-name-complex="Arial" fo:font-size="14pt" style:font-size-asian="14pt" style:font-size-complex="14pt" fo:hyphenate="false"/>
    </style:style>
    <style:style style:name="Textkörper" style:display-name="Textkörper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körper">
      <style:text-properties style:font-name-complex="Arial" fo:hyphenate="false"/>
    </style:style>
    <style:style style:name="Beschriftung" style:display-name="Beschriftung" style:family="paragraph" style:parent-style-name="Standard">
      <style:paragraph-properties text:number-lines="false" fo:margin-top="0.0833in" fo:margin-bottom="0.0833in"/>
      <style:text-properties style:font-name-complex="Arial" fo:font-style="italic" style:font-style-asian="italic" style:font-style-complex="italic" fo:font-size="12pt" style:font-size-asian="12pt" style:font-size-complex="12pt" fo:hyphenate="false"/>
    </style:style>
    <style:style style:name="Verzeichnis" style:display-name="Verzeichnis" style:family="paragraph" style:parent-style-name="Standard">
      <style:paragraph-properties text:number-lines="false"/>
      <style:text-properties style:font-name-complex="Arial"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invisible" style:display-name="invisible" style:family="paragraph" style:parent-style-name="Standard">
      <style:paragraph-properties fo:margin-top="0.1944in" fo:margin-bottom="0.1944in"/>
      <style:text-properties fo:hyphenate="false"/>
    </style:style>
    <style:style style:name="VorformatierterText" style:display-name="Vorformatierter Text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SimSun" style:font-name-complex="Liberation Mono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HTMLPreformattedChar" style:display-name="HTML Preformatted Char" style:family="text" style:parent-style-name="DefaultParagraphFont">
      <style:text-properties style:font-name="Courier New" style:font-name-asian="Courier New" style:font-name-complex="Courier New"/>
    </style:style>
    <style:style style:name="HTMLCode" style:display-name="HTML Code" style:family="text">
      <style:text-properties style:font-name="Courier New" style:font-name-asian="Times New Roman" style:font-name-complex="Courier New" fo:font-size="10pt" style:font-size-asian="10pt" style:font-size-complex="10pt"/>
    </style:style>
    <style:style style:name="Internetlink" style:display-name="Internetlink" style:family="tex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f_line" style:display-name="ff_line" style:family="text"/>
    <style:style style:name="Strong" style:display-name="Strong" style:family="text">
      <style:text-properties fo:font-weight="bold" style:font-weight-asian="bold" style:font-weight-complex="bold"/>
    </style:style>
    <style:style style:name="summary-subhead" style:display-name="summary-subhead" style:family="text">
      <style:text-properties fo:font-size="12pt" style:font-size-asian="12pt" style:font-size-complex="12pt"/>
    </style:style>
    <style:style style:name="feat_h" style:display-name="feat_h" style:family="text" style:parent-style-name="DefaultParagraphFont"/>
    <style:style style:name="Heading1Char" style:display-name="Heading 1 Char" style:family="text" style:parent-style-name="DefaultParagraphFont">
      <style:text-properties fo:font-weight="bold" style:font-weight-asian="bold" style:font-weight-complex="bold" fo:font-size="24pt" style:font-size-asian="24pt" style:font-size-complex="24pt"/>
    </style:style>
    <style:style style:name="HTMLTypewriter" style:display-name="HTML Typewriter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style:style style:name="feature" style:display-name="feature" style:family="text" style:parent-style-name="DefaultParagraphFont"/>
    <style:style style:name="adorn" style:display-name="adorn" style:family="text" style:parent-style-name="DefaultParagraphFont"/>
    <style:style style:name="Heading4Char" style:display-name="Heading 4 Char" style:family="text" style:parent-style-name="DefaultParagraphFont">
      <style:text-properties style:font-name="Cambria" style:font-name-asian="Times New Roman" style:font-name-complex="Times New Roman" fo:font-style="italic" style:font-style-asian="italic" style:font-style-complex="italic" fo:color="#365F91" fo:font-size="12pt" style:font-size-asian="12pt" style:font-size-complex="12pt"/>
    </style:style>
    <style:style style:name="species" style:display-name="species" style:family="text" style:parent-style-name="DefaultParagraphFont"/>
    <style:style style:name="coltab-tab" style:display-name="coltab-tab" style:family="text" style:parent-style-name="DefaultParagraphFont"/>
    <style:style style:name="ht" style:display-name="ht" style:family="text" style:parent-style-name="DefaultParagraphFont"/>
    <style:style style:name="Heading2Char" style:display-name="Heading 2 Char" style:family="text" style:parent-style-name="DefaultParagraphFont">
      <style:text-properties style:font-name="Cambria" style:font-name-asian="Times New Roman" style:font-name-complex="Times New Roman" fo:color="#365F91" fo:font-size="13pt" style:font-size-asian="13pt" style:font-size-complex="13pt"/>
    </style:style>
    <style:style style:name="Heading3Char" style:display-name="Heading 3 Char" style:family="text" style:parent-style-name="DefaultParagraphFont">
      <style:text-properties style:font-name="Cambria" style:font-name-asian="Times New Roman" style:font-name-complex="Times New Roman" fo:color="#243F60" fo:font-size="12pt" style:font-size-asian="12pt" style:font-size-complex="12pt"/>
    </style:style>
    <style:style style:name="ListLabel1" style:display-name="ListLabel 1" style:family="text">
      <style:text-properties fo:font-weight="bold" style:font-weight-asian="bold" fo:color="#000000" style:text-underline-type="single" style:text-underline-style="solid" style:text-underline-width="auto" style:text-underline-mode="continuous" style:text-underline-color="font-color"/>
    </style:style>
    <style:style style:name="Internetlink0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stLabel2" style:display-name="ListLabel 2" style:family="text">
      <style:text-properties fo:font-weight="bold" style:font-weight-asian="bold" fo:color="#000000" fo:background-color="#FFFF00" style:text-underline-type="single" style:text-underline-style="solid" style:text-underline-width="auto" style:text-underline-mode="continuous" style:text-underline-color="font-color"/>
    </style:style>
    <style:style style:name="ListLabel3" style:display-name="ListLabel 3" style:family="text">
      <style:text-properties style:font-name="Courier New" style:font-name-asian="Courier New" style:font-name-complex="Courier New" fo:font-weight="bold" style:font-weight-asian="bold" fo:color="#0000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4" style:display-name="ListLabel 4" style:family="text">
      <style:text-properties style:font-name="Courier New" style:font-name-asian="Courier New" style:font-name-complex="Courier New" fo:font-weight="bold" style:font-weight-asian="bold" fo:color="#000000" fo:background-color="#FFFF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5" style:display-name="ListLabel 5" style:family="text">
      <style:text-properties style:font-name="Courier New" style:font-name-asian="Courier New" style:font-name-complex="Courier New" fo:font-weight="bold" style:font-weight-asian="bold" style:text-underline-type="single" style:text-underline-style="solid" style:text-underline-width="auto" style:text-underline-mode="continuous" style:text-underline-color="font-color"/>
    </style:style>
    <style:style style:name="ListLabel6" style:display-name="ListLabel 6" style:family="text">
      <style:text-properties style:font-name="Courier New" style:font-name-asian="Courier New" style:font-name-complex="Courier New" fo:font-weight="bold" style:font-weight-asian="bold" fo:background-color="#FFFF00" style:text-underline-type="single" style:text-underline-style="solid" style:text-underline-width="auto" style:text-underline-mode="continuous" style:text-underline-color="font-color"/>
    </style:style>
    <style:style style:name="ListLabel7" style:display-name="ListLabel 7" style:family="text">
      <style:text-properties style:font-name="Courier New" style:font-name-asian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8" style:display-name="ListLabel 8" style:family="text">
      <style:text-properties style:font-name="Courier New" style:font-name-asian="Courier New" style:font-name-complex="Courier New" fo:font-weight="bold" style:font-weight-asian="bold" style:font-weight-complex="bold" fo:color="#000000" fo:background-color="#FFFF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9" style:display-name="ListLabel 9" style:family="text">
      <style:text-properties style:font-name="Courier New" style:font-name-asian="Courier New" style:font-name-complex="Courier New" fo:font-weight="bold" style:font-weight-asian="bold" fo:color="#000000" style:text-underline-type="none" style:text-underline-color="font-color" style:language-asian="de" style:country-asian="DE"/>
    </style:style>
    <style:style style:name="ListLabel10" style:display-name="ListLabel 10" style:family="text">
      <style:text-properties style:font-name="Courier New" style:font-name-asian="Courier New" style:font-name-complex="Courier New" fo:font-weight="bold" style:font-weight-asian="bold" fo:color="#000000" fo:background-color="#FFFF00" style:text-underline-type="none" style:text-underline-color="font-color" style:language-asian="de" style:country-asian="DE"/>
    </style:style>
    <style:style style:name="ListLabel11" style:display-name="ListLabel 11" style:family="text">
      <style:text-properties fo:color="#0033CC" fo:background-color="#FFFFFF"/>
    </style:style>
    <style:style style:name="ListLabel12" style:display-name="ListLabel 12" style:family="text">
      <style:text-properties style:font-name="Courier New" style:font-name-asian="Courier New" style:font-name-complex="Courier New" fo:color="#0033CC" fo:background-color="#FFFFFF"/>
    </style:style>
    <style:style style:name="ListLabel13" style:display-name="ListLabel 13" style:family="text">
      <style:text-properties fo:font-weight="bold" style:font-weight-asian="bold" fo:color="#000000" style:text-underline-type="single" style:text-underline-style="solid" style:text-underline-width="auto" style:text-underline-mode="continuous" style:text-underline-color="font-color"/>
    </style:style>
    <style:style style:name="ListLabel14" style:display-name="ListLabel 14" style:family="text">
      <style:text-properties fo:font-weight="bold" style:font-weight-asian="bold" fo:color="#000000" fo:background-color="#FFFF00" style:text-underline-type="single" style:text-underline-style="solid" style:text-underline-width="auto" style:text-underline-mode="continuous" style:text-underline-color="font-color"/>
    </style:style>
    <style:style style:name="ListLabel15" style:display-name="ListLabel 15" style:family="text">
      <style:text-properties style:font-name="Courier New" style:font-name-asian="Courier New" style:font-name-complex="Courier New" fo:font-weight="bold" style:font-weight-asian="bold" fo:color="#0000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16" style:display-name="ListLabel 16" style:family="text">
      <style:text-properties style:font-name="Courier New" style:font-name-asian="Courier New" style:font-name-complex="Courier New" fo:font-weight="bold" style:font-weight-asian="bold" fo:color="#000000" fo:background-color="#FFFF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17" style:display-name="ListLabel 17" style:family="text">
      <style:text-properties style:font-name="Courier New" style:font-name-asian="Courier New" style:font-name-complex="Courier New" fo:font-weight="bold" style:font-weight-asian="bold" style:text-underline-type="single" style:text-underline-style="solid" style:text-underline-width="auto" style:text-underline-mode="continuous" style:text-underline-color="font-color"/>
    </style:style>
    <style:style style:name="ListLabel18" style:display-name="ListLabel 18" style:family="text">
      <style:text-properties style:font-name="Courier New" style:font-name-asian="Courier New" style:font-name-complex="Courier New" fo:font-weight="bold" style:font-weight-asian="bold" fo:background-color="#FFFF00" style:text-underline-type="single" style:text-underline-style="solid" style:text-underline-width="auto" style:text-underline-mode="continuous" style:text-underline-color="font-color"/>
    </style:style>
    <style:style style:name="ListLabel19" style:display-name="ListLabel 19" style:family="text">
      <style:text-properties style:font-name="Courier New" style:font-name-asian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20" style:display-name="ListLabel 20" style:family="text">
      <style:text-properties style:font-name="Courier New" style:font-name-asian="Courier New" style:font-name-complex="Courier New" fo:font-weight="bold" style:font-weight-asian="bold" style:font-weight-complex="bold" fo:color="#000000" fo:background-color="#FFFF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21" style:display-name="ListLabel 21" style:family="text">
      <style:text-properties style:font-name="Courier New" style:font-name-asian="Courier New" style:font-name-complex="Courier New" fo:font-weight="bold" style:font-weight-asian="bold" fo:color="#000000" style:text-underline-type="none" style:text-underline-color="font-color" style:language-asian="de" style:country-asian="DE"/>
    </style:style>
    <style:style style:name="ListLabel22" style:display-name="ListLabel 22" style:family="text">
      <style:text-properties style:font-name="Courier New" style:font-name-asian="Courier New" style:font-name-complex="Courier New" fo:font-weight="bold" style:font-weight-asian="bold" fo:color="#000000" fo:background-color="#FFFF00" style:text-underline-type="none" style:text-underline-color="font-color" style:language-asian="de" style:country-asian="DE"/>
    </style:style>
    <style:style style:name="ListLabel23" style:display-name="ListLabel 23" style:family="text">
      <style:text-properties fo:color="#0033CC" fo:background-color="#FFFFFF"/>
    </style:style>
    <style:style style:name="ListLabel24" style:display-name="ListLabel 24" style:family="text">
      <style:text-properties style:font-name="Courier New" style:font-name-asian="Courier New" style:font-name-complex="Courier New" fo:color="#0033CC" fo:background-color="#FFFFFF"/>
    </style:style>
    <style:style style:name="ListLabel25" style:display-name="ListLabel 25" style:family="text">
      <style:text-properties fo:font-weight="bold" style:font-weight-asian="bold" fo:color="#000000" style:text-underline-type="single" style:text-underline-style="solid" style:text-underline-width="auto" style:text-underline-mode="continuous" style:text-underline-color="font-color"/>
    </style:style>
    <style:style style:name="ListLabel26" style:display-name="ListLabel 26" style:family="text">
      <style:text-properties fo:font-weight="bold" style:font-weight-asian="bold" fo:color="#000000" fo:background-color="#FFFF00" style:text-underline-type="single" style:text-underline-style="solid" style:text-underline-width="auto" style:text-underline-mode="continuous" style:text-underline-color="font-color"/>
    </style:style>
    <style:style style:name="ListLabel27" style:display-name="ListLabel 27" style:family="text">
      <style:text-properties style:font-name="Courier New" style:font-name-asian="Courier New" style:font-name-complex="Courier New" fo:font-weight="bold" style:font-weight-asian="bold" fo:color="#0000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28" style:display-name="ListLabel 28" style:family="text">
      <style:text-properties style:font-name="Courier New" style:font-name-asian="Courier New" style:font-name-complex="Courier New" fo:font-weight="bold" style:font-weight-asian="bold" fo:color="#000000" fo:background-color="#FFFF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29" style:display-name="ListLabel 29" style:family="text">
      <style:text-properties style:font-name="Courier New" style:font-name-asian="Courier New" style:font-name-complex="Courier New" fo:font-weight="bold" style:font-weight-asian="bold" style:text-underline-type="single" style:text-underline-style="solid" style:text-underline-width="auto" style:text-underline-mode="continuous" style:text-underline-color="font-color"/>
    </style:style>
    <style:style style:name="ListLabel30" style:display-name="ListLabel 30" style:family="text">
      <style:text-properties style:font-name="Courier New" style:font-name-asian="Courier New" style:font-name-complex="Courier New" fo:font-weight="bold" style:font-weight-asian="bold" fo:background-color="#FFFF00" style:text-underline-type="single" style:text-underline-style="solid" style:text-underline-width="auto" style:text-underline-mode="continuous" style:text-underline-color="font-color"/>
    </style:style>
    <style:style style:name="ListLabel31" style:display-name="ListLabel 31" style:family="text">
      <style:text-properties style:font-name="Courier New" style:font-name-asian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32" style:display-name="ListLabel 32" style:family="text">
      <style:text-properties style:font-name="Courier New" style:font-name-asian="Courier New" style:font-name-complex="Courier New" fo:font-weight="bold" style:font-weight-asian="bold" style:font-weight-complex="bold" fo:color="#000000" fo:background-color="#FFFF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33" style:display-name="ListLabel 33" style:family="text">
      <style:text-properties style:font-name="Courier New" style:font-name-asian="Courier New" style:font-name-complex="Courier New" fo:font-weight="bold" style:font-weight-asian="bold" fo:color="#000000" style:text-underline-type="none" style:text-underline-color="font-color" style:language-asian="de" style:country-asian="DE"/>
    </style:style>
    <style:style style:name="ListLabel34" style:display-name="ListLabel 34" style:family="text">
      <style:text-properties style:font-name="Courier New" style:font-name-asian="Courier New" style:font-name-complex="Courier New" fo:font-weight="bold" style:font-weight-asian="bold" fo:color="#000000" fo:background-color="#FFFF00" style:text-underline-type="none" style:text-underline-color="font-color" style:language-asian="de" style:country-asian="DE"/>
    </style:style>
    <style:style style:name="ListLabel35" style:display-name="ListLabel 35" style:family="text">
      <style:text-properties fo:color="#0033CC" fo:background-color="#FFFFFF"/>
    </style:style>
    <style:style style:name="ListLabel36" style:display-name="ListLabel 36" style:family="text">
      <style:text-properties style:font-name="Courier New" style:font-name-asian="Courier New" style:font-name-complex="Courier New" fo:color="#0033CC" fo:background-color="#FFFFFF"/>
    </style:style>
    <style:style style:name="ListLabel37" style:display-name="ListLabel 37" style:family="text">
      <style:text-properties fo:font-weight="bold" style:font-weight-asian="bold" fo:color="#000000" style:text-underline-type="single" style:text-underline-style="solid" style:text-underline-width="auto" style:text-underline-mode="continuous" style:text-underline-color="font-color"/>
    </style:style>
    <style:style style:name="ListLabel38" style:display-name="ListLabel 38" style:family="text">
      <style:text-properties fo:font-weight="bold" style:font-weight-asian="bold" fo:color="#000000" fo:background-color="#FFFF00" style:text-underline-type="single" style:text-underline-style="solid" style:text-underline-width="auto" style:text-underline-mode="continuous" style:text-underline-color="font-color"/>
    </style:style>
    <style:style style:name="ListLabel39" style:display-name="ListLabel 39" style:family="text">
      <style:text-properties style:font-name="Courier New" style:font-name-asian="Courier New" style:font-name-complex="Courier New" fo:font-weight="bold" style:font-weight-asian="bold" fo:color="#0000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40" style:display-name="ListLabel 40" style:family="text">
      <style:text-properties style:font-name="Courier New" style:font-name-asian="Courier New" style:font-name-complex="Courier New" fo:font-weight="bold" style:font-weight-asian="bold" fo:color="#000000" fo:background-color="#FFFF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41" style:display-name="ListLabel 41" style:family="text">
      <style:text-properties style:font-name="Courier New" style:font-name-asian="Courier New" style:font-name-complex="Courier New" fo:font-weight="bold" style:font-weight-asian="bold" style:text-underline-type="single" style:text-underline-style="solid" style:text-underline-width="auto" style:text-underline-mode="continuous" style:text-underline-color="font-color"/>
    </style:style>
    <style:style style:name="ListLabel42" style:display-name="ListLabel 42" style:family="text">
      <style:text-properties style:font-name="Courier New" style:font-name-asian="Courier New" style:font-name-complex="Courier New" fo:font-weight="bold" style:font-weight-asian="bold" fo:background-color="#FFFF00" style:text-underline-type="single" style:text-underline-style="solid" style:text-underline-width="auto" style:text-underline-mode="continuous" style:text-underline-color="font-color"/>
    </style:style>
    <style:style style:name="ListLabel43" style:display-name="ListLabel 43" style:family="text">
      <style:text-properties style:font-name="Courier New" style:font-name-asian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44" style:display-name="ListLabel 44" style:family="text">
      <style:text-properties style:font-name="Courier New" style:font-name-asian="Courier New" style:font-name-complex="Courier New" fo:font-weight="bold" style:font-weight-asian="bold" style:font-weight-complex="bold" fo:color="#000000" fo:background-color="#FFFF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45" style:display-name="ListLabel 45" style:family="text">
      <style:text-properties style:font-name="Courier New" style:font-name-asian="Courier New" style:font-name-complex="Courier New" fo:font-weight="bold" style:font-weight-asian="bold" fo:color="#000000" style:text-underline-type="none" style:text-underline-color="font-color" style:language-asian="de" style:country-asian="DE"/>
    </style:style>
    <style:style style:name="ListLabel46" style:display-name="ListLabel 46" style:family="text">
      <style:text-properties style:font-name="Courier New" style:font-name-asian="Courier New" style:font-name-complex="Courier New" fo:font-weight="bold" style:font-weight-asian="bold" fo:color="#000000" fo:background-color="#FFFF00" style:text-underline-type="none" style:text-underline-color="font-color" style:language-asian="de" style:country-asian="DE"/>
    </style:style>
    <style:style style:name="ListLabel47" style:display-name="ListLabel 47" style:family="text">
      <style:text-properties fo:color="#0033CC" fo:background-color="#FFFFFF"/>
    </style:style>
    <style:style style:name="ListLabel48" style:display-name="ListLabel 48" style:family="text">
      <style:text-properties style:font-name="Courier New" style:font-name-asian="Courier New" style:font-name-complex="Courier New" fo:color="#0033CC" fo:background-color="#FFFFFF"/>
    </style:style>
    <style:style style:name="ListLabel49" style:display-name="ListLabel 49" style:family="text">
      <style:text-properties fo:font-weight="bold" style:font-weight-asian="bold" fo:color="#000000" style:text-underline-type="single" style:text-underline-style="solid" style:text-underline-width="auto" style:text-underline-mode="continuous" style:text-underline-color="font-color"/>
    </style:style>
    <style:style style:name="ListLabel50" style:display-name="ListLabel 50" style:family="text">
      <style:text-properties fo:font-weight="bold" style:font-weight-asian="bold" fo:color="#000000" fo:background-color="#FFFF00" style:text-underline-type="single" style:text-underline-style="solid" style:text-underline-width="auto" style:text-underline-mode="continuous" style:text-underline-color="font-color"/>
    </style:style>
    <style:style style:name="ListLabel51" style:display-name="ListLabel 51" style:family="text">
      <style:text-properties style:font-name="Courier New" style:font-name-asian="Courier New" style:font-name-complex="Courier New" fo:font-weight="bold" style:font-weight-asian="bold" fo:color="#0000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52" style:display-name="ListLabel 52" style:family="text">
      <style:text-properties style:font-name="Courier New" style:font-name-asian="Courier New" style:font-name-complex="Courier New" fo:font-weight="bold" style:font-weight-asian="bold" fo:color="#000000" fo:background-color="#FFFF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53" style:display-name="ListLabel 53" style:family="text">
      <style:text-properties style:font-name="Courier New" style:font-name-asian="Courier New" style:font-name-complex="Courier New" fo:font-weight="bold" style:font-weight-asian="bold" style:text-underline-type="single" style:text-underline-style="solid" style:text-underline-width="auto" style:text-underline-mode="continuous" style:text-underline-color="font-color"/>
    </style:style>
    <style:style style:name="ListLabel54" style:display-name="ListLabel 54" style:family="text">
      <style:text-properties style:font-name="Courier New" style:font-name-asian="Courier New" style:font-name-complex="Courier New" fo:font-weight="bold" style:font-weight-asian="bold" fo:background-color="#FFFF00" style:text-underline-type="single" style:text-underline-style="solid" style:text-underline-width="auto" style:text-underline-mode="continuous" style:text-underline-color="font-color"/>
    </style:style>
    <style:style style:name="ListLabel55" style:display-name="ListLabel 55" style:family="text">
      <style:text-properties style:font-name="Courier New" style:font-name-asian="Courier New" style:font-name-complex="Courier New" fo:font-weight="bold" style:font-weight-asian="bold" style:font-weight-complex="bold" fo:color="#0000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56" style:display-name="ListLabel 56" style:family="text">
      <style:text-properties style:font-name="Courier New" style:font-name-asian="Courier New" style:font-name-complex="Courier New" fo:font-weight="bold" style:font-weight-asian="bold" style:font-weight-complex="bold" fo:color="#000000" fo:background-color="#FFFF00" style:text-underline-type="single" style:text-underline-style="solid" style:text-underline-width="auto" style:text-underline-mode="continuous" style:text-underline-color="font-color" style:language-asian="de" style:country-asian="DE"/>
    </style:style>
    <style:style style:name="ListLabel57" style:display-name="ListLabel 57" style:family="text">
      <style:text-properties style:font-name="Courier New" style:font-name-asian="Courier New" style:font-name-complex="Courier New" fo:font-weight="bold" style:font-weight-asian="bold" fo:color="#000000" style:text-underline-type="none" style:text-underline-color="font-color" style:language-asian="de" style:country-asian="DE"/>
    </style:style>
    <style:style style:name="ListLabel58" style:display-name="ListLabel 58" style:family="text">
      <style:text-properties style:font-name="Courier New" style:font-name-asian="Courier New" style:font-name-complex="Courier New" fo:font-weight="bold" style:font-weight-asian="bold" fo:color="#000000" fo:background-color="#FFFF00" style:text-underline-type="none" style:text-underline-color="font-color" style:language-asian="de" style:country-asian="DE"/>
    </style:style>
    <style:style style:name="ListLabel59" style:display-name="ListLabel 59" style:family="text">
      <style:text-properties fo:color="#0033CC" fo:background-color="#FFFFFF"/>
    </style:style>
    <style:style style:name="ListLabel60" style:display-name="ListLabel 60" style:family="text">
      <style:text-properties style:font-name="Courier New" style:font-name-asian="Courier New" style:font-name-complex="Courier New" fo:color="#0033CC" fo:background-color="#FFFFFF"/>
    </style:style>
    <style:style style:name="UserEntry" style:display-name="User Entry" style:family="text">
      <style:text-properties style:font-name="Liberation Mono" style:font-name-asian="NSimSun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4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in" fo:page-height="8.5in" style:print-orientation="landscape" fo:margin-top="0in" fo:margin-left="0.8in" fo:margin-bottom="0in" fo:margin-right="0.763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Neuropathy- and myopathy-associated mutations in human small heat shock proteins: Characteristics and evolutionary history of the mutation sites</dc:title>
    <dc:subject>Mutation Research-Reviews in Mutation Research, 761 (2014) 15-30. doi:10.1016/j.mrrev.2014.02.004</dc:subject>
    <meta:initial-creator>Rainer Benndorf</meta:initial-creator>
    <dc:creator>Martin, Jody Lee</dc:creator>
    <meta:creation-date>2019-05-12T22:25:00Z</meta:creation-date>
    <dc:date>2019-05-12T22:25:00Z</dc:date>
    <meta:template xlink:href="Normal" xlink:type="simple"/>
    <meta:editing-cycles>2</meta:editing-cycles>
    <meta:editing-duration>PT60S</meta:editing-duration>
    <meta:user-defined meta:name="AppVersion">15.0000</meta:user-defined>
    <meta:user-defined meta:name="Company">NCHR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36" meta:paragraph-count="220" meta:word-count="16488" meta:character-count="110254" meta:row-count="783" meta:non-whitespace-character-count="93986"/>
  </office:meta>
</office:document-meta>
</file>